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Bookman Old Style" svg:font-family="'Bookman Old Style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2" svg:font-family="Arial" style:font-pitch="variable"/>
    <style:font-face style:name="Open Sans1" svg:font-family="'Ope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44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1.8299in"/>
    </style:style>
    <style:style style:name="co5" style:family="table-column">
      <style:table-column-properties fo:break-before="auto" style:column-width="1.411in"/>
    </style:style>
    <style:style style:name="co6" style:family="table-column">
      <style:table-column-properties fo:break-before="auto" style:column-width="1.7752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1.124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PageStyle_5f_2016">
      <style:table-properties table:display="true" style:writing-mode="lr-tb"/>
    </style:style>
    <style:style style:name="ta2" style:family="table" style:master-page-name="PageStyle_5f_2017">
      <style:table-properties table:display="true" style:writing-mode="lr-tb"/>
    </style:style>
    <style:style style:name="ta3" style:family="table" style:master-page-name="PageStyle_5f_2018">
      <style:table-properties table:display="true" style:writing-mode="lr-tb"/>
    </style:style>
    <style:style style:name="ta4" style:family="table" style:master-page-name="PageStyle_5f_2019">
      <style:table-properties table:display="true" style:writing-mode="lr-tb"/>
    </style:style>
    <style:style style:name="ta5" style:family="table" style:master-page-name="PageStyle_5f_2020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_32_0_25__20_-_20_Énfasis3_20_3" style:data-style-name="N1000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" style:family="table-cell" style:parent-style-name="_32_0_25__20_-_20_Énfasis3_20_3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" style:family="table-cell" style:parent-style-name="Normal_5f_98UE" style:data-style-name="N1">
      <style:table-cell-properties style:text-align-source="fix" style:repeat-content="false" fo:background-color="transparent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4" style:family="table-cell" style:parent-style-name="_32_0_25__20_-_20_Énfasis3_20_3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5" style:family="table-cell" style:parent-style-name="Default" style:data-style-name="N1"/>
    <style:style style:name="ce6" style:family="table-cell" style:parent-style-name="Normal_20_3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7" style:family="table-cell" style:parent-style-name="Normal_5f_98UE" style:data-style-name="N10001">
      <style:table-cell-properties style:text-align-source="fix" style:repeat-content="false" fo:background-color="transparent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8" style:family="table-cell" style:parent-style-name="Normal_20_3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Normal_5f_98UE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0" style:family="table-cell" style:parent-style-name="Normal_5f_98UE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1" style:family="table-cell" style:parent-style-name="_32_0_25__20_-_20_Énfasis3_20_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2" style:family="table-cell" style:parent-style-name="_32_0_25__20_-_20_Énfasis3_20_3_20_2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6" table:style-name="ta1">
        <office:forms form:automatic-focus="false" form:apply-design-mode="false"/>
        <table:table-header-columns>
          <table:table-column table:style-name="co1" table:default-cell-style-name="ce3"/>
        </table:table-header-columns>
        <table:table-column table:style-name="co2" table:number-columns-repeated="30" table:default-cell-style-name="ce3"/>
        <table:table-column table:style-name="co3" table:number-columns-repeated="993" table:default-cell-style-name="ce3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BÉLGICA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CHIPRE</text:p>
          </table:table-cell>
          <table:table-cell table:style-name="ce2" office:value-type="string" calcext:value-type="string">
            <text:p>CROACIA</text:p>
          </table:table-cell>
          <table:table-cell table:style-name="ce2" office:value-type="string" calcext:value-type="string">
            <text:p>DINAMARCA</text:p>
          </table:table-cell>
          <table:table-cell table:style-name="ce2" office:value-type="string" calcext:value-type="string">
            <text:p>ESLOVAQUIA</text:p>
          </table:table-cell>
          <table:table-cell table:style-name="ce2" office:value-type="string" calcext:value-type="string">
            <text:p>ESLOVENIA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INLANDIA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string" calcext:value-type="string">
            <text:p>GRECIA</text:p>
          </table:table-cell>
          <table:table-cell table:style-name="ce2" office:value-type="string" calcext:value-type="string">
            <text:p>HUNGRIA</text:p>
          </table:table-cell>
          <table:table-cell table:style-name="ce2" office:value-type="string" calcext:value-type="string">
            <text:p>IRLANDA</text:p>
          </table:table-cell>
          <table:table-cell table:style-name="ce2" office:value-type="string" calcext:value-type="string">
            <text:p>ITALIA</text:p>
          </table:table-cell>
          <table:table-cell table:style-name="ce2" office:value-type="string" calcext:value-type="string">
            <text:p>LETONIA</text:p>
          </table:table-cell>
          <table:table-cell table:style-name="ce2" office:value-type="string" calcext:value-type="string">
            <text:p>LITUANIA</text:p>
          </table:table-cell>
          <table:table-cell table:style-name="ce2" office:value-type="string" calcext:value-type="string">
            <text:p>LUXEMBURGO</text:p>
          </table:table-cell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PAISES BAJOS</text:p>
          </table:table-cell>
          <table:table-cell table:style-name="ce2" office:value-type="string" calcext:value-type="string">
            <text:p>POLONIA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REP. CHECA</text:p>
          </table:table-cell>
          <table:table-cell table:style-name="ce2" office:value-type="string" calcext:value-type="string">
            <text:p>RUMANIA</text:p>
          </table:table-cell>
          <table:table-cell table:style-name="ce2" office:value-type="string" calcext:value-type="string">
            <text:p>SUECIA</text:p>
          </table:table-cell>
          <table:table-cell table:style-name="ce2" office:value-type="string" calcext:value-type="string">
            <text:p>TOTAL UE-27</text:p>
          </table:table-cell>
          <table:table-cell table:style-name="ce2" office:value-type="string" calcext:value-type="string">
            <text:p>EXTRE U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9" table:number-columns-repeated="992"/>
        </table:table-row>
        <table:table-row table:style-name="ro2">
          <table:table-cell table:style-name="ce2" office:value-type="string" calcext:value-type="string">
            <text:p>ACELGA</text:p>
          </table:table-cell>
          <table:table-cell table:style-name="ce4" office:value-type="float" office:value="1964" calcext:value-type="float">
            <text:p>1964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37102" calcext:value-type="float">
            <text:p>37102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4262" calcext:value-type="float">
            <text:p>142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314" calcext:value-type="float">
            <text:p>531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812" calcext:value-type="float">
            <text:p>181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1562" calcext:value-type="float">
            <text:p>1156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SUM([.B2:.AB2]))+0" office:value-type="float" office:value="72204" calcext:value-type="float">
            <text:p>72204</text:p>
          </table:table-cell>
          <table:table-cell table:style-name="ce4" table:formula="of:=(+[.AE2]-[.AC2])+0" office:value-type="float" office:value="144048" calcext:value-type="float">
            <text:p>144048</text:p>
          </table:table-cell>
          <table:table-cell table:style-name="ce4" office:value-type="float" office:value="216252" calcext:value-type="float">
            <text:p>21625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JO</text:p>
          </table:table-cell>
          <table:table-cell table:style-name="ce4" office:value-type="float" office:value="166138" calcext:value-type="float">
            <text:p>16613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20843" calcext:value-type="float">
            <text:p>52084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3493732" calcext:value-type="float">
            <text:p>34937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7616" calcext:value-type="float">
            <text:p>27616</text:p>
          </table:table-cell>
          <table:table-cell table:style-name="ce4" office:value-type="float" office:value="50478" calcext:value-type="float">
            <text:p>5047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91747" calcext:value-type="float">
            <text:p>691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34650" calcext:value-type="float">
            <text:p>834650</text:p>
          </table:table-cell>
          <table:table-cell table:style-name="ce4" office:value-type="float" office:value="268092" calcext:value-type="float">
            <text:p>2680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3:.AB3]))+0" office:value-type="float" office:value="6053416" calcext:value-type="float">
            <text:p>6053416</text:p>
          </table:table-cell>
          <table:table-cell table:style-name="ce4" table:formula="of:=(+[.AE3]-[.AC3])+0" office:value-type="float" office:value="6588065" calcext:value-type="float">
            <text:p>6588065</text:p>
          </table:table-cell>
          <table:table-cell table:style-name="ce4" office:value-type="float" office:value="12641481" calcext:value-type="float">
            <text:p>1264148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LCACHOFA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99766" calcext:value-type="float">
            <text:p>997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7675" calcext:value-type="float">
            <text:p>176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SUM([.B4:.AB4]))+0" office:value-type="float" office:value="117519" calcext:value-type="float">
            <text:p>117519</text:p>
          </table:table-cell>
          <table:table-cell table:style-name="ce4" table:formula="of:=(+[.AE4]-[.AC4])+0" office:value-type="float" office:value="8866" calcext:value-type="float">
            <text:p>8866</text:p>
          </table:table-cell>
          <table:table-cell table:style-name="ce4" office:value-type="float" office:value="126385" calcext:value-type="float">
            <text:p>12638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PIO</text:p>
          </table:table-cell>
          <table:table-cell table:style-name="ce4" office:value-type="float" office:value="1777" calcext:value-type="float">
            <text:p>17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58" calcext:value-type="float">
            <text:p>4858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9825" calcext:value-type="float">
            <text:p>298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012" calcext:value-type="float">
            <text:p>401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8444" calcext:value-type="float">
            <text:p>284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5841" calcext:value-type="float">
            <text:p>2858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5:.AB5]))+0" office:value-type="float" office:value="354882" calcext:value-type="float">
            <text:p>354882</text:p>
          </table:table-cell>
          <table:table-cell table:style-name="ce4" table:formula="of:=(+[.AE5]-[.AC5])+0" office:value-type="float" office:value="23024" calcext:value-type="float">
            <text:p>23024</text:p>
          </table:table-cell>
          <table:table-cell table:style-name="ce4" office:value-type="float" office:value="377906" calcext:value-type="float">
            <text:p>37790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BERENJENA</text:p>
          </table:table-cell>
          <table:table-cell table:style-name="ce4" office:value-type="float" office:value="36981" calcext:value-type="float">
            <text:p>369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427" calcext:value-type="float">
            <text:p>2542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112" calcext:value-type="float">
            <text:p>31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4065" calcext:value-type="float">
            <text:p>134065</text:p>
          </table:table-cell>
          <table:table-cell table:style-name="ce4" office:value-type="float" office:value="68715" calcext:value-type="float">
            <text:p>687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8185" calcext:value-type="float">
            <text:p>81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78" calcext:value-type="float">
            <text:p>26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5773" calcext:value-type="float">
            <text:p>25773</text:p>
          </table:table-cell>
          <table:table-cell table:style-name="ce4" office:value-type="float" office:value="13600" calcext:value-type="float">
            <text:p>13600</text:p>
          </table:table-cell>
          <table:table-cell table:style-name="ce4" office:value-type="float" office:value="5455" calcext:value-type="float">
            <text:p>5455</text:p>
          </table:table-cell>
          <table:table-cell table:style-name="ce4" office:value-type="float" office:value="2149" calcext:value-type="float">
            <text:p>2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03" calcext:value-type="float">
            <text:p>110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6:.AB6]))+0" office:value-type="float" office:value="328266" calcext:value-type="float">
            <text:p>328266</text:p>
          </table:table-cell>
          <table:table-cell table:style-name="ce4" table:formula="of:=(+[.AE6]-[.AC6])+0" office:value-type="float" office:value="225433" calcext:value-type="float">
            <text:p>225433</text:p>
          </table:table-cell>
          <table:table-cell table:style-name="ce4" office:value-type="float" office:value="553699" calcext:value-type="float">
            <text:p>55369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LABACÍN</text:p>
          </table:table-cell>
          <table:table-cell table:style-name="ce4" office:value-type="float" office:value="74452" calcext:value-type="float">
            <text:p>7445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209" calcext:value-type="float">
            <text:p>120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202" calcext:value-type="float">
            <text:p>192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52285" calcext:value-type="float">
            <text:p>452285</text:p>
          </table:table-cell>
          <table:table-cell table:style-name="ce4" office:value-type="float" office:value="1805" calcext:value-type="float">
            <text:p>18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7174" calcext:value-type="float">
            <text:p>1717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7617" calcext:value-type="float">
            <text:p>276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084" calcext:value-type="float">
            <text:p>9008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SUM([.B7:.AB7]))+0" office:value-type="float" office:value="683828" calcext:value-type="float">
            <text:p>683828</text:p>
          </table:table-cell>
          <table:table-cell table:style-name="ce4" table:formula="of:=(+[.AE7]-[.AC7])+0" office:value-type="float" office:value="8880687" calcext:value-type="float">
            <text:p>8880687</text:p>
          </table:table-cell>
          <table:table-cell table:style-name="ce4" office:value-type="float" office:value="9564515" calcext:value-type="float">
            <text:p>956451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LABAZA</text:p>
          </table:table-cell>
          <table:table-cell table:style-name="ce4" office:value-type="float" office:value="42049" calcext:value-type="float">
            <text:p>42049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52214" calcext:value-type="float">
            <text:p>52214</text:p>
          </table:table-cell>
          <table:table-cell table:style-name="ce4" office:value-type="float" office:value="23452" calcext:value-type="float">
            <text:p>234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874" calcext:value-type="float">
            <text:p>1387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27036" calcext:value-type="float">
            <text:p>327036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255962" calcext:value-type="float">
            <text:p>255962</text:p>
          </table:table-cell>
          <table:table-cell table:style-name="ce4" office:value-type="float" office:value="9879" calcext:value-type="float">
            <text:p>98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8:.AB8]))+0" office:value-type="float" office:value="725148" calcext:value-type="float">
            <text:p>725148</text:p>
          </table:table-cell>
          <table:table-cell table:style-name="ce4" table:formula="of:=(+[.AE8]-[.AC8])+0" office:value-type="float" office:value="3072080" calcext:value-type="float">
            <text:p>3072080</text:p>
          </table:table-cell>
          <table:table-cell table:style-name="ce4" office:value-type="float" office:value="3797228" calcext:value-type="float">
            <text:p>379722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EBOLLA</text:p>
          </table:table-cell>
          <table:table-cell table:style-name="ce4" office:value-type="float" office:value="1240017" calcext:value-type="float">
            <text:p>1240017</text:p>
          </table:table-cell>
          <table:table-cell table:style-name="ce4" office:value-type="float" office:value="16094" calcext:value-type="float">
            <text:p>16094</text:p>
          </table:table-cell>
          <table:table-cell table:style-name="ce4" office:value-type="float" office:value="2012405" calcext:value-type="float">
            <text:p>20124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04139" calcext:value-type="float">
            <text:p>8041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8" calcext:value-type="float">
            <text:p>9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22979" calcext:value-type="float">
            <text:p>50229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554082" calcext:value-type="float">
            <text:p>5540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75" calcext:value-type="float">
            <text:p>91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182238" calcext:value-type="float">
            <text:p>61822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6701" calcext:value-type="float">
            <text:p>916701</text:p>
          </table:table-cell>
          <table:table-cell table:style-name="ce4" office:value-type="float" office:value="232722" calcext:value-type="float">
            <text:p>2327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9:.AB9]))+0" office:value-type="float" office:value="16991807" calcext:value-type="float">
            <text:p>16991807</text:p>
          </table:table-cell>
          <table:table-cell table:style-name="ce4" table:formula="of:=(+[.AE9]-[.AC9])+0" office:value-type="float" office:value="14196421" calcext:value-type="float">
            <text:p>14196421</text:p>
          </table:table-cell>
          <table:table-cell table:style-name="ce4" office:value-type="float" office:value="31188228" calcext:value-type="float">
            <text:p>3118822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OLES</text:p>
          </table:table-cell>
          <table:table-cell table:style-name="ce4" office:value-type="float" office:value="609831" calcext:value-type="float">
            <text:p>6098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7983" calcext:value-type="float">
            <text:p>44798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81925" calcext:value-type="float">
            <text:p>819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287864" calcext:value-type="float">
            <text:p>3287864</text:p>
          </table:table-cell>
          <table:table-cell table:style-name="ce4" office:value-type="float" office:value="31629" calcext:value-type="float">
            <text:p>316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4884" calcext:value-type="float">
            <text:p>19488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583008" calcext:value-type="float">
            <text:p>2583008</text:p>
          </table:table-cell>
          <table:table-cell table:style-name="ce4" office:value-type="float" office:value="124550" calcext:value-type="float">
            <text:p>124550</text:p>
          </table:table-cell>
          <table:table-cell table:style-name="ce4" office:value-type="float" office:value="1441565" calcext:value-type="float">
            <text:p>1441565</text:p>
          </table:table-cell>
          <table:table-cell table:style-name="ce4" office:value-type="float" office:value="480605" calcext:value-type="float">
            <text:p>4806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524" calcext:value-type="float">
            <text:p>4652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0:.AB10]))+0" office:value-type="float" office:value="9330368" calcext:value-type="float">
            <text:p>9330368</text:p>
          </table:table-cell>
          <table:table-cell table:style-name="ce4" table:formula="of:=(+[.AE10]-[.AC10])+0" office:value-type="float" office:value="379415" calcext:value-type="float">
            <text:p>379415</text:p>
          </table:table-cell>
          <table:table-cell table:style-name="ce4" office:value-type="float" office:value="9709783" calcext:value-type="float">
            <text:p>970978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NDIVIA Y ESCAROLA</text:p>
          </table:table-cell>
          <table:table-cell table:style-name="ce4" office:value-type="float" office:value="178027" calcext:value-type="float">
            <text:p>1780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02179" calcext:value-type="float">
            <text:p>2202179</text:p>
          </table:table-cell>
          <table:table-cell table:style-name="ce4" office:value-type="float" office:value="35449" calcext:value-type="float">
            <text:p>35449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773489" calcext:value-type="float">
            <text:p>1773489</text:p>
          </table:table-cell>
          <table:table-cell table:style-name="ce4" office:value-type="float" office:value="40589" calcext:value-type="float">
            <text:p>405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72830" calcext:value-type="float">
            <text:p>137283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145690" calcext:value-type="float">
            <text:p>114569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0713" calcext:value-type="float">
            <text:p>6071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SUM([.B11:.AB11]))+0" office:value-type="float" office:value="6809035" calcext:value-type="float">
            <text:p>6809035</text:p>
          </table:table-cell>
          <table:table-cell table:style-name="ce4" table:formula="of:=(+[.AE11]-[.AC11])+0" office:value-type="float" office:value="285744" calcext:value-type="float">
            <text:p>285744</text:p>
          </table:table-cell>
          <table:table-cell table:style-name="ce4" office:value-type="float" office:value="7094779" calcext:value-type="float">
            <text:p>709477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SPÁRRAGO</text:p>
          </table:table-cell>
          <table:table-cell table:style-name="ce4" office:value-type="float" office:value="79037" calcext:value-type="float">
            <text:p>790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9984" calcext:value-type="float">
            <text:p>8998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296" calcext:value-type="float">
            <text:p>729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2011" calcext:value-type="float">
            <text:p>8201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867465" calcext:value-type="float">
            <text:p>8674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6246" calcext:value-type="float">
            <text:p>246246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12:.AB12]))+0" office:value-type="float" office:value="1372231" calcext:value-type="float">
            <text:p>1372231</text:p>
          </table:table-cell>
          <table:table-cell table:style-name="ce4" table:formula="of:=(+[.AE12]-[.AC12])+0" office:value-type="float" office:value="45270917" calcext:value-type="float">
            <text:p>45270917</text:p>
          </table:table-cell>
          <table:table-cell table:style-name="ce4" office:value-type="float" office:value="46643148" calcext:value-type="float">
            <text:p>4664314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SPINACA</text:p>
          </table:table-cell>
          <table:table-cell table:style-name="ce4" office:value-type="float" office:value="28288" calcext:value-type="float">
            <text:p>282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366" calcext:value-type="float">
            <text:p>39366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50889" calcext:value-type="float">
            <text:p>1508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3082" calcext:value-type="float">
            <text:p>22308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725" calcext:value-type="float">
            <text:p>1097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0801" calcext:value-type="float">
            <text:p>270801</text:p>
          </table:table-cell>
          <table:table-cell table:style-name="ce4" office:value-type="float" office:value="127519" calcext:value-type="float">
            <text:p>1275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13:.AB13]))+0" office:value-type="float" office:value="949839" calcext:value-type="float">
            <text:p>949839</text:p>
          </table:table-cell>
          <table:table-cell table:style-name="ce4" table:formula="of:=(+[.AE13]-[.AC13])+0" office:value-type="float" office:value="490" calcext:value-type="float">
            <text:p>490</text:p>
          </table:table-cell>
          <table:table-cell table:style-name="ce4" office:value-type="float" office:value="950329" calcext:value-type="float">
            <text:p>95032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GUISANTE</text:p>
          </table:table-cell>
          <table:table-cell table:style-name="ce4" office:value-type="float" office:value="451" calcext:value-type="float">
            <text:p>45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334" calcext:value-type="float">
            <text:p>133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8425" calcext:value-type="float">
            <text:p>884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87" calcext:value-type="float">
            <text:p>30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7519" calcext:value-type="float">
            <text:p>475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74" calcext:value-type="float">
            <text:p>6374</text:p>
          </table:table-cell>
          <table:table-cell table:style-name="ce4" office:value-type="float" office:value="3668" calcext:value-type="float">
            <text:p>36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2009" calcext:value-type="float">
            <text:p>152009</text:p>
          </table:table-cell>
          <table:table-cell table:style-name="ce4" table:formula="of:=(SUM([.B14:.AB14]))+0" office:value-type="float" office:value="302867" calcext:value-type="float">
            <text:p>302867</text:p>
          </table:table-cell>
          <table:table-cell table:style-name="ce4" table:formula="of:=(+[.AE14]-[.AC14])+0" office:value-type="float" office:value="270838" calcext:value-type="float">
            <text:p>270838</text:p>
          </table:table-cell>
          <table:table-cell table:style-name="ce4" office:value-type="float" office:value="573705" calcext:value-type="float">
            <text:p>57370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JUDÍA</text:p>
          </table:table-cell>
          <table:table-cell table:style-name="ce4" office:value-type="float" office:value="21811" calcext:value-type="float">
            <text:p>218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9055" calcext:value-type="float">
            <text:p>339055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4190571" calcext:value-type="float">
            <text:p>14190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6515" calcext:value-type="float">
            <text:p>2651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24212" calcext:value-type="float">
            <text:p>2242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9211" calcext:value-type="float">
            <text:p>299211</text:p>
          </table:table-cell>
          <table:table-cell table:style-name="ce4" office:value-type="float" office:value="41747" calcext:value-type="float">
            <text:p>41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5:.AB15]))+0" office:value-type="float" office:value="15143837" calcext:value-type="float">
            <text:p>15143837</text:p>
          </table:table-cell>
          <table:table-cell table:style-name="ce4" table:formula="of:=(+[.AE15]-[.AC15])+0" office:value-type="float" office:value="136905632" calcext:value-type="float">
            <text:p>136905632</text:p>
          </table:table-cell>
          <table:table-cell table:style-name="ce4" office:value-type="float" office:value="152049469" calcext:value-type="float">
            <text:p>15204946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LECHUGA</text:p>
          </table:table-cell>
          <table:table-cell table:style-name="ce4" office:value-type="float" office:value="721009" calcext:value-type="float">
            <text:p>721009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031196" calcext:value-type="float">
            <text:p>1031196</text:p>
          </table:table-cell>
          <table:table-cell table:style-name="ce4" office:value-type="float" office:value="2884" calcext:value-type="float">
            <text:p>28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505" calcext:value-type="float">
            <text:p>6505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14985" calcext:value-type="float">
            <text:p>149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804768" calcext:value-type="float">
            <text:p>12804768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6533" calcext:value-type="float">
            <text:p>6533</text:p>
          </table:table-cell>
          <table:table-cell table:style-name="ce4" office:value-type="float" office:value="2820" calcext:value-type="float">
            <text:p>2820</text:p>
          </table:table-cell>
          <table:table-cell table:style-name="ce4" office:value-type="float" office:value="2565947" calcext:value-type="float">
            <text:p>256594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581383" calcext:value-type="float">
            <text:p>2581383</text:p>
          </table:table-cell>
          <table:table-cell table:style-name="ce4" office:value-type="float" office:value="5255" calcext:value-type="float">
            <text:p>5255</text:p>
          </table:table-cell>
          <table:table-cell table:style-name="ce4" office:value-type="float" office:value="1989498" calcext:value-type="float">
            <text:p>1989498</text:p>
          </table:table-cell>
          <table:table-cell table:style-name="ce4" office:value-type="float" office:value="286900" calcext:value-type="float">
            <text:p>286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66" calcext:value-type="float">
            <text:p>1096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6:.AB16]))+0" office:value-type="float" office:value="22032615" calcext:value-type="float">
            <text:p>22032615</text:p>
          </table:table-cell>
          <table:table-cell table:style-name="ce4" table:formula="of:=(+[.AE16]-[.AC16])+0" office:value-type="float" office:value="6324" calcext:value-type="float">
            <text:p>6324</text:p>
          </table:table-cell>
          <table:table-cell table:style-name="ce4" office:value-type="float" office:value="22038939" calcext:value-type="float">
            <text:p>2203893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ÍZ DULC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3575" calcext:value-type="float">
            <text:p>135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740" calcext:value-type="float">
            <text:p>197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098" calcext:value-type="float">
            <text:p>1609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2505" calcext:value-type="float">
            <text:p>72505</text:p>
          </table:table-cell>
          <table:table-cell table:style-name="ce4" office:value-type="float" office:value="16662" calcext:value-type="float">
            <text:p>16662</text:p>
          </table:table-cell>
          <table:table-cell table:style-name="ce4" office:value-type="float" office:value="141882" calcext:value-type="float">
            <text:p>14188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SUM([.B17:.AB17]))+0" office:value-type="float" office:value="280465" calcext:value-type="float">
            <text:p>280465</text:p>
          </table:table-cell>
          <table:table-cell table:style-name="ce4" table:formula="of:=(+[.AE17]-[.AC17])+0" office:value-type="float" office:value="2090596" calcext:value-type="float">
            <text:p>2090596</text:p>
          </table:table-cell>
          <table:table-cell table:style-name="ce4" office:value-type="float" office:value="2371061" calcext:value-type="float">
            <text:p>237106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ATATA</text:p>
          </table:table-cell>
          <table:table-cell table:style-name="ce4" office:value-type="float" office:value="1602912" calcext:value-type="float">
            <text:p>16029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09235" calcext:value-type="float">
            <text:p>45092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4154" calcext:value-type="float">
            <text:p>1941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12420" calcext:value-type="float">
            <text:p>221242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46383008" calcext:value-type="float">
            <text:p>146383008</text:p>
          </table:table-cell>
          <table:table-cell table:style-name="ce4" office:value-type="float" office:value="22800" calcext:value-type="float">
            <text:p>22800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22687" calcext:value-type="float">
            <text:p>3226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17310" calcext:value-type="float">
            <text:p>1117310</text:p>
          </table:table-cell>
          <table:table-cell table:style-name="ce4" office:value-type="float" office:value="15650" calcext:value-type="float">
            <text:p>15650</text:p>
          </table:table-cell>
          <table:table-cell table:style-name="ce4" office:value-type="float" office:value="30380218" calcext:value-type="float">
            <text:p>30380218</text:p>
          </table:table-cell>
          <table:table-cell table:style-name="ce4" office:value-type="float" office:value="62860" calcext:value-type="float">
            <text:p>62860</text:p>
          </table:table-cell>
          <table:table-cell table:style-name="ce4" office:value-type="float" office:value="6990327" calcext:value-type="float">
            <text:p>6990327</text:p>
          </table:table-cell>
          <table:table-cell table:style-name="ce4" office:value-type="float" office:value="26155656" calcext:value-type="float">
            <text:p>261556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5448" calcext:value-type="float">
            <text:p>155448</text:p>
          </table:table-cell>
          <table:table-cell table:style-name="ce4" table:formula="of:=(SUM([.B18:.AB18]))+0" office:value-type="float" office:value="220125207" calcext:value-type="float">
            <text:p>220125207</text:p>
          </table:table-cell>
          <table:table-cell table:style-name="ce4" table:formula="of:=(+[.AE18]-[.AC18])+0" office:value-type="float" office:value="8146573" calcext:value-type="float">
            <text:p>8146573</text:p>
          </table:table-cell>
          <table:table-cell table:style-name="ce4" office:value-type="float" office:value="228271780" calcext:value-type="float">
            <text:p>22827178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EPINO</text:p>
          </table:table-cell>
          <table:table-cell table:style-name="ce4" office:value-type="float" office:value="868494" calcext:value-type="float">
            <text:p>868494</text:p>
          </table:table-cell>
          <table:table-cell table:style-name="ce4" office:value-type="float" office:value="1464" calcext:value-type="float">
            <text:p>1464</text:p>
          </table:table-cell>
          <table:table-cell table:style-name="ce4" office:value-type="float" office:value="17379" calcext:value-type="float">
            <text:p>173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12" calcext:value-type="float">
            <text:p>5012</text:p>
          </table:table-cell>
          <table:table-cell table:style-name="ce4" office:value-type="float" office:value="43367" calcext:value-type="float">
            <text:p>433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870" calcext:value-type="float">
            <text:p>418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7821" calcext:value-type="float">
            <text:p>97821</text:p>
          </table:table-cell>
          <table:table-cell table:style-name="ce4" office:value-type="float" office:value="73238" calcext:value-type="float">
            <text:p>732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542" calcext:value-type="float">
            <text:p>2542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489" calcext:value-type="float">
            <text:p>4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4183" calcext:value-type="float">
            <text:p>54183</text:p>
          </table:table-cell>
          <table:table-cell table:style-name="ce4" office:value-type="float" office:value="33888" calcext:value-type="float">
            <text:p>33888</text:p>
          </table:table-cell>
          <table:table-cell table:style-name="ce4" office:value-type="float" office:value="114113" calcext:value-type="float">
            <text:p>114113</text:p>
          </table:table-cell>
          <table:table-cell table:style-name="ce4" office:value-type="float" office:value="46721" calcext:value-type="float">
            <text:p>46721</text:p>
          </table:table-cell>
          <table:table-cell table:style-name="ce4" office:value-type="float" office:value="54821" calcext:value-type="float">
            <text:p>54821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9:.AB19]))+0" office:value-type="float" office:value="1458887" calcext:value-type="float">
            <text:p>1458887</text:p>
          </table:table-cell>
          <table:table-cell table:style-name="ce4" table:formula="of:=(+[.AE19]-[.AC19])+0" office:value-type="float" office:value="5106216" calcext:value-type="float">
            <text:p>5106216</text:p>
          </table:table-cell>
          <table:table-cell table:style-name="ce4" office:value-type="float" office:value="6565103" calcext:value-type="float">
            <text:p>656510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IMIENTO</text:p>
          </table:table-cell>
          <table:table-cell table:style-name="ce4" office:value-type="float" office:value="214825" calcext:value-type="float">
            <text:p>214825</text:p>
          </table:table-cell>
          <table:table-cell table:style-name="ce4" office:value-type="float" office:value="1496" calcext:value-type="float">
            <text:p>1496</text:p>
          </table:table-cell>
          <table:table-cell table:style-name="ce4" office:value-type="float" office:value="93930" calcext:value-type="float">
            <text:p>939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4835" calcext:value-type="float">
            <text:p>24835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81890" calcext:value-type="float">
            <text:p>8189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33320" calcext:value-type="float">
            <text:p>1533320</text:p>
          </table:table-cell>
          <table:table-cell table:style-name="ce4" office:value-type="float" office:value="41840" calcext:value-type="float">
            <text:p>41840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3042" calcext:value-type="float">
            <text:p>5530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05" calcext:value-type="float">
            <text:p>85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12824" calcext:value-type="float">
            <text:p>312824</text:p>
          </table:table-cell>
          <table:table-cell table:style-name="ce4" office:value-type="float" office:value="27875" calcext:value-type="float">
            <text:p>27875</text:p>
          </table:table-cell>
          <table:table-cell table:style-name="ce4" office:value-type="float" office:value="152105" calcext:value-type="float">
            <text:p>152105</text:p>
          </table:table-cell>
          <table:table-cell table:style-name="ce4" office:value-type="float" office:value="127974" calcext:value-type="float">
            <text:p>127974</text:p>
          </table:table-cell>
          <table:table-cell table:style-name="ce4" office:value-type="float" office:value="7012" calcext:value-type="float">
            <text:p>7012</text:p>
          </table:table-cell>
          <table:table-cell table:style-name="ce4" office:value-type="float" office:value="10787" calcext:value-type="float">
            <text:p>10787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(SUM([.B20:.AB20]))+0" office:value-type="float" office:value="3192894" calcext:value-type="float">
            <text:p>3192894</text:p>
          </table:table-cell>
          <table:table-cell table:style-name="ce4" table:formula="of:=(+[.AE20]-[.AC20])+0" office:value-type="float" office:value="47137348" calcext:value-type="float">
            <text:p>47137348</text:p>
          </table:table-cell>
          <table:table-cell table:style-name="ce4" office:value-type="float" office:value="50330242" calcext:value-type="float">
            <text:p>5033024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UERRO</text:p>
          </table:table-cell>
          <table:table-cell table:style-name="ce4" office:value-type="float" office:value="135742" calcext:value-type="float">
            <text:p>13574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4412642" calcext:value-type="float">
            <text:p>4412642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3326260" calcext:value-type="float">
            <text:p>33262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679" calcext:value-type="float">
            <text:p>667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78335" calcext:value-type="float">
            <text:p>578335</text:p>
          </table:table-cell>
          <table:table-cell table:style-name="ce4" office:value-type="float" office:value="72534" calcext:value-type="float">
            <text:p>72534</text:p>
          </table:table-cell>
          <table:table-cell table:style-name="ce4" office:value-type="float" office:value="898918" calcext:value-type="float">
            <text:p>898918</text:p>
          </table:table-cell>
          <table:table-cell table:style-name="ce4" office:value-type="float" office:value="10100" calcext:value-type="float">
            <text:p>101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21:.AB21]))+0" office:value-type="float" office:value="9441535" calcext:value-type="float">
            <text:p>9441535</text:p>
          </table:table-cell>
          <table:table-cell table:style-name="ce4" table:formula="of:=(+[.AE21]-[.AC21])+0" office:value-type="float" office:value="965031" calcext:value-type="float">
            <text:p>965031</text:p>
          </table:table-cell>
          <table:table-cell table:style-name="ce4" office:value-type="float" office:value="10406566" calcext:value-type="float">
            <text:p>1040656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TOMATE</text:p>
          </table:table-cell>
          <table:table-cell table:style-name="ce4" office:value-type="float" office:value="3426242" calcext:value-type="float">
            <text:p>3426242</text:p>
          </table:table-cell>
          <table:table-cell table:style-name="ce4" office:value-type="float" office:value="32604" calcext:value-type="float">
            <text:p>32604</text:p>
          </table:table-cell>
          <table:table-cell table:style-name="ce4" office:value-type="float" office:value="4109591" calcext:value-type="float">
            <text:p>41095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246631" calcext:value-type="float">
            <text:p>246631</text:p>
          </table:table-cell>
          <table:table-cell table:style-name="ce4" office:value-type="float" office:value="1158" calcext:value-type="float">
            <text:p>1158</text:p>
          </table:table-cell>
          <table:table-cell table:style-name="ce4" office:value-type="float" office:value="38803" calcext:value-type="float">
            <text:p>3880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62439" calcext:value-type="float">
            <text:p>6162439</text:p>
          </table:table-cell>
          <table:table-cell table:style-name="ce4" office:value-type="float" office:value="20424" calcext:value-type="float">
            <text:p>204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36234" calcext:value-type="float">
            <text:p>3362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45" calcext:value-type="float">
            <text:p>26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7472423" calcext:value-type="float">
            <text:p>27472423</text:p>
          </table:table-cell>
          <table:table-cell table:style-name="ce4" office:value-type="float" office:value="3758535" calcext:value-type="float">
            <text:p>3758535</text:p>
          </table:table-cell>
          <table:table-cell table:style-name="ce4" office:value-type="float" office:value="23494793" calcext:value-type="float">
            <text:p>23494793</text:p>
          </table:table-cell>
          <table:table-cell table:style-name="ce4" office:value-type="float" office:value="669429" calcext:value-type="float">
            <text:p>669429</text:p>
          </table:table-cell>
          <table:table-cell table:style-name="ce4" office:value-type="float" office:value="3043" calcext:value-type="float">
            <text:p>30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formula="of:=(SUM([.B22:.AB22]))+0" office:value-type="float" office:value="69778379" calcext:value-type="float">
            <text:p>69778379</text:p>
          </table:table-cell>
          <table:table-cell table:style-name="ce4" table:formula="of:=(+[.AE22]-[.AC22])+0" office:value-type="float" office:value="33080034" calcext:value-type="float">
            <text:p>33080034</text:p>
          </table:table-cell>
          <table:table-cell table:style-name="ce4" office:value-type="float" office:value="102858413" calcext:value-type="float">
            <text:p>10285841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ZANAHORIA Y NABO</text:p>
          </table:table-cell>
          <table:table-cell table:style-name="ce4" office:value-type="float" office:value="143637" calcext:value-type="float">
            <text:p>1436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2599" calcext:value-type="float">
            <text:p>142599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809354" calcext:value-type="float">
            <text:p>18093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78445" calcext:value-type="float">
            <text:p>27844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20931" calcext:value-type="float">
            <text:p>3209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4783" calcext:value-type="float">
            <text:p>504783</text:p>
          </table:table-cell>
          <table:table-cell table:style-name="ce4" office:value-type="float" office:value="66049" calcext:value-type="float">
            <text:p>66049</text:p>
          </table:table-cell>
          <table:table-cell table:style-name="ce4" office:value-type="float" office:value="39854" calcext:value-type="float">
            <text:p>39854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29" calcext:value-type="float">
            <text:p>229</text:p>
          </table:table-cell>
          <table:table-cell table:style-name="ce4" table:formula="of:=(SUM([.B23:.AB23]))+0" office:value-type="float" office:value="3306137" calcext:value-type="float">
            <text:p>3306137</text:p>
          </table:table-cell>
          <table:table-cell table:style-name="ce4" table:formula="of:=(+[.AE23]-[.AC23])+0" office:value-type="float" office:value="207722" calcext:value-type="float">
            <text:p>207722</text:p>
          </table:table-cell>
          <table:table-cell table:style-name="ce4" office:value-type="float" office:value="3513859" calcext:value-type="float">
            <text:p>351385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AS HORTALIZAS</text:p>
          </table:table-cell>
          <table:table-cell table:style-name="ce4" office:value-type="float" office:value="785530" calcext:value-type="float">
            <text:p>785530</text:p>
          </table:table-cell>
          <table:table-cell table:style-name="ce4" office:value-type="float" office:value="25975" calcext:value-type="float">
            <text:p>25975</text:p>
          </table:table-cell>
          <table:table-cell table:style-name="ce4" office:value-type="float" office:value="1838518" calcext:value-type="float">
            <text:p>1838518</text:p>
          </table:table-cell>
          <table:table-cell table:style-name="ce4" office:value-type="float" office:value="1079688" calcext:value-type="float">
            <text:p>107968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986" calcext:value-type="float">
            <text:p>39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5753" calcext:value-type="float">
            <text:p>1357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285531" calcext:value-type="float">
            <text:p>6285531</text:p>
          </table:table-cell>
          <table:table-cell table:style-name="ce4" office:value-type="float" office:value="57532" calcext:value-type="float">
            <text:p>57532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59210" calcext:value-type="float">
            <text:p>33592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34701" calcext:value-type="float">
            <text:p>9347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92154" calcext:value-type="float">
            <text:p>2292154</text:p>
          </table:table-cell>
          <table:table-cell table:style-name="ce4" office:value-type="float" office:value="232566" calcext:value-type="float">
            <text:p>232566</text:p>
          </table:table-cell>
          <table:table-cell table:style-name="ce4" office:value-type="float" office:value="13123438" calcext:value-type="float">
            <text:p>13123438</text:p>
          </table:table-cell>
          <table:table-cell table:style-name="ce4" office:value-type="float" office:value="544851" calcext:value-type="float">
            <text:p>544851</text:p>
          </table:table-cell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1354133" calcext:value-type="float">
            <text:p>1354133</text:p>
          </table:table-cell>
          <table:table-cell table:style-name="ce4" office:value-type="float" office:value="7301" calcext:value-type="float">
            <text:p>7301</text:p>
          </table:table-cell>
          <table:table-cell table:style-name="ce4" table:formula="of:=(SUM([.B24:.AB24]))+0" office:value-type="float" office:value="32064205" calcext:value-type="float">
            <text:p>32064205</text:p>
          </table:table-cell>
          <table:table-cell table:style-name="ce4" table:formula="of:=(+[.AE24]-[.AC24])+0" office:value-type="float" office:value="13874278" calcext:value-type="float">
            <text:p>13874278</text:p>
          </table:table-cell>
          <table:table-cell table:style-name="ce4" office:value-type="float" office:value="45938483" calcext:value-type="float">
            <text:p>45938483</text:p>
          </table:table-cell>
          <table:table-cell table:style-name="ce7" office:value-type="string" calcext:value-type="string">
            <text:p>Hortaliz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GUACATE</text:p>
          </table:table-cell>
          <table:table-cell table:style-name="ce2" office:value-type="float" office:value="244945" calcext:value-type="float">
            <text:p>24494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5262" calcext:value-type="float">
            <text:p>526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786012" calcext:value-type="float">
            <text:p>3786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4232" calcext:value-type="float">
            <text:p>242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465951" calcext:value-type="float">
            <text:p>46595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191879" calcext:value-type="float">
            <text:p>7191879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2007447" calcext:value-type="float">
            <text:p>2007447</text:p>
          </table:table-cell>
          <table:table-cell table:style-name="ce2" office:value-type="float" office:value="899457" calcext:value-type="float">
            <text:p>8994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062" calcext:value-type="float">
            <text:p>17062</text:p>
          </table:table-cell>
          <table:table-cell table:style-name="ce2" table:formula="of:=(SUM([.B25:.AB25]))+0" office:value-type="float" office:value="14645654" calcext:value-type="float">
            <text:p>14645654</text:p>
          </table:table-cell>
          <table:table-cell table:style-name="ce2" table:formula="of:=(+[.AE25]-[.AC25])+0" office:value-type="float" office:value="166663130" calcext:value-type="float">
            <text:p>166663130</text:p>
          </table:table-cell>
          <table:table-cell table:style-name="ce2" office:value-type="float" office:value="181308784" calcext:value-type="float">
            <text:p>181308784</text:p>
          </table:table-cell>
          <table:table-cell table:style-name="ce8" office:value-type="string" calcext:value-type="string">
            <text:p>Frut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LBARICOQUE</text:p>
          </table:table-cell>
          <table:table-cell table:style-name="ce2" office:value-type="float" office:value="34838" calcext:value-type="float">
            <text:p>348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65" calcext:value-type="float">
            <text:p>676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528" calcext:value-type="float">
            <text:p>65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23641" calcext:value-type="float">
            <text:p>62364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842" calcext:value-type="float">
            <text:p>1084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1920" calcext:value-type="float">
            <text:p>8192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025" calcext:value-type="float">
            <text:p>4025</text:p>
          </table:table-cell>
          <table:table-cell table:style-name="ce2" office:value-type="float" office:value="5357" calcext:value-type="float">
            <text:p>535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26:.AB26]))+0" office:value-type="float" office:value="774246" calcext:value-type="float">
            <text:p>774246</text:p>
          </table:table-cell>
          <table:table-cell table:style-name="ce2" table:formula="of:=(+[.AE26]-[.AC26])+0" office:value-type="float" office:value="75042" calcext:value-type="float">
            <text:p>75042</text:p>
          </table:table-cell>
          <table:table-cell table:style-name="ce2" office:value-type="float" office:value="849288" calcext:value-type="float">
            <text:p>849288</text:p>
          </table:table-cell>
          <table:table-cell table:style-name="ce8" office:value-type="string" calcext:value-type="string">
            <text:p>Frut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RÁNDANO</text:p>
          </table:table-cell>
          <table:table-cell table:style-name="ce2" office:value-type="float" office:value="60813" calcext:value-type="float">
            <text:p>6081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454" calcext:value-type="float">
            <text:p>15454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27832" calcext:value-type="float">
            <text:p>1278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3757" calcext:value-type="float">
            <text:p>14375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68542" calcext:value-type="float">
            <text:p>1068542</text:p>
          </table:table-cell>
          <table:table-cell table:style-name="ce2" office:value-type="float" office:value="103980" calcext:value-type="float">
            <text:p>103980</text:p>
          </table:table-cell>
          <table:table-cell table:style-name="ce2" office:value-type="float" office:value="683684" calcext:value-type="float">
            <text:p>683684</text:p>
          </table:table-cell>
          <table:table-cell table:style-name="ce2" office:value-type="float" office:value="175103" calcext:value-type="float">
            <text:p>175103</text:p>
          </table:table-cell>
          <table:table-cell table:style-name="ce2" office:value-type="float" office:value="7426" calcext:value-type="float">
            <text:p>74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27:.AB27]))+0" office:value-type="float" office:value="2387145" calcext:value-type="float">
            <text:p>2387145</text:p>
          </table:table-cell>
          <table:table-cell table:style-name="ce2" table:formula="of:=(+[.AE27]-[.AC27])+0" office:value-type="float" office:value="54101033" calcext:value-type="float">
            <text:p>54101033</text:p>
          </table:table-cell>
          <table:table-cell table:style-name="ce2" office:value-type="float" office:value="56488178" calcext:value-type="float">
            <text:p>5648817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QUI</text:p>
          </table:table-cell>
          <table:table-cell table:style-name="ce2" office:value-type="float" office:value="29551" calcext:value-type="float">
            <text:p>2955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37938" calcext:value-type="float">
            <text:p>379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7337" calcext:value-type="float">
            <text:p>5733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329" calcext:value-type="float">
            <text:p>1432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9506" calcext:value-type="float">
            <text:p>1195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75" calcext:value-type="float">
            <text:p>1677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(SUM([.B28:.AB28]))+0" office:value-type="float" office:value="275436" calcext:value-type="float">
            <text:p>275436</text:p>
          </table:table-cell>
          <table:table-cell table:style-name="ce2" table:formula="of:=(+[.AE28]-[.AC28])+0" office:value-type="float" office:value="56113" calcext:value-type="float">
            <text:p>56113</text:p>
          </table:table-cell>
          <table:table-cell table:style-name="ce2" office:value-type="float" office:value="331549" calcext:value-type="float">
            <text:p>33154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EREZA Y GUINDA</text:p>
          </table:table-cell>
          <table:table-cell table:style-name="ce2" office:value-type="float" office:value="135865" calcext:value-type="float">
            <text:p>13586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5619" calcext:value-type="float">
            <text:p>156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233" calcext:value-type="float">
            <text:p>222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876" calcext:value-type="float">
            <text:p>11876</text:p>
          </table:table-cell>
          <table:table-cell table:style-name="ce2" office:value-type="float" office:value="47286" calcext:value-type="float">
            <text:p>472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0352" calcext:value-type="float">
            <text:p>603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4474" calcext:value-type="float">
            <text:p>74474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47455" calcext:value-type="float">
            <text:p>4745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(SUM([.B29:.AB29]))+0" office:value-type="float" office:value="416208" calcext:value-type="float">
            <text:p>416208</text:p>
          </table:table-cell>
          <table:table-cell table:style-name="ce2" table:formula="of:=(+[.AE29]-[.AC29])+0" office:value-type="float" office:value="5232632" calcext:value-type="float">
            <text:p>5232632</text:p>
          </table:table-cell>
          <table:table-cell table:style-name="ce2" office:value-type="float" office:value="5648840" calcext:value-type="float">
            <text:p>564884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IRUELA</text:p>
          </table:table-cell>
          <table:table-cell table:style-name="ce2" office:value-type="float" office:value="65001" calcext:value-type="float">
            <text:p>6500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612320" calcext:value-type="float">
            <text:p>6123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9105" calcext:value-type="float">
            <text:p>11910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84570" calcext:value-type="float">
            <text:p>11845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2205" calcext:value-type="float">
            <text:p>582205</text:p>
          </table:table-cell>
          <table:table-cell table:style-name="ce2" office:value-type="float" office:value="61439" calcext:value-type="float">
            <text:p>6143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0:.AB30]))+0" office:value-type="float" office:value="2624640" calcext:value-type="float">
            <text:p>2624640</text:p>
          </table:table-cell>
          <table:table-cell table:style-name="ce2" table:formula="of:=(+[.AE30]-[.AC30])+0" office:value-type="float" office:value="8035443" calcext:value-type="float">
            <text:p>8035443</text:p>
          </table:table-cell>
          <table:table-cell table:style-name="ce2" office:value-type="float" office:value="10660083" calcext:value-type="float">
            <text:p>1066008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FRAMBUESA</text:p>
          </table:table-cell>
          <table:table-cell table:style-name="ce2" office:value-type="float" office:value="37673" calcext:value-type="float">
            <text:p>3767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392" calcext:value-type="float">
            <text:p>2392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0045" calcext:value-type="float">
            <text:p>90045</text:p>
          </table:table-cell>
          <table:table-cell table:style-name="ce2" office:value-type="float" office:value="416" calcext:value-type="float">
            <text:p>4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30554" calcext:value-type="float">
            <text:p>23055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6839" calcext:value-type="float">
            <text:p>13683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74875" calcext:value-type="float">
            <text:p>3074875</text:p>
          </table:table-cell>
          <table:table-cell table:style-name="ce2" office:value-type="float" office:value="1225" calcext:value-type="float">
            <text:p>1225</text:p>
          </table:table-cell>
          <table:table-cell table:style-name="ce2" office:value-type="float" office:value="5187043" calcext:value-type="float">
            <text:p>5187043</text:p>
          </table:table-cell>
          <table:table-cell table:style-name="ce2" office:value-type="float" office:value="48466" calcext:value-type="float">
            <text:p>4846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024" calcext:value-type="float">
            <text:p>5024</text:p>
          </table:table-cell>
          <table:table-cell table:style-name="ce2" table:formula="of:=(SUM([.B31:.AB31]))+0" office:value-type="float" office:value="8815732" calcext:value-type="float">
            <text:p>8815732</text:p>
          </table:table-cell>
          <table:table-cell table:style-name="ce2" table:formula="of:=(+[.AE31]-[.AC31])+0" office:value-type="float" office:value="55506854" calcext:value-type="float">
            <text:p>55506854</text:p>
          </table:table-cell>
          <table:table-cell table:style-name="ce2" office:value-type="float" office:value="64322586" calcext:value-type="float">
            <text:p>6432258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FRESA</text:p>
          </table:table-cell>
          <table:table-cell table:style-name="ce2" office:value-type="float" office:value="277232" calcext:value-type="float">
            <text:p>2772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12407" calcext:value-type="float">
            <text:p>181240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82225" calcext:value-type="float">
            <text:p>582225</text:p>
          </table:table-cell>
          <table:table-cell table:style-name="ce2" office:value-type="float" office:value="29950" calcext:value-type="float">
            <text:p>299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1812" calcext:value-type="float">
            <text:p>318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77935" calcext:value-type="float">
            <text:p>377935</text:p>
          </table:table-cell>
          <table:table-cell table:style-name="ce2" office:value-type="float" office:value="35478" calcext:value-type="float">
            <text:p>35478</text:p>
          </table:table-cell>
          <table:table-cell table:style-name="ce2" office:value-type="float" office:value="4457986" calcext:value-type="float">
            <text:p>4457986</text:p>
          </table:table-cell>
          <table:table-cell table:style-name="ce2" office:value-type="float" office:value="23196" calcext:value-type="float">
            <text:p>231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table:formula="of:=(SUM([.B32:.AB32]))+0" office:value-type="float" office:value="7630426" calcext:value-type="float">
            <text:p>7630426</text:p>
          </table:table-cell>
          <table:table-cell table:style-name="ce2" table:formula="of:=(+[.AE32]-[.AC32])+0" office:value-type="float" office:value="25523796" calcext:value-type="float">
            <text:p>25523796</text:p>
          </table:table-cell>
          <table:table-cell table:style-name="ce2" office:value-type="float" office:value="33154222" calcext:value-type="float">
            <text:p>3315422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GROSELLA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16" calcext:value-type="float">
            <text:p>147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7568" calcext:value-type="float">
            <text:p>2756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6348" calcext:value-type="float">
            <text:p>20634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1503" calcext:value-type="float">
            <text:p>14150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37421" calcext:value-type="float">
            <text:p>437421</text:p>
          </table:table-cell>
          <table:table-cell table:style-name="ce2" office:value-type="float" office:value="4760" calcext:value-type="float">
            <text:p>4760</text:p>
          </table:table-cell>
          <table:table-cell table:style-name="ce2" office:value-type="float" office:value="128535" calcext:value-type="float">
            <text:p>1285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151" calcext:value-type="float">
            <text:p>3915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33:.AB33]))+0" office:value-type="float" office:value="1000154" calcext:value-type="float">
            <text:p>1000154</text:p>
          </table:table-cell>
          <table:table-cell table:style-name="ce2" table:formula="of:=(+[.AE33]-[.AC33])+0" office:value-type="float" office:value="822264" calcext:value-type="float">
            <text:p>822264</text:p>
          </table:table-cell>
          <table:table-cell table:style-name="ce2" office:value-type="float" office:value="1822418" calcext:value-type="float">
            <text:p>182241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HIGO</text:p>
          </table:table-cell>
          <table:table-cell table:style-name="ce2" office:value-type="float" office:value="64493" calcext:value-type="float">
            <text:p>644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4828" calcext:value-type="float">
            <text:p>148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6551" calcext:value-type="float">
            <text:p>6655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2446" calcext:value-type="float">
            <text:p>11244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015" calcext:value-type="float">
            <text:p>5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710" calcext:value-type="float">
            <text:p>7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4:.AB34]))+0" office:value-type="float" office:value="264804" calcext:value-type="float">
            <text:p>264804</text:p>
          </table:table-cell>
          <table:table-cell table:style-name="ce2" table:formula="of:=(+[.AE34]-[.AC34])+0" office:value-type="float" office:value="117498" calcext:value-type="float">
            <text:p>117498</text:p>
          </table:table-cell>
          <table:table-cell table:style-name="ce2" office:value-type="float" office:value="382302" calcext:value-type="float">
            <text:p>38230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KIWI</text:p>
          </table:table-cell>
          <table:table-cell table:style-name="ce2" office:value-type="float" office:value="457723" calcext:value-type="float">
            <text:p>4577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765377" calcext:value-type="float">
            <text:p>22765377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6270" calcext:value-type="float">
            <text:p>3627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93993" calcext:value-type="float">
            <text:p>1493993</text:p>
          </table:table-cell>
          <table:table-cell table:style-name="ce2" office:value-type="float" office:value="11356554" calcext:value-type="float">
            <text:p>113565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4978541" calcext:value-type="float">
            <text:p>3497854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345190" calcext:value-type="float">
            <text:p>1345190</text:p>
          </table:table-cell>
          <table:table-cell table:style-name="ce2" office:value-type="float" office:value="17470" calcext:value-type="float">
            <text:p>17470</text:p>
          </table:table-cell>
          <table:table-cell table:style-name="ce2" office:value-type="float" office:value="9024488" calcext:value-type="float">
            <text:p>9024488</text:p>
          </table:table-cell>
          <table:table-cell table:style-name="ce2" office:value-type="float" office:value="9534" calcext:value-type="float">
            <text:p>95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94" calcext:value-type="float">
            <text:p>1609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35:.AB35]))+0" office:value-type="float" office:value="81501534" calcext:value-type="float">
            <text:p>81501534</text:p>
          </table:table-cell>
          <table:table-cell table:style-name="ce2" table:formula="of:=(+[.AE35]-[.AC35])+0" office:value-type="float" office:value="72853870" calcext:value-type="float">
            <text:p>72853870</text:p>
          </table:table-cell>
          <table:table-cell table:style-name="ce2" office:value-type="float" office:value="154355404" calcext:value-type="float">
            <text:p>15435540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LIMÓN</text:p>
          </table:table-cell>
          <table:table-cell table:style-name="ce2" office:value-type="float" office:value="435037" calcext:value-type="float">
            <text:p>4350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8579" calcext:value-type="float">
            <text:p>1085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5220" calcext:value-type="float">
            <text:p>45220</text:p>
          </table:table-cell>
          <table:table-cell table:style-name="ce2" office:value-type="float" office:value="3443" calcext:value-type="float">
            <text:p>3443</text:p>
          </table:table-cell>
          <table:table-cell table:style-name="ce2" office:value-type="float" office:value="14703" calcext:value-type="float">
            <text:p>14703</text:p>
          </table:table-cell>
          <table:table-cell table:style-name="ce2" office:value-type="float" office:value="422402" calcext:value-type="float">
            <text:p>4224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15570" calcext:value-type="float">
            <text:p>3015570</text:p>
          </table:table-cell>
          <table:table-cell table:style-name="ce2" office:value-type="float" office:value="39026" calcext:value-type="float">
            <text:p>39026</text:p>
          </table:table-cell>
          <table:table-cell table:style-name="ce2" office:value-type="float" office:value="27603" calcext:value-type="float">
            <text:p>27603</text:p>
          </table:table-cell>
          <table:table-cell table:style-name="ce2" office:value-type="float" office:value="8903" calcext:value-type="float">
            <text:p>8903</text:p>
          </table:table-cell>
          <table:table-cell table:style-name="ce2" office:value-type="float" office:value="718644" calcext:value-type="float">
            <text:p>71864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429" calcext:value-type="float">
            <text:p>11429</text:p>
          </table:table-cell>
          <table:table-cell table:style-name="ce2" office:value-type="float" office:value="7810487" calcext:value-type="float">
            <text:p>7810487</text:p>
          </table:table-cell>
          <table:table-cell table:style-name="ce2" office:value-type="float" office:value="72435" calcext:value-type="float">
            <text:p>72435</text:p>
          </table:table-cell>
          <table:table-cell table:style-name="ce2" office:value-type="float" office:value="1953070" calcext:value-type="float">
            <text:p>1953070</text:p>
          </table:table-cell>
          <table:table-cell table:style-name="ce2" office:value-type="float" office:value="515004" calcext:value-type="float">
            <text:p>51500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6:.AB36]))+0" office:value-type="float" office:value="15201555" calcext:value-type="float">
            <text:p>15201555</text:p>
          </table:table-cell>
          <table:table-cell table:style-name="ce2" table:formula="of:=(+[.AE36]-[.AC36])+0" office:value-type="float" office:value="123486245" calcext:value-type="float">
            <text:p>123486245</text:p>
          </table:table-cell>
          <table:table-cell table:style-name="ce2" office:value-type="float" office:value="138687800" calcext:value-type="float">
            <text:p>13868780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DARINA</text:p>
          </table:table-cell>
          <table:table-cell table:style-name="ce2" office:value-type="float" office:value="936568" calcext:value-type="float">
            <text:p>93656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36986" calcext:value-type="float">
            <text:p>136986</text:p>
          </table:table-cell>
          <table:table-cell table:style-name="ce2" office:value-type="float" office:value="43857" calcext:value-type="float">
            <text:p>4385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8832" calcext:value-type="float">
            <text:p>688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24505" calcext:value-type="float">
            <text:p>524505</text:p>
          </table:table-cell>
          <table:table-cell table:style-name="ce2" office:value-type="float" office:value="106498" calcext:value-type="float">
            <text:p>106498</text:p>
          </table:table-cell>
          <table:table-cell table:style-name="ce2" office:value-type="float" office:value="1682" calcext:value-type="float">
            <text:p>168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1945" calcext:value-type="float">
            <text:p>26194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370209" calcext:value-type="float">
            <text:p>13702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91298" calcext:value-type="float">
            <text:p>7091298</text:p>
          </table:table-cell>
          <table:table-cell table:style-name="ce2" office:value-type="float" office:value="37473" calcext:value-type="float">
            <text:p>374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37:.AB37]))+0" office:value-type="float" office:value="10584853" calcext:value-type="float">
            <text:p>10584853</text:p>
          </table:table-cell>
          <table:table-cell table:style-name="ce2" table:formula="of:=(+[.AE37]-[.AC37])+0" office:value-type="float" office:value="4218181" calcext:value-type="float">
            <text:p>4218181</text:p>
          </table:table-cell>
          <table:table-cell table:style-name="ce2" office:value-type="float" office:value="14803034" calcext:value-type="float">
            <text:p>1480303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GO, GUAYABA</text:p>
          </table:table-cell>
          <table:table-cell table:style-name="ce2" office:value-type="float" office:value="108205" calcext:value-type="float">
            <text:p>1082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1178" calcext:value-type="float">
            <text:p>8117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736" calcext:value-type="float">
            <text:p>1073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54622" calcext:value-type="float">
            <text:p>854622</text:p>
          </table:table-cell>
          <table:table-cell table:style-name="ce2" office:value-type="float" office:value="14976" calcext:value-type="float">
            <text:p>149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7075" calcext:value-type="float">
            <text:p>4707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495835" calcext:value-type="float">
            <text:p>2495835</text:p>
          </table:table-cell>
          <table:table-cell table:style-name="ce2" office:value-type="float" office:value="3241" calcext:value-type="float">
            <text:p>3241</text:p>
          </table:table-cell>
          <table:table-cell table:style-name="ce2" office:value-type="float" office:value="1289050" calcext:value-type="float">
            <text:p>1289050</text:p>
          </table:table-cell>
          <table:table-cell table:style-name="ce2" office:value-type="float" office:value="38291" calcext:value-type="float">
            <text:p>382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326" calcext:value-type="float">
            <text:p>19326</text:p>
          </table:table-cell>
          <table:table-cell table:style-name="ce2" table:formula="of:=(SUM([.B38:.AB38]))+0" office:value-type="float" office:value="4962561" calcext:value-type="float">
            <text:p>4962561</text:p>
          </table:table-cell>
          <table:table-cell table:style-name="ce2" table:formula="of:=(+[.AE38]-[.AC38])+0" office:value-type="float" office:value="59982484" calcext:value-type="float">
            <text:p>59982484</text:p>
          </table:table-cell>
          <table:table-cell table:style-name="ce2" office:value-type="float" office:value="64945045" calcext:value-type="float">
            <text:p>6494504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ZANA</text:p>
          </table:table-cell>
          <table:table-cell table:style-name="ce2" office:value-type="float" office:value="631184" calcext:value-type="float">
            <text:p>631184</text:p>
          </table:table-cell>
          <table:table-cell table:style-name="ce2" office:value-type="float" office:value="3657358" calcext:value-type="float">
            <text:p>3657358</text:p>
          </table:table-cell>
          <table:table-cell table:style-name="ce2" office:value-type="float" office:value="3697098" calcext:value-type="float">
            <text:p>36970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61" calcext:value-type="float">
            <text:p>126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8960" calcext:value-type="float">
            <text:p>6896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7412845" calcext:value-type="float">
            <text:p>57412845</text:p>
          </table:table-cell>
          <table:table-cell table:style-name="ce2" office:value-type="float" office:value="37086" calcext:value-type="float">
            <text:p>37086</text:p>
          </table:table-cell>
          <table:table-cell table:style-name="ce2" office:value-type="float" office:value="18292" calcext:value-type="float">
            <text:p>182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892442" calcext:value-type="float">
            <text:p>6889244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61107" calcext:value-type="float">
            <text:p>1861107</text:p>
          </table:table-cell>
          <table:table-cell table:style-name="ce2" office:value-type="float" office:value="2023645" calcext:value-type="float">
            <text:p>2023645</text:p>
          </table:table-cell>
          <table:table-cell table:style-name="ce2" office:value-type="float" office:value="6433219" calcext:value-type="float">
            <text:p>6433219</text:p>
          </table:table-cell>
          <table:table-cell table:style-name="ce2" office:value-type="float" office:value="37130" calcext:value-type="float">
            <text:p>371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9:.AB39]))+0" office:value-type="float" office:value="144783093" calcext:value-type="float">
            <text:p>144783093</text:p>
          </table:table-cell>
          <table:table-cell table:style-name="ce2" table:formula="of:=(+[.AE39]-[.AC39])+0" office:value-type="float" office:value="16942219" calcext:value-type="float">
            <text:p>16942219</text:p>
          </table:table-cell>
          <table:table-cell table:style-name="ce2" office:value-type="float" office:value="161725312" calcext:value-type="float">
            <text:p>16172531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ELOCOTÓN</text:p>
          </table:table-cell>
          <table:table-cell table:style-name="ce2" office:value-type="float" office:value="96875" calcext:value-type="float">
            <text:p>968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312" calcext:value-type="float">
            <text:p>1531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5606" calcext:value-type="float">
            <text:p>156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6320" calcext:value-type="float">
            <text:p>466320</text:p>
          </table:table-cell>
          <table:table-cell table:style-name="ce2" office:value-type="float" office:value="11238" calcext:value-type="float">
            <text:p>11238</text:p>
          </table:table-cell>
          <table:table-cell table:style-name="ce2" office:value-type="float" office:value="40157" calcext:value-type="float">
            <text:p>401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934" calcext:value-type="float">
            <text:p>11893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4656" calcext:value-type="float">
            <text:p>74656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206754" calcext:value-type="float">
            <text:p>20675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(SUM([.B40:.AB40]))+0" office:value-type="float" office:value="1046708" calcext:value-type="float">
            <text:p>1046708</text:p>
          </table:table-cell>
          <table:table-cell table:style-name="ce2" table:formula="of:=(+[.AE40]-[.AC40])+0" office:value-type="float" office:value="755207" calcext:value-type="float">
            <text:p>755207</text:p>
          </table:table-cell>
          <table:table-cell table:style-name="ce2" office:value-type="float" office:value="1801915" calcext:value-type="float">
            <text:p>180191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ELÓN</text:p>
          </table:table-cell>
          <table:table-cell table:style-name="ce2" office:value-type="float" office:value="71832" calcext:value-type="float">
            <text:p>7183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3554" calcext:value-type="float">
            <text:p>355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12444" calcext:value-type="float">
            <text:p>912444</text:p>
          </table:table-cell>
          <table:table-cell table:style-name="ce2" office:value-type="float" office:value="728" calcext:value-type="float">
            <text:p>7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49549" calcext:value-type="float">
            <text:p>54954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44898" calcext:value-type="float">
            <text:p>2544898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98013" calcext:value-type="float">
            <text:p>398013</text:p>
          </table:table-cell>
          <table:table-cell table:style-name="ce2" office:value-type="float" office:value="1382" calcext:value-type="float">
            <text:p>13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556" calcext:value-type="float">
            <text:p>16556</text:p>
          </table:table-cell>
          <table:table-cell table:style-name="ce2" table:formula="of:=(SUM([.B41:.AB41]))+0" office:value-type="float" office:value="4499250" calcext:value-type="float">
            <text:p>4499250</text:p>
          </table:table-cell>
          <table:table-cell table:style-name="ce2" table:formula="of:=(+[.AE41]-[.AC41])+0" office:value-type="float" office:value="46582204" calcext:value-type="float">
            <text:p>46582204</text:p>
          </table:table-cell>
          <table:table-cell table:style-name="ce2" office:value-type="float" office:value="51081454" calcext:value-type="float">
            <text:p>5108145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ORA</text:p>
          </table:table-cell>
          <table:table-cell table:style-name="ce2" office:value-type="float" office:value="197691" calcext:value-type="float">
            <text:p>1976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06" calcext:value-type="float">
            <text:p>7106</text:p>
          </table:table-cell>
          <table:table-cell table:style-name="ce2" office:value-type="float" office:value="83507" calcext:value-type="float">
            <text:p>8350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5272" calcext:value-type="float">
            <text:p>1527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0280" calcext:value-type="float">
            <text:p>7028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6787" calcext:value-type="float">
            <text:p>667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4473" calcext:value-type="float">
            <text:p>704473</text:p>
          </table:table-cell>
          <table:table-cell table:style-name="ce2" office:value-type="float" office:value="143809" calcext:value-type="float">
            <text:p>14380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484" calcext:value-type="float">
            <text:p>7484</text:p>
          </table:table-cell>
          <table:table-cell table:style-name="ce2" table:formula="of:=(SUM([.B42:.AB42]))+0" office:value-type="float" office:value="1296409" calcext:value-type="float">
            <text:p>1296409</text:p>
          </table:table-cell>
          <table:table-cell table:style-name="ce2" table:formula="of:=(+[.AE42]-[.AC42])+0" office:value-type="float" office:value="1093027" calcext:value-type="float">
            <text:p>1093027</text:p>
          </table:table-cell>
          <table:table-cell table:style-name="ce2" office:value-type="float" office:value="2389436" calcext:value-type="float">
            <text:p>238943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NARANJA</text:p>
          </table:table-cell>
          <table:table-cell table:style-name="ce2" office:value-type="float" office:value="516520" calcext:value-type="float">
            <text:p>516520</text:p>
          </table:table-cell>
          <table:table-cell table:style-name="ce2" office:value-type="float" office:value="2495" calcext:value-type="float">
            <text:p>2495</text:p>
          </table:table-cell>
          <table:table-cell table:style-name="ce2" office:value-type="float" office:value="324296" calcext:value-type="float">
            <text:p>324296</text:p>
          </table:table-cell>
          <table:table-cell table:style-name="ce2" office:value-type="float" office:value="117962" calcext:value-type="float">
            <text:p>1179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425" calcext:value-type="float">
            <text:p>94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9111" calcext:value-type="float">
            <text:p>1691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520481" calcext:value-type="float">
            <text:p>8520481</text:p>
          </table:table-cell>
          <table:table-cell table:style-name="ce2" office:value-type="float" office:value="7270148" calcext:value-type="float">
            <text:p>727014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30770" calcext:value-type="float">
            <text:p>12307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795" calcext:value-type="float">
            <text:p>25795</text:p>
          </table:table-cell>
          <table:table-cell table:style-name="ce2" office:value-type="float" office:value="642205" calcext:value-type="float">
            <text:p>642205</text:p>
          </table:table-cell>
          <table:table-cell table:style-name="ce2" office:value-type="float" office:value="27918" calcext:value-type="float">
            <text:p>27918</text:p>
          </table:table-cell>
          <table:table-cell table:style-name="ce2" office:value-type="float" office:value="8641218" calcext:value-type="float">
            <text:p>8641218</text:p>
          </table:table-cell>
          <table:table-cell table:style-name="ce2" office:value-type="float" office:value="12542" calcext:value-type="float">
            <text:p>12542</text:p>
          </table:table-cell>
          <table:table-cell table:style-name="ce2" office:value-type="float" office:value="18671417" calcext:value-type="float">
            <text:p>18671417</text:p>
          </table:table-cell>
          <table:table-cell table:style-name="ce2" office:value-type="float" office:value="251926" calcext:value-type="float">
            <text:p>251926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151699" calcext:value-type="float">
            <text:p>1516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43:.AB43]))+0" office:value-type="float" office:value="46590039" calcext:value-type="float">
            <text:p>46590039</text:p>
          </table:table-cell>
          <table:table-cell table:style-name="ce2" table:formula="of:=(+[.AE43]-[.AC43])+0" office:value-type="float" office:value="62936365" calcext:value-type="float">
            <text:p>62936365</text:p>
          </table:table-cell>
          <table:table-cell table:style-name="ce2" office:value-type="float" office:value="109526404" calcext:value-type="float">
            <text:p>10952640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NECTARINA</text:p>
          </table:table-cell>
          <table:table-cell table:style-name="ce2" office:value-type="float" office:value="118686" calcext:value-type="float">
            <text:p>1186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46" calcext:value-type="float">
            <text:p>1924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0160" calcext:value-type="float">
            <text:p>30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49499" calcext:value-type="float">
            <text:p>349499</text:p>
          </table:table-cell>
          <table:table-cell table:style-name="ce2" office:value-type="float" office:value="13532" calcext:value-type="float">
            <text:p>13532</text:p>
          </table:table-cell>
          <table:table-cell table:style-name="ce2" office:value-type="float" office:value="16080" calcext:value-type="float">
            <text:p>160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8023" calcext:value-type="float">
            <text:p>9802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0360" calcext:value-type="float">
            <text:p>60360</text:p>
          </table:table-cell>
          <table:table-cell table:style-name="ce2" office:value-type="float" office:value="44640" calcext:value-type="float">
            <text:p>44640</text:p>
          </table:table-cell>
          <table:table-cell table:style-name="ce2" office:value-type="float" office:value="909552" calcext:value-type="float">
            <text:p>909552</text:p>
          </table:table-cell>
          <table:table-cell table:style-name="ce2" office:value-type="float" office:value="81999" calcext:value-type="float">
            <text:p>8199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44:.AB44]))+0" office:value-type="float" office:value="1741777" calcext:value-type="float">
            <text:p>1741777</text:p>
          </table:table-cell>
          <table:table-cell table:style-name="ce2" table:formula="of:=(+[.AE44]-[.AC44])+0" office:value-type="float" office:value="1289948" calcext:value-type="float">
            <text:p>1289948</text:p>
          </table:table-cell>
          <table:table-cell table:style-name="ce2" office:value-type="float" office:value="3031725" calcext:value-type="float">
            <text:p>303172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OS CÍTRICOS</text:p>
          </table:table-cell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7" calcext:value-type="float">
            <text:p>83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964" calcext:value-type="float">
            <text:p>96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723" calcext:value-type="float">
            <text:p>672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22975" calcext:value-type="float">
            <text:p>6229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924" calcext:value-type="float">
            <text:p>44924</text:p>
          </table:table-cell>
          <table:table-cell table:style-name="ce2" office:value-type="float" office:value="50679" calcext:value-type="float">
            <text:p>5067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45:.AB45]))+0" office:value-type="float" office:value="728770" calcext:value-type="float">
            <text:p>728770</text:p>
          </table:table-cell>
          <table:table-cell table:style-name="ce2" table:formula="of:=(+[.AE45]-[.AC45])+0" office:value-type="float" office:value="102" calcext:value-type="float">
            <text:p>102</text:p>
          </table:table-cell>
          <table:table-cell table:style-name="ce2" office:value-type="float" office:value="728872" calcext:value-type="float">
            <text:p>72887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ERA</text:p>
          </table:table-cell>
          <table:table-cell table:style-name="ce2" office:value-type="float" office:value="112198" calcext:value-type="float">
            <text:p>1121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04329" calcext:value-type="float">
            <text:p>18804329</text:p>
          </table:table-cell>
          <table:table-cell table:style-name="ce2" office:value-type="float" office:value="585" calcext:value-type="float">
            <text:p>58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130" calcext:value-type="float">
            <text:p>2513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7535" calcext:value-type="float">
            <text:p>267535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4914" calcext:value-type="float">
            <text:p>39491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094688" calcext:value-type="float">
            <text:p>10094688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2338639" calcext:value-type="float">
            <text:p>233863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(SUM([.B46:.AB46]))+0" office:value-type="float" office:value="32040018" calcext:value-type="float">
            <text:p>32040018</text:p>
          </table:table-cell>
          <table:table-cell table:style-name="ce2" table:formula="of:=(+[.AE46]-[.AC46])+0" office:value-type="float" office:value="8972618" calcext:value-type="float">
            <text:p>8972618</text:p>
          </table:table-cell>
          <table:table-cell table:style-name="ce2" office:value-type="float" office:value="41012636" calcext:value-type="float">
            <text:p>4101263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IÑA</text:p>
          </table:table-cell>
          <table:table-cell table:style-name="ce2" office:value-type="float" office:value="706509" calcext:value-type="float">
            <text:p>7065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6882" calcext:value-type="float">
            <text:p>36688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944" calcext:value-type="float">
            <text:p>149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29332" calcext:value-type="float">
            <text:p>19293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796141" calcext:value-type="float">
            <text:p>179614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836181" calcext:value-type="float">
            <text:p>58361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33951" calcext:value-type="float">
            <text:p>2833951</text:p>
          </table:table-cell>
          <table:table-cell table:style-name="ce2" office:value-type="float" office:value="19124" calcext:value-type="float">
            <text:p>191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024" calcext:value-type="float">
            <text:p>8024</text:p>
          </table:table-cell>
          <table:table-cell table:style-name="ce2" table:formula="of:=(SUM([.B47:.AB47]))+0" office:value-type="float" office:value="13516214" calcext:value-type="float">
            <text:p>13516214</text:p>
          </table:table-cell>
          <table:table-cell table:style-name="ce2" table:formula="of:=(+[.AE47]-[.AC47])+0" office:value-type="float" office:value="98295047" calcext:value-type="float">
            <text:p>98295047</text:p>
          </table:table-cell>
          <table:table-cell table:style-name="ce2" office:value-type="float" office:value="111811261" calcext:value-type="float">
            <text:p>11181126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LÁTANO</text:p>
          </table:table-cell>
          <table:table-cell table:style-name="ce2" office:value-type="float" office:value="127148" calcext:value-type="float">
            <text:p>1271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4695" calcext:value-type="float">
            <text:p>40469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4590" calcext:value-type="float">
            <text:p>445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250509" calcext:value-type="float">
            <text:p>825050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6979" calcext:value-type="float">
            <text:p>15697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2612" calcext:value-type="float">
            <text:p>426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3782" calcext:value-type="float">
            <text:p>353782</text:p>
          </table:table-cell>
          <table:table-cell table:style-name="ce2" office:value-type="float" office:value="247640" calcext:value-type="float">
            <text:p>2476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96" calcext:value-type="float">
            <text:p>1596</text:p>
          </table:table-cell>
          <table:table-cell table:style-name="ce2" table:formula="of:=(SUM([.B48:.AB48]))+0" office:value-type="float" office:value="9629551" calcext:value-type="float">
            <text:p>9629551</text:p>
          </table:table-cell>
          <table:table-cell table:style-name="ce2" table:formula="of:=(+[.AE48]-[.AC48])+0" office:value-type="float" office:value="137988609" calcext:value-type="float">
            <text:p>137988609</text:p>
          </table:table-cell>
          <table:table-cell table:style-name="ce2" office:value-type="float" office:value="147618160" calcext:value-type="float">
            <text:p>14761816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OMELO</text:p>
          </table:table-cell>
          <table:table-cell table:style-name="ce2" office:value-type="float" office:value="121210" calcext:value-type="float">
            <text:p>1212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656" calcext:value-type="float">
            <text:p>446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305" calcext:value-type="float">
            <text:p>25305</text:p>
          </table:table-cell>
          <table:table-cell table:style-name="ce2" office:value-type="float" office:value="68135" calcext:value-type="float">
            <text:p>681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358" calcext:value-type="float">
            <text:p>393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95431" calcext:value-type="float">
            <text:p>295431</text:p>
          </table:table-cell>
          <table:table-cell table:style-name="ce2" office:value-type="float" office:value="2150" calcext:value-type="float">
            <text:p>2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559" calcext:value-type="float">
            <text:p>2155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67233" calcext:value-type="float">
            <text:p>2067233</text:p>
          </table:table-cell>
          <table:table-cell table:style-name="ce2" office:value-type="float" office:value="20250" calcext:value-type="float">
            <text:p>20250</text:p>
          </table:table-cell>
          <table:table-cell table:style-name="ce2" office:value-type="float" office:value="1519797" calcext:value-type="float">
            <text:p>1519797</text:p>
          </table:table-cell>
          <table:table-cell table:style-name="ce2" office:value-type="float" office:value="17680" calcext:value-type="float">
            <text:p>176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49:.AB49]))+0" office:value-type="float" office:value="4242764" calcext:value-type="float">
            <text:p>4242764</text:p>
          </table:table-cell>
          <table:table-cell table:style-name="ce2" table:formula="of:=(+[.AE49]-[.AC49])+0" office:value-type="float" office:value="2618636" calcext:value-type="float">
            <text:p>2618636</text:p>
          </table:table-cell>
          <table:table-cell table:style-name="ce2" office:value-type="float" office:value="6861400" calcext:value-type="float">
            <text:p>686140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SANDÍA</text:p>
          </table:table-cell>
          <table:table-cell table:style-name="ce2" office:value-type="float" office:value="83091" calcext:value-type="float">
            <text:p>8309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5572" calcext:value-type="float">
            <text:p>2557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03603" calcext:value-type="float">
            <text:p>60360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34887" calcext:value-type="float">
            <text:p>103488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06311" calcext:value-type="float">
            <text:p>4063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6039" calcext:value-type="float">
            <text:p>426039</text:p>
          </table:table-cell>
          <table:table-cell table:style-name="ce2" office:value-type="float" office:value="1274" calcext:value-type="float">
            <text:p>1274</text:p>
          </table:table-cell>
          <table:table-cell table:style-name="ce2" office:value-type="float" office:value="18361" calcext:value-type="float">
            <text:p>183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50:.AB50]))+0" office:value-type="float" office:value="2599138" calcext:value-type="float">
            <text:p>2599138</text:p>
          </table:table-cell>
          <table:table-cell table:style-name="ce2" table:formula="of:=(+[.AE50]-[.AC50])+0" office:value-type="float" office:value="26541948" calcext:value-type="float">
            <text:p>26541948</text:p>
          </table:table-cell>
          <table:table-cell table:style-name="ce2" office:value-type="float" office:value="29141086" calcext:value-type="float">
            <text:p>2914108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UVA DE MESA</text:p>
          </table:table-cell>
          <table:table-cell table:style-name="ce2" office:value-type="float" office:value="1487784" calcext:value-type="float">
            <text:p>14877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25" calcext:value-type="float">
            <text:p>5325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780301" calcext:value-type="float">
            <text:p>780301</text:p>
          </table:table-cell>
          <table:table-cell table:style-name="ce2" office:value-type="float" office:value="57216" calcext:value-type="float">
            <text:p>57216</text:p>
          </table:table-cell>
          <table:table-cell table:style-name="ce2" office:value-type="float" office:value="10184" calcext:value-type="float">
            <text:p>10184</text:p>
          </table:table-cell>
          <table:table-cell table:style-name="ce2" office:value-type="float" office:value="5628" calcext:value-type="float">
            <text:p>5628</text:p>
          </table:table-cell>
          <table:table-cell table:style-name="ce2" office:value-type="float" office:value="10908205" calcext:value-type="float">
            <text:p>1090820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362404" calcext:value-type="float">
            <text:p>8362404</text:p>
          </table:table-cell>
          <table:table-cell table:style-name="ce2" office:value-type="float" office:value="137866" calcext:value-type="float">
            <text:p>137866</text:p>
          </table:table-cell>
          <table:table-cell table:style-name="ce2" office:value-type="float" office:value="1772568" calcext:value-type="float">
            <text:p>1772568</text:p>
          </table:table-cell>
          <table:table-cell table:style-name="ce2" office:value-type="float" office:value="832636" calcext:value-type="float">
            <text:p>8326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96805" calcext:value-type="float">
            <text:p>96805</text:p>
          </table:table-cell>
          <table:table-cell table:style-name="ce2" table:formula="of:=(SUM([.B51:.AB51]))+0" office:value-type="float" office:value="24458487" calcext:value-type="float">
            <text:p>24458487</text:p>
          </table:table-cell>
          <table:table-cell table:style-name="ce2" table:formula="of:=(+[.AE51]-[.AC51])+0" office:value-type="float" office:value="36376308" calcext:value-type="float">
            <text:p>36376308</text:p>
          </table:table-cell>
          <table:table-cell table:style-name="ce2" office:value-type="float" office:value="60834795" calcext:value-type="float">
            <text:p>6083479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AS FRUTAS</text:p>
          </table:table-cell>
          <table:table-cell table:style-name="ce2" office:value-type="float" office:value="1378564" calcext:value-type="float">
            <text:p>1378564</text:p>
          </table:table-cell>
          <table:table-cell table:style-name="ce2" office:value-type="float" office:value="4921" calcext:value-type="float">
            <text:p>4921</text:p>
          </table:table-cell>
          <table:table-cell table:style-name="ce2" office:value-type="float" office:value="3264143" calcext:value-type="float">
            <text:p>3264143</text:p>
          </table:table-cell>
          <table:table-cell table:style-name="ce2" office:value-type="float" office:value="30475" calcext:value-type="float">
            <text:p>304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942" calcext:value-type="float">
            <text:p>2894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935108" calcext:value-type="float">
            <text:p>15935108</text:p>
          </table:table-cell>
          <table:table-cell table:style-name="ce2" office:value-type="float" office:value="179784" calcext:value-type="float">
            <text:p>17978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38658" calcext:value-type="float">
            <text:p>4338658</text:p>
          </table:table-cell>
          <table:table-cell table:style-name="ce2" office:value-type="float" office:value="1040" calcext:value-type="float">
            <text:p>104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801420" calcext:value-type="float">
            <text:p>3801420</text:p>
          </table:table-cell>
          <table:table-cell table:style-name="ce2" office:value-type="float" office:value="76846" calcext:value-type="float">
            <text:p>76846</text:p>
          </table:table-cell>
          <table:table-cell table:style-name="ce2" office:value-type="float" office:value="1851774" calcext:value-type="float">
            <text:p>1851774</text:p>
          </table:table-cell>
          <table:table-cell table:style-name="ce2" office:value-type="float" office:value="907270" calcext:value-type="float">
            <text:p>907270</text:p>
          </table:table-cell>
          <table:table-cell table:style-name="ce2" office:value-type="float" office:value="41804" calcext:value-type="float">
            <text:p>41804</text:p>
          </table:table-cell>
          <table:table-cell table:style-name="ce2" office:value-type="float" office:value="21373" calcext:value-type="float">
            <text:p>2137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52:.AB52]))+0" office:value-type="float" office:value="31862355" calcext:value-type="float">
            <text:p>31862355</text:p>
          </table:table-cell>
          <table:table-cell table:style-name="ce2" table:formula="of:=(+[.AE52]-[.AC52])+0" office:value-type="float" office:value="90531404" calcext:value-type="float">
            <text:p>90531404</text:p>
          </table:table-cell>
          <table:table-cell table:style-name="ce2" office:value-type="float" office:value="122393759" calcext:value-type="float">
            <text:p>12239375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16'.$A$1:.$A$1048576" table:range-usable-as="repeat-column repeat-row"/>
        </table:named-expressions>
      </table:table>
      <table:table table:name="2017" table:style-name="ta2">
        <office:forms form:automatic-focus="false" form:apply-design-mode="false"/>
        <table:table-header-columns>
          <table:table-column table:style-name="co4" table:default-cell-style-name="ce3"/>
        </table:table-header-columns>
        <table:table-column table:style-name="co5" table:number-columns-repeated="30" table:default-cell-style-name="ce3"/>
        <table:table-column table:style-name="co3" table:number-columns-repeated="993" table:default-cell-style-name="ce3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BÉLGICA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CHIPRE</text:p>
          </table:table-cell>
          <table:table-cell table:style-name="ce2" office:value-type="string" calcext:value-type="string">
            <text:p>CROACIA</text:p>
          </table:table-cell>
          <table:table-cell table:style-name="ce2" office:value-type="string" calcext:value-type="string">
            <text:p>DINAMARCA</text:p>
          </table:table-cell>
          <table:table-cell table:style-name="ce2" office:value-type="string" calcext:value-type="string">
            <text:p>ESLOVAQUIA</text:p>
          </table:table-cell>
          <table:table-cell table:style-name="ce2" office:value-type="string" calcext:value-type="string">
            <text:p>ESLOVENIA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INLANDIA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string" calcext:value-type="string">
            <text:p>GRECIA</text:p>
          </table:table-cell>
          <table:table-cell table:style-name="ce2" office:value-type="string" calcext:value-type="string">
            <text:p>HUNGRIA</text:p>
          </table:table-cell>
          <table:table-cell table:style-name="ce2" office:value-type="string" calcext:value-type="string">
            <text:p>IRLANDA</text:p>
          </table:table-cell>
          <table:table-cell table:style-name="ce2" office:value-type="string" calcext:value-type="string">
            <text:p>ITALIA</text:p>
          </table:table-cell>
          <table:table-cell table:style-name="ce2" office:value-type="string" calcext:value-type="string">
            <text:p>LETONIA</text:p>
          </table:table-cell>
          <table:table-cell table:style-name="ce2" office:value-type="string" calcext:value-type="string">
            <text:p>LITUANIA</text:p>
          </table:table-cell>
          <table:table-cell table:style-name="ce2" office:value-type="string" calcext:value-type="string">
            <text:p>LUXEMBURGO</text:p>
          </table:table-cell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PAISES BAJOS</text:p>
          </table:table-cell>
          <table:table-cell table:style-name="ce2" office:value-type="string" calcext:value-type="string">
            <text:p>POLONIA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REP. CHECA</text:p>
          </table:table-cell>
          <table:table-cell table:style-name="ce2" office:value-type="string" calcext:value-type="string">
            <text:p>RUMANIA</text:p>
          </table:table-cell>
          <table:table-cell table:style-name="ce2" office:value-type="string" calcext:value-type="string">
            <text:p>SUECIA</text:p>
          </table:table-cell>
          <table:table-cell table:style-name="ce2" office:value-type="string" calcext:value-type="string">
            <text:p>TOTAL UE-27</text:p>
          </table:table-cell>
          <table:table-cell table:style-name="ce2" office:value-type="string" calcext:value-type="string">
            <text:p>EXTRE U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9" table:number-columns-repeated="992"/>
        </table:table-row>
        <table:table-row table:style-name="ro2">
          <table:table-cell table:style-name="ce2" office:value-type="string" calcext:value-type="string">
            <text:p>ACELGA</text:p>
          </table:table-cell>
          <table:table-cell table:style-name="ce4" office:value-type="float" office:value="10381" calcext:value-type="float">
            <text:p>10381</text:p>
          </table:table-cell>
          <table:table-cell table:style-name="ce4" office:value-type="float" office:value="3123" calcext:value-type="float">
            <text:p>3123</text:p>
          </table:table-cell>
          <table:table-cell table:style-name="ce4" office:value-type="float" office:value="5117" calcext:value-type="float">
            <text:p>51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1084" calcext:value-type="float">
            <text:p>10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4312" calcext:value-type="float">
            <text:p>243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44" calcext:value-type="float">
            <text:p>10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090" calcext:value-type="float">
            <text:p>1109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584" calcext:value-type="float">
            <text:p>158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326" calcext:value-type="float">
            <text:p>4326</text:p>
          </table:table-cell>
          <table:table-cell table:style-name="ce4" office:value-type="float" office:value="4618" calcext:value-type="float">
            <text:p>4618</text:p>
          </table:table-cell>
          <table:table-cell table:style-name="ce4" office:value-type="float" office:value="4523" calcext:value-type="float">
            <text:p>45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43" calcext:value-type="float">
            <text:p>3943</text:p>
          </table:table-cell>
          <table:table-cell table:style-name="ce4" table:formula="of:=(SUM([.B2:.AB2]))+0" office:value-type="float" office:value="76133" calcext:value-type="float">
            <text:p>76133</text:p>
          </table:table-cell>
          <table:table-cell table:style-name="ce4" table:formula="of:=(+[.AE2]-[.AC2])+0" office:value-type="float" office:value="130207" calcext:value-type="float">
            <text:p>130207</text:p>
          </table:table-cell>
          <table:table-cell table:style-name="ce4" office:value-type="float" office:value="206340" calcext:value-type="float">
            <text:p>20634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JO</text:p>
          </table:table-cell>
          <table:table-cell table:style-name="ce4" office:value-type="float" office:value="97588" calcext:value-type="float">
            <text:p>97588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171250" calcext:value-type="float">
            <text:p>171250</text:p>
          </table:table-cell>
          <table:table-cell table:style-name="ce4" office:value-type="float" office:value="42480" calcext:value-type="float">
            <text:p>424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20" calcext:value-type="float">
            <text:p>53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61" calcext:value-type="float">
            <text:p>76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761532" calcext:value-type="float">
            <text:p>27615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06" calcext:value-type="float">
            <text:p>3306</text:p>
          </table:table-cell>
          <table:table-cell table:style-name="ce4" office:value-type="float" office:value="5389" calcext:value-type="float">
            <text:p>5389</text:p>
          </table:table-cell>
          <table:table-cell table:style-name="ce4" office:value-type="float" office:value="5475" calcext:value-type="float">
            <text:p>54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63398" calcext:value-type="float">
            <text:p>363398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765158" calcext:value-type="float">
            <text:p>765158</text:p>
          </table:table-cell>
          <table:table-cell table:style-name="ce4" office:value-type="float" office:value="403603" calcext:value-type="float">
            <text:p>403603</text:p>
          </table:table-cell>
          <table:table-cell table:style-name="ce4" office:value-type="float" office:value="17296" calcext:value-type="float">
            <text:p>1729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SUM([.B3:.AB3]))+0" office:value-type="float" office:value="4656856" calcext:value-type="float">
            <text:p>4656856</text:p>
          </table:table-cell>
          <table:table-cell table:style-name="ce4" table:formula="of:=(+[.AE3]-[.AC3])+0" office:value-type="float" office:value="4071148" calcext:value-type="float">
            <text:p>4071148</text:p>
          </table:table-cell>
          <table:table-cell table:style-name="ce4" office:value-type="float" office:value="8728004" calcext:value-type="float">
            <text:p>872800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LCACHOFA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53038" calcext:value-type="float">
            <text:p>1530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6696" calcext:value-type="float">
            <text:p>1669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164" calcext:value-type="float">
            <text:p>11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43" calcext:value-type="float">
            <text:p>784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SUM([.B4:.AB4]))+0" office:value-type="float" office:value="178979" calcext:value-type="float">
            <text:p>178979</text:p>
          </table:table-cell>
          <table:table-cell table:style-name="ce4" table:formula="of:=(+[.AE4]-[.AC4])+0" office:value-type="float" office:value="544775" calcext:value-type="float">
            <text:p>544775</text:p>
          </table:table-cell>
          <table:table-cell table:style-name="ce4" office:value-type="float" office:value="723754" calcext:value-type="float">
            <text:p>72375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PIO</text:p>
          </table:table-cell>
          <table:table-cell table:style-name="ce4" office:value-type="float" office:value="23774" calcext:value-type="float">
            <text:p>237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612" calcext:value-type="float">
            <text:p>226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346" calcext:value-type="float">
            <text:p>53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619" calcext:value-type="float">
            <text:p>806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098" calcext:value-type="float">
            <text:p>909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9199" calcext:value-type="float">
            <text:p>59199</text:p>
          </table:table-cell>
          <table:table-cell table:style-name="ce4" office:value-type="float" office:value="13688" calcext:value-type="float">
            <text:p>13688</text:p>
          </table:table-cell>
          <table:table-cell table:style-name="ce4" office:value-type="float" office:value="3123" calcext:value-type="float">
            <text:p>3123</text:p>
          </table:table-cell>
          <table:table-cell table:style-name="ce4" office:value-type="float" office:value="235727" calcext:value-type="float">
            <text:p>2357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5:.AB5]))+0" office:value-type="float" office:value="453973" calcext:value-type="float">
            <text:p>453973</text:p>
          </table:table-cell>
          <table:table-cell table:style-name="ce4" table:formula="of:=(+[.AE5]-[.AC5])+0" office:value-type="float" office:value="25737" calcext:value-type="float">
            <text:p>25737</text:p>
          </table:table-cell>
          <table:table-cell table:style-name="ce4" office:value-type="float" office:value="479710" calcext:value-type="float">
            <text:p>47971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BERENJENA</text:p>
          </table:table-cell>
          <table:table-cell table:style-name="ce4" office:value-type="float" office:value="539762" calcext:value-type="float">
            <text:p>539762</text:p>
          </table:table-cell>
          <table:table-cell table:style-name="ce4" office:value-type="float" office:value="9301" calcext:value-type="float">
            <text:p>9301</text:p>
          </table:table-cell>
          <table:table-cell table:style-name="ce4" office:value-type="float" office:value="31781" calcext:value-type="float">
            <text:p>3178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4015" calcext:value-type="float">
            <text:p>14015</text:p>
          </table:table-cell>
          <table:table-cell table:style-name="ce4" office:value-type="float" office:value="1503" calcext:value-type="float">
            <text:p>15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60792" calcext:value-type="float">
            <text:p>260792</text:p>
          </table:table-cell>
          <table:table-cell table:style-name="ce4" office:value-type="float" office:value="4238" calcext:value-type="float">
            <text:p>4238</text:p>
          </table:table-cell>
          <table:table-cell table:style-name="ce4" office:value-type="float" office:value="8940" calcext:value-type="float">
            <text:p>89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7006" calcext:value-type="float">
            <text:p>87006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5334" calcext:value-type="float">
            <text:p>53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427" calcext:value-type="float">
            <text:p>15427</text:p>
          </table:table-cell>
          <table:table-cell table:style-name="ce4" office:value-type="float" office:value="77850" calcext:value-type="float">
            <text:p>77850</text:p>
          </table:table-cell>
          <table:table-cell table:style-name="ce4" office:value-type="float" office:value="50457" calcext:value-type="float">
            <text:p>50457</text:p>
          </table:table-cell>
          <table:table-cell table:style-name="ce4" office:value-type="float" office:value="7555" calcext:value-type="float">
            <text:p>7555</text:p>
          </table:table-cell>
          <table:table-cell table:style-name="ce4" office:value-type="float" office:value="34864" calcext:value-type="float">
            <text:p>34864</text:p>
          </table:table-cell>
          <table:table-cell table:style-name="ce4" office:value-type="float" office:value="33039" calcext:value-type="float">
            <text:p>3303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6:.AB6]))+0" office:value-type="float" office:value="1182366" calcext:value-type="float">
            <text:p>1182366</text:p>
          </table:table-cell>
          <table:table-cell table:style-name="ce4" table:formula="of:=(+[.AE6]-[.AC6])+0" office:value-type="float" office:value="217475" calcext:value-type="float">
            <text:p>217475</text:p>
          </table:table-cell>
          <table:table-cell table:style-name="ce4" office:value-type="float" office:value="1399841" calcext:value-type="float">
            <text:p>139984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LABACÍN</text:p>
          </table:table-cell>
          <table:table-cell table:style-name="ce4" office:value-type="float" office:value="601710" calcext:value-type="float">
            <text:p>601710</text:p>
          </table:table-cell>
          <table:table-cell table:style-name="ce4" office:value-type="float" office:value="14249" calcext:value-type="float">
            <text:p>14249</text:p>
          </table:table-cell>
          <table:table-cell table:style-name="ce4" office:value-type="float" office:value="37875" calcext:value-type="float">
            <text:p>378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905" calcext:value-type="float">
            <text:p>19905</text:p>
          </table:table-cell>
          <table:table-cell table:style-name="ce4" office:value-type="float" office:value="1816" calcext:value-type="float">
            <text:p>18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41434" calcext:value-type="float">
            <text:p>5414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255" calcext:value-type="float">
            <text:p>82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359" calcext:value-type="float">
            <text:p>3335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2673" calcext:value-type="float">
            <text:p>82673</text:p>
          </table:table-cell>
          <table:table-cell table:style-name="ce4" office:value-type="float" office:value="71720" calcext:value-type="float">
            <text:p>71720</text:p>
          </table:table-cell>
          <table:table-cell table:style-name="ce4" office:value-type="float" office:value="216985" calcext:value-type="float">
            <text:p>2169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213" calcext:value-type="float">
            <text:p>32213</text:p>
          </table:table-cell>
          <table:table-cell table:style-name="ce4" office:value-type="float" office:value="28218" calcext:value-type="float">
            <text:p>2821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7:.AB7]))+0" office:value-type="float" office:value="1691057" calcext:value-type="float">
            <text:p>1691057</text:p>
          </table:table-cell>
          <table:table-cell table:style-name="ce4" table:formula="of:=(+[.AE7]-[.AC7])+0" office:value-type="float" office:value="12635974" calcext:value-type="float">
            <text:p>12635974</text:p>
          </table:table-cell>
          <table:table-cell table:style-name="ce4" office:value-type="float" office:value="14327031" calcext:value-type="float">
            <text:p>1432703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LABAZA</text:p>
          </table:table-cell>
          <table:table-cell table:style-name="ce4" office:value-type="float" office:value="54687" calcext:value-type="float">
            <text:p>546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6" calcext:value-type="float">
            <text:p>68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736" calcext:value-type="float">
            <text:p>17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2185" calcext:value-type="float">
            <text:p>72185</text:p>
          </table:table-cell>
          <table:table-cell table:style-name="ce4" office:value-type="float" office:value="551" calcext:value-type="float">
            <text:p>5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1555" calcext:value-type="float">
            <text:p>31555</text:p>
          </table:table-cell>
          <table:table-cell table:style-name="ce4" office:value-type="float" office:value="1300" calcext:value-type="float">
            <text:p>13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47875" calcext:value-type="float">
            <text:p>547875</text:p>
          </table:table-cell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1242077" calcext:value-type="float">
            <text:p>1242077</text:p>
          </table:table-cell>
          <table:table-cell table:style-name="ce4" office:value-type="float" office:value="4321" calcext:value-type="float">
            <text:p>4321</text:p>
          </table:table-cell>
          <table:table-cell table:style-name="ce4" office:value-type="float" office:value="2734" calcext:value-type="float">
            <text:p>27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SUM([.B8:.AB8]))+0" office:value-type="float" office:value="1961335" calcext:value-type="float">
            <text:p>1961335</text:p>
          </table:table-cell>
          <table:table-cell table:style-name="ce4" table:formula="of:=(+[.AE8]-[.AC8])+0" office:value-type="float" office:value="3255513" calcext:value-type="float">
            <text:p>3255513</text:p>
          </table:table-cell>
          <table:table-cell table:style-name="ce4" office:value-type="float" office:value="5216848" calcext:value-type="float">
            <text:p>521684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EBOLLA</text:p>
          </table:table-cell>
          <table:table-cell table:style-name="ce4" office:value-type="float" office:value="485380" calcext:value-type="float">
            <text:p>485380</text:p>
          </table:table-cell>
          <table:table-cell table:style-name="ce4" office:value-type="float" office:value="3347" calcext:value-type="float">
            <text:p>3347</text:p>
          </table:table-cell>
          <table:table-cell table:style-name="ce4" office:value-type="float" office:value="104705" calcext:value-type="float">
            <text:p>1047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02" calcext:value-type="float">
            <text:p>1502</text:p>
          </table:table-cell>
          <table:table-cell table:style-name="ce4" office:value-type="float" office:value="16636" calcext:value-type="float">
            <text:p>16636</text:p>
          </table:table-cell>
          <table:table-cell table:style-name="ce4" office:value-type="float" office:value="2118" calcext:value-type="float">
            <text:p>21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337264" calcext:value-type="float">
            <text:p>2337264</text:p>
          </table:table-cell>
          <table:table-cell table:style-name="ce4" office:value-type="float" office:value="20743" calcext:value-type="float">
            <text:p>20743</text:p>
          </table:table-cell>
          <table:table-cell table:style-name="ce4" office:value-type="float" office:value="3050" calcext:value-type="float">
            <text:p>3050</text:p>
          </table:table-cell>
          <table:table-cell table:style-name="ce4" office:value-type="float" office:value="7946" calcext:value-type="float">
            <text:p>7946</text:p>
          </table:table-cell>
          <table:table-cell table:style-name="ce4" office:value-type="float" office:value="442921" calcext:value-type="float">
            <text:p>4429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593" calcext:value-type="float">
            <text:p>205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54934" calcext:value-type="float">
            <text:p>3054934</text:p>
          </table:table-cell>
          <table:table-cell table:style-name="ce4" office:value-type="float" office:value="11047" calcext:value-type="float">
            <text:p>11047</text:p>
          </table:table-cell>
          <table:table-cell table:style-name="ce4" office:value-type="float" office:value="1376404" calcext:value-type="float">
            <text:p>1376404</text:p>
          </table:table-cell>
          <table:table-cell table:style-name="ce4" office:value-type="float" office:value="95959" calcext:value-type="float">
            <text:p>95959</text:p>
          </table:table-cell>
          <table:table-cell table:style-name="ce4" office:value-type="float" office:value="7648" calcext:value-type="float">
            <text:p>7648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9:.AB9]))+0" office:value-type="float" office:value="7993062" calcext:value-type="float">
            <text:p>7993062</text:p>
          </table:table-cell>
          <table:table-cell table:style-name="ce4" table:formula="of:=(+[.AE9]-[.AC9])+0" office:value-type="float" office:value="13029565" calcext:value-type="float">
            <text:p>13029565</text:p>
          </table:table-cell>
          <table:table-cell table:style-name="ce4" office:value-type="float" office:value="21022627" calcext:value-type="float">
            <text:p>2102262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OLES</text:p>
          </table:table-cell>
          <table:table-cell table:style-name="ce4" office:value-type="float" office:value="603604" calcext:value-type="float">
            <text:p>603604</text:p>
          </table:table-cell>
          <table:table-cell table:style-name="ce4" office:value-type="float" office:value="2024" calcext:value-type="float">
            <text:p>2024</text:p>
          </table:table-cell>
          <table:table-cell table:style-name="ce4" office:value-type="float" office:value="890772" calcext:value-type="float">
            <text:p>8907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380" calcext:value-type="float">
            <text:p>8380</text:p>
          </table:table-cell>
          <table:table-cell table:style-name="ce4" office:value-type="float" office:value="6485" calcext:value-type="float">
            <text:p>64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3130860" calcext:value-type="float">
            <text:p>3130860</text:p>
          </table:table-cell>
          <table:table-cell table:style-name="ce4" office:value-type="float" office:value="1832" calcext:value-type="float">
            <text:p>1832</text:p>
          </table:table-cell>
          <table:table-cell table:style-name="ce4" office:value-type="float" office:value="2203" calcext:value-type="float">
            <text:p>220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72084" calcext:value-type="float">
            <text:p>37208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317827" calcext:value-type="float">
            <text:p>4317827</text:p>
          </table:table-cell>
          <table:table-cell table:style-name="ce4" office:value-type="float" office:value="144980" calcext:value-type="float">
            <text:p>144980</text:p>
          </table:table-cell>
          <table:table-cell table:style-name="ce4" office:value-type="float" office:value="2205777" calcext:value-type="float">
            <text:p>2205777</text:p>
          </table:table-cell>
          <table:table-cell table:style-name="ce4" office:value-type="float" office:value="654153" calcext:value-type="float">
            <text:p>654153</text:p>
          </table:table-cell>
          <table:table-cell table:style-name="ce4" office:value-type="float" office:value="8390" calcext:value-type="float">
            <text:p>8390</text:p>
          </table:table-cell>
          <table:table-cell table:style-name="ce4" office:value-type="float" office:value="40811" calcext:value-type="float">
            <text:p>40811</text:p>
          </table:table-cell>
          <table:table-cell table:style-name="ce4" office:value-type="float" office:value="1897" calcext:value-type="float">
            <text:p>1897</text:p>
          </table:table-cell>
          <table:table-cell table:style-name="ce4" table:formula="of:=(SUM([.B10:.AB10]))+0" office:value-type="float" office:value="12394278" calcext:value-type="float">
            <text:p>12394278</text:p>
          </table:table-cell>
          <table:table-cell table:style-name="ce4" table:formula="of:=(+[.AE10]-[.AC10])+0" office:value-type="float" office:value="379039" calcext:value-type="float">
            <text:p>379039</text:p>
          </table:table-cell>
          <table:table-cell table:style-name="ce4" office:value-type="float" office:value="12773317" calcext:value-type="float">
            <text:p>1277331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NDIVIA Y ESCAROLA</text:p>
          </table:table-cell>
          <table:table-cell table:style-name="ce4" office:value-type="float" office:value="700263" calcext:value-type="float">
            <text:p>700263</text:p>
          </table:table-cell>
          <table:table-cell table:style-name="ce4" office:value-type="float" office:value="84348" calcext:value-type="float">
            <text:p>84348</text:p>
          </table:table-cell>
          <table:table-cell table:style-name="ce4" office:value-type="float" office:value="1465744" calcext:value-type="float">
            <text:p>1465744</text:p>
          </table:table-cell>
          <table:table-cell table:style-name="ce4" office:value-type="float" office:value="896" calcext:value-type="float">
            <text:p>8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4864" calcext:value-type="float">
            <text:p>448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45889" calcext:value-type="float">
            <text:p>845889</text:p>
          </table:table-cell>
          <table:table-cell table:style-name="ce4" office:value-type="float" office:value="5828" calcext:value-type="float">
            <text:p>5828</text:p>
          </table:table-cell>
          <table:table-cell table:style-name="ce4" office:value-type="float" office:value="14022" calcext:value-type="float">
            <text:p>140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75218" calcext:value-type="float">
            <text:p>117521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343945" calcext:value-type="float">
            <text:p>134394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2826" calcext:value-type="float">
            <text:p>62826</text:p>
          </table:table-cell>
          <table:table-cell table:style-name="ce4" office:value-type="float" office:value="40923" calcext:value-type="float">
            <text:p>40923</text:p>
          </table:table-cell>
          <table:table-cell table:style-name="ce4" office:value-type="float" office:value="84018" calcext:value-type="float">
            <text:p>84018</text:p>
          </table:table-cell>
          <table:table-cell table:style-name="ce4" office:value-type="float" office:value="1252" calcext:value-type="float">
            <text:p>12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1:.AB11]))+0" office:value-type="float" office:value="5870205" calcext:value-type="float">
            <text:p>5870205</text:p>
          </table:table-cell>
          <table:table-cell table:style-name="ce4" table:formula="of:=(+[.AE11]-[.AC11])+0" office:value-type="float" office:value="84537" calcext:value-type="float">
            <text:p>84537</text:p>
          </table:table-cell>
          <table:table-cell table:style-name="ce4" office:value-type="float" office:value="5954742" calcext:value-type="float">
            <text:p>595474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SPÁRRAGO</text:p>
          </table:table-cell>
          <table:table-cell table:style-name="ce4" office:value-type="float" office:value="328777" calcext:value-type="float">
            <text:p>3287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805" calcext:value-type="float">
            <text:p>62805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14511" calcext:value-type="float">
            <text:p>1145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08" calcext:value-type="float">
            <text:p>100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85823" calcext:value-type="float">
            <text:p>3858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5169" calcext:value-type="float">
            <text:p>405169</text:p>
          </table:table-cell>
          <table:table-cell table:style-name="ce4" office:value-type="float" office:value="12684" calcext:value-type="float">
            <text:p>126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12:.AB12]))+0" office:value-type="float" office:value="1310777" calcext:value-type="float">
            <text:p>1310777</text:p>
          </table:table-cell>
          <table:table-cell table:style-name="ce4" table:formula="of:=(+[.AE12]-[.AC12])+0" office:value-type="float" office:value="45365923" calcext:value-type="float">
            <text:p>45365923</text:p>
          </table:table-cell>
          <table:table-cell table:style-name="ce4" office:value-type="float" office:value="46676700" calcext:value-type="float">
            <text:p>4667670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SPINACA</text:p>
          </table:table-cell>
          <table:table-cell table:style-name="ce4" office:value-type="float" office:value="138371" calcext:value-type="float">
            <text:p>138371</text:p>
          </table:table-cell>
          <table:table-cell table:style-name="ce4" office:value-type="float" office:value="3782" calcext:value-type="float">
            <text:p>3782</text:p>
          </table:table-cell>
          <table:table-cell table:style-name="ce4" office:value-type="float" office:value="70803" calcext:value-type="float">
            <text:p>708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588" calcext:value-type="float">
            <text:p>358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8504" calcext:value-type="float">
            <text:p>3985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54199" calcext:value-type="float">
            <text:p>254199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925" calcext:value-type="float">
            <text:p>64925</text:p>
          </table:table-cell>
          <table:table-cell table:style-name="ce4" office:value-type="float" office:value="37999" calcext:value-type="float">
            <text:p>37999</text:p>
          </table:table-cell>
          <table:table-cell table:style-name="ce4" office:value-type="float" office:value="344798" calcext:value-type="float">
            <text:p>344798</text:p>
          </table:table-cell>
          <table:table-cell table:style-name="ce4" office:value-type="float" office:value="290380" calcext:value-type="float">
            <text:p>290380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175" calcext:value-type="float">
            <text:p>8175</text:p>
          </table:table-cell>
          <table:table-cell table:style-name="ce4" table:formula="of:=(SUM([.B13:.AB13]))+0" office:value-type="float" office:value="1618718" calcext:value-type="float">
            <text:p>1618718</text:p>
          </table:table-cell>
          <table:table-cell table:style-name="ce4" table:formula="of:=(+[.AE13]-[.AC13])+0" office:value-type="float" office:value="159" calcext:value-type="float">
            <text:p>159</text:p>
          </table:table-cell>
          <table:table-cell table:style-name="ce4" office:value-type="float" office:value="1618877" calcext:value-type="float">
            <text:p>161887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GUISANTE</text:p>
          </table:table-cell>
          <table:table-cell table:style-name="ce4" office:value-type="float" office:value="709" calcext:value-type="float">
            <text:p>709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233756" calcext:value-type="float">
            <text:p>2337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5619" calcext:value-type="float">
            <text:p>3561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4322" calcext:value-type="float">
            <text:p>643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809" calcext:value-type="float">
            <text:p>90809</text:p>
          </table:table-cell>
          <table:table-cell table:style-name="ce4" office:value-type="float" office:value="15496" calcext:value-type="float">
            <text:p>1549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4088" calcext:value-type="float">
            <text:p>84088</text:p>
          </table:table-cell>
          <table:table-cell table:style-name="ce4" table:formula="of:=(SUM([.B14:.AB14]))+0" office:value-type="float" office:value="524799" calcext:value-type="float">
            <text:p>524799</text:p>
          </table:table-cell>
          <table:table-cell table:style-name="ce4" table:formula="of:=(+[.AE14]-[.AC14])+0" office:value-type="float" office:value="752695" calcext:value-type="float">
            <text:p>752695</text:p>
          </table:table-cell>
          <table:table-cell table:style-name="ce4" office:value-type="float" office:value="1277494" calcext:value-type="float">
            <text:p>127749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JUDÍA</text:p>
          </table:table-cell>
          <table:table-cell table:style-name="ce4" office:value-type="float" office:value="78509" calcext:value-type="float">
            <text:p>785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8414" calcext:value-type="float">
            <text:p>1784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9920965" calcext:value-type="float">
            <text:p>99209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295" calcext:value-type="float">
            <text:p>829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27316" calcext:value-type="float">
            <text:p>5273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0207" calcext:value-type="float">
            <text:p>590207</text:p>
          </table:table-cell>
          <table:table-cell table:style-name="ce4" office:value-type="float" office:value="36953" calcext:value-type="float">
            <text:p>369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15:.AB15]))+0" office:value-type="float" office:value="11340717" calcext:value-type="float">
            <text:p>11340717</text:p>
          </table:table-cell>
          <table:table-cell table:style-name="ce4" table:formula="of:=(+[.AE15]-[.AC15])+0" office:value-type="float" office:value="143618824" calcext:value-type="float">
            <text:p>143618824</text:p>
          </table:table-cell>
          <table:table-cell table:style-name="ce4" office:value-type="float" office:value="154959541" calcext:value-type="float">
            <text:p>15495954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LECHUGA</text:p>
          </table:table-cell>
          <table:table-cell table:style-name="ce4" office:value-type="float" office:value="600604" calcext:value-type="float">
            <text:p>600604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1244056" calcext:value-type="float">
            <text:p>12440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600" calcext:value-type="float">
            <text:p>9600</text:p>
          </table:table-cell>
          <table:table-cell table:style-name="ce4" office:value-type="float" office:value="2923" calcext:value-type="float">
            <text:p>2923</text:p>
          </table:table-cell>
          <table:table-cell table:style-name="ce4" office:value-type="float" office:value="3825" calcext:value-type="float">
            <text:p>3825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3558595" calcext:value-type="float">
            <text:p>13558595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085" calcext:value-type="float">
            <text:p>10085</text:p>
          </table:table-cell>
          <table:table-cell table:style-name="ce4" office:value-type="float" office:value="2295003" calcext:value-type="float">
            <text:p>229500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767998" calcext:value-type="float">
            <text:p>3767998</text:p>
          </table:table-cell>
          <table:table-cell table:style-name="ce4" office:value-type="float" office:value="192956" calcext:value-type="float">
            <text:p>192956</text:p>
          </table:table-cell>
          <table:table-cell table:style-name="ce4" office:value-type="float" office:value="1955437" calcext:value-type="float">
            <text:p>1955437</text:p>
          </table:table-cell>
          <table:table-cell table:style-name="ce4" office:value-type="float" office:value="170404" calcext:value-type="float">
            <text:p>170404</text:p>
          </table:table-cell>
          <table:table-cell table:style-name="ce4" office:value-type="float" office:value="7366" calcext:value-type="float">
            <text:p>7366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float" office:value="68950" calcext:value-type="float">
            <text:p>68950</text:p>
          </table:table-cell>
          <table:table-cell table:style-name="ce4" table:formula="of:=(SUM([.B16:.AB16]))+0" office:value-type="float" office:value="23891319" calcext:value-type="float">
            <text:p>23891319</text:p>
          </table:table-cell>
          <table:table-cell table:style-name="ce4" table:formula="of:=(+[.AE16]-[.AC16])+0" office:value-type="float" office:value="515815" calcext:value-type="float">
            <text:p>515815</text:p>
          </table:table-cell>
          <table:table-cell table:style-name="ce4" office:value-type="float" office:value="24407134" calcext:value-type="float">
            <text:p>2440713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ÍZ DULC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335" calcext:value-type="float">
            <text:p>3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8721" calcext:value-type="float">
            <text:p>687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9810" calcext:value-type="float">
            <text:p>198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1426" calcext:value-type="float">
            <text:p>314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1215" calcext:value-type="float">
            <text:p>311215</text:p>
          </table:table-cell>
          <table:table-cell table:style-name="ce4" office:value-type="float" office:value="6459" calcext:value-type="float">
            <text:p>6459</text:p>
          </table:table-cell>
          <table:table-cell table:style-name="ce4" office:value-type="float" office:value="1204" calcext:value-type="float">
            <text:p>12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SUM([.B17:.AB17]))+0" office:value-type="float" office:value="439173" calcext:value-type="float">
            <text:p>439173</text:p>
          </table:table-cell>
          <table:table-cell table:style-name="ce4" table:formula="of:=(+[.AE17]-[.AC17])+0" office:value-type="float" office:value="2619531" calcext:value-type="float">
            <text:p>2619531</text:p>
          </table:table-cell>
          <table:table-cell table:style-name="ce4" office:value-type="float" office:value="3058704" calcext:value-type="float">
            <text:p>305870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ATATA</text:p>
          </table:table-cell>
          <table:table-cell table:style-name="ce4" office:value-type="float" office:value="2020611" calcext:value-type="float">
            <text:p>2020611</text:p>
          </table:table-cell>
          <table:table-cell table:style-name="ce4" office:value-type="float" office:value="21398" calcext:value-type="float">
            <text:p>21398</text:p>
          </table:table-cell>
          <table:table-cell table:style-name="ce4" office:value-type="float" office:value="4699125" calcext:value-type="float">
            <text:p>4699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2888" calcext:value-type="float">
            <text:p>1428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26483" calcext:value-type="float">
            <text:p>182648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45608966" calcext:value-type="float">
            <text:p>145608966</text:p>
          </table:table-cell>
          <table:table-cell table:style-name="ce4" office:value-type="float" office:value="65147" calcext:value-type="float">
            <text:p>651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135" calcext:value-type="float">
            <text:p>16135</text:p>
          </table:table-cell>
          <table:table-cell table:style-name="ce4" office:value-type="float" office:value="358245" calcext:value-type="float">
            <text:p>3582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38289" calcext:value-type="float">
            <text:p>1038289</text:p>
          </table:table-cell>
          <table:table-cell table:style-name="ce4" office:value-type="float" office:value="71294" calcext:value-type="float">
            <text:p>71294</text:p>
          </table:table-cell>
          <table:table-cell table:style-name="ce4" office:value-type="float" office:value="24418663" calcext:value-type="float">
            <text:p>24418663</text:p>
          </table:table-cell>
          <table:table-cell table:style-name="ce4" office:value-type="float" office:value="59538" calcext:value-type="float">
            <text:p>59538</text:p>
          </table:table-cell>
          <table:table-cell table:style-name="ce4" office:value-type="float" office:value="7283241" calcext:value-type="float">
            <text:p>7283241</text:p>
          </table:table-cell>
          <table:table-cell table:style-name="ce4" office:value-type="float" office:value="26373356" calcext:value-type="float">
            <text:p>263733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800" calcext:value-type="float">
            <text:p>10800</text:p>
          </table:table-cell>
          <table:table-cell table:style-name="ce4" office:value-type="float" office:value="112588" calcext:value-type="float">
            <text:p>112588</text:p>
          </table:table-cell>
          <table:table-cell table:style-name="ce4" table:formula="of:=(SUM([.B18:.AB18]))+0" office:value-type="float" office:value="214126767" calcext:value-type="float">
            <text:p>214126767</text:p>
          </table:table-cell>
          <table:table-cell table:style-name="ce4" table:formula="of:=(+[.AE18]-[.AC18])+0" office:value-type="float" office:value="7412271" calcext:value-type="float">
            <text:p>7412271</text:p>
          </table:table-cell>
          <table:table-cell table:style-name="ce4" office:value-type="float" office:value="221539038" calcext:value-type="float">
            <text:p>22153903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EPINO</text:p>
          </table:table-cell>
          <table:table-cell table:style-name="ce4" office:value-type="float" office:value="1562365" calcext:value-type="float">
            <text:p>1562365</text:p>
          </table:table-cell>
          <table:table-cell table:style-name="ce4" office:value-type="float" office:value="104276" calcext:value-type="float">
            <text:p>104276</text:p>
          </table:table-cell>
          <table:table-cell table:style-name="ce4" office:value-type="float" office:value="39133" calcext:value-type="float">
            <text:p>391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843" calcext:value-type="float">
            <text:p>52843</text:p>
          </table:table-cell>
          <table:table-cell table:style-name="ce4" office:value-type="float" office:value="3540" calcext:value-type="float">
            <text:p>35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16531" calcext:value-type="float">
            <text:p>2165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380" calcext:value-type="float">
            <text:p>353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02" calcext:value-type="float">
            <text:p>29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18075" calcext:value-type="float">
            <text:p>718075</text:p>
          </table:table-cell>
          <table:table-cell table:style-name="ce4" office:value-type="float" office:value="300992" calcext:value-type="float">
            <text:p>300992</text:p>
          </table:table-cell>
          <table:table-cell table:style-name="ce4" office:value-type="float" office:value="140106" calcext:value-type="float">
            <text:p>140106</text:p>
          </table:table-cell>
          <table:table-cell table:style-name="ce4" office:value-type="float" office:value="24302" calcext:value-type="float">
            <text:p>24302</text:p>
          </table:table-cell>
          <table:table-cell table:style-name="ce4" office:value-type="float" office:value="116223" calcext:value-type="float">
            <text:p>116223</text:p>
          </table:table-cell>
          <table:table-cell table:style-name="ce4" office:value-type="float" office:value="22262" calcext:value-type="float">
            <text:p>2226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9:.AB19]))+0" office:value-type="float" office:value="3339938" calcext:value-type="float">
            <text:p>3339938</text:p>
          </table:table-cell>
          <table:table-cell table:style-name="ce4" table:formula="of:=(+[.AE19]-[.AC19])+0" office:value-type="float" office:value="5067299" calcext:value-type="float">
            <text:p>5067299</text:p>
          </table:table-cell>
          <table:table-cell table:style-name="ce4" office:value-type="float" office:value="8407237" calcext:value-type="float">
            <text:p>840723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IMIENTO</text:p>
          </table:table-cell>
          <table:table-cell table:style-name="ce4" office:value-type="float" office:value="2932951" calcext:value-type="float">
            <text:p>2932951</text:p>
          </table:table-cell>
          <table:table-cell table:style-name="ce4" office:value-type="float" office:value="187458" calcext:value-type="float">
            <text:p>187458</text:p>
          </table:table-cell>
          <table:table-cell table:style-name="ce4" office:value-type="float" office:value="173809" calcext:value-type="float">
            <text:p>17380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94" calcext:value-type="float">
            <text:p>5594</text:p>
          </table:table-cell>
          <table:table-cell table:style-name="ce4" office:value-type="float" office:value="3378" calcext:value-type="float">
            <text:p>3378</text:p>
          </table:table-cell>
          <table:table-cell table:style-name="ce4" office:value-type="float" office:value="70989" calcext:value-type="float">
            <text:p>70989</text:p>
          </table:table-cell>
          <table:table-cell table:style-name="ce4" office:value-type="float" office:value="44165" calcext:value-type="float">
            <text:p>441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179032" calcext:value-type="float">
            <text:p>2179032</text:p>
          </table:table-cell>
          <table:table-cell table:style-name="ce4" office:value-type="float" office:value="7811" calcext:value-type="float">
            <text:p>7811</text:p>
          </table:table-cell>
          <table:table-cell table:style-name="ce4" office:value-type="float" office:value="14844" calcext:value-type="float">
            <text:p>148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3857" calcext:value-type="float">
            <text:p>20385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6229" calcext:value-type="float">
            <text:p>162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25704" calcext:value-type="float">
            <text:p>625704</text:p>
          </table:table-cell>
          <table:table-cell table:style-name="ce4" office:value-type="float" office:value="271859" calcext:value-type="float">
            <text:p>271859</text:p>
          </table:table-cell>
          <table:table-cell table:style-name="ce4" office:value-type="float" office:value="342581" calcext:value-type="float">
            <text:p>342581</text:p>
          </table:table-cell>
          <table:table-cell table:style-name="ce4" office:value-type="float" office:value="49279" calcext:value-type="float">
            <text:p>49279</text:p>
          </table:table-cell>
          <table:table-cell table:style-name="ce4" office:value-type="float" office:value="121156" calcext:value-type="float">
            <text:p>121156</text:p>
          </table:table-cell>
          <table:table-cell table:style-name="ce4" office:value-type="float" office:value="129723" calcext:value-type="float">
            <text:p>129723</text:p>
          </table:table-cell>
          <table:table-cell table:style-name="ce4" office:value-type="float" office:value="448" calcext:value-type="float">
            <text:p>448</text:p>
          </table:table-cell>
          <table:table-cell table:style-name="ce4" table:formula="of:=(SUM([.B20:.AB20]))+0" office:value-type="float" office:value="7380977" calcext:value-type="float">
            <text:p>7380977</text:p>
          </table:table-cell>
          <table:table-cell table:style-name="ce4" table:formula="of:=(+[.AE20]-[.AC20])+0" office:value-type="float" office:value="59484546" calcext:value-type="float">
            <text:p>59484546</text:p>
          </table:table-cell>
          <table:table-cell table:style-name="ce4" office:value-type="float" office:value="66865523" calcext:value-type="float">
            <text:p>6686552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UERRO</text:p>
          </table:table-cell>
          <table:table-cell table:style-name="ce4" office:value-type="float" office:value="175627" calcext:value-type="float">
            <text:p>1756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05094" calcext:value-type="float">
            <text:p>56050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4" calcext:value-type="float">
            <text:p>6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409432" calcext:value-type="float">
            <text:p>34094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678" calcext:value-type="float">
            <text:p>6678</text:p>
          </table:table-cell>
          <table:table-cell table:style-name="ce4" office:value-type="float" office:value="5526" calcext:value-type="float">
            <text:p>552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24813" calcext:value-type="float">
            <text:p>424813</text:p>
          </table:table-cell>
          <table:table-cell table:style-name="ce4" office:value-type="float" office:value="11407" calcext:value-type="float">
            <text:p>11407</text:p>
          </table:table-cell>
          <table:table-cell table:style-name="ce4" office:value-type="float" office:value="1008852" calcext:value-type="float">
            <text:p>1008852</text:p>
          </table:table-cell>
          <table:table-cell table:style-name="ce4" office:value-type="float" office:value="14693" calcext:value-type="float">
            <text:p>146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21:.AB21]))+0" office:value-type="float" office:value="10663014" calcext:value-type="float">
            <text:p>10663014</text:p>
          </table:table-cell>
          <table:table-cell table:style-name="ce4" table:formula="of:=(+[.AE21]-[.AC21])+0" office:value-type="float" office:value="431978" calcext:value-type="float">
            <text:p>431978</text:p>
          </table:table-cell>
          <table:table-cell table:style-name="ce4" office:value-type="float" office:value="11094992" calcext:value-type="float">
            <text:p>1109499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TOMATE</text:p>
          </table:table-cell>
          <table:table-cell table:style-name="ce4" office:value-type="float" office:value="1931250" calcext:value-type="float">
            <text:p>1931250</text:p>
          </table:table-cell>
          <table:table-cell table:style-name="ce4" office:value-type="float" office:value="121393" calcext:value-type="float">
            <text:p>121393</text:p>
          </table:table-cell>
          <table:table-cell table:style-name="ce4" office:value-type="float" office:value="4853879" calcext:value-type="float">
            <text:p>4853879</text:p>
          </table:table-cell>
          <table:table-cell table:style-name="ce4" office:value-type="float" office:value="1112" calcext:value-type="float">
            <text:p>11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71" calcext:value-type="float">
            <text:p>5471</text:p>
          </table:table-cell>
          <table:table-cell table:style-name="ce4" office:value-type="float" office:value="38090" calcext:value-type="float">
            <text:p>38090</text:p>
          </table:table-cell>
          <table:table-cell table:style-name="ce4" office:value-type="float" office:value="44430" calcext:value-type="float">
            <text:p>44430</text:p>
          </table:table-cell>
          <table:table-cell table:style-name="ce4" office:value-type="float" office:value="15603" calcext:value-type="float">
            <text:p>15603</text:p>
          </table:table-cell>
          <table:table-cell table:style-name="ce4" office:value-type="float" office:value="14700" calcext:value-type="float">
            <text:p>147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92462" calcext:value-type="float">
            <text:p>7892462</text:p>
          </table:table-cell>
          <table:table-cell table:style-name="ce4" office:value-type="float" office:value="13644" calcext:value-type="float">
            <text:p>13644</text:p>
          </table:table-cell>
          <table:table-cell table:style-name="ce4" office:value-type="float" office:value="96398" calcext:value-type="float">
            <text:p>96398</text:p>
          </table:table-cell>
          <table:table-cell table:style-name="ce4" office:value-type="float" office:value="4253" calcext:value-type="float">
            <text:p>4253</text:p>
          </table:table-cell>
          <table:table-cell table:style-name="ce4" office:value-type="float" office:value="307734" calcext:value-type="float">
            <text:p>3077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0" calcext:value-type="float">
            <text:p>5400</text:p>
          </table:table-cell>
          <table:table-cell table:style-name="ce4" office:value-type="float" office:value="117079" calcext:value-type="float">
            <text:p>1170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396539" calcext:value-type="float">
            <text:p>19396539</text:p>
          </table:table-cell>
          <table:table-cell table:style-name="ce4" office:value-type="float" office:value="5287532" calcext:value-type="float">
            <text:p>5287532</text:p>
          </table:table-cell>
          <table:table-cell table:style-name="ce4" office:value-type="float" office:value="28596933" calcext:value-type="float">
            <text:p>28596933</text:p>
          </table:table-cell>
          <table:table-cell table:style-name="ce4" office:value-type="float" office:value="130161" calcext:value-type="float">
            <text:p>130161</text:p>
          </table:table-cell>
          <table:table-cell table:style-name="ce4" office:value-type="float" office:value="82481" calcext:value-type="float">
            <text:p>82481</text:p>
          </table:table-cell>
          <table:table-cell table:style-name="ce4" office:value-type="float" office:value="113717" calcext:value-type="float">
            <text:p>113717</text:p>
          </table:table-cell>
          <table:table-cell table:style-name="ce4" office:value-type="float" office:value="6823" calcext:value-type="float">
            <text:p>6823</text:p>
          </table:table-cell>
          <table:table-cell table:style-name="ce4" table:formula="of:=(SUM([.B22:.AB22]))+0" office:value-type="float" office:value="69077084" calcext:value-type="float">
            <text:p>69077084</text:p>
          </table:table-cell>
          <table:table-cell table:style-name="ce4" table:formula="of:=(+[.AE22]-[.AC22])+0" office:value-type="float" office:value="49854472" calcext:value-type="float">
            <text:p>49854472</text:p>
          </table:table-cell>
          <table:table-cell table:style-name="ce4" office:value-type="float" office:value="118931556" calcext:value-type="float">
            <text:p>11893155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ZANAHORIA Y NABO</text:p>
          </table:table-cell>
          <table:table-cell table:style-name="ce4" office:value-type="float" office:value="184976" calcext:value-type="float">
            <text:p>1849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0957" calcext:value-type="float">
            <text:p>260957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2158088" calcext:value-type="float">
            <text:p>215808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02539" calcext:value-type="float">
            <text:p>50253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25674" calcext:value-type="float">
            <text:p>425674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744360" calcext:value-type="float">
            <text:p>744360</text:p>
          </table:table-cell>
          <table:table-cell table:style-name="ce4" office:value-type="float" office:value="78376" calcext:value-type="float">
            <text:p>783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formula="of:=(SUM([.B23:.AB23]))+0" office:value-type="float" office:value="4356271" calcext:value-type="float">
            <text:p>4356271</text:p>
          </table:table-cell>
          <table:table-cell table:style-name="ce4" table:formula="of:=(+[.AE23]-[.AC23])+0" office:value-type="float" office:value="176328" calcext:value-type="float">
            <text:p>176328</text:p>
          </table:table-cell>
          <table:table-cell table:style-name="ce4" office:value-type="float" office:value="4532599" calcext:value-type="float">
            <text:p>453259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AS HORTALIZAS</text:p>
          </table:table-cell>
          <table:table-cell table:style-name="ce4" office:value-type="float" office:value="1718521" calcext:value-type="float">
            <text:p>1718521</text:p>
          </table:table-cell>
          <table:table-cell table:style-name="ce4" office:value-type="float" office:value="14323" calcext:value-type="float">
            <text:p>14323</text:p>
          </table:table-cell>
          <table:table-cell table:style-name="ce4" office:value-type="float" office:value="1536749" calcext:value-type="float">
            <text:p>1536749</text:p>
          </table:table-cell>
          <table:table-cell table:style-name="ce4" office:value-type="float" office:value="2276551" calcext:value-type="float">
            <text:p>22765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75" calcext:value-type="float">
            <text:p>51875</text:p>
          </table:table-cell>
          <table:table-cell table:style-name="ce4" office:value-type="float" office:value="29185" calcext:value-type="float">
            <text:p>29185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582017" calcext:value-type="float">
            <text:p>582017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3751" calcext:value-type="float">
            <text:p>3751</text:p>
          </table:table-cell>
          <table:table-cell table:style-name="ce4" office:value-type="float" office:value="7201464" calcext:value-type="float">
            <text:p>7201464</text:p>
          </table:table-cell>
          <table:table-cell table:style-name="ce4" office:value-type="float" office:value="99845" calcext:value-type="float">
            <text:p>99845</text:p>
          </table:table-cell>
          <table:table-cell table:style-name="ce4" office:value-type="float" office:value="161145" calcext:value-type="float">
            <text:p>161145</text:p>
          </table:table-cell>
          <table:table-cell table:style-name="ce4" office:value-type="float" office:value="1773" calcext:value-type="float">
            <text:p>1773</text:p>
          </table:table-cell>
          <table:table-cell table:style-name="ce4" office:value-type="float" office:value="3715079" calcext:value-type="float">
            <text:p>3715079</text:p>
          </table:table-cell>
          <table:table-cell table:style-name="ce4" office:value-type="float" office:value="5968" calcext:value-type="float">
            <text:p>5968</text:p>
          </table:table-cell>
          <table:table-cell table:style-name="ce4" office:value-type="float" office:value="1160900" calcext:value-type="float">
            <text:p>1160900</text:p>
          </table:table-cell>
          <table:table-cell table:style-name="ce4" office:value-type="float" office:value="6167" calcext:value-type="float">
            <text:p>61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3935" calcext:value-type="float">
            <text:p>5153935</text:p>
          </table:table-cell>
          <table:table-cell table:style-name="ce4" office:value-type="float" office:value="337240" calcext:value-type="float">
            <text:p>337240</text:p>
          </table:table-cell>
          <table:table-cell table:style-name="ce4" office:value-type="float" office:value="9917338" calcext:value-type="float">
            <text:p>9917338</text:p>
          </table:table-cell>
          <table:table-cell table:style-name="ce4" office:value-type="float" office:value="160696" calcext:value-type="float">
            <text:p>160696</text:p>
          </table:table-cell>
          <table:table-cell table:style-name="ce4" office:value-type="float" office:value="12271" calcext:value-type="float">
            <text:p>12271</text:p>
          </table:table-cell>
          <table:table-cell table:style-name="ce4" office:value-type="float" office:value="2787613" calcext:value-type="float">
            <text:p>2787613</text:p>
          </table:table-cell>
          <table:table-cell table:style-name="ce4" office:value-type="float" office:value="48186" calcext:value-type="float">
            <text:p>48186</text:p>
          </table:table-cell>
          <table:table-cell table:style-name="ce4" table:formula="of:=(SUM([.B24:.AB24]))+0" office:value-type="float" office:value="36986075" calcext:value-type="float">
            <text:p>36986075</text:p>
          </table:table-cell>
          <table:table-cell table:style-name="ce4" table:formula="of:=(+[.AE24]-[.AC24])+0" office:value-type="float" office:value="15620024" calcext:value-type="float">
            <text:p>15620024</text:p>
          </table:table-cell>
          <table:table-cell table:style-name="ce4" office:value-type="float" office:value="52606099" calcext:value-type="float">
            <text:p>52606099</text:p>
          </table:table-cell>
          <table:table-cell table:style-name="ce7" office:value-type="string" calcext:value-type="string">
            <text:p>Hortaliz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GUACATE</text:p>
          </table:table-cell>
          <table:table-cell table:style-name="ce2" office:value-type="float" office:value="205290" calcext:value-type="float">
            <text:p>205290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24836" calcext:value-type="float">
            <text:p>24836</text:p>
          </table:table-cell>
          <table:table-cell table:style-name="ce2" office:value-type="float" office:value="1009" calcext:value-type="float">
            <text:p>100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251" calcext:value-type="float">
            <text:p>12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212136" calcext:value-type="float">
            <text:p>3212136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3820" calcext:value-type="float">
            <text:p>382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12293" calcext:value-type="float">
            <text:p>1122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263" calcext:value-type="float">
            <text:p>142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41185" calcext:value-type="float">
            <text:p>10041185</text:p>
          </table:table-cell>
          <table:table-cell table:style-name="ce2" office:value-type="float" office:value="20429" calcext:value-type="float">
            <text:p>20429</text:p>
          </table:table-cell>
          <table:table-cell table:style-name="ce2" office:value-type="float" office:value="3611647" calcext:value-type="float">
            <text:p>3611647</text:p>
          </table:table-cell>
          <table:table-cell table:style-name="ce2" office:value-type="float" office:value="990940" calcext:value-type="float">
            <text:p>990940</text:p>
          </table:table-cell>
          <table:table-cell table:style-name="ce2" office:value-type="float" office:value="2777" calcext:value-type="float">
            <text:p>27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748" calcext:value-type="float">
            <text:p>34748</text:p>
          </table:table-cell>
          <table:table-cell table:style-name="ce2" table:formula="of:=(SUM([.B25:.AB25]))+0" office:value-type="float" office:value="18285403" calcext:value-type="float">
            <text:p>18285403</text:p>
          </table:table-cell>
          <table:table-cell table:style-name="ce2" table:formula="of:=(+[.AE25]-[.AC25])+0" office:value-type="float" office:value="203126478" calcext:value-type="float">
            <text:p>203126478</text:p>
          </table:table-cell>
          <table:table-cell table:style-name="ce2" office:value-type="float" office:value="221411881" calcext:value-type="float">
            <text:p>221411881</text:p>
          </table:table-cell>
          <table:table-cell table:style-name="ce8" office:value-type="string" calcext:value-type="string">
            <text:p>Frut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LBARICOQUE</text:p>
          </table:table-cell>
          <table:table-cell table:style-name="ce2" office:value-type="float" office:value="56488" calcext:value-type="float">
            <text:p>564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69" calcext:value-type="float">
            <text:p>866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635" calcext:value-type="float">
            <text:p>16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93118" calcext:value-type="float">
            <text:p>593118</text:p>
          </table:table-cell>
          <table:table-cell table:style-name="ce2" office:value-type="float" office:value="29053" calcext:value-type="float">
            <text:p>29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55" calcext:value-type="float">
            <text:p>5955</text:p>
          </table:table-cell>
          <table:table-cell table:style-name="ce2" office:value-type="float" office:value="90732" calcext:value-type="float">
            <text:p>9073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817" calcext:value-type="float">
            <text:p>48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476" calcext:value-type="float">
            <text:p>20476</text:p>
          </table:table-cell>
          <table:table-cell table:style-name="ce2" office:value-type="float" office:value="6830" calcext:value-type="float">
            <text:p>68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26:.AB26]))+0" office:value-type="float" office:value="817773" calcext:value-type="float">
            <text:p>817773</text:p>
          </table:table-cell>
          <table:table-cell table:style-name="ce2" table:formula="of:=(+[.AE26]-[.AC26])+0" office:value-type="float" office:value="125806" calcext:value-type="float">
            <text:p>125806</text:p>
          </table:table-cell>
          <table:table-cell table:style-name="ce2" office:value-type="float" office:value="943579" calcext:value-type="float">
            <text:p>943579</text:p>
          </table:table-cell>
          <table:table-cell table:style-name="ce8" office:value-type="string" calcext:value-type="string">
            <text:p>Frut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RÁNDANO</text:p>
          </table:table-cell>
          <table:table-cell table:style-name="ce2" office:value-type="float" office:value="348029" calcext:value-type="float">
            <text:p>34802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5975" calcext:value-type="float">
            <text:p>1597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59755" calcext:value-type="float">
            <text:p>1597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156285" calcext:value-type="float">
            <text:p>15628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19350" calcext:value-type="float">
            <text:p>1519350</text:p>
          </table:table-cell>
          <table:table-cell table:style-name="ce2" office:value-type="float" office:value="16859" calcext:value-type="float">
            <text:p>16859</text:p>
          </table:table-cell>
          <table:table-cell table:style-name="ce2" office:value-type="float" office:value="2652918" calcext:value-type="float">
            <text:p>2652918</text:p>
          </table:table-cell>
          <table:table-cell table:style-name="ce2" office:value-type="float" office:value="7291" calcext:value-type="float">
            <text:p>72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27:.AB27]))+0" office:value-type="float" office:value="4878832" calcext:value-type="float">
            <text:p>4878832</text:p>
          </table:table-cell>
          <table:table-cell table:style-name="ce2" table:formula="of:=(+[.AE27]-[.AC27])+0" office:value-type="float" office:value="76452496" calcext:value-type="float">
            <text:p>76452496</text:p>
          </table:table-cell>
          <table:table-cell table:style-name="ce2" office:value-type="float" office:value="81331328" calcext:value-type="float">
            <text:p>8133132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QUI</text:p>
          </table:table-cell>
          <table:table-cell table:style-name="ce2" office:value-type="float" office:value="164490" calcext:value-type="float">
            <text:p>164490</text:p>
          </table:table-cell>
          <table:table-cell table:style-name="ce2" office:value-type="float" office:value="1944" calcext:value-type="float">
            <text:p>194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208" calcext:value-type="float">
            <text:p>52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154" calcext:value-type="float">
            <text:p>191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54" calcext:value-type="float">
            <text:p>53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646" calcext:value-type="float">
            <text:p>236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31" calcext:value-type="float">
            <text:p>283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5491" calcext:value-type="float">
            <text:p>75491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3626" calcext:value-type="float">
            <text:p>36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85" calcext:value-type="float">
            <text:p>90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28:.AB28]))+0" office:value-type="float" office:value="315529" calcext:value-type="float">
            <text:p>315529</text:p>
          </table:table-cell>
          <table:table-cell table:style-name="ce2" table:formula="of:=(+[.AE28]-[.AC28])+0" office:value-type="float" office:value="145883" calcext:value-type="float">
            <text:p>145883</text:p>
          </table:table-cell>
          <table:table-cell table:style-name="ce2" office:value-type="float" office:value="461412" calcext:value-type="float">
            <text:p>46141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EREZA Y GUINDA</text:p>
          </table:table-cell>
          <table:table-cell table:style-name="ce2" office:value-type="float" office:value="34644" calcext:value-type="float">
            <text:p>3464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0053" calcext:value-type="float">
            <text:p>50053</text:p>
          </table:table-cell>
          <table:table-cell table:style-name="ce2" office:value-type="float" office:value="33600" calcext:value-type="float">
            <text:p>336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1618" calcext:value-type="float">
            <text:p>141618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38048" calcext:value-type="float">
            <text:p>3804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8503" calcext:value-type="float">
            <text:p>38503</text:p>
          </table:table-cell>
          <table:table-cell table:style-name="ce2" office:value-type="float" office:value="16385" calcext:value-type="float">
            <text:p>1638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426" calcext:value-type="float">
            <text:p>942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38" calcext:value-type="float">
            <text:p>142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95" calcext:value-type="float">
            <text:p>24095</text:p>
          </table:table-cell>
          <table:table-cell table:style-name="ce2" office:value-type="float" office:value="14688" calcext:value-type="float">
            <text:p>1468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29:.AB29]))+0" office:value-type="float" office:value="420097" calcext:value-type="float">
            <text:p>420097</text:p>
          </table:table-cell>
          <table:table-cell table:style-name="ce2" table:formula="of:=(+[.AE29]-[.AC29])+0" office:value-type="float" office:value="7396057" calcext:value-type="float">
            <text:p>7396057</text:p>
          </table:table-cell>
          <table:table-cell table:style-name="ce2" office:value-type="float" office:value="7816154" calcext:value-type="float">
            <text:p>781615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IRUELA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394" calcext:value-type="float">
            <text:p>39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78173" calcext:value-type="float">
            <text:p>37817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76" calcext:value-type="float">
            <text:p>2076</text:p>
          </table:table-cell>
          <table:table-cell table:style-name="ce2" office:value-type="float" office:value="400636" calcext:value-type="float">
            <text:p>40063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92260" calcext:value-type="float">
            <text:p>11922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5316" calcext:value-type="float">
            <text:p>665316</text:p>
          </table:table-cell>
          <table:table-cell table:style-name="ce2" office:value-type="float" office:value="2069" calcext:value-type="float">
            <text:p>206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0:.AB30]))+0" office:value-type="float" office:value="2641219" calcext:value-type="float">
            <text:p>2641219</text:p>
          </table:table-cell>
          <table:table-cell table:style-name="ce2" table:formula="of:=(+[.AE30]-[.AC30])+0" office:value-type="float" office:value="7311058" calcext:value-type="float">
            <text:p>7311058</text:p>
          </table:table-cell>
          <table:table-cell table:style-name="ce2" office:value-type="float" office:value="9952277" calcext:value-type="float">
            <text:p>9952277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FRAMBUESA</text:p>
          </table:table-cell>
          <table:table-cell table:style-name="ce2" office:value-type="float" office:value="17465" calcext:value-type="float">
            <text:p>17465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200096" calcext:value-type="float">
            <text:p>20009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1950" calcext:value-type="float">
            <text:p>919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638463" calcext:value-type="float">
            <text:p>1638463</text:p>
          </table:table-cell>
          <table:table-cell table:style-name="ce2" office:value-type="float" office:value="3567" calcext:value-type="float">
            <text:p>35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04198" calcext:value-type="float">
            <text:p>10419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35837" calcext:value-type="float">
            <text:p>15358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69588" calcext:value-type="float">
            <text:p>7569588</text:p>
          </table:table-cell>
          <table:table-cell table:style-name="ce2" office:value-type="float" office:value="176576" calcext:value-type="float">
            <text:p>1765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938" calcext:value-type="float">
            <text:p>8938</text:p>
          </table:table-cell>
          <table:table-cell table:style-name="ce2" table:formula="of:=(SUM([.B31:.AB31]))+0" office:value-type="float" office:value="11347948" calcext:value-type="float">
            <text:p>11347948</text:p>
          </table:table-cell>
          <table:table-cell table:style-name="ce2" table:formula="of:=(+[.AE31]-[.AC31])+0" office:value-type="float" office:value="77116260" calcext:value-type="float">
            <text:p>77116260</text:p>
          </table:table-cell>
          <table:table-cell table:style-name="ce2" office:value-type="float" office:value="88464208" calcext:value-type="float">
            <text:p>8846420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FRESA</text:p>
          </table:table-cell>
          <table:table-cell table:style-name="ce2" office:value-type="float" office:value="173241" calcext:value-type="float">
            <text:p>173241</text:p>
          </table:table-cell>
          <table:table-cell table:style-name="ce2" office:value-type="float" office:value="54359" calcext:value-type="float">
            <text:p>54359</text:p>
          </table:table-cell>
          <table:table-cell table:style-name="ce2" office:value-type="float" office:value="2257216" calcext:value-type="float">
            <text:p>22572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750" calcext:value-type="float">
            <text:p>77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04" calcext:value-type="float">
            <text:p>39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78489" calcext:value-type="float">
            <text:p>77848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65039" calcext:value-type="float">
            <text:p>36503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39227" calcext:value-type="float">
            <text:p>1392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13934" calcext:value-type="float">
            <text:p>3113934</text:p>
          </table:table-cell>
          <table:table-cell table:style-name="ce2" office:value-type="float" office:value="53616" calcext:value-type="float">
            <text:p>53616</text:p>
          </table:table-cell>
          <table:table-cell table:style-name="ce2" office:value-type="float" office:value="6202" calcext:value-type="float">
            <text:p>62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000" calcext:value-type="float">
            <text:p>27000</text:p>
          </table:table-cell>
          <table:table-cell table:style-name="ce2" table:formula="of:=(SUM([.B32:.AB32]))+0" office:value-type="float" office:value="6982977" calcext:value-type="float">
            <text:p>6982977</text:p>
          </table:table-cell>
          <table:table-cell table:style-name="ce2" table:formula="of:=(+[.AE32]-[.AC32])+0" office:value-type="float" office:value="37403370" calcext:value-type="float">
            <text:p>37403370</text:p>
          </table:table-cell>
          <table:table-cell table:style-name="ce2" office:value-type="float" office:value="44386347" calcext:value-type="float">
            <text:p>44386347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GROSELLA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209" calcext:value-type="float">
            <text:p>2520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8954" calcext:value-type="float">
            <text:p>2895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68080" calcext:value-type="float">
            <text:p>2680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80826" calcext:value-type="float">
            <text:p>8082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24751" calcext:value-type="float">
            <text:p>7247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380" calcext:value-type="float">
            <text:p>1673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388" calcext:value-type="float">
            <text:p>2038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33:.AB33]))+0" office:value-type="float" office:value="1317474" calcext:value-type="float">
            <text:p>1317474</text:p>
          </table:table-cell>
          <table:table-cell table:style-name="ce2" table:formula="of:=(+[.AE33]-[.AC33])+0" office:value-type="float" office:value="170228" calcext:value-type="float">
            <text:p>170228</text:p>
          </table:table-cell>
          <table:table-cell table:style-name="ce2" office:value-type="float" office:value="1487702" calcext:value-type="float">
            <text:p>148770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HIGO</text:p>
          </table:table-cell>
          <table:table-cell table:style-name="ce2" office:value-type="float" office:value="356903" calcext:value-type="float">
            <text:p>3569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734" calcext:value-type="float">
            <text:p>973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177" calcext:value-type="float">
            <text:p>31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9351" calcext:value-type="float">
            <text:p>1093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7567" calcext:value-type="float">
            <text:p>13756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1138" calcext:value-type="float">
            <text:p>31138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86590" calcext:value-type="float">
            <text:p>865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550" calcext:value-type="float">
            <text:p>95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34:.AB34]))+0" office:value-type="float" office:value="747219" calcext:value-type="float">
            <text:p>747219</text:p>
          </table:table-cell>
          <table:table-cell table:style-name="ce2" table:formula="of:=(+[.AE34]-[.AC34])+0" office:value-type="float" office:value="18758" calcext:value-type="float">
            <text:p>18758</text:p>
          </table:table-cell>
          <table:table-cell table:style-name="ce2" office:value-type="float" office:value="765977" calcext:value-type="float">
            <text:p>765977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KIWI</text:p>
          </table:table-cell>
          <table:table-cell table:style-name="ce2" office:value-type="float" office:value="547106" calcext:value-type="float">
            <text:p>5471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462747" calcext:value-type="float">
            <text:p>6146274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13257" calcext:value-type="float">
            <text:p>2813257</text:p>
          </table:table-cell>
          <table:table-cell table:style-name="ce2" office:value-type="float" office:value="16571949" calcext:value-type="float">
            <text:p>165719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1185051" calcext:value-type="float">
            <text:p>4118505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122013" calcext:value-type="float">
            <text:p>21220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18853" calcext:value-type="float">
            <text:p>13518853</text:p>
          </table:table-cell>
          <table:table-cell table:style-name="ce2" office:value-type="float" office:value="28804" calcext:value-type="float">
            <text:p>288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4" calcext:value-type="float">
            <text:p>1182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35:.AB35]))+0" office:value-type="float" office:value="138262680" calcext:value-type="float">
            <text:p>138262680</text:p>
          </table:table-cell>
          <table:table-cell table:style-name="ce2" table:formula="of:=(+[.AE35]-[.AC35])+0" office:value-type="float" office:value="81247331" calcext:value-type="float">
            <text:p>81247331</text:p>
          </table:table-cell>
          <table:table-cell table:style-name="ce2" office:value-type="float" office:value="219510011" calcext:value-type="float">
            <text:p>21951001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LIMÓN</text:p>
          </table:table-cell>
          <table:table-cell table:style-name="ce2" office:value-type="float" office:value="622822" calcext:value-type="float">
            <text:p>622822</text:p>
          </table:table-cell>
          <table:table-cell table:style-name="ce2" office:value-type="float" office:value="61182" calcext:value-type="float">
            <text:p>61182</text:p>
          </table:table-cell>
          <table:table-cell table:style-name="ce2" office:value-type="float" office:value="167668" calcext:value-type="float">
            <text:p>167668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24" calcext:value-type="float">
            <text:p>3424</text:p>
          </table:table-cell>
          <table:table-cell table:style-name="ce2" office:value-type="float" office:value="8010" calcext:value-type="float">
            <text:p>8010</text:p>
          </table:table-cell>
          <table:table-cell table:style-name="ce2" office:value-type="float" office:value="37345" calcext:value-type="float">
            <text:p>37345</text:p>
          </table:table-cell>
          <table:table-cell table:style-name="ce2" office:value-type="float" office:value="302973" calcext:value-type="float">
            <text:p>30297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496546" calcext:value-type="float">
            <text:p>5496546</text:p>
          </table:table-cell>
          <table:table-cell table:style-name="ce2" office:value-type="float" office:value="24506" calcext:value-type="float">
            <text:p>24506</text:p>
          </table:table-cell>
          <table:table-cell table:style-name="ce2" office:value-type="float" office:value="23760" calcext:value-type="float">
            <text:p>23760</text:p>
          </table:table-cell>
          <table:table-cell table:style-name="ce2" office:value-type="float" office:value="12410" calcext:value-type="float">
            <text:p>12410</text:p>
          </table:table-cell>
          <table:table-cell table:style-name="ce2" office:value-type="float" office:value="607436" calcext:value-type="float">
            <text:p>60743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296178" calcext:value-type="float">
            <text:p>6296178</text:p>
          </table:table-cell>
          <table:table-cell table:style-name="ce2" office:value-type="float" office:value="222020" calcext:value-type="float">
            <text:p>222020</text:p>
          </table:table-cell>
          <table:table-cell table:style-name="ce2" office:value-type="float" office:value="1179714" calcext:value-type="float">
            <text:p>1179714</text:p>
          </table:table-cell>
          <table:table-cell table:style-name="ce2" office:value-type="float" office:value="125131" calcext:value-type="float">
            <text:p>125131</text:p>
          </table:table-cell>
          <table:table-cell table:style-name="ce2" office:value-type="float" office:value="48429" calcext:value-type="float">
            <text:p>48429</text:p>
          </table:table-cell>
          <table:table-cell table:style-name="ce2" office:value-type="float" office:value="11756" calcext:value-type="float">
            <text:p>1175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36:.AB36]))+0" office:value-type="float" office:value="15252737" calcext:value-type="float">
            <text:p>15252737</text:p>
          </table:table-cell>
          <table:table-cell table:style-name="ce2" table:formula="of:=(+[.AE36]-[.AC36])+0" office:value-type="float" office:value="49326813" calcext:value-type="float">
            <text:p>49326813</text:p>
          </table:table-cell>
          <table:table-cell table:style-name="ce2" office:value-type="float" office:value="64579550" calcext:value-type="float">
            <text:p>6457955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DARINA</text:p>
          </table:table-cell>
          <table:table-cell table:style-name="ce2" office:value-type="float" office:value="2814953" calcext:value-type="float">
            <text:p>2814953</text:p>
          </table:table-cell>
          <table:table-cell table:style-name="ce2" office:value-type="float" office:value="58536" calcext:value-type="float">
            <text:p>58536</text:p>
          </table:table-cell>
          <table:table-cell table:style-name="ce2" office:value-type="float" office:value="39511" calcext:value-type="float">
            <text:p>395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9591" calcext:value-type="float">
            <text:p>149591</text:p>
          </table:table-cell>
          <table:table-cell table:style-name="ce2" office:value-type="float" office:value="62658" calcext:value-type="float">
            <text:p>626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72" calcext:value-type="float">
            <text:p>5972</text:p>
          </table:table-cell>
          <table:table-cell table:style-name="ce2" office:value-type="float" office:value="73348" calcext:value-type="float">
            <text:p>7334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42340" calcext:value-type="float">
            <text:p>1242340</text:p>
          </table:table-cell>
          <table:table-cell table:style-name="ce2" office:value-type="float" office:value="8707" calcext:value-type="float">
            <text:p>8707</text:p>
          </table:table-cell>
          <table:table-cell table:style-name="ce2" office:value-type="float" office:value="2808" calcext:value-type="float">
            <text:p>2808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float" office:value="178244" calcext:value-type="float">
            <text:p>17824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649452" calcext:value-type="float">
            <text:p>1649452</text:p>
          </table:table-cell>
          <table:table-cell table:style-name="ce2" office:value-type="float" office:value="71553" calcext:value-type="float">
            <text:p>71553</text:p>
          </table:table-cell>
          <table:table-cell table:style-name="ce2" office:value-type="float" office:value="7883620" calcext:value-type="float">
            <text:p>7883620</text:p>
          </table:table-cell>
          <table:table-cell table:style-name="ce2" office:value-type="float" office:value="210807" calcext:value-type="float">
            <text:p>210807</text:p>
          </table:table-cell>
          <table:table-cell table:style-name="ce2" office:value-type="float" office:value="45679" calcext:value-type="float">
            <text:p>456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37:.AB37]))+0" office:value-type="float" office:value="14498846" calcext:value-type="float">
            <text:p>14498846</text:p>
          </table:table-cell>
          <table:table-cell table:style-name="ce2" table:formula="of:=(+[.AE37]-[.AC37])+0" office:value-type="float" office:value="5872620" calcext:value-type="float">
            <text:p>5872620</text:p>
          </table:table-cell>
          <table:table-cell table:style-name="ce2" office:value-type="float" office:value="20371466" calcext:value-type="float">
            <text:p>2037146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GO, GUAYABA</text:p>
          </table:table-cell>
          <table:table-cell table:style-name="ce2" office:value-type="float" office:value="86663" calcext:value-type="float">
            <text:p>86663</text:p>
          </table:table-cell>
          <table:table-cell table:style-name="ce2" office:value-type="float" office:value="2808" calcext:value-type="float">
            <text:p>2808</text:p>
          </table:table-cell>
          <table:table-cell table:style-name="ce2" office:value-type="float" office:value="148987" calcext:value-type="float">
            <text:p>14898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65624" calcext:value-type="float">
            <text:p>1565624</text:p>
          </table:table-cell>
          <table:table-cell table:style-name="ce2" office:value-type="float" office:value="3234" calcext:value-type="float">
            <text:p>3234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12429" calcext:value-type="float">
            <text:p>12429</text:p>
          </table:table-cell>
          <table:table-cell table:style-name="ce2" office:value-type="float" office:value="7141" calcext:value-type="float">
            <text:p>714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81127" calcext:value-type="float">
            <text:p>2081127</text:p>
          </table:table-cell>
          <table:table-cell table:style-name="ce2" office:value-type="float" office:value="12012" calcext:value-type="float">
            <text:p>12012</text:p>
          </table:table-cell>
          <table:table-cell table:style-name="ce2" office:value-type="float" office:value="2027145" calcext:value-type="float">
            <text:p>2027145</text:p>
          </table:table-cell>
          <table:table-cell table:style-name="ce2" office:value-type="float" office:value="9852" calcext:value-type="float">
            <text:p>9852</text:p>
          </table:table-cell>
          <table:table-cell table:style-name="ce2" office:value-type="float" office:value="1487" calcext:value-type="float">
            <text:p>14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40" calcext:value-type="float">
            <text:p>5640</text:p>
          </table:table-cell>
          <table:table-cell table:style-name="ce2" table:formula="of:=(SUM([.B38:.AB38]))+0" office:value-type="float" office:value="5965653" calcext:value-type="float">
            <text:p>5965653</text:p>
          </table:table-cell>
          <table:table-cell table:style-name="ce2" table:formula="of:=(+[.AE38]-[.AC38])+0" office:value-type="float" office:value="67552188" calcext:value-type="float">
            <text:p>67552188</text:p>
          </table:table-cell>
          <table:table-cell table:style-name="ce2" office:value-type="float" office:value="73517841" calcext:value-type="float">
            <text:p>7351784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ZANA</text:p>
          </table:table-cell>
          <table:table-cell table:style-name="ce2" office:value-type="float" office:value="849837" calcext:value-type="float">
            <text:p>849837</text:p>
          </table:table-cell>
          <table:table-cell table:style-name="ce2" office:value-type="float" office:value="1261985" calcext:value-type="float">
            <text:p>1261985</text:p>
          </table:table-cell>
          <table:table-cell table:style-name="ce2" office:value-type="float" office:value="2322450" calcext:value-type="float">
            <text:p>23224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1130" calcext:value-type="float">
            <text:p>511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0550657" calcext:value-type="float">
            <text:p>50550657</text:p>
          </table:table-cell>
          <table:table-cell table:style-name="ce2" office:value-type="float" office:value="6843" calcext:value-type="float">
            <text:p>6843</text:p>
          </table:table-cell>
          <table:table-cell table:style-name="ce2" office:value-type="float" office:value="4681" calcext:value-type="float">
            <text:p>468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63669146" calcext:value-type="float">
            <text:p>6366914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74583" calcext:value-type="float">
            <text:p>2074583</text:p>
          </table:table-cell>
          <table:table-cell table:style-name="ce2" office:value-type="float" office:value="1564466" calcext:value-type="float">
            <text:p>1564466</text:p>
          </table:table-cell>
          <table:table-cell table:style-name="ce2" office:value-type="float" office:value="9198033" calcext:value-type="float">
            <text:p>9198033</text:p>
          </table:table-cell>
          <table:table-cell table:style-name="ce2" office:value-type="float" office:value="6041" calcext:value-type="float">
            <text:p>60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23" calcext:value-type="float">
            <text:p>33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39:.AB39]))+0" office:value-type="float" office:value="131563218" calcext:value-type="float">
            <text:p>131563218</text:p>
          </table:table-cell>
          <table:table-cell table:style-name="ce2" table:formula="of:=(+[.AE39]-[.AC39])+0" office:value-type="float" office:value="17943244" calcext:value-type="float">
            <text:p>17943244</text:p>
          </table:table-cell>
          <table:table-cell table:style-name="ce2" office:value-type="float" office:value="149506462" calcext:value-type="float">
            <text:p>14950646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ELOCOTÓN</text:p>
          </table:table-cell>
          <table:table-cell table:style-name="ce2" office:value-type="float" office:value="17928" calcext:value-type="float">
            <text:p>179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20" calcext:value-type="float">
            <text:p>632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0411" calcext:value-type="float">
            <text:p>104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27744" calcext:value-type="float">
            <text:p>327744</text:p>
          </table:table-cell>
          <table:table-cell table:style-name="ce2" office:value-type="float" office:value="82383" calcext:value-type="float">
            <text:p>823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38" calcext:value-type="float">
            <text:p>5338</text:p>
          </table:table-cell>
          <table:table-cell table:style-name="ce2" office:value-type="float" office:value="611396" calcext:value-type="float">
            <text:p>611396</text:p>
          </table:table-cell>
          <table:table-cell table:style-name="ce2" office:value-type="float" office:value="28347" calcext:value-type="float">
            <text:p>2834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5412" calcext:value-type="float">
            <text:p>65412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649540" calcext:value-type="float">
            <text:p>64954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(SUM([.B40:.AB40]))+0" office:value-type="float" office:value="1805696" calcext:value-type="float">
            <text:p>1805696</text:p>
          </table:table-cell>
          <table:table-cell table:style-name="ce2" table:formula="of:=(+[.AE40]-[.AC40])+0" office:value-type="float" office:value="1003628" calcext:value-type="float">
            <text:p>1003628</text:p>
          </table:table-cell>
          <table:table-cell table:style-name="ce2" office:value-type="float" office:value="2809324" calcext:value-type="float">
            <text:p>280932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ELÓN</text:p>
          </table:table-cell>
          <table:table-cell table:style-name="ce2" office:value-type="float" office:value="25871" calcext:value-type="float">
            <text:p>2587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389" calcext:value-type="float">
            <text:p>1389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012" calcext:value-type="float">
            <text:p>60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3" calcext:value-type="float">
            <text:p>1523</text:p>
          </table:table-cell>
          <table:table-cell table:style-name="ce2" office:value-type="float" office:value="669028" calcext:value-type="float">
            <text:p>669028</text:p>
          </table:table-cell>
          <table:table-cell table:style-name="ce2" office:value-type="float" office:value="7706" calcext:value-type="float">
            <text:p>7706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6351" calcext:value-type="float">
            <text:p>15635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330637" calcext:value-type="float">
            <text:p>333063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81857" calcext:value-type="float">
            <text:p>381857</text:p>
          </table:table-cell>
          <table:table-cell table:style-name="ce2" office:value-type="float" office:value="6257" calcext:value-type="float">
            <text:p>6257</text:p>
          </table:table-cell>
          <table:table-cell table:style-name="ce2" office:value-type="float" office:value="1376" calcext:value-type="float">
            <text:p>13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04" calcext:value-type="float">
            <text:p>16004</text:p>
          </table:table-cell>
          <table:table-cell table:style-name="ce2" table:formula="of:=(SUM([.B41:.AB41]))+0" office:value-type="float" office:value="4604854" calcext:value-type="float">
            <text:p>4604854</text:p>
          </table:table-cell>
          <table:table-cell table:style-name="ce2" table:formula="of:=(+[.AE41]-[.AC41])+0" office:value-type="float" office:value="55314071" calcext:value-type="float">
            <text:p>55314071</text:p>
          </table:table-cell>
          <table:table-cell table:style-name="ce2" office:value-type="float" office:value="59918925" calcext:value-type="float">
            <text:p>5991892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ORA</text:p>
          </table:table-cell>
          <table:table-cell table:style-name="ce2" office:value-type="float" office:value="441412" calcext:value-type="float">
            <text:p>44141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0755" calcext:value-type="float">
            <text:p>20755</text:p>
          </table:table-cell>
          <table:table-cell table:style-name="ce2" office:value-type="float" office:value="93228" calcext:value-type="float">
            <text:p>9322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3227" calcext:value-type="float">
            <text:p>232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7413" calcext:value-type="float">
            <text:p>13741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3567" calcext:value-type="float">
            <text:p>15356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73277" calcext:value-type="float">
            <text:p>1073277</text:p>
          </table:table-cell>
          <table:table-cell table:style-name="ce2" office:value-type="float" office:value="14245" calcext:value-type="float">
            <text:p>1424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42:.AB42]))+0" office:value-type="float" office:value="1957356" calcext:value-type="float">
            <text:p>1957356</text:p>
          </table:table-cell>
          <table:table-cell table:style-name="ce2" table:formula="of:=(+[.AE42]-[.AC42])+0" office:value-type="float" office:value="2114100" calcext:value-type="float">
            <text:p>2114100</text:p>
          </table:table-cell>
          <table:table-cell table:style-name="ce2" office:value-type="float" office:value="4071456" calcext:value-type="float">
            <text:p>407145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NARANJA</text:p>
          </table:table-cell>
          <table:table-cell table:style-name="ce2" office:value-type="float" office:value="1114819" calcext:value-type="float">
            <text:p>1114819</text:p>
          </table:table-cell>
          <table:table-cell table:style-name="ce2" office:value-type="float" office:value="58513" calcext:value-type="float">
            <text:p>58513</text:p>
          </table:table-cell>
          <table:table-cell table:style-name="ce2" office:value-type="float" office:value="191750" calcext:value-type="float">
            <text:p>1917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47" calcext:value-type="float">
            <text:p>17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143" calcext:value-type="float">
            <text:p>52143</text:p>
          </table:table-cell>
          <table:table-cell table:style-name="ce2" office:value-type="float" office:value="110925" calcext:value-type="float">
            <text:p>1109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685242" calcext:value-type="float">
            <text:p>3685242</text:p>
          </table:table-cell>
          <table:table-cell table:style-name="ce2" office:value-type="float" office:value="160114" calcext:value-type="float">
            <text:p>160114</text:p>
          </table:table-cell>
          <table:table-cell table:style-name="ce2" office:value-type="float" office:value="20097" calcext:value-type="float">
            <text:p>20097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2208321" calcext:value-type="float">
            <text:p>220832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90594" calcext:value-type="float">
            <text:p>3905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49221" calcext:value-type="float">
            <text:p>6749221</text:p>
          </table:table-cell>
          <table:table-cell table:style-name="ce2" office:value-type="float" office:value="460525" calcext:value-type="float">
            <text:p>460525</text:p>
          </table:table-cell>
          <table:table-cell table:style-name="ce2" office:value-type="float" office:value="28748235" calcext:value-type="float">
            <text:p>28748235</text:p>
          </table:table-cell>
          <table:table-cell table:style-name="ce2" office:value-type="float" office:value="246812" calcext:value-type="float">
            <text:p>246812</text:p>
          </table:table-cell>
          <table:table-cell table:style-name="ce2" office:value-type="float" office:value="82068" calcext:value-type="float">
            <text:p>82068</text:p>
          </table:table-cell>
          <table:table-cell table:style-name="ce2" office:value-type="float" office:value="148455" calcext:value-type="float">
            <text:p>14845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43:.AB43]))+0" office:value-type="float" office:value="44430526" calcext:value-type="float">
            <text:p>44430526</text:p>
          </table:table-cell>
          <table:table-cell table:style-name="ce2" table:formula="of:=(+[.AE43]-[.AC43])+0" office:value-type="float" office:value="80130068" calcext:value-type="float">
            <text:p>80130068</text:p>
          </table:table-cell>
          <table:table-cell table:style-name="ce2" office:value-type="float" office:value="124560594" calcext:value-type="float">
            <text:p>12456059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NECTARINA</text:p>
          </table:table-cell>
          <table:table-cell table:style-name="ce2" office:value-type="float" office:value="72837" calcext:value-type="float">
            <text:p>7283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73" calcext:value-type="float">
            <text:p>2873</text:p>
          </table:table-cell>
          <table:table-cell table:style-name="ce2" office:value-type="float" office:value="620147" calcext:value-type="float">
            <text:p>620147</text:p>
          </table:table-cell>
          <table:table-cell table:style-name="ce2" office:value-type="float" office:value="87416" calcext:value-type="float">
            <text:p>874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90" calcext:value-type="float">
            <text:p>3890</text:p>
          </table:table-cell>
          <table:table-cell table:style-name="ce2" office:value-type="float" office:value="253002" calcext:value-type="float">
            <text:p>253002</text:p>
          </table:table-cell>
          <table:table-cell table:style-name="ce2" office:value-type="float" office:value="17132" calcext:value-type="float">
            <text:p>171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9040" calcext:value-type="float">
            <text:p>790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9320" calcext:value-type="float">
            <text:p>76932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(SUM([.B44:.AB44]))+0" office:value-type="float" office:value="1911307" calcext:value-type="float">
            <text:p>1911307</text:p>
          </table:table-cell>
          <table:table-cell table:style-name="ce2" table:formula="of:=(+[.AE44]-[.AC44])+0" office:value-type="float" office:value="1063982" calcext:value-type="float">
            <text:p>1063982</text:p>
          </table:table-cell>
          <table:table-cell table:style-name="ce2" office:value-type="float" office:value="2975289" calcext:value-type="float">
            <text:p>297528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OS CÍTRICO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36" calcext:value-type="float">
            <text:p>243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849" calcext:value-type="float">
            <text:p>48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91" calcext:value-type="float">
            <text:p>1491</text:p>
          </table:table-cell>
          <table:table-cell table:style-name="ce2" office:value-type="float" office:value="10209" calcext:value-type="float">
            <text:p>1020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79556" calcext:value-type="float">
            <text:p>8795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522" calcext:value-type="float">
            <text:p>4352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(SUM([.B45:.AB45]))+0" office:value-type="float" office:value="942063" calcext:value-type="float">
            <text:p>942063</text:p>
          </table:table-cell>
          <table:table-cell table:style-name="ce2" table:formula="of:=(+[.AE45]-[.AC45])+0" office:value-type="float" office:value="4895" calcext:value-type="float">
            <text:p>4895</text:p>
          </table:table-cell>
          <table:table-cell table:style-name="ce2" office:value-type="float" office:value="946958" calcext:value-type="float">
            <text:p>94695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ERA</text:p>
          </table:table-cell>
          <table:table-cell table:style-name="ce2" office:value-type="float" office:value="148308" calcext:value-type="float">
            <text:p>148308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14054124" calcext:value-type="float">
            <text:p>1405412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16395" calcext:value-type="float">
            <text:p>163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87258" calcext:value-type="float">
            <text:p>3872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" calcext:value-type="float">
            <text:p>1463</text:p>
          </table:table-cell>
          <table:table-cell table:style-name="ce2" office:value-type="float" office:value="1501" calcext:value-type="float">
            <text:p>1501</text:p>
          </table:table-cell>
          <table:table-cell table:style-name="ce2" office:value-type="float" office:value="122574" calcext:value-type="float">
            <text:p>122574</text:p>
          </table:table-cell>
          <table:table-cell table:style-name="ce2" office:value-type="float" office:value="1340" calcext:value-type="float">
            <text:p>134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340712" calcext:value-type="float">
            <text:p>9340712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4425989" calcext:value-type="float">
            <text:p>44259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46:.AB46]))+0" office:value-type="float" office:value="28504631" calcext:value-type="float">
            <text:p>28504631</text:p>
          </table:table-cell>
          <table:table-cell table:style-name="ce2" table:formula="of:=(+[.AE46]-[.AC46])+0" office:value-type="float" office:value="11026717" calcext:value-type="float">
            <text:p>11026717</text:p>
          </table:table-cell>
          <table:table-cell table:style-name="ce2" office:value-type="float" office:value="39531348" calcext:value-type="float">
            <text:p>3953134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IÑA</text:p>
          </table:table-cell>
          <table:table-cell table:style-name="ce2" office:value-type="float" office:value="187145" calcext:value-type="float">
            <text:p>1871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1927" calcext:value-type="float">
            <text:p>601927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992994" calcext:value-type="float">
            <text:p>1992994</text:p>
          </table:table-cell>
          <table:table-cell table:style-name="ce2" office:value-type="float" office:value="2977" calcext:value-type="float">
            <text:p>29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94668" calcext:value-type="float">
            <text:p>169466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169917" calcext:value-type="float">
            <text:p>5169917</text:p>
          </table:table-cell>
          <table:table-cell table:style-name="ce2" office:value-type="float" office:value="9867" calcext:value-type="float">
            <text:p>9867</text:p>
          </table:table-cell>
          <table:table-cell table:style-name="ce2" office:value-type="float" office:value="8011882" calcext:value-type="float">
            <text:p>8011882</text:p>
          </table:table-cell>
          <table:table-cell table:style-name="ce2" office:value-type="float" office:value="68229" calcext:value-type="float">
            <text:p>682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56" calcext:value-type="float">
            <text:p>4256</text:p>
          </table:table-cell>
          <table:table-cell table:style-name="ce2" office:value-type="float" office:value="5940" calcext:value-type="float">
            <text:p>5940</text:p>
          </table:table-cell>
          <table:table-cell table:style-name="ce2" table:formula="of:=(SUM([.B47:.AB47]))+0" office:value-type="float" office:value="17749817" calcext:value-type="float">
            <text:p>17749817</text:p>
          </table:table-cell>
          <table:table-cell table:style-name="ce2" table:formula="of:=(+[.AE47]-[.AC47])+0" office:value-type="float" office:value="105908393" calcext:value-type="float">
            <text:p>105908393</text:p>
          </table:table-cell>
          <table:table-cell table:style-name="ce2" office:value-type="float" office:value="123658210" calcext:value-type="float">
            <text:p>12365821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LÁTANO</text:p>
          </table:table-cell>
          <table:table-cell table:style-name="ce2" office:value-type="float" office:value="8763" calcext:value-type="float">
            <text:p>87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1553" calcext:value-type="float">
            <text:p>11155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2399004" calcext:value-type="float">
            <text:p>123990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125787" calcext:value-type="float">
            <text:p>12578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94933" calcext:value-type="float">
            <text:p>694933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638834" calcext:value-type="float">
            <text:p>4638834</text:p>
          </table:table-cell>
          <table:table-cell table:style-name="ce2" office:value-type="float" office:value="298878" calcext:value-type="float">
            <text:p>2988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48:.AB48]))+0" office:value-type="float" office:value="18279605" calcext:value-type="float">
            <text:p>18279605</text:p>
          </table:table-cell>
          <table:table-cell table:style-name="ce2" table:formula="of:=(+[.AE48]-[.AC48])+0" office:value-type="float" office:value="142310741" calcext:value-type="float">
            <text:p>142310741</text:p>
          </table:table-cell>
          <table:table-cell table:style-name="ce2" office:value-type="float" office:value="160590346" calcext:value-type="float">
            <text:p>16059034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OMELO</text:p>
          </table:table-cell>
          <table:table-cell table:style-name="ce2" office:value-type="float" office:value="64438" calcext:value-type="float">
            <text:p>644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224" calcext:value-type="float">
            <text:p>262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369" calcext:value-type="float">
            <text:p>363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14171" calcext:value-type="float">
            <text:p>5141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168382" calcext:value-type="float">
            <text:p>16838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644601" calcext:value-type="float">
            <text:p>1644601</text:p>
          </table:table-cell>
          <table:table-cell table:style-name="ce2" office:value-type="float" office:value="60767" calcext:value-type="float">
            <text:p>60767</text:p>
          </table:table-cell>
          <table:table-cell table:style-name="ce2" office:value-type="float" office:value="2127939" calcext:value-type="float">
            <text:p>2127939</text:p>
          </table:table-cell>
          <table:table-cell table:style-name="ce2" office:value-type="float" office:value="27290" calcext:value-type="float">
            <text:p>2729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49:.AB49]))+0" office:value-type="float" office:value="4675047" calcext:value-type="float">
            <text:p>4675047</text:p>
          </table:table-cell>
          <table:table-cell table:style-name="ce2" table:formula="of:=(+[.AE49]-[.AC49])+0" office:value-type="float" office:value="2932165" calcext:value-type="float">
            <text:p>2932165</text:p>
          </table:table-cell>
          <table:table-cell table:style-name="ce2" office:value-type="float" office:value="7607212" calcext:value-type="float">
            <text:p>760721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SANDÍA</text:p>
          </table:table-cell>
          <table:table-cell table:style-name="ce2" office:value-type="float" office:value="141325" calcext:value-type="float">
            <text:p>14132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27" calcext:value-type="float">
            <text:p>72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404" calcext:value-type="float">
            <text:p>10404</text:p>
          </table:table-cell>
          <table:table-cell table:style-name="ce2" office:value-type="float" office:value="409470" calcext:value-type="float">
            <text:p>409470</text:p>
          </table:table-cell>
          <table:table-cell table:style-name="ce2" office:value-type="float" office:value="24354" calcext:value-type="float">
            <text:p>24354</text:p>
          </table:table-cell>
          <table:table-cell table:style-name="ce2" office:value-type="float" office:value="39191" calcext:value-type="float">
            <text:p>39191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165027" calcext:value-type="float">
            <text:p>16502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87176" calcext:value-type="float">
            <text:p>6871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5083" calcext:value-type="float">
            <text:p>315083</text:p>
          </table:table-cell>
          <table:table-cell table:style-name="ce2" office:value-type="float" office:value="13862" calcext:value-type="float">
            <text:p>13862</text:p>
          </table:table-cell>
          <table:table-cell table:style-name="ce2" office:value-type="float" office:value="9992" calcext:value-type="float">
            <text:p>99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59" calcext:value-type="float">
            <text:p>8659</text:p>
          </table:table-cell>
          <table:table-cell table:style-name="ce2" table:formula="of:=(SUM([.B50:.AB50]))+0" office:value-type="float" office:value="1825897" calcext:value-type="float">
            <text:p>1825897</text:p>
          </table:table-cell>
          <table:table-cell table:style-name="ce2" table:formula="of:=(+[.AE50]-[.AC50])+0" office:value-type="float" office:value="41367766" calcext:value-type="float">
            <text:p>41367766</text:p>
          </table:table-cell>
          <table:table-cell table:style-name="ce2" office:value-type="float" office:value="43193663" calcext:value-type="float">
            <text:p>4319366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UVA DE MESA</text:p>
          </table:table-cell>
          <table:table-cell table:style-name="ce2" office:value-type="float" office:value="1095086" calcext:value-type="float">
            <text:p>10950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144" calcext:value-type="float">
            <text:p>1414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165" calcext:value-type="float">
            <text:p>8165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5954" calcext:value-type="float">
            <text:p>355954</text:p>
          </table:table-cell>
          <table:table-cell table:style-name="ce2" office:value-type="float" office:value="105067" calcext:value-type="float">
            <text:p>1050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662" calcext:value-type="float">
            <text:p>43662</text:p>
          </table:table-cell>
          <table:table-cell table:style-name="ce2" office:value-type="float" office:value="20400963" calcext:value-type="float">
            <text:p>2040096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179989" calcext:value-type="float">
            <text:p>8179989</text:p>
          </table:table-cell>
          <table:table-cell table:style-name="ce2" office:value-type="float" office:value="37870" calcext:value-type="float">
            <text:p>37870</text:p>
          </table:table-cell>
          <table:table-cell table:style-name="ce2" office:value-type="float" office:value="2169341" calcext:value-type="float">
            <text:p>2169341</text:p>
          </table:table-cell>
          <table:table-cell table:style-name="ce2" office:value-type="float" office:value="901203" calcext:value-type="float">
            <text:p>901203</text:p>
          </table:table-cell>
          <table:table-cell table:style-name="ce2" office:value-type="float" office:value="3009" calcext:value-type="float">
            <text:p>30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873" calcext:value-type="float">
            <text:p>34873</text:p>
          </table:table-cell>
          <table:table-cell table:style-name="ce2" table:formula="of:=(SUM([.B51:.AB51]))+0" office:value-type="float" office:value="33349607" calcext:value-type="float">
            <text:p>33349607</text:p>
          </table:table-cell>
          <table:table-cell table:style-name="ce2" table:formula="of:=(+[.AE51]-[.AC51])+0" office:value-type="float" office:value="39112301" calcext:value-type="float">
            <text:p>39112301</text:p>
          </table:table-cell>
          <table:table-cell table:style-name="ce2" office:value-type="float" office:value="72461908" calcext:value-type="float">
            <text:p>7246190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AS FRUTAS</text:p>
          </table:table-cell>
          <table:table-cell table:style-name="ce2" office:value-type="float" office:value="1445361" calcext:value-type="float">
            <text:p>1445361</text:p>
          </table:table-cell>
          <table:table-cell table:style-name="ce2" office:value-type="float" office:value="129075" calcext:value-type="float">
            <text:p>129075</text:p>
          </table:table-cell>
          <table:table-cell table:style-name="ce2" office:value-type="float" office:value="2766258" calcext:value-type="float">
            <text:p>2766258</text:p>
          </table:table-cell>
          <table:table-cell table:style-name="ce2" office:value-type="float" office:value="130601" calcext:value-type="float">
            <text:p>1306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19" calcext:value-type="float">
            <text:p>271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22" calcext:value-type="float">
            <text:p>1762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91383" calcext:value-type="float">
            <text:p>10891383</text:p>
          </table:table-cell>
          <table:table-cell table:style-name="ce2" office:value-type="float" office:value="284145" calcext:value-type="float">
            <text:p>284145</text:p>
          </table:table-cell>
          <table:table-cell table:style-name="ce2" office:value-type="float" office:value="12570" calcext:value-type="float">
            <text:p>12570</text:p>
          </table:table-cell>
          <table:table-cell table:style-name="ce2" office:value-type="float" office:value="2586" calcext:value-type="float">
            <text:p>2586</text:p>
          </table:table-cell>
          <table:table-cell table:style-name="ce2" office:value-type="float" office:value="4454235" calcext:value-type="float">
            <text:p>4454235</text:p>
          </table:table-cell>
          <table:table-cell table:style-name="ce2" office:value-type="float" office:value="685" calcext:value-type="float">
            <text:p>68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470103" calcext:value-type="float">
            <text:p>5470103</text:p>
          </table:table-cell>
          <table:table-cell table:style-name="ce2" office:value-type="float" office:value="216665" calcext:value-type="float">
            <text:p>216665</text:p>
          </table:table-cell>
          <table:table-cell table:style-name="ce2" office:value-type="float" office:value="1876931" calcext:value-type="float">
            <text:p>1876931</text:p>
          </table:table-cell>
          <table:table-cell table:style-name="ce2" office:value-type="float" office:value="1085067" calcext:value-type="float">
            <text:p>1085067</text:p>
          </table:table-cell>
          <table:table-cell table:style-name="ce2" office:value-type="float" office:value="15023" calcext:value-type="float">
            <text:p>1502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49273" calcext:value-type="float">
            <text:p>249273</text:p>
          </table:table-cell>
          <table:table-cell table:style-name="ce2" table:formula="of:=(SUM([.B52:.AB52]))+0" office:value-type="float" office:value="29053744" calcext:value-type="float">
            <text:p>29053744</text:p>
          </table:table-cell>
          <table:table-cell table:style-name="ce2" table:formula="of:=(+[.AE52]-[.AC52])+0" office:value-type="float" office:value="83698877" calcext:value-type="float">
            <text:p>83698877</text:p>
          </table:table-cell>
          <table:table-cell table:style-name="ce2" office:value-type="float" office:value="112752621" calcext:value-type="float">
            <text:p>11275262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17'.$A$1:.$A$1048576" table:range-usable-as="repeat-column repeat-row"/>
        </table:named-expressions>
      </table:table>
      <table:table table:name="2018" table:style-name="ta3">
        <office:forms form:automatic-focus="false" form:apply-design-mode="false"/>
        <table:table-header-columns>
          <table:table-column table:style-name="co4" table:default-cell-style-name="ce3"/>
        </table:table-header-columns>
        <table:table-column table:style-name="co5" table:number-columns-repeated="30" table:default-cell-style-name="ce3"/>
        <table:table-column table:style-name="co3" table:number-columns-repeated="993" table:default-cell-style-name="ce3"/>
        <table:table-row table:style-name="ro1">
          <table:table-cell table:style-name="ce1" office:value-type="string" calcext:value-type="string">
            <text:p>Producto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BÉLGICA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CHIPRE</text:p>
          </table:table-cell>
          <table:table-cell table:style-name="ce2" office:value-type="string" calcext:value-type="string">
            <text:p>CROACIA</text:p>
          </table:table-cell>
          <table:table-cell table:style-name="ce2" office:value-type="string" calcext:value-type="string">
            <text:p>DINAMARCA</text:p>
          </table:table-cell>
          <table:table-cell table:style-name="ce2" office:value-type="string" calcext:value-type="string">
            <text:p>ESLOVAQUIA</text:p>
          </table:table-cell>
          <table:table-cell table:style-name="ce2" office:value-type="string" calcext:value-type="string">
            <text:p>ESLOVENIA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INLANDIA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string" calcext:value-type="string">
            <text:p>GRECIA</text:p>
          </table:table-cell>
          <table:table-cell table:style-name="ce2" office:value-type="string" calcext:value-type="string">
            <text:p>HUNGRIA</text:p>
          </table:table-cell>
          <table:table-cell table:style-name="ce2" office:value-type="string" calcext:value-type="string">
            <text:p>IRLANDA</text:p>
          </table:table-cell>
          <table:table-cell table:style-name="ce2" office:value-type="string" calcext:value-type="string">
            <text:p>ITALIA</text:p>
          </table:table-cell>
          <table:table-cell table:style-name="ce2" office:value-type="string" calcext:value-type="string">
            <text:p>LETONIA</text:p>
          </table:table-cell>
          <table:table-cell table:style-name="ce2" office:value-type="string" calcext:value-type="string">
            <text:p>LITUANIA</text:p>
          </table:table-cell>
          <table:table-cell table:style-name="ce2" office:value-type="string" calcext:value-type="string">
            <text:p>LUXEMBURGO</text:p>
          </table:table-cell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PAISES BAJOS</text:p>
          </table:table-cell>
          <table:table-cell table:style-name="ce2" office:value-type="string" calcext:value-type="string">
            <text:p>POLONIA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REP. CHECA</text:p>
          </table:table-cell>
          <table:table-cell table:style-name="ce2" office:value-type="string" calcext:value-type="string">
            <text:p>RUMANIA</text:p>
          </table:table-cell>
          <table:table-cell table:style-name="ce2" office:value-type="string" calcext:value-type="string">
            <text:p>SUECIA</text:p>
          </table:table-cell>
          <table:table-cell table:style-name="ce2" office:value-type="string" calcext:value-type="string">
            <text:p>TOTAL UE-27</text:p>
          </table:table-cell>
          <table:table-cell table:style-name="ce2" office:value-type="string" calcext:value-type="string">
            <text:p>EXTRE UE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9" table:number-columns-repeated="992"/>
        </table:table-row>
        <table:table-row table:style-name="ro2">
          <table:table-cell table:style-name="ce2" office:value-type="string" calcext:value-type="string">
            <text:p>ACELGA</text:p>
          </table:table-cell>
          <table:table-cell table:style-name="ce4" office:value-type="float" office:value="8993" calcext:value-type="float">
            <text:p>8993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54791" calcext:value-type="float">
            <text:p>5479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3501" calcext:value-type="float">
            <text:p>35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498" calcext:value-type="float">
            <text:p>349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63" calcext:value-type="float">
            <text:p>566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SUM([.B2:.AB2]))+0" office:value-type="float" office:value="77682" calcext:value-type="float">
            <text:p>77682</text:p>
          </table:table-cell>
          <table:table-cell table:style-name="ce4" table:formula="of:=(+[.AE2]-[.AC2])+0" office:value-type="float" office:value="44638" calcext:value-type="float">
            <text:p>44638</text:p>
          </table:table-cell>
          <table:table-cell table:style-name="ce4" office:value-type="float" office:value="122320" calcext:value-type="float">
            <text:p>12232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JO</text:p>
          </table:table-cell>
          <table:table-cell table:style-name="ce4" office:value-type="float" office:value="21134" calcext:value-type="float">
            <text:p>211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085" calcext:value-type="float">
            <text:p>300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066" calcext:value-type="float">
            <text:p>406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353097" calcext:value-type="float">
            <text:p>23530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77254" calcext:value-type="float">
            <text:p>772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251001" calcext:value-type="float">
            <text:p>251001</text:p>
          </table:table-cell>
          <table:table-cell table:style-name="ce4" office:value-type="float" office:value="27600" calcext:value-type="float">
            <text:p>27600</text:p>
          </table:table-cell>
          <table:table-cell table:style-name="ce4" office:value-type="float" office:value="649988" calcext:value-type="float">
            <text:p>649988</text:p>
          </table:table-cell>
          <table:table-cell table:style-name="ce4" office:value-type="float" office:value="448728" calcext:value-type="float">
            <text:p>4487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3:.AB3]))+0" office:value-type="float" office:value="3866659" calcext:value-type="float">
            <text:p>3866659</text:p>
          </table:table-cell>
          <table:table-cell table:style-name="ce4" table:formula="of:=(+[.AE3]-[.AC3])+0" office:value-type="float" office:value="974167" calcext:value-type="float">
            <text:p>974167</text:p>
          </table:table-cell>
          <table:table-cell table:style-name="ce4" office:value-type="float" office:value="4840826" calcext:value-type="float">
            <text:p>484082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LCACHOFA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67475" calcext:value-type="float">
            <text:p>674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782" calcext:value-type="float">
            <text:p>3078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2032" calcext:value-type="float">
            <text:p>203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table:formula="of:=(SUM([.B4:.AB4]))+0" office:value-type="float" office:value="100289" calcext:value-type="float">
            <text:p>100289</text:p>
          </table:table-cell>
          <table:table-cell table:style-name="ce4" table:formula="of:=(+[.AE4]-[.AC4])+0" office:value-type="float" office:value="661018" calcext:value-type="float">
            <text:p>661018</text:p>
          </table:table-cell>
          <table:table-cell table:style-name="ce4" office:value-type="float" office:value="761307" calcext:value-type="float">
            <text:p>76130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APIO</text:p>
          </table:table-cell>
          <table:table-cell table:style-name="ce4" office:value-type="float" office:value="6709" calcext:value-type="float">
            <text:p>67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31" calcext:value-type="float">
            <text:p>5103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1842" calcext:value-type="float">
            <text:p>318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297" calcext:value-type="float">
            <text:p>12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00607" calcext:value-type="float">
            <text:p>1006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SUM([.B5:.AB5]))+0" office:value-type="float" office:value="192127" calcext:value-type="float">
            <text:p>192127</text:p>
          </table:table-cell>
          <table:table-cell table:style-name="ce4" table:formula="of:=(+[.AE5]-[.AC5])+0" office:value-type="float" office:value="9137" calcext:value-type="float">
            <text:p>9137</text:p>
          </table:table-cell>
          <table:table-cell table:style-name="ce4" office:value-type="float" office:value="201264" calcext:value-type="float">
            <text:p>20126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BERENJENA</text:p>
          </table:table-cell>
          <table:table-cell table:style-name="ce4" office:value-type="float" office:value="29565" calcext:value-type="float">
            <text:p>295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95" calcext:value-type="float">
            <text:p>159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024" calcext:value-type="float">
            <text:p>30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2846" calcext:value-type="float">
            <text:p>142846</text:p>
          </table:table-cell>
          <table:table-cell table:style-name="ce4" office:value-type="float" office:value="3452" calcext:value-type="float">
            <text:p>34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5913" calcext:value-type="float">
            <text:p>125913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3008" calcext:value-type="float">
            <text:p>300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868" calcext:value-type="float">
            <text:p>1868</text:p>
          </table:table-cell>
          <table:table-cell table:style-name="ce4" office:value-type="float" office:value="24679" calcext:value-type="float">
            <text:p>24679</text:p>
          </table:table-cell>
          <table:table-cell table:style-name="ce4" office:value-type="float" office:value="10397" calcext:value-type="float">
            <text:p>103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0216" calcext:value-type="float">
            <text:p>102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6:.AB6]))+0" office:value-type="float" office:value="357674" calcext:value-type="float">
            <text:p>357674</text:p>
          </table:table-cell>
          <table:table-cell table:style-name="ce4" table:formula="of:=(+[.AE6]-[.AC6])+0" office:value-type="float" office:value="97376" calcext:value-type="float">
            <text:p>97376</text:p>
          </table:table-cell>
          <table:table-cell table:style-name="ce4" office:value-type="float" office:value="455050" calcext:value-type="float">
            <text:p>45505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LABACÍN</text:p>
          </table:table-cell>
          <table:table-cell table:style-name="ce4" office:value-type="float" office:value="14640" calcext:value-type="float">
            <text:p>146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7279" calcext:value-type="float">
            <text:p>47279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4644" calcext:value-type="float">
            <text:p>146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17341" calcext:value-type="float">
            <text:p>1117341</text:p>
          </table:table-cell>
          <table:table-cell table:style-name="ce4" office:value-type="float" office:value="8860" calcext:value-type="float">
            <text:p>88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5575" calcext:value-type="float">
            <text:p>8557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9227" calcext:value-type="float">
            <text:p>59227</text:p>
          </table:table-cell>
          <table:table-cell table:style-name="ce4" office:value-type="float" office:value="5220" calcext:value-type="float">
            <text:p>5220</text:p>
          </table:table-cell>
          <table:table-cell table:style-name="ce4" office:value-type="float" office:value="373078" calcext:value-type="float">
            <text:p>373078</text:p>
          </table:table-cell>
          <table:table-cell table:style-name="ce4" office:value-type="float" office:value="5170" calcext:value-type="float">
            <text:p>5170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24269" calcext:value-type="float">
            <text:p>2426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7:.AB7]))+0" office:value-type="float" office:value="1756443" calcext:value-type="float">
            <text:p>1756443</text:p>
          </table:table-cell>
          <table:table-cell table:style-name="ce4" table:formula="of:=(+[.AE7]-[.AC7])+0" office:value-type="float" office:value="10272424" calcext:value-type="float">
            <text:p>10272424</text:p>
          </table:table-cell>
          <table:table-cell table:style-name="ce4" office:value-type="float" office:value="12028867" calcext:value-type="float">
            <text:p>1202886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LABAZA</text:p>
          </table:table-cell>
          <table:table-cell table:style-name="ce4" office:value-type="float" office:value="58540" calcext:value-type="float">
            <text:p>5854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4120" calcext:value-type="float">
            <text:p>2412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54787" calcext:value-type="float">
            <text:p>154787</text:p>
          </table:table-cell>
          <table:table-cell table:style-name="ce4" office:value-type="float" office:value="477" calcext:value-type="float">
            <text:p>4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807" calcext:value-type="float">
            <text:p>1980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00969" calcext:value-type="float">
            <text:p>300969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728539" calcext:value-type="float">
            <text:p>1728539</text:p>
          </table:table-cell>
          <table:table-cell table:style-name="ce4" office:value-type="float" office:value="16931" calcext:value-type="float">
            <text:p>169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45" calcext:value-type="float">
            <text:p>345</text:p>
          </table:table-cell>
          <table:table-cell table:style-name="ce4" table:formula="of:=(SUM([.B8:.AB8]))+0" office:value-type="float" office:value="2304618" calcext:value-type="float">
            <text:p>2304618</text:p>
          </table:table-cell>
          <table:table-cell table:style-name="ce4" table:formula="of:=(+[.AE8]-[.AC8])+0" office:value-type="float" office:value="3369645" calcext:value-type="float">
            <text:p>3369645</text:p>
          </table:table-cell>
          <table:table-cell table:style-name="ce4" office:value-type="float" office:value="5674263" calcext:value-type="float">
            <text:p>567426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EBOLLA</text:p>
          </table:table-cell>
          <table:table-cell table:style-name="ce4" office:value-type="float" office:value="307673" calcext:value-type="float">
            <text:p>307673</text:p>
          </table:table-cell>
          <table:table-cell table:style-name="ce4" office:value-type="float" office:value="125743" calcext:value-type="float">
            <text:p>125743</text:p>
          </table:table-cell>
          <table:table-cell table:style-name="ce4" office:value-type="float" office:value="48728" calcext:value-type="float">
            <text:p>487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70" calcext:value-type="float">
            <text:p>77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242338" calcext:value-type="float">
            <text:p>3242338</text:p>
          </table:table-cell>
          <table:table-cell table:style-name="ce4" office:value-type="float" office:value="29585" calcext:value-type="float">
            <text:p>295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74743" calcext:value-type="float">
            <text:p>3747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50" calcext:value-type="float">
            <text:p>58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374255" calcext:value-type="float">
            <text:p>5374255</text:p>
          </table:table-cell>
          <table:table-cell table:style-name="ce4" office:value-type="float" office:value="286110" calcext:value-type="float">
            <text:p>286110</text:p>
          </table:table-cell>
          <table:table-cell table:style-name="ce4" office:value-type="float" office:value="2014810" calcext:value-type="float">
            <text:p>2014810</text:p>
          </table:table-cell>
          <table:table-cell table:style-name="ce4" office:value-type="float" office:value="259256" calcext:value-type="float">
            <text:p>2592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9:.AB9]))+0" office:value-type="float" office:value="12069861" calcext:value-type="float">
            <text:p>12069861</text:p>
          </table:table-cell>
          <table:table-cell table:style-name="ce4" table:formula="of:=(+[.AE9]-[.AC9])+0" office:value-type="float" office:value="19933835" calcext:value-type="float">
            <text:p>19933835</text:p>
          </table:table-cell>
          <table:table-cell table:style-name="ce4" office:value-type="float" office:value="32003696" calcext:value-type="float">
            <text:p>3200369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OLES</text:p>
          </table:table-cell>
          <table:table-cell table:style-name="ce4" office:value-type="float" office:value="934379" calcext:value-type="float">
            <text:p>9343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20168" calcext:value-type="float">
            <text:p>72016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9853" calcext:value-type="float">
            <text:p>98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83436" calcext:value-type="float">
            <text:p>3083436</text:p>
          </table:table-cell>
          <table:table-cell table:style-name="ce4" office:value-type="float" office:value="1447" calcext:value-type="float">
            <text:p>1447</text:p>
          </table:table-cell>
          <table:table-cell table:style-name="ce4" office:value-type="float" office:value="1597" calcext:value-type="float">
            <text:p>15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6683" calcext:value-type="float">
            <text:p>1666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810" calcext:value-type="float">
            <text:p>7810</text:p>
          </table:table-cell>
          <table:table-cell table:style-name="ce4" office:value-type="float" office:value="3486616" calcext:value-type="float">
            <text:p>3486616</text:p>
          </table:table-cell>
          <table:table-cell table:style-name="ce4" office:value-type="float" office:value="93552" calcext:value-type="float">
            <text:p>93552</text:p>
          </table:table-cell>
          <table:table-cell table:style-name="ce4" office:value-type="float" office:value="3170461" calcext:value-type="float">
            <text:p>3170461</text:p>
          </table:table-cell>
          <table:table-cell table:style-name="ce4" office:value-type="float" office:value="445056" calcext:value-type="float">
            <text:p>445056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43501" calcext:value-type="float">
            <text:p>43501</text:p>
          </table:table-cell>
          <table:table-cell table:style-name="ce4" office:value-type="float" office:value="1782" calcext:value-type="float">
            <text:p>1782</text:p>
          </table:table-cell>
          <table:table-cell table:style-name="ce4" table:formula="of:=(SUM([.B10:.AB10]))+0" office:value-type="float" office:value="12166971" calcext:value-type="float">
            <text:p>12166971</text:p>
          </table:table-cell>
          <table:table-cell table:style-name="ce4" table:formula="of:=(+[.AE10]-[.AC10])+0" office:value-type="float" office:value="314922" calcext:value-type="float">
            <text:p>314922</text:p>
          </table:table-cell>
          <table:table-cell table:style-name="ce4" office:value-type="float" office:value="12481893" calcext:value-type="float">
            <text:p>1248189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NDIVIA Y ESCAROLA</text:p>
          </table:table-cell>
          <table:table-cell table:style-name="ce4" office:value-type="float" office:value="104165" calcext:value-type="float">
            <text:p>1041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3471" calcext:value-type="float">
            <text:p>85347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495225" calcext:value-type="float">
            <text:p>495225</text:p>
          </table:table-cell>
          <table:table-cell table:style-name="ce4" office:value-type="float" office:value="1066" calcext:value-type="float">
            <text:p>10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86258" calcext:value-type="float">
            <text:p>108625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216943" calcext:value-type="float">
            <text:p>1216943</text:p>
          </table:table-cell>
          <table:table-cell table:style-name="ce4" office:value-type="float" office:value="4369" calcext:value-type="float">
            <text:p>4369</text:p>
          </table:table-cell>
          <table:table-cell table:style-name="ce4" office:value-type="float" office:value="7879" calcext:value-type="float">
            <text:p>7879</text:p>
          </table:table-cell>
          <table:table-cell table:style-name="ce4" office:value-type="float" office:value="9166" calcext:value-type="float">
            <text:p>91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11:.AB11]))+0" office:value-type="float" office:value="3778542" calcext:value-type="float">
            <text:p>3778542</text:p>
          </table:table-cell>
          <table:table-cell table:style-name="ce4" table:formula="of:=(+[.AE11]-[.AC11])+0" office:value-type="float" office:value="118602" calcext:value-type="float">
            <text:p>118602</text:p>
          </table:table-cell>
          <table:table-cell table:style-name="ce4" office:value-type="float" office:value="3897144" calcext:value-type="float">
            <text:p>389714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SPÁRRAGO</text:p>
          </table:table-cell>
          <table:table-cell table:style-name="ce4" office:value-type="float" office:value="888628" calcext:value-type="float">
            <text:p>8886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444" calcext:value-type="float">
            <text:p>4144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82238" calcext:value-type="float">
            <text:p>182238</text:p>
          </table:table-cell>
          <table:table-cell table:style-name="ce4" office:value-type="float" office:value="4551" calcext:value-type="float">
            <text:p>45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395" calcext:value-type="float">
            <text:p>739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16671" calcext:value-type="float">
            <text:p>3166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15861" calcext:value-type="float">
            <text:p>815861</text:p>
          </table:table-cell>
          <table:table-cell table:style-name="ce4" office:value-type="float" office:value="1613" calcext:value-type="float">
            <text:p>16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12:.AB12]))+0" office:value-type="float" office:value="2258401" calcext:value-type="float">
            <text:p>2258401</text:p>
          </table:table-cell>
          <table:table-cell table:style-name="ce4" table:formula="of:=(+[.AE12]-[.AC12])+0" office:value-type="float" office:value="49339915" calcext:value-type="float">
            <text:p>49339915</text:p>
          </table:table-cell>
          <table:table-cell table:style-name="ce4" office:value-type="float" office:value="51598316" calcext:value-type="float">
            <text:p>5159831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ESPINACA</text:p>
          </table:table-cell>
          <table:table-cell table:style-name="ce4" office:value-type="float" office:value="15429" calcext:value-type="float">
            <text:p>154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3318" calcext:value-type="float">
            <text:p>9331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7631" calcext:value-type="float">
            <text:p>76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71208" calcext:value-type="float">
            <text:p>3712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97042" calcext:value-type="float">
            <text:p>39704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62502" calcext:value-type="float">
            <text:p>1625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1787" calcext:value-type="float">
            <text:p>361787</text:p>
          </table:table-cell>
          <table:table-cell table:style-name="ce4" office:value-type="float" office:value="12756" calcext:value-type="float">
            <text:p>127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13:.AB13]))+0" office:value-type="float" office:value="1421673" calcext:value-type="float">
            <text:p>1421673</text:p>
          </table:table-cell>
          <table:table-cell table:style-name="ce4" table:formula="of:=(+[.AE13]-[.AC13])+0" office:value-type="float" office:value="27227" calcext:value-type="float">
            <text:p>27227</text:p>
          </table:table-cell>
          <table:table-cell table:style-name="ce4" office:value-type="float" office:value="1448900" calcext:value-type="float">
            <text:p>144890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GUISANTE</text:p>
          </table:table-cell>
          <table:table-cell table:style-name="ce4" office:value-type="float" office:value="2336" calcext:value-type="float">
            <text:p>2336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29996" calcext:value-type="float">
            <text:p>1299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47008" calcext:value-type="float">
            <text:p>1470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671" calcext:value-type="float">
            <text:p>25671</text:p>
          </table:table-cell>
          <table:table-cell table:style-name="ce4" office:value-type="float" office:value="8161" calcext:value-type="float">
            <text:p>81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14:.AB14]))+0" office:value-type="float" office:value="313459" calcext:value-type="float">
            <text:p>313459</text:p>
          </table:table-cell>
          <table:table-cell table:style-name="ce4" table:formula="of:=(+[.AE14]-[.AC14])+0" office:value-type="float" office:value="516528" calcext:value-type="float">
            <text:p>516528</text:p>
          </table:table-cell>
          <table:table-cell table:style-name="ce4" office:value-type="float" office:value="829987" calcext:value-type="float">
            <text:p>82998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JUDÍA</text:p>
          </table:table-cell>
          <table:table-cell table:style-name="ce4" office:value-type="float" office:value="45414" calcext:value-type="float">
            <text:p>454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7408" calcext:value-type="float">
            <text:p>4274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5755815" calcext:value-type="float">
            <text:p>15755815</text:p>
          </table:table-cell>
          <table:table-cell table:style-name="ce4" office:value-type="float" office:value="2850" calcext:value-type="float">
            <text:p>28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271" calcext:value-type="float">
            <text:p>527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31103" calcext:value-type="float">
            <text:p>1311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8170" calcext:value-type="float">
            <text:p>388170</text:p>
          </table:table-cell>
          <table:table-cell table:style-name="ce4" office:value-type="float" office:value="65460" calcext:value-type="float">
            <text:p>654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83" calcext:value-type="float">
            <text:p>258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5:.AB15]))+0" office:value-type="float" office:value="16824152" calcext:value-type="float">
            <text:p>16824152</text:p>
          </table:table-cell>
          <table:table-cell table:style-name="ce4" table:formula="of:=(+[.AE15]-[.AC15])+0" office:value-type="float" office:value="157967120" calcext:value-type="float">
            <text:p>157967120</text:p>
          </table:table-cell>
          <table:table-cell table:style-name="ce4" office:value-type="float" office:value="174791272" calcext:value-type="float">
            <text:p>17479127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LECHUGA</text:p>
          </table:table-cell>
          <table:table-cell table:style-name="ce4" office:value-type="float" office:value="1561412" calcext:value-type="float">
            <text:p>1561412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1546435" calcext:value-type="float">
            <text:p>1546435</text:p>
          </table:table-cell>
          <table:table-cell table:style-name="ce4" office:value-type="float" office:value="5540" calcext:value-type="float">
            <text:p>55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5995" calcext:value-type="float">
            <text:p>85995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10264" calcext:value-type="float">
            <text:p>102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634356" calcext:value-type="float">
            <text:p>11634356</text:p>
          </table:table-cell>
          <table:table-cell table:style-name="ce4" office:value-type="float" office:value="533" calcext:value-type="float">
            <text:p>53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97254" calcext:value-type="float">
            <text:p>3097254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93489" calcext:value-type="float">
            <text:p>5593489</text:p>
          </table:table-cell>
          <table:table-cell table:style-name="ce4" office:value-type="float" office:value="107730" calcext:value-type="float">
            <text:p>107730</text:p>
          </table:table-cell>
          <table:table-cell table:style-name="ce4" office:value-type="float" office:value="3002594" calcext:value-type="float">
            <text:p>3002594</text:p>
          </table:table-cell>
          <table:table-cell table:style-name="ce4" office:value-type="float" office:value="72622" calcext:value-type="float">
            <text:p>7262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235" calcext:value-type="float">
            <text:p>1235</text:p>
          </table:table-cell>
          <table:table-cell table:style-name="ce4" office:value-type="float" office:value="46820" calcext:value-type="float">
            <text:p>46820</text:p>
          </table:table-cell>
          <table:table-cell table:style-name="ce4" table:formula="of:=(SUM([.B16:.AB16]))+0" office:value-type="float" office:value="26772063" calcext:value-type="float">
            <text:p>26772063</text:p>
          </table:table-cell>
          <table:table-cell table:style-name="ce4" table:formula="of:=(+[.AE16]-[.AC16])+0" office:value-type="float" office:value="647255" calcext:value-type="float">
            <text:p>647255</text:p>
          </table:table-cell>
          <table:table-cell table:style-name="ce4" office:value-type="float" office:value="27419318" calcext:value-type="float">
            <text:p>2741931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ÍZ DULCE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877855" calcext:value-type="float">
            <text:p>8778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365" calcext:value-type="float">
            <text:p>93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5240" calcext:value-type="float">
            <text:p>215240</text:p>
          </table:table-cell>
          <table:table-cell table:style-name="ce4" office:value-type="float" office:value="25003" calcext:value-type="float">
            <text:p>250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7:.AB17]))+0" office:value-type="float" office:value="1128394" calcext:value-type="float">
            <text:p>1128394</text:p>
          </table:table-cell>
          <table:table-cell table:style-name="ce4" table:formula="of:=(+[.AE17]-[.AC17])+0" office:value-type="float" office:value="1623278" calcext:value-type="float">
            <text:p>1623278</text:p>
          </table:table-cell>
          <table:table-cell table:style-name="ce4" office:value-type="float" office:value="2751672" calcext:value-type="float">
            <text:p>275167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ATATA</text:p>
          </table:table-cell>
          <table:table-cell table:style-name="ce4" office:value-type="float" office:value="1634850" calcext:value-type="float">
            <text:p>16348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40038" calcext:value-type="float">
            <text:p>22400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7116" calcext:value-type="float">
            <text:p>3871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95921" calcext:value-type="float">
            <text:p>159592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37557932" calcext:value-type="float">
            <text:p>137557932</text:p>
          </table:table-cell>
          <table:table-cell table:style-name="ce4" office:value-type="float" office:value="34246" calcext:value-type="float">
            <text:p>342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75766" calcext:value-type="float">
            <text:p>757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83327" calcext:value-type="float">
            <text:p>883327</text:p>
          </table:table-cell>
          <table:table-cell table:style-name="ce4" office:value-type="float" office:value="22532" calcext:value-type="float">
            <text:p>22532</text:p>
          </table:table-cell>
          <table:table-cell table:style-name="ce4" office:value-type="float" office:value="22229367" calcext:value-type="float">
            <text:p>22229367</text:p>
          </table:table-cell>
          <table:table-cell table:style-name="ce4" office:value-type="float" office:value="84566" calcext:value-type="float">
            <text:p>84566</text:p>
          </table:table-cell>
          <table:table-cell table:style-name="ce4" office:value-type="float" office:value="6616554" calcext:value-type="float">
            <text:p>6616554</text:p>
          </table:table-cell>
          <table:table-cell table:style-name="ce4" office:value-type="float" office:value="29159398" calcext:value-type="float">
            <text:p>291593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6858" calcext:value-type="float">
            <text:p>106858</text:p>
          </table:table-cell>
          <table:table-cell table:style-name="ce4" table:formula="of:=(SUM([.B18:.AB18]))+0" office:value-type="float" office:value="202628631" calcext:value-type="float">
            <text:p>202628631</text:p>
          </table:table-cell>
          <table:table-cell table:style-name="ce4" table:formula="of:=(+[.AE18]-[.AC18])+0" office:value-type="float" office:value="6768921" calcext:value-type="float">
            <text:p>6768921</text:p>
          </table:table-cell>
          <table:table-cell table:style-name="ce4" office:value-type="float" office:value="209397552" calcext:value-type="float">
            <text:p>20939755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EPINO</text:p>
          </table:table-cell>
          <table:table-cell table:style-name="ce4" office:value-type="float" office:value="213285" calcext:value-type="float">
            <text:p>2132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95" calcext:value-type="float">
            <text:p>209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42912" calcext:value-type="float">
            <text:p>429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1040" calcext:value-type="float">
            <text:p>610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4181" calcext:value-type="float">
            <text:p>34181</text:p>
          </table:table-cell>
          <table:table-cell table:style-name="ce4" office:value-type="float" office:value="6371" calcext:value-type="float">
            <text:p>63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9983" calcext:value-type="float">
            <text:p>79983</text:p>
          </table:table-cell>
          <table:table-cell table:style-name="ce4" office:value-type="float" office:value="57489" calcext:value-type="float">
            <text:p>57489</text:p>
          </table:table-cell>
          <table:table-cell table:style-name="ce4" office:value-type="float" office:value="139174" calcext:value-type="float">
            <text:p>139174</text:p>
          </table:table-cell>
          <table:table-cell table:style-name="ce4" office:value-type="float" office:value="26250" calcext:value-type="float">
            <text:p>26250</text:p>
          </table:table-cell>
          <table:table-cell table:style-name="ce4" office:value-type="float" office:value="84051" calcext:value-type="float">
            <text:p>84051</text:p>
          </table:table-cell>
          <table:table-cell table:style-name="ce4" office:value-type="float" office:value="22823" calcext:value-type="float">
            <text:p>228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SUM([.B19:.AB19]))+0" office:value-type="float" office:value="770420" calcext:value-type="float">
            <text:p>770420</text:p>
          </table:table-cell>
          <table:table-cell table:style-name="ce4" table:formula="of:=(+[.AE19]-[.AC19])+0" office:value-type="float" office:value="4317847" calcext:value-type="float">
            <text:p>4317847</text:p>
          </table:table-cell>
          <table:table-cell table:style-name="ce4" office:value-type="float" office:value="5088267" calcext:value-type="float">
            <text:p>508826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IMIENTO</text:p>
          </table:table-cell>
          <table:table-cell table:style-name="ce4" office:value-type="float" office:value="845830" calcext:value-type="float">
            <text:p>8458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4444" calcext:value-type="float">
            <text:p>1244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70696" calcext:value-type="float">
            <text:p>170696</text:p>
          </table:table-cell>
          <table:table-cell table:style-name="ce4" office:value-type="float" office:value="4056" calcext:value-type="float">
            <text:p>4056</text:p>
          </table:table-cell>
          <table:table-cell table:style-name="ce4" office:value-type="float" office:value="36136" calcext:value-type="float">
            <text:p>36136</text:p>
          </table:table-cell>
          <table:table-cell table:style-name="ce4" office:value-type="float" office:value="4424" calcext:value-type="float">
            <text:p>44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84292" calcext:value-type="float">
            <text:p>3084292</text:p>
          </table:table-cell>
          <table:table-cell table:style-name="ce4" office:value-type="float" office:value="8233" calcext:value-type="float">
            <text:p>82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332414" calcext:value-type="float">
            <text:p>332414</text:p>
          </table:table-cell>
          <table:table-cell table:style-name="ce4" office:value-type="float" office:value="7219" calcext:value-type="float">
            <text:p>7219</text:p>
          </table:table-cell>
          <table:table-cell table:style-name="ce4" office:value-type="float" office:value="41530" calcext:value-type="float">
            <text:p>415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83942" calcext:value-type="float">
            <text:p>583942</text:p>
          </table:table-cell>
          <table:table-cell table:style-name="ce4" office:value-type="float" office:value="15802" calcext:value-type="float">
            <text:p>15802</text:p>
          </table:table-cell>
          <table:table-cell table:style-name="ce4" office:value-type="float" office:value="373818" calcext:value-type="float">
            <text:p>373818</text:p>
          </table:table-cell>
          <table:table-cell table:style-name="ce4" office:value-type="float" office:value="72783" calcext:value-type="float">
            <text:p>72783</text:p>
          </table:table-cell>
          <table:table-cell table:style-name="ce4" office:value-type="float" office:value="17132" calcext:value-type="float">
            <text:p>17132</text:p>
          </table:table-cell>
          <table:table-cell table:style-name="ce4" office:value-type="float" office:value="43975" calcext:value-type="float">
            <text:p>43975</text:p>
          </table:table-cell>
          <table:table-cell table:style-name="ce4" office:value-type="float" office:value="539" calcext:value-type="float">
            <text:p>539</text:p>
          </table:table-cell>
          <table:table-cell table:style-name="ce4" table:formula="of:=(SUM([.B20:.AB20]))+0" office:value-type="float" office:value="5768208" calcext:value-type="float">
            <text:p>5768208</text:p>
          </table:table-cell>
          <table:table-cell table:style-name="ce4" table:formula="of:=(+[.AE20]-[.AC20])+0" office:value-type="float" office:value="54270662" calcext:value-type="float">
            <text:p>54270662</text:p>
          </table:table-cell>
          <table:table-cell table:style-name="ce4" office:value-type="float" office:value="60038870" calcext:value-type="float">
            <text:p>6003887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UERRO</text:p>
          </table:table-cell>
          <table:table-cell table:style-name="ce4" office:value-type="float" office:value="236702" calcext:value-type="float">
            <text:p>2367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27562" calcext:value-type="float">
            <text:p>80275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19" calcext:value-type="float">
            <text:p>29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669020" calcext:value-type="float">
            <text:p>4669020</text:p>
          </table:table-cell>
          <table:table-cell table:style-name="ce4" office:value-type="float" office:value="7566" calcext:value-type="float">
            <text:p>75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8619" calcext:value-type="float">
            <text:p>5861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085386" calcext:value-type="float">
            <text:p>1085386</text:p>
          </table:table-cell>
          <table:table-cell table:style-name="ce4" office:value-type="float" office:value="85710" calcext:value-type="float">
            <text:p>85710</text:p>
          </table:table-cell>
          <table:table-cell table:style-name="ce4" office:value-type="float" office:value="1464106" calcext:value-type="float">
            <text:p>1464106</text:p>
          </table:table-cell>
          <table:table-cell table:style-name="ce4" office:value-type="float" office:value="39989" calcext:value-type="float">
            <text:p>399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(SUM([.B21:.AB21]))+0" office:value-type="float" office:value="15677637" calcext:value-type="float">
            <text:p>15677637</text:p>
          </table:table-cell>
          <table:table-cell table:style-name="ce4" table:formula="of:=(+[.AE21]-[.AC21])+0" office:value-type="float" office:value="2743683" calcext:value-type="float">
            <text:p>2743683</text:p>
          </table:table-cell>
          <table:table-cell table:style-name="ce4" office:value-type="float" office:value="18421320" calcext:value-type="float">
            <text:p>1842132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TOMATE</text:p>
          </table:table-cell>
          <table:table-cell table:style-name="ce4" office:value-type="float" office:value="433900" calcext:value-type="float">
            <text:p>433900</text:p>
          </table:table-cell>
          <table:table-cell table:style-name="ce4" office:value-type="float" office:value="1489" calcext:value-type="float">
            <text:p>1489</text:p>
          </table:table-cell>
          <table:table-cell table:style-name="ce4" office:value-type="float" office:value="4780246" calcext:value-type="float">
            <text:p>4780246</text:p>
          </table:table-cell>
          <table:table-cell table:style-name="ce4" office:value-type="float" office:value="840" calcext:value-type="float">
            <text:p>8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54475" calcext:value-type="float">
            <text:p>66544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429327" calcext:value-type="float">
            <text:p>4293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04" calcext:value-type="float">
            <text:p>50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605191" calcext:value-type="float">
            <text:p>19605191</text:p>
          </table:table-cell>
          <table:table-cell table:style-name="ce4" office:value-type="float" office:value="2216898" calcext:value-type="float">
            <text:p>2216898</text:p>
          </table:table-cell>
          <table:table-cell table:style-name="ce4" office:value-type="float" office:value="28497573" calcext:value-type="float">
            <text:p>28497573</text:p>
          </table:table-cell>
          <table:table-cell table:style-name="ce4" office:value-type="float" office:value="299684" calcext:value-type="float">
            <text:p>299684</text:p>
          </table:table-cell>
          <table:table-cell table:style-name="ce4" office:value-type="float" office:value="1694" calcext:value-type="float">
            <text:p>1694</text:p>
          </table:table-cell>
          <table:table-cell table:style-name="ce4" office:value-type="float" office:value="34152" calcext:value-type="float">
            <text:p>34152</text:p>
          </table:table-cell>
          <table:table-cell table:style-name="ce4" office:value-type="float" office:value="19007" calcext:value-type="float">
            <text:p>19007</text:p>
          </table:table-cell>
          <table:table-cell table:style-name="ce4" table:formula="of:=(SUM([.B22:.AB22]))+0" office:value-type="float" office:value="62984690" calcext:value-type="float">
            <text:p>62984690</text:p>
          </table:table-cell>
          <table:table-cell table:style-name="ce4" table:formula="of:=(+[.AE22]-[.AC22])+0" office:value-type="float" office:value="60507288" calcext:value-type="float">
            <text:p>60507288</text:p>
          </table:table-cell>
          <table:table-cell table:style-name="ce4" office:value-type="float" office:value="123491978" calcext:value-type="float">
            <text:p>12349197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ZANAHORIA Y NABO</text:p>
          </table:table-cell>
          <table:table-cell table:style-name="ce4" office:value-type="float" office:value="134698" calcext:value-type="float">
            <text:p>1346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6075" calcext:value-type="float">
            <text:p>8860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0083" calcext:value-type="float">
            <text:p>7008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156843" calcext:value-type="float">
            <text:p>3156843</text:p>
          </table:table-cell>
          <table:table-cell table:style-name="ce4" office:value-type="float" office:value="18310" calcext:value-type="float">
            <text:p>183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3406" calcext:value-type="float">
            <text:p>3034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310" calcext:value-type="float">
            <text:p>1310</text:p>
          </table:table-cell>
          <table:table-cell table:style-name="ce4" office:value-type="float" office:value="1052000" calcext:value-type="float">
            <text:p>105200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727203" calcext:value-type="float">
            <text:p>727203</text:p>
          </table:table-cell>
          <table:table-cell table:style-name="ce4" office:value-type="float" office:value="148454" calcext:value-type="float">
            <text:p>148454</text:p>
          </table:table-cell>
          <table:table-cell table:style-name="ce4" office:value-type="float" office:value="27178" calcext:value-type="float">
            <text:p>27178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261" calcext:value-type="float">
            <text:p>261</text:p>
          </table:table-cell>
          <table:table-cell table:style-name="ce4" table:formula="of:=(SUM([.B23:.AB23]))+0" office:value-type="float" office:value="6529633" calcext:value-type="float">
            <text:p>6529633</text:p>
          </table:table-cell>
          <table:table-cell table:style-name="ce4" table:formula="of:=(+[.AE23]-[.AC23])+0" office:value-type="float" office:value="861584" calcext:value-type="float">
            <text:p>861584</text:p>
          </table:table-cell>
          <table:table-cell table:style-name="ce4" office:value-type="float" office:value="7391217" calcext:value-type="float">
            <text:p>739121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AS HORTALIZAS</text:p>
          </table:table-cell>
          <table:table-cell table:style-name="ce4" office:value-type="float" office:value="1331774" calcext:value-type="float">
            <text:p>1331774</text:p>
          </table:table-cell>
          <table:table-cell table:style-name="ce4" office:value-type="float" office:value="7227" calcext:value-type="float">
            <text:p>7227</text:p>
          </table:table-cell>
          <table:table-cell table:style-name="ce4" office:value-type="float" office:value="933700" calcext:value-type="float">
            <text:p>933700</text:p>
          </table:table-cell>
          <table:table-cell table:style-name="ce4" office:value-type="float" office:value="1086398" calcext:value-type="float">
            <text:p>10863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72" calcext:value-type="float">
            <text:p>4572</text:p>
          </table:table-cell>
          <table:table-cell table:style-name="ce4" office:value-type="float" office:value="3087" calcext:value-type="float">
            <text:p>3087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358781" calcext:value-type="float">
            <text:p>3587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711508" calcext:value-type="float">
            <text:p>7711508</text:p>
          </table:table-cell>
          <table:table-cell table:style-name="ce4" office:value-type="float" office:value="134370" calcext:value-type="float">
            <text:p>134370</text:p>
          </table:table-cell>
          <table:table-cell table:style-name="ce4" office:value-type="float" office:value="25264" calcext:value-type="float">
            <text:p>252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74786" calcext:value-type="float">
            <text:p>32747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1165" calcext:value-type="float">
            <text:p>9411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51184" calcext:value-type="float">
            <text:p>5051184</text:p>
          </table:table-cell>
          <table:table-cell table:style-name="ce4" office:value-type="float" office:value="936876" calcext:value-type="float">
            <text:p>936876</text:p>
          </table:table-cell>
          <table:table-cell table:style-name="ce4" office:value-type="float" office:value="7520572" calcext:value-type="float">
            <text:p>7520572</text:p>
          </table:table-cell>
          <table:table-cell table:style-name="ce4" office:value-type="float" office:value="296486" calcext:value-type="float">
            <text:p>2964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99856" calcext:value-type="float">
            <text:p>1699856</text:p>
          </table:table-cell>
          <table:table-cell table:style-name="ce4" office:value-type="float" office:value="872" calcext:value-type="float">
            <text:p>872</text:p>
          </table:table-cell>
          <table:table-cell table:style-name="ce4" table:formula="of:=(SUM([.B24:.AB24]))+0" office:value-type="float" office:value="31318754" calcext:value-type="float">
            <text:p>31318754</text:p>
          </table:table-cell>
          <table:table-cell table:style-name="ce4" table:formula="of:=(+[.AE24]-[.AC24])+0" office:value-type="float" office:value="19986909" calcext:value-type="float">
            <text:p>19986909</text:p>
          </table:table-cell>
          <table:table-cell table:style-name="ce4" office:value-type="float" office:value="51305663" calcext:value-type="float">
            <text:p>51305663</text:p>
          </table:table-cell>
          <table:table-cell table:style-name="ce7" office:value-type="string" calcext:value-type="string">
            <text:p>Hortaliz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GUACATE</text:p>
          </table:table-cell>
          <table:table-cell table:style-name="ce2" office:value-type="float" office:value="134373" calcext:value-type="float">
            <text:p>134373</text:p>
          </table:table-cell>
          <table:table-cell table:style-name="ce2" office:value-type="float" office:value="28149" calcext:value-type="float">
            <text:p>28149</text:p>
          </table:table-cell>
          <table:table-cell table:style-name="ce2" office:value-type="float" office:value="168346" calcext:value-type="float">
            <text:p>168346</text:p>
          </table:table-cell>
          <table:table-cell table:style-name="ce2" office:value-type="float" office:value="10624" calcext:value-type="float">
            <text:p>106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506" calcext:value-type="float">
            <text:p>175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84" calcext:value-type="float">
            <text:p>41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81547" calcext:value-type="float">
            <text:p>2281547</text:p>
          </table:table-cell>
          <table:table-cell table:style-name="ce2" office:value-type="float" office:value="3264" calcext:value-type="float">
            <text:p>32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1470" calcext:value-type="float">
            <text:p>30147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44211" calcext:value-type="float">
            <text:p>2144211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7066708" calcext:value-type="float">
            <text:p>7066708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3238569" calcext:value-type="float">
            <text:p>3238569</text:p>
          </table:table-cell>
          <table:table-cell table:style-name="ce2" office:value-type="float" office:value="1158207" calcext:value-type="float">
            <text:p>11582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27" calcext:value-type="float">
            <text:p>8427</text:p>
          </table:table-cell>
          <table:table-cell table:style-name="ce2" office:value-type="float" office:value="30086" calcext:value-type="float">
            <text:p>30086</text:p>
          </table:table-cell>
          <table:table-cell table:style-name="ce2" table:formula="of:=(SUM([.B25:.AB25]))+0" office:value-type="float" office:value="16597831" calcext:value-type="float">
            <text:p>16597831</text:p>
          </table:table-cell>
          <table:table-cell table:style-name="ce2" table:formula="of:=(+[.AE25]-[.AC25])+0" office:value-type="float" office:value="220699073" calcext:value-type="float">
            <text:p>220699073</text:p>
          </table:table-cell>
          <table:table-cell table:style-name="ce2" office:value-type="float" office:value="237296904" calcext:value-type="float">
            <text:p>237296904</text:p>
          </table:table-cell>
          <table:table-cell table:style-name="ce8" office:value-type="string" calcext:value-type="string">
            <text:p>Frut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LBARICOQUE</text:p>
          </table:table-cell>
          <table:table-cell table:style-name="ce2" office:value-type="float" office:value="3827" calcext:value-type="float">
            <text:p>382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591" calcext:value-type="float">
            <text:p>65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9815" calcext:value-type="float">
            <text:p>219815</text:p>
          </table:table-cell>
          <table:table-cell table:style-name="ce2" office:value-type="float" office:value="6195" calcext:value-type="float">
            <text:p>6195</text:p>
          </table:table-cell>
          <table:table-cell table:style-name="ce2" office:value-type="float" office:value="1383" calcext:value-type="float">
            <text:p>13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880" calcext:value-type="float">
            <text:p>42880</text:p>
          </table:table-cell>
          <table:table-cell table:style-name="ce2" office:value-type="float" office:value="10220" calcext:value-type="float">
            <text:p>102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3913" calcext:value-type="float">
            <text:p>939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" calcext:value-type="float">
            <text:p>1102</text:p>
          </table:table-cell>
          <table:table-cell table:style-name="ce2" office:value-type="float" office:value="6039" calcext:value-type="float">
            <text:p>603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26:.AB26]))+0" office:value-type="float" office:value="391965" calcext:value-type="float">
            <text:p>391965</text:p>
          </table:table-cell>
          <table:table-cell table:style-name="ce2" table:formula="of:=(+[.AE26]-[.AC26])+0" office:value-type="float" office:value="123328" calcext:value-type="float">
            <text:p>123328</text:p>
          </table:table-cell>
          <table:table-cell table:style-name="ce2" office:value-type="float" office:value="515293" calcext:value-type="float">
            <text:p>515293</text:p>
          </table:table-cell>
          <table:table-cell table:style-name="ce8" office:value-type="string" calcext:value-type="string">
            <text:p>Fruta</text:p>
          </table:table-cell>
          <table:table-cell table:style-name="ce10" table:number-columns-repeated="992"/>
        </table:table-row>
        <table:table-row table:style-name="ro2">
          <table:table-cell table:style-name="ce2" office:value-type="string" calcext:value-type="string">
            <text:p>ARÁNDANO</text:p>
          </table:table-cell>
          <table:table-cell table:style-name="ce2" office:value-type="float" office:value="866375" calcext:value-type="float">
            <text:p>8663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792" calcext:value-type="float">
            <text:p>20792</text:p>
          </table:table-cell>
          <table:table-cell table:style-name="ce2" office:value-type="float" office:value="540" calcext:value-type="float">
            <text:p>5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754" calcext:value-type="float">
            <text:p>975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30357" calcext:value-type="float">
            <text:p>130357</text:p>
          </table:table-cell>
          <table:table-cell table:style-name="ce2" office:value-type="float" office:value="6579" calcext:value-type="float">
            <text:p>65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51429" calcext:value-type="float">
            <text:p>25142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55436" calcext:value-type="float">
            <text:p>1855436</text:p>
          </table:table-cell>
          <table:table-cell table:style-name="ce2" office:value-type="float" office:value="231240" calcext:value-type="float">
            <text:p>231240</text:p>
          </table:table-cell>
          <table:table-cell table:style-name="ce2" office:value-type="float" office:value="1686719" calcext:value-type="float">
            <text:p>1686719</text:p>
          </table:table-cell>
          <table:table-cell table:style-name="ce2" office:value-type="float" office:value="94259" calcext:value-type="float">
            <text:p>94259</text:p>
          </table:table-cell>
          <table:table-cell table:style-name="ce2" office:value-type="float" office:value="1702" calcext:value-type="float">
            <text:p>17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90" calcext:value-type="float">
            <text:p>16090</text:p>
          </table:table-cell>
          <table:table-cell table:style-name="ce2" table:formula="of:=(SUM([.B27:.AB27]))+0" office:value-type="float" office:value="5171570" calcext:value-type="float">
            <text:p>5171570</text:p>
          </table:table-cell>
          <table:table-cell table:style-name="ce2" table:formula="of:=(+[.AE27]-[.AC27])+0" office:value-type="float" office:value="100473341" calcext:value-type="float">
            <text:p>100473341</text:p>
          </table:table-cell>
          <table:table-cell table:style-name="ce2" office:value-type="float" office:value="105644911" calcext:value-type="float">
            <text:p>10564491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AQUI</text:p>
          </table:table-cell>
          <table:table-cell table:style-name="ce2" office:value-type="float" office:value="787860" calcext:value-type="float">
            <text:p>7878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572" calcext:value-type="float">
            <text:p>3757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3983" calcext:value-type="float">
            <text:p>339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846" calcext:value-type="float">
            <text:p>42846</text:p>
          </table:table-cell>
          <table:table-cell table:style-name="ce2" office:value-type="float" office:value="106349" calcext:value-type="float">
            <text:p>1063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58610" calcext:value-type="float">
            <text:p>58610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1650" calcext:value-type="float">
            <text:p>16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4146" calcext:value-type="float">
            <text:p>1041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0062" calcext:value-type="float">
            <text:p>2006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28:.AB28]))+0" office:value-type="float" office:value="1195071" calcext:value-type="float">
            <text:p>1195071</text:p>
          </table:table-cell>
          <table:table-cell table:style-name="ce2" table:formula="of:=(+[.AE28]-[.AC28])+0" office:value-type="float" office:value="94497" calcext:value-type="float">
            <text:p>94497</text:p>
          </table:table-cell>
          <table:table-cell table:style-name="ce2" office:value-type="float" office:value="1289568" calcext:value-type="float">
            <text:p>128956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EREZA Y GUINDA</text:p>
          </table:table-cell>
          <table:table-cell table:style-name="ce2" office:value-type="float" office:value="22131" calcext:value-type="float">
            <text:p>2213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7666" calcext:value-type="float">
            <text:p>276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66" calcext:value-type="float">
            <text:p>1676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6798" calcext:value-type="float">
            <text:p>26798</text:p>
          </table:table-cell>
          <table:table-cell table:style-name="ce2" office:value-type="float" office:value="117518" calcext:value-type="float">
            <text:p>1175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2078" calcext:value-type="float">
            <text:p>92078</text:p>
          </table:table-cell>
          <table:table-cell table:style-name="ce2" office:value-type="float" office:value="1660" calcext:value-type="float">
            <text:p>166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72" calcext:value-type="float">
            <text:p>20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53" calcext:value-type="float">
            <text:p>1295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(SUM([.B29:.AB29]))+0" office:value-type="float" office:value="319642" calcext:value-type="float">
            <text:p>319642</text:p>
          </table:table-cell>
          <table:table-cell table:style-name="ce2" table:formula="of:=(+[.AE29]-[.AC29])+0" office:value-type="float" office:value="5448384" calcext:value-type="float">
            <text:p>5448384</text:p>
          </table:table-cell>
          <table:table-cell table:style-name="ce2" office:value-type="float" office:value="5768026" calcext:value-type="float">
            <text:p>576802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CIRUELA</text:p>
          </table:table-cell>
          <table:table-cell table:style-name="ce2" office:value-type="float" office:value="10891" calcext:value-type="float">
            <text:p>108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003" calcext:value-type="float">
            <text:p>3100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91135" calcext:value-type="float">
            <text:p>291135</text:p>
          </table:table-cell>
          <table:table-cell table:style-name="ce2" office:value-type="float" office:value="23105" calcext:value-type="float">
            <text:p>231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633656" calcext:value-type="float">
            <text:p>63365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831" calcext:value-type="float">
            <text:p>5831</text:p>
          </table:table-cell>
          <table:table-cell table:style-name="ce2" office:value-type="float" office:value="1873631" calcext:value-type="float">
            <text:p>1873631</text:p>
          </table:table-cell>
          <table:table-cell table:style-name="ce2" office:value-type="float" office:value="57912" calcext:value-type="float">
            <text:p>57912</text:p>
          </table:table-cell>
          <table:table-cell table:style-name="ce2" office:value-type="float" office:value="263666" calcext:value-type="float">
            <text:p>26366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96" calcext:value-type="float">
            <text:p>1496</text:p>
          </table:table-cell>
          <table:table-cell table:style-name="ce2" table:formula="of:=(SUM([.B30:.AB30]))+0" office:value-type="float" office:value="3192893" calcext:value-type="float">
            <text:p>3192893</text:p>
          </table:table-cell>
          <table:table-cell table:style-name="ce2" table:formula="of:=(+[.AE30]-[.AC30])+0" office:value-type="float" office:value="8857689" calcext:value-type="float">
            <text:p>8857689</text:p>
          </table:table-cell>
          <table:table-cell table:style-name="ce2" office:value-type="float" office:value="12050582" calcext:value-type="float">
            <text:p>1205058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FRAMBUESA</text:p>
          </table:table-cell>
          <table:table-cell table:style-name="ce2" office:value-type="float" office:value="213017" calcext:value-type="float">
            <text:p>213017</text:p>
          </table:table-cell>
          <table:table-cell table:style-name="ce2" office:value-type="float" office:value="2762" calcext:value-type="float">
            <text:p>2762</text:p>
          </table:table-cell>
          <table:table-cell table:style-name="ce2" office:value-type="float" office:value="595236" calcext:value-type="float">
            <text:p>59523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1275" calcext:value-type="float">
            <text:p>312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696" calcext:value-type="float">
            <text:p>296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18971" calcext:value-type="float">
            <text:p>818971</text:p>
          </table:table-cell>
          <table:table-cell table:style-name="ce2" office:value-type="float" office:value="2496" calcext:value-type="float">
            <text:p>249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4002" calcext:value-type="float">
            <text:p>14400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57800" calcext:value-type="float">
            <text:p>1157800</text:p>
          </table:table-cell>
          <table:table-cell table:style-name="ce2" office:value-type="float" office:value="68742" calcext:value-type="float">
            <text:p>68742</text:p>
          </table:table-cell>
          <table:table-cell table:style-name="ce2" office:value-type="float" office:value="12904991" calcext:value-type="float">
            <text:p>12904991</text:p>
          </table:table-cell>
          <table:table-cell table:style-name="ce2" office:value-type="float" office:value="295853" calcext:value-type="float">
            <text:p>2958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56" calcext:value-type="float">
            <text:p>12256</text:p>
          </table:table-cell>
          <table:table-cell table:style-name="ce2" office:value-type="float" office:value="43234" calcext:value-type="float">
            <text:p>43234</text:p>
          </table:table-cell>
          <table:table-cell table:style-name="ce2" table:formula="of:=(SUM([.B31:.AB31]))+0" office:value-type="float" office:value="16320331" calcext:value-type="float">
            <text:p>16320331</text:p>
          </table:table-cell>
          <table:table-cell table:style-name="ce2" table:formula="of:=(+[.AE31]-[.AC31])+0" office:value-type="float" office:value="146511006" calcext:value-type="float">
            <text:p>146511006</text:p>
          </table:table-cell>
          <table:table-cell table:style-name="ce2" office:value-type="float" office:value="162831337" calcext:value-type="float">
            <text:p>162831337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FRESA</text:p>
          </table:table-cell>
          <table:table-cell table:style-name="ce2" office:value-type="float" office:value="12558" calcext:value-type="float">
            <text:p>12558</text:p>
          </table:table-cell>
          <table:table-cell table:style-name="ce2" office:value-type="float" office:value="165131" calcext:value-type="float">
            <text:p>165131</text:p>
          </table:table-cell>
          <table:table-cell table:style-name="ce2" office:value-type="float" office:value="1634321" calcext:value-type="float">
            <text:p>16343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831" calcext:value-type="float">
            <text:p>58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80" calcext:value-type="float">
            <text:p>46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20305" calcext:value-type="float">
            <text:p>420305</text:p>
          </table:table-cell>
          <table:table-cell table:style-name="ce2" office:value-type="float" office:value="79271" calcext:value-type="float">
            <text:p>792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55" calcext:value-type="float">
            <text:p>4855</text:p>
          </table:table-cell>
          <table:table-cell table:style-name="ce2" office:value-type="float" office:value="348538" calcext:value-type="float">
            <text:p>34853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56767" calcext:value-type="float">
            <text:p>1456767</text:p>
          </table:table-cell>
          <table:table-cell table:style-name="ce2" office:value-type="float" office:value="5124" calcext:value-type="float">
            <text:p>5124</text:p>
          </table:table-cell>
          <table:table-cell table:style-name="ce2" office:value-type="float" office:value="2532197" calcext:value-type="float">
            <text:p>2532197</text:p>
          </table:table-cell>
          <table:table-cell table:style-name="ce2" office:value-type="float" office:value="27640" calcext:value-type="float">
            <text:p>27640</text:p>
          </table:table-cell>
          <table:table-cell table:style-name="ce2" office:value-type="float" office:value="47628" calcext:value-type="float">
            <text:p>47628</text:p>
          </table:table-cell>
          <table:table-cell table:style-name="ce2" office:value-type="float" office:value="16411" calcext:value-type="float">
            <text:p>16411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table:formula="of:=(SUM([.B32:.AB32]))+0" office:value-type="float" office:value="6762457" calcext:value-type="float">
            <text:p>6762457</text:p>
          </table:table-cell>
          <table:table-cell table:style-name="ce2" table:formula="of:=(+[.AE32]-[.AC32])+0" office:value-type="float" office:value="31371535" calcext:value-type="float">
            <text:p>31371535</text:p>
          </table:table-cell>
          <table:table-cell table:style-name="ce2" office:value-type="float" office:value="38133992" calcext:value-type="float">
            <text:p>3813399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GROSELLA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0440" calcext:value-type="float">
            <text:p>1044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16096" calcext:value-type="float">
            <text:p>31609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73464" calcext:value-type="float">
            <text:p>17346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70123" calcext:value-type="float">
            <text:p>470123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39869" calcext:value-type="float">
            <text:p>139869</text:p>
          </table:table-cell>
          <table:table-cell table:style-name="ce2" office:value-type="float" office:value="1936907" calcext:value-type="float">
            <text:p>19369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3:.AB33]))+0" office:value-type="float" office:value="3047101" calcext:value-type="float">
            <text:p>3047101</text:p>
          </table:table-cell>
          <table:table-cell table:style-name="ce2" table:formula="of:=(+[.AE33]-[.AC33])+0" office:value-type="float" office:value="291441" calcext:value-type="float">
            <text:p>291441</text:p>
          </table:table-cell>
          <table:table-cell table:style-name="ce2" office:value-type="float" office:value="3338542" calcext:value-type="float">
            <text:p>333854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HIGO</text:p>
          </table:table-cell>
          <table:table-cell table:style-name="ce2" office:value-type="float" office:value="48630" calcext:value-type="float">
            <text:p>486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3116" calcext:value-type="float">
            <text:p>531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30047" calcext:value-type="float">
            <text:p>43004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684" calcext:value-type="float">
            <text:p>86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425" calcext:value-type="float">
            <text:p>4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4:.AB34]))+0" office:value-type="float" office:value="542138" calcext:value-type="float">
            <text:p>542138</text:p>
          </table:table-cell>
          <table:table-cell table:style-name="ce2" table:formula="of:=(+[.AE34]-[.AC34])+0" office:value-type="float" office:value="274433" calcext:value-type="float">
            <text:p>274433</text:p>
          </table:table-cell>
          <table:table-cell table:style-name="ce2" office:value-type="float" office:value="816571" calcext:value-type="float">
            <text:p>81657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KIWI</text:p>
          </table:table-cell>
          <table:table-cell table:style-name="ce2" office:value-type="float" office:value="47505" calcext:value-type="float">
            <text:p>475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128116" calcext:value-type="float">
            <text:p>2412811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529943" calcext:value-type="float">
            <text:p>1529943</text:p>
          </table:table-cell>
          <table:table-cell table:style-name="ce2" office:value-type="float" office:value="23293569" calcext:value-type="float">
            <text:p>232935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952017" calcext:value-type="float">
            <text:p>3095201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25582" calcext:value-type="float">
            <text:p>725582</text:p>
          </table:table-cell>
          <table:table-cell table:style-name="ce2" office:value-type="float" office:value="23310" calcext:value-type="float">
            <text:p>23310</text:p>
          </table:table-cell>
          <table:table-cell table:style-name="ce2" office:value-type="float" office:value="15267061" calcext:value-type="float">
            <text:p>15267061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5:.AB35]))+0" office:value-type="float" office:value="95967503" calcext:value-type="float">
            <text:p>95967503</text:p>
          </table:table-cell>
          <table:table-cell table:style-name="ce2" table:formula="of:=(+[.AE35]-[.AC35])+0" office:value-type="float" office:value="96410377" calcext:value-type="float">
            <text:p>96410377</text:p>
          </table:table-cell>
          <table:table-cell table:style-name="ce2" office:value-type="float" office:value="192377880" calcext:value-type="float">
            <text:p>19237788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LIMÓN</text:p>
          </table:table-cell>
          <table:table-cell table:style-name="ce2" office:value-type="float" office:value="1095090" calcext:value-type="float">
            <text:p>1095090</text:p>
          </table:table-cell>
          <table:table-cell table:style-name="ce2" office:value-type="float" office:value="2333" calcext:value-type="float">
            <text:p>2333</text:p>
          </table:table-cell>
          <table:table-cell table:style-name="ce2" office:value-type="float" office:value="61940" calcext:value-type="float">
            <text:p>61940</text:p>
          </table:table-cell>
          <table:table-cell table:style-name="ce2" office:value-type="float" office:value="1837" calcext:value-type="float">
            <text:p>183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72" calcext:value-type="float">
            <text:p>16572</text:p>
          </table:table-cell>
          <table:table-cell table:style-name="ce2" office:value-type="float" office:value="74504" calcext:value-type="float">
            <text:p>745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74" calcext:value-type="float">
            <text:p>2105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88" calcext:value-type="float">
            <text:p>8288</text:p>
          </table:table-cell>
          <table:table-cell table:style-name="ce2" office:value-type="float" office:value="7184833" calcext:value-type="float">
            <text:p>7184833</text:p>
          </table:table-cell>
          <table:table-cell table:style-name="ce2" office:value-type="float" office:value="33168" calcext:value-type="float">
            <text:p>3316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20552" calcext:value-type="float">
            <text:p>1120552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734" calcext:value-type="float">
            <text:p>87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58133" calcext:value-type="float">
            <text:p>5158133</text:p>
          </table:table-cell>
          <table:table-cell table:style-name="ce2" office:value-type="float" office:value="177420" calcext:value-type="float">
            <text:p>177420</text:p>
          </table:table-cell>
          <table:table-cell table:style-name="ce2" office:value-type="float" office:value="1978096" calcext:value-type="float">
            <text:p>1978096</text:p>
          </table:table-cell>
          <table:table-cell table:style-name="ce2" office:value-type="float" office:value="883599" calcext:value-type="float">
            <text:p>883599</text:p>
          </table:table-cell>
          <table:table-cell table:style-name="ce2" office:value-type="float" office:value="38407" calcext:value-type="float">
            <text:p>38407</text:p>
          </table:table-cell>
          <table:table-cell table:style-name="ce2" office:value-type="float" office:value="166312" calcext:value-type="float">
            <text:p>166312</text:p>
          </table:table-cell>
          <table:table-cell table:style-name="ce2" office:value-type="float" office:value="90166" calcext:value-type="float">
            <text:p>90166</text:p>
          </table:table-cell>
          <table:table-cell table:style-name="ce2" table:formula="of:=(SUM([.B36:.AB36]))+0" office:value-type="float" office:value="18311428" calcext:value-type="float">
            <text:p>18311428</text:p>
          </table:table-cell>
          <table:table-cell table:style-name="ce2" table:formula="of:=(+[.AE36]-[.AC36])+0" office:value-type="float" office:value="104644004" calcext:value-type="float">
            <text:p>104644004</text:p>
          </table:table-cell>
          <table:table-cell table:style-name="ce2" office:value-type="float" office:value="122955432" calcext:value-type="float">
            <text:p>12295543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DARINA</text:p>
          </table:table-cell>
          <table:table-cell table:style-name="ce2" office:value-type="float" office:value="443012" calcext:value-type="float">
            <text:p>443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8308" calcext:value-type="float">
            <text:p>98308</text:p>
          </table:table-cell>
          <table:table-cell table:style-name="ce2" office:value-type="float" office:value="66273" calcext:value-type="float">
            <text:p>66273</text:p>
          </table:table-cell>
          <table:table-cell table:style-name="ce2" office:value-type="float" office:value="53547" calcext:value-type="float">
            <text:p>535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64" calcext:value-type="float">
            <text:p>216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768172" calcext:value-type="float">
            <text:p>2768172</text:p>
          </table:table-cell>
          <table:table-cell table:style-name="ce2" office:value-type="float" office:value="3029" calcext:value-type="float">
            <text:p>302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34408" calcext:value-type="float">
            <text:p>23440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373548" calcext:value-type="float">
            <text:p>1373548</text:p>
          </table:table-cell>
          <table:table-cell table:style-name="ce2" office:value-type="float" office:value="18040" calcext:value-type="float">
            <text:p>18040</text:p>
          </table:table-cell>
          <table:table-cell table:style-name="ce2" office:value-type="float" office:value="10571299" calcext:value-type="float">
            <text:p>10571299</text:p>
          </table:table-cell>
          <table:table-cell table:style-name="ce2" office:value-type="float" office:value="849336" calcext:value-type="float">
            <text:p>849336</text:p>
          </table:table-cell>
          <table:table-cell table:style-name="ce2" office:value-type="float" office:value="511" calcext:value-type="float">
            <text:p>5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37:.AB37]))+0" office:value-type="float" office:value="16501147" calcext:value-type="float">
            <text:p>16501147</text:p>
          </table:table-cell>
          <table:table-cell table:style-name="ce2" table:formula="of:=(+[.AE37]-[.AC37])+0" office:value-type="float" office:value="9264486" calcext:value-type="float">
            <text:p>9264486</text:p>
          </table:table-cell>
          <table:table-cell table:style-name="ce2" office:value-type="float" office:value="25765633" calcext:value-type="float">
            <text:p>2576563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GO, GUAYABA</text:p>
          </table:table-cell>
          <table:table-cell table:style-name="ce2" office:value-type="float" office:value="189777" calcext:value-type="float">
            <text:p>1897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800" calcext:value-type="float">
            <text:p>88800</text:p>
          </table:table-cell>
          <table:table-cell table:style-name="ce2" office:value-type="float" office:value="620" calcext:value-type="float">
            <text:p>6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343" calcext:value-type="float">
            <text:p>2134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36042" calcext:value-type="float">
            <text:p>236042</text:p>
          </table:table-cell>
          <table:table-cell table:style-name="ce2" office:value-type="float" office:value="22250" calcext:value-type="float">
            <text:p>22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003" calcext:value-type="float">
            <text:p>1700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143866" calcext:value-type="float">
            <text:p>2143866</text:p>
          </table:table-cell>
          <table:table-cell table:style-name="ce2" office:value-type="float" office:value="19955" calcext:value-type="float">
            <text:p>19955</text:p>
          </table:table-cell>
          <table:table-cell table:style-name="ce2" office:value-type="float" office:value="803871" calcext:value-type="float">
            <text:p>803871</text:p>
          </table:table-cell>
          <table:table-cell table:style-name="ce2" office:value-type="float" office:value="19226" calcext:value-type="float">
            <text:p>19226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12" calcext:value-type="float">
            <text:p>17712</text:p>
          </table:table-cell>
          <table:table-cell table:style-name="ce2" table:formula="of:=(SUM([.B38:.AB38]))+0" office:value-type="float" office:value="3581049" calcext:value-type="float">
            <text:p>3581049</text:p>
          </table:table-cell>
          <table:table-cell table:style-name="ce2" table:formula="of:=(+[.AE38]-[.AC38])+0" office:value-type="float" office:value="81696034" calcext:value-type="float">
            <text:p>81696034</text:p>
          </table:table-cell>
          <table:table-cell table:style-name="ce2" office:value-type="float" office:value="85277083" calcext:value-type="float">
            <text:p>8527708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ANZANA</text:p>
          </table:table-cell>
          <table:table-cell table:style-name="ce2" office:value-type="float" office:value="826901" calcext:value-type="float">
            <text:p>826901</text:p>
          </table:table-cell>
          <table:table-cell table:style-name="ce2" office:value-type="float" office:value="5395234" calcext:value-type="float">
            <text:p>5395234</text:p>
          </table:table-cell>
          <table:table-cell table:style-name="ce2" office:value-type="float" office:value="1283892" calcext:value-type="float">
            <text:p>128389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295" calcext:value-type="float">
            <text:p>1429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6127843" calcext:value-type="float">
            <text:p>56127843</text:p>
          </table:table-cell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864" calcext:value-type="float">
            <text:p>27864</text:p>
          </table:table-cell>
          <table:table-cell table:style-name="ce2" office:value-type="float" office:value="37832703" calcext:value-type="float">
            <text:p>3783270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898552" calcext:value-type="float">
            <text:p>2898552</text:p>
          </table:table-cell>
          <table:table-cell table:style-name="ce2" office:value-type="float" office:value="4908327" calcext:value-type="float">
            <text:p>4908327</text:p>
          </table:table-cell>
          <table:table-cell table:style-name="ce2" office:value-type="float" office:value="11774549" calcext:value-type="float">
            <text:p>11774549</text:p>
          </table:table-cell>
          <table:table-cell table:style-name="ce2" office:value-type="float" office:value="92336" calcext:value-type="float">
            <text:p>9233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39:.AB39]))+0" office:value-type="float" office:value="121183370" calcext:value-type="float">
            <text:p>121183370</text:p>
          </table:table-cell>
          <table:table-cell table:style-name="ce2" table:formula="of:=(+[.AE39]-[.AC39])+0" office:value-type="float" office:value="25799928" calcext:value-type="float">
            <text:p>25799928</text:p>
          </table:table-cell>
          <table:table-cell table:style-name="ce2" office:value-type="float" office:value="146983298" calcext:value-type="float">
            <text:p>14698329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ELOCOTÓN</text:p>
          </table:table-cell>
          <table:table-cell table:style-name="ce2" office:value-type="float" office:value="5310" calcext:value-type="float">
            <text:p>53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968167" calcext:value-type="float">
            <text:p>968167</text:p>
          </table:table-cell>
          <table:table-cell table:style-name="ce2" office:value-type="float" office:value="170016" calcext:value-type="float">
            <text:p>17001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263125" calcext:value-type="float">
            <text:p>2631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455" calcext:value-type="float">
            <text:p>5455</text:p>
          </table:table-cell>
          <table:table-cell table:style-name="ce2" office:value-type="float" office:value="116389" calcext:value-type="float">
            <text:p>116389</text:p>
          </table:table-cell>
          <table:table-cell table:style-name="ce2" office:value-type="float" office:value="238550" calcext:value-type="float">
            <text:p>238550</text:p>
          </table:table-cell>
          <table:table-cell table:style-name="ce2" office:value-type="float" office:value="1051374" calcext:value-type="float">
            <text:p>1051374</text:p>
          </table:table-cell>
          <table:table-cell table:style-name="ce2" office:value-type="float" office:value="38619" calcext:value-type="float">
            <text:p>38619</text:p>
          </table:table-cell>
          <table:table-cell table:style-name="ce2" office:value-type="float" office:value="537" calcext:value-type="float">
            <text:p>5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40:.AB40]))+0" office:value-type="float" office:value="2859017" calcext:value-type="float">
            <text:p>2859017</text:p>
          </table:table-cell>
          <table:table-cell table:style-name="ce2" table:formula="of:=(+[.AE40]-[.AC40])+0" office:value-type="float" office:value="1193042" calcext:value-type="float">
            <text:p>1193042</text:p>
          </table:table-cell>
          <table:table-cell table:style-name="ce2" office:value-type="float" office:value="4052059" calcext:value-type="float">
            <text:p>405205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ELÓN</text:p>
          </table:table-cell>
          <table:table-cell table:style-name="ce2" office:value-type="float" office:value="53313" calcext:value-type="float">
            <text:p>533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954196" calcext:value-type="float">
            <text:p>954196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80289" calcext:value-type="float">
            <text:p>38028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099180" calcext:value-type="float">
            <text:p>3099180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278168" calcext:value-type="float">
            <text:p>2781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table:formula="of:=(SUM([.B41:.AB41]))+0" office:value-type="float" office:value="4770527" calcext:value-type="float">
            <text:p>4770527</text:p>
          </table:table-cell>
          <table:table-cell table:style-name="ce2" table:formula="of:=(+[.AE41]-[.AC41])+0" office:value-type="float" office:value="54391027" calcext:value-type="float">
            <text:p>54391027</text:p>
          </table:table-cell>
          <table:table-cell table:style-name="ce2" office:value-type="float" office:value="59161554" calcext:value-type="float">
            <text:p>5916155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MORA</text:p>
          </table:table-cell>
          <table:table-cell table:style-name="ce2" office:value-type="float" office:value="193723" calcext:value-type="float">
            <text:p>1937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20" calcext:value-type="float">
            <text:p>7720</text:p>
          </table:table-cell>
          <table:table-cell table:style-name="ce2" office:value-type="float" office:value="77991" calcext:value-type="float">
            <text:p>7799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0108" calcext:value-type="float">
            <text:p>101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3426" calcext:value-type="float">
            <text:p>3342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9642" calcext:value-type="float">
            <text:p>15964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142050" calcext:value-type="float">
            <text:p>1142050</text:p>
          </table:table-cell>
          <table:table-cell table:style-name="ce2" office:value-type="float" office:value="7580" calcext:value-type="float">
            <text:p>75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42:.AB42]))+0" office:value-type="float" office:value="1632520" calcext:value-type="float">
            <text:p>1632520</text:p>
          </table:table-cell>
          <table:table-cell table:style-name="ce2" table:formula="of:=(+[.AE42]-[.AC42])+0" office:value-type="float" office:value="6305613" calcext:value-type="float">
            <text:p>6305613</text:p>
          </table:table-cell>
          <table:table-cell table:style-name="ce2" office:value-type="float" office:value="7938133" calcext:value-type="float">
            <text:p>793813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NARANJA</text:p>
          </table:table-cell>
          <table:table-cell table:style-name="ce2" office:value-type="float" office:value="1557172" calcext:value-type="float">
            <text:p>15571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363" calcext:value-type="float">
            <text:p>1473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534" calcext:value-type="float">
            <text:p>545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507" calcext:value-type="float">
            <text:p>205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640" calcext:value-type="float">
            <text:p>106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125035" calcext:value-type="float">
            <text:p>5125035</text:p>
          </table:table-cell>
          <table:table-cell table:style-name="ce2" office:value-type="float" office:value="418408" calcext:value-type="float">
            <text:p>4184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73906" calcext:value-type="float">
            <text:p>873906</text:p>
          </table:table-cell>
          <table:table-cell table:style-name="ce2" office:value-type="float" office:value="11099" calcext:value-type="float">
            <text:p>1109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523734" calcext:value-type="float">
            <text:p>5523734</text:p>
          </table:table-cell>
          <table:table-cell table:style-name="ce2" office:value-type="float" office:value="6315" calcext:value-type="float">
            <text:p>6315</text:p>
          </table:table-cell>
          <table:table-cell table:style-name="ce2" office:value-type="float" office:value="37071293" calcext:value-type="float">
            <text:p>37071293</text:p>
          </table:table-cell>
          <table:table-cell table:style-name="ce2" office:value-type="float" office:value="234080" calcext:value-type="float">
            <text:p>234080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43:.AB43]))+0" office:value-type="float" office:value="51056572" calcext:value-type="float">
            <text:p>51056572</text:p>
          </table:table-cell>
          <table:table-cell table:style-name="ce2" table:formula="of:=(+[.AE43]-[.AC43])+0" office:value-type="float" office:value="67860330" calcext:value-type="float">
            <text:p>67860330</text:p>
          </table:table-cell>
          <table:table-cell table:style-name="ce2" office:value-type="float" office:value="118916902" calcext:value-type="float">
            <text:p>11891690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NECTARINA</text:p>
          </table:table-cell>
          <table:table-cell table:style-name="ce2" office:value-type="float" office:value="16024" calcext:value-type="float">
            <text:p>16024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3349" calcext:value-type="float">
            <text:p>133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59524" calcext:value-type="float">
            <text:p>559524</text:p>
          </table:table-cell>
          <table:table-cell table:style-name="ce2" office:value-type="float" office:value="13860" calcext:value-type="float">
            <text:p>13860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78061" calcext:value-type="float">
            <text:p>1780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28" calcext:value-type="float">
            <text:p>44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42" calcext:value-type="float">
            <text:p>1742</text:p>
          </table:table-cell>
          <table:table-cell table:style-name="ce2" office:value-type="float" office:value="205953" calcext:value-type="float">
            <text:p>205953</text:p>
          </table:table-cell>
          <table:table-cell table:style-name="ce2" office:value-type="float" office:value="9767" calcext:value-type="float">
            <text:p>9767</text:p>
          </table:table-cell>
          <table:table-cell table:style-name="ce2" office:value-type="float" office:value="124816" calcext:value-type="float">
            <text:p>124816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188" calcext:value-type="float">
            <text:p>118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44:.AB44]))+0" office:value-type="float" office:value="1130498" calcext:value-type="float">
            <text:p>1130498</text:p>
          </table:table-cell>
          <table:table-cell table:style-name="ce2" table:formula="of:=(+[.AE44]-[.AC44])+0" office:value-type="float" office:value="2147011" calcext:value-type="float">
            <text:p>2147011</text:p>
          </table:table-cell>
          <table:table-cell table:style-name="ce2" office:value-type="float" office:value="3277509" calcext:value-type="float">
            <text:p>327750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OS CÍTRICOS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8183" calcext:value-type="float">
            <text:p>818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787" calcext:value-type="float">
            <text:p>878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46464" calcext:value-type="float">
            <text:p>446464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33032" calcext:value-type="float">
            <text:p>33032</text:p>
          </table:table-cell>
          <table:table-cell table:style-name="ce2" office:value-type="float" office:value="152732" calcext:value-type="float">
            <text:p>1527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45:.AB45]))+0" office:value-type="float" office:value="649778" calcext:value-type="float">
            <text:p>649778</text:p>
          </table:table-cell>
          <table:table-cell table:style-name="ce2" table:formula="of:=(+[.AE45]-[.AC45])+0" office:value-type="float" office:value="17485" calcext:value-type="float">
            <text:p>17485</text:p>
          </table:table-cell>
          <table:table-cell table:style-name="ce2" office:value-type="float" office:value="667263" calcext:value-type="float">
            <text:p>66726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ERA</text:p>
          </table:table-cell>
          <table:table-cell table:style-name="ce2" office:value-type="float" office:value="48160" calcext:value-type="float">
            <text:p>481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29469" calcext:value-type="float">
            <text:p>113294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651" calcext:value-type="float">
            <text:p>3265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52041" calcext:value-type="float">
            <text:p>2520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660595" calcext:value-type="float">
            <text:p>66059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862273" calcext:value-type="float">
            <text:p>8862273</text:p>
          </table:table-cell>
          <table:table-cell table:style-name="ce2" office:value-type="float" office:value="8292" calcext:value-type="float">
            <text:p>8292</text:p>
          </table:table-cell>
          <table:table-cell table:style-name="ce2" office:value-type="float" office:value="5165327" calcext:value-type="float">
            <text:p>516532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581" calcext:value-type="float">
            <text:p>5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46:.AB46]))+0" office:value-type="float" office:value="26359859" calcext:value-type="float">
            <text:p>26359859</text:p>
          </table:table-cell>
          <table:table-cell table:style-name="ce2" table:formula="of:=(+[.AE46]-[.AC46])+0" office:value-type="float" office:value="12172861" calcext:value-type="float">
            <text:p>12172861</text:p>
          </table:table-cell>
          <table:table-cell table:style-name="ce2" office:value-type="float" office:value="38532720" calcext:value-type="float">
            <text:p>3853272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IÑA</text:p>
          </table:table-cell>
          <table:table-cell table:style-name="ce2" office:value-type="float" office:value="53547" calcext:value-type="float">
            <text:p>535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6546" calcext:value-type="float">
            <text:p>47654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693231" calcext:value-type="float">
            <text:p>693231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37924" calcext:value-type="float">
            <text:p>103792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634742" calcext:value-type="float">
            <text:p>2634742</text:p>
          </table:table-cell>
          <table:table-cell table:style-name="ce2" office:value-type="float" office:value="27336" calcext:value-type="float">
            <text:p>27336</text:p>
          </table:table-cell>
          <table:table-cell table:style-name="ce2" office:value-type="float" office:value="6909057" calcext:value-type="float">
            <text:p>6909057</text:p>
          </table:table-cell>
          <table:table-cell table:style-name="ce2" office:value-type="float" office:value="176032" calcext:value-type="float">
            <text:p>1760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554" calcext:value-type="float">
            <text:p>4554</text:p>
          </table:table-cell>
          <table:table-cell table:style-name="ce2" table:formula="of:=(SUM([.B47:.AB47]))+0" office:value-type="float" office:value="12015064" calcext:value-type="float">
            <text:p>12015064</text:p>
          </table:table-cell>
          <table:table-cell table:style-name="ce2" table:formula="of:=(+[.AE47]-[.AC47])+0" office:value-type="float" office:value="110253556" calcext:value-type="float">
            <text:p>110253556</text:p>
          </table:table-cell>
          <table:table-cell table:style-name="ce2" office:value-type="float" office:value="122268620" calcext:value-type="float">
            <text:p>12226862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LÁTAN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6422" calcext:value-type="float">
            <text:p>356422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3623744" calcext:value-type="float">
            <text:p>13623744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31988" calcext:value-type="float">
            <text:p>33198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735" calcext:value-type="float">
            <text:p>6735</text:p>
          </table:table-cell>
          <table:table-cell table:style-name="ce2" office:value-type="float" office:value="1307256" calcext:value-type="float">
            <text:p>13072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63794" calcext:value-type="float">
            <text:p>2563794</text:p>
          </table:table-cell>
          <table:table-cell table:style-name="ce2" office:value-type="float" office:value="113794" calcext:value-type="float">
            <text:p>1137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94" calcext:value-type="float">
            <text:p>869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48:.AB48]))+0" office:value-type="float" office:value="18314557" calcext:value-type="float">
            <text:p>18314557</text:p>
          </table:table-cell>
          <table:table-cell table:style-name="ce2" table:formula="of:=(+[.AE48]-[.AC48])+0" office:value-type="float" office:value="171901412" calcext:value-type="float">
            <text:p>171901412</text:p>
          </table:table-cell>
          <table:table-cell table:style-name="ce2" office:value-type="float" office:value="190215969" calcext:value-type="float">
            <text:p>19021596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POMELO</text:p>
          </table:table-cell>
          <table:table-cell table:style-name="ce2" office:value-type="float" office:value="70395" calcext:value-type="float">
            <text:p>703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834" calcext:value-type="float">
            <text:p>198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906" calcext:value-type="float">
            <text:p>5890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09789" calcext:value-type="float">
            <text:p>40978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0980" calcext:value-type="float">
            <text:p>6098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4162" calcext:value-type="float">
            <text:p>1404162</text:p>
          </table:table-cell>
          <table:table-cell table:style-name="ce2" office:value-type="float" office:value="3195" calcext:value-type="float">
            <text:p>3195</text:p>
          </table:table-cell>
          <table:table-cell table:style-name="ce2" office:value-type="float" office:value="1879100" calcext:value-type="float">
            <text:p>1879100</text:p>
          </table:table-cell>
          <table:table-cell table:style-name="ce2" office:value-type="float" office:value="101721" calcext:value-type="float">
            <text:p>1017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(SUM([.B49:.AB49]))+0" office:value-type="float" office:value="4008154" calcext:value-type="float">
            <text:p>4008154</text:p>
          </table:table-cell>
          <table:table-cell table:style-name="ce2" table:formula="of:=(+[.AE49]-[.AC49])+0" office:value-type="float" office:value="3936383" calcext:value-type="float">
            <text:p>3936383</text:p>
          </table:table-cell>
          <table:table-cell table:style-name="ce2" office:value-type="float" office:value="7944537" calcext:value-type="float">
            <text:p>7944537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SANDÍA</text:p>
          </table:table-cell>
          <table:table-cell table:style-name="ce2" office:value-type="float" office:value="42214" calcext:value-type="float">
            <text:p>42214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554537" calcext:value-type="float">
            <text:p>554537</text:p>
          </table:table-cell>
          <table:table-cell table:style-name="ce2" office:value-type="float" office:value="51605" calcext:value-type="float">
            <text:p>51605</text:p>
          </table:table-cell>
          <table:table-cell table:style-name="ce2" office:value-type="float" office:value="2923" calcext:value-type="float">
            <text:p>29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6649" calcext:value-type="float">
            <text:p>54664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49945" calcext:value-type="float">
            <text:p>449945</text:p>
          </table:table-cell>
          <table:table-cell table:style-name="ce2" office:value-type="float" office:value="20387" calcext:value-type="float">
            <text:p>20387</text:p>
          </table:table-cell>
          <table:table-cell table:style-name="ce2" office:value-type="float" office:value="495322" calcext:value-type="float">
            <text:p>4953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(SUM([.B50:.AB50]))+0" office:value-type="float" office:value="2166032" calcext:value-type="float">
            <text:p>2166032</text:p>
          </table:table-cell>
          <table:table-cell table:style-name="ce2" table:formula="of:=(+[.AE50]-[.AC50])+0" office:value-type="float" office:value="52201784" calcext:value-type="float">
            <text:p>52201784</text:p>
          </table:table-cell>
          <table:table-cell table:style-name="ce2" office:value-type="float" office:value="54367816" calcext:value-type="float">
            <text:p>5436781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UVA DE MESA</text:p>
          </table:table-cell>
          <table:table-cell table:style-name="ce2" office:value-type="float" office:value="720837" calcext:value-type="float">
            <text:p>720837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497521" calcext:value-type="float">
            <text:p>497521</text:p>
          </table:table-cell>
          <table:table-cell table:style-name="ce2" office:value-type="float" office:value="33744" calcext:value-type="float">
            <text:p>33744</text:p>
          </table:table-cell>
          <table:table-cell table:style-name="ce2" office:value-type="float" office:value="11628" calcext:value-type="float">
            <text:p>11628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float" office:value="16593033" calcext:value-type="float">
            <text:p>1659303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724313" calcext:value-type="float">
            <text:p>8724313</text:p>
          </table:table-cell>
          <table:table-cell table:style-name="ce2" office:value-type="float" office:value="23325" calcext:value-type="float">
            <text:p>23325</text:p>
          </table:table-cell>
          <table:table-cell table:style-name="ce2" office:value-type="float" office:value="1264837" calcext:value-type="float">
            <text:p>1264837</text:p>
          </table:table-cell>
          <table:table-cell table:style-name="ce2" office:value-type="float" office:value="644196" calcext:value-type="float">
            <text:p>644196</text:p>
          </table:table-cell>
          <table:table-cell table:style-name="ce2" office:value-type="float" office:value="1901" calcext:value-type="float">
            <text:p>190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SUM([.B51:.AB51]))+0" office:value-type="float" office:value="28516454" calcext:value-type="float">
            <text:p>28516454</text:p>
          </table:table-cell>
          <table:table-cell table:style-name="ce2" table:formula="of:=(+[.AE51]-[.AC51])+0" office:value-type="float" office:value="55805355" calcext:value-type="float">
            <text:p>55805355</text:p>
          </table:table-cell>
          <table:table-cell table:style-name="ce2" office:value-type="float" office:value="84321809" calcext:value-type="float">
            <text:p>8432180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>
            <text:p>OTRAS FRUTAS</text:p>
          </table:table-cell>
          <table:table-cell table:style-name="ce2" office:value-type="float" office:value="955880" calcext:value-type="float">
            <text:p>955880</text:p>
          </table:table-cell>
          <table:table-cell table:style-name="ce2" office:value-type="float" office:value="684378" calcext:value-type="float">
            <text:p>684378</text:p>
          </table:table-cell>
          <table:table-cell table:style-name="ce2" office:value-type="float" office:value="2335207" calcext:value-type="float">
            <text:p>2335207</text:p>
          </table:table-cell>
          <table:table-cell table:style-name="ce2" office:value-type="float" office:value="10568" calcext:value-type="float">
            <text:p>10568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469" calcext:value-type="float">
            <text:p>324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78028" calcext:value-type="float">
            <text:p>10078028</text:p>
          </table:table-cell>
          <table:table-cell table:style-name="ce2" office:value-type="float" office:value="555047" calcext:value-type="float">
            <text:p>555047</text:p>
          </table:table-cell>
          <table:table-cell table:style-name="ce2" office:value-type="float" office:value="21701" calcext:value-type="float">
            <text:p>21701</text:p>
          </table:table-cell>
          <table:table-cell table:style-name="ce2" office:value-type="float" office:value="1852" calcext:value-type="float">
            <text:p>1852</text:p>
          </table:table-cell>
          <table:table-cell table:style-name="ce2" office:value-type="float" office:value="6348677" calcext:value-type="float">
            <text:p>6348677</text:p>
          </table:table-cell>
          <table:table-cell table:style-name="ce2" office:value-type="float" office:value="1625" calcext:value-type="float">
            <text:p>16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14334" calcext:value-type="float">
            <text:p>3214334</text:p>
          </table:table-cell>
          <table:table-cell table:style-name="ce2" office:value-type="float" office:value="209775" calcext:value-type="float">
            <text:p>209775</text:p>
          </table:table-cell>
          <table:table-cell table:style-name="ce2" office:value-type="float" office:value="1452822" calcext:value-type="float">
            <text:p>1452822</text:p>
          </table:table-cell>
          <table:table-cell table:style-name="ce2" office:value-type="float" office:value="518733" calcext:value-type="float">
            <text:p>518733</text:p>
          </table:table-cell>
          <table:table-cell table:style-name="ce2" office:value-type="float" office:value="46808" calcext:value-type="float">
            <text:p>46808</text:p>
          </table:table-cell>
          <table:table-cell table:style-name="ce2" office:value-type="float" office:value="8237" calcext:value-type="float">
            <text:p>8237</text:p>
          </table:table-cell>
          <table:table-cell table:style-name="ce2" office:value-type="float" office:value="96733" calcext:value-type="float">
            <text:p>96733</text:p>
          </table:table-cell>
          <table:table-cell table:style-name="ce2" table:formula="of:=(SUM([.B52:.AB52]))+0" office:value-type="float" office:value="26572935" calcext:value-type="float">
            <text:p>26572935</text:p>
          </table:table-cell>
          <table:table-cell table:style-name="ce2" table:formula="of:=(+[.AE52]-[.AC52])+0" office:value-type="float" office:value="91413258" calcext:value-type="float">
            <text:p>91413258</text:p>
          </table:table-cell>
          <table:table-cell table:style-name="ce2" office:value-type="float" office:value="117986193" calcext:value-type="float">
            <text:p>11798619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18'.$A$1:.$A$1048576" table:range-usable-as="repeat-column repeat-row"/>
        </table:named-expressions>
      </table:table>
      <table:table table:name="2019" table:style-name="ta4">
        <office:forms form:automatic-focus="false" form:apply-design-mode="false"/>
        <table:table-header-columns>
          <table:table-column table:style-name="co6" table:default-cell-style-name="ce3"/>
        </table:table-header-columns>
        <table:table-column table:style-name="co7" table:number-columns-repeated="27" table:default-cell-style-name="ce3"/>
        <table:table-column table:style-name="co8" table:number-columns-repeated="3" table:default-cell-style-name="ce3"/>
        <table:table-column table:style-name="co3" table:number-columns-repeated="993" table:default-cell-style-name="ce3"/>
        <table:table-row table:style-name="ro3">
          <table:table-cell table:style-name="ce1" office:value-type="string" calcext:value-type="string">
            <text:p>Producto</text:p>
          </table:table-cell>
          <table:table-cell table:style-name="ce11" office:value-type="string" calcext:value-type="string">
            <text:p>ALEMANIA</text:p>
          </table:table-cell>
          <table:table-cell table:style-name="ce11" office:value-type="string" calcext:value-type="string">
            <text:p>AUSTRIA</text:p>
          </table:table-cell>
          <table:table-cell table:style-name="ce11" office:value-type="string" calcext:value-type="string">
            <text:p>BÉLGICA</text:p>
          </table:table-cell>
          <table:table-cell table:style-name="ce11" office:value-type="string" calcext:value-type="string">
            <text:p>BULGARIA</text:p>
          </table:table-cell>
          <table:table-cell table:style-name="ce11" office:value-type="string" calcext:value-type="string">
            <text:p>CHIPRE</text:p>
          </table:table-cell>
          <table:table-cell table:style-name="ce11" office:value-type="string" calcext:value-type="string">
            <text:p>CROACIA</text:p>
          </table:table-cell>
          <table:table-cell table:style-name="ce11" office:value-type="string" calcext:value-type="string">
            <text:p>DINAMARCA</text:p>
          </table:table-cell>
          <table:table-cell table:style-name="ce11" office:value-type="string" calcext:value-type="string">
            <text:p>ESLOVAQUIA</text:p>
          </table:table-cell>
          <table:table-cell table:style-name="ce11" office:value-type="string" calcext:value-type="string">
            <text:p>ESLOVENIA</text:p>
          </table:table-cell>
          <table:table-cell table:style-name="ce11" office:value-type="string" calcext:value-type="string">
            <text:p>ESTONIA</text:p>
          </table:table-cell>
          <table:table-cell table:style-name="ce11" office:value-type="string" calcext:value-type="string">
            <text:p>FINLANDIA</text:p>
          </table:table-cell>
          <table:table-cell table:style-name="ce11" office:value-type="string" calcext:value-type="string">
            <text:p>FRANCIA</text:p>
          </table:table-cell>
          <table:table-cell table:style-name="ce11" office:value-type="string" calcext:value-type="string">
            <text:p>GRECIA</text:p>
          </table:table-cell>
          <table:table-cell table:style-name="ce11" office:value-type="string" calcext:value-type="string">
            <text:p>HUNGRIA</text:p>
          </table:table-cell>
          <table:table-cell table:style-name="ce11" office:value-type="string" calcext:value-type="string">
            <text:p>IRLANDA</text:p>
          </table:table-cell>
          <table:table-cell table:style-name="ce11" office:value-type="string" calcext:value-type="string">
            <text:p>ITALIA</text:p>
          </table:table-cell>
          <table:table-cell table:style-name="ce11" office:value-type="string" calcext:value-type="string">
            <text:p>LETONIA</text:p>
          </table:table-cell>
          <table:table-cell table:style-name="ce11" office:value-type="string" calcext:value-type="string">
            <text:p>LITUANIA</text:p>
          </table:table-cell>
          <table:table-cell table:style-name="ce11" office:value-type="string" calcext:value-type="string">
            <text:p>LUXEMBURGO</text:p>
          </table:table-cell>
          <table:table-cell table:style-name="ce11" office:value-type="string" calcext:value-type="string">
            <text:p>MALTA</text:p>
          </table:table-cell>
          <table:table-cell table:style-name="ce11" office:value-type="string" calcext:value-type="string">
            <text:p>PAISES BAJOS</text:p>
          </table:table-cell>
          <table:table-cell table:style-name="ce11" office:value-type="string" calcext:value-type="string">
            <text:p>POLONIA</text:p>
          </table:table-cell>
          <table:table-cell table:style-name="ce11" office:value-type="string" calcext:value-type="string">
            <text:p>PORTUGAL</text:p>
          </table:table-cell>
          <table:table-cell table:style-name="ce11" office:value-type="string" calcext:value-type="string">
            <text:p>REINO UNIDO</text:p>
          </table:table-cell>
          <table:table-cell table:style-name="ce11" office:value-type="string" calcext:value-type="string">
            <text:p>REP. CHECA</text:p>
          </table:table-cell>
          <table:table-cell table:style-name="ce11" office:value-type="string" calcext:value-type="string">
            <text:p>RUMANIA</text:p>
          </table:table-cell>
          <table:table-cell table:style-name="ce11" office:value-type="string" calcext:value-type="string">
            <text:p>SUECIA</text:p>
          </table:table-cell>
          <table:table-cell table:style-name="ce11" office:value-type="string" calcext:value-type="string">
            <text:p>TOTAL UE-27</text:p>
          </table:table-cell>
          <table:table-cell table:style-name="ce11" office:value-type="string" calcext:value-type="string">
            <text:p>EXTRE UE</text:p>
          </table:table-cell>
          <table:table-cell table:style-name="ce11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9" table:number-columns-repeated="992"/>
        </table:table-row>
        <table:table-row table:style-name="ro2">
          <table:table-cell table:style-name="ce11" office:value-type="string" calcext:value-type="string">
            <text:p>ACELGA</text:p>
          </table:table-cell>
          <table:table-cell table:style-name="ce12" office:value-type="float" office:value="13402" calcext:value-type="float">
            <text:p>13402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6302" calcext:value-type="float">
            <text:p>36302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3794" calcext:value-type="float">
            <text:p>379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4868" calcext:value-type="float">
            <text:p>1486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5996" calcext:value-type="float">
            <text:p>259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41" calcext:value-type="float">
            <text:p>534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formula="of:=(SUM([.B2:.AB2]))+0" office:value-type="float" office:value="99891" calcext:value-type="float">
            <text:p>99891</text:p>
          </table:table-cell>
          <table:table-cell table:style-name="ce12" table:formula="of:=(+[.AE2]-[.AC2])+0" office:value-type="float" office:value="185" calcext:value-type="float">
            <text:p>185</text:p>
          </table:table-cell>
          <table:table-cell table:style-name="ce12" office:value-type="float" office:value="100076" calcext:value-type="float">
            <text:p>10007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JO</text:p>
          </table:table-cell>
          <table:table-cell table:style-name="ce12" office:value-type="float" office:value="39901" calcext:value-type="float">
            <text:p>399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66043" calcext:value-type="float">
            <text:p>66604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752744" calcext:value-type="float">
            <text:p>275274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88" calcext:value-type="float">
            <text:p>3288</text:p>
          </table:table-cell>
          <table:table-cell table:style-name="ce12" office:value-type="float" office:value="261038" calcext:value-type="float">
            <text:p>26103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28763" calcext:value-type="float">
            <text:p>6287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26532" calcext:value-type="float">
            <text:p>1226532</text:p>
          </table:table-cell>
          <table:table-cell table:style-name="ce12" office:value-type="float" office:value="366335" calcext:value-type="float">
            <text:p>3663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04" calcext:value-type="float">
            <text:p>2904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3:.AB3]))+0" office:value-type="float" office:value="5947656" calcext:value-type="float">
            <text:p>5947656</text:p>
          </table:table-cell>
          <table:table-cell table:style-name="ce12" table:formula="of:=(+[.AE3]-[.AC3])+0" office:value-type="float" office:value="2283251" calcext:value-type="float">
            <text:p>2283251</text:p>
          </table:table-cell>
          <table:table-cell table:style-name="ce12" office:value-type="float" office:value="8230907" calcext:value-type="float">
            <text:p>823090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LCACHOFA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39411" calcext:value-type="float">
            <text:p>3941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51687" calcext:value-type="float">
            <text:p>5168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table:formula="of:=(SUM([.B4:.AB4]))+0" office:value-type="float" office:value="91863" calcext:value-type="float">
            <text:p>91863</text:p>
          </table:table-cell>
          <table:table-cell table:style-name="ce12" table:formula="of:=(+[.AE4]-[.AC4])+0" office:value-type="float" office:value="818859" calcext:value-type="float">
            <text:p>818859</text:p>
          </table:table-cell>
          <table:table-cell table:style-name="ce12" office:value-type="float" office:value="910722" calcext:value-type="float">
            <text:p>91072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PIO</text:p>
          </table:table-cell>
          <table:table-cell table:style-name="ce12" office:value-type="float" office:value="274442" calcext:value-type="float">
            <text:p>2744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8738" calcext:value-type="float">
            <text:p>118738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568" calcext:value-type="float">
            <text:p>4568</text:p>
          </table:table-cell>
          <table:table-cell table:style-name="ce12" office:value-type="float" office:value="2454" calcext:value-type="float">
            <text:p>245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37429" calcext:value-type="float">
            <text:p>137429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753" calcext:value-type="float">
            <text:p>6753</text:p>
          </table:table-cell>
          <table:table-cell table:style-name="ce12" office:value-type="float" office:value="2027" calcext:value-type="float">
            <text:p>202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93820" calcext:value-type="float">
            <text:p>1938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713" calcext:value-type="float">
            <text:p>6713</text:p>
          </table:table-cell>
          <table:table-cell table:style-name="ce12" office:value-type="float" office:value="112004" calcext:value-type="float">
            <text:p>11200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308" calcext:value-type="float">
            <text:p>1308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5:.AB5]))+0" office:value-type="float" office:value="860842" calcext:value-type="float">
            <text:p>860842</text:p>
          </table:table-cell>
          <table:table-cell table:style-name="ce12" table:formula="of:=(+[.AE5]-[.AC5])+0" office:value-type="float" office:value="6480" calcext:value-type="float">
            <text:p>6480</text:p>
          </table:table-cell>
          <table:table-cell table:style-name="ce12" office:value-type="float" office:value="867322" calcext:value-type="float">
            <text:p>86732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ERENJENA</text:p>
          </table:table-cell>
          <table:table-cell table:style-name="ce12" office:value-type="float" office:value="84994" calcext:value-type="float">
            <text:p>84994</text:p>
          </table:table-cell>
          <table:table-cell table:style-name="ce12" office:value-type="float" office:value="3343" calcext:value-type="float">
            <text:p>3343</text:p>
          </table:table-cell>
          <table:table-cell table:style-name="ce12" office:value-type="float" office:value="20124" calcext:value-type="float">
            <text:p>20124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58" calcext:value-type="float">
            <text:p>1558</text:p>
          </table:table-cell>
          <table:table-cell table:style-name="ce12" office:value-type="float" office:value="2986" calcext:value-type="float">
            <text:p>298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28368" calcext:value-type="float">
            <text:p>228368</text:p>
          </table:table-cell>
          <table:table-cell table:style-name="ce12" office:value-type="float" office:value="2695" calcext:value-type="float">
            <text:p>2695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3014" calcext:value-type="float">
            <text:p>143014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1370" calcext:value-type="float">
            <text:p>137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8644" calcext:value-type="float">
            <text:p>188644</text:p>
          </table:table-cell>
          <table:table-cell table:style-name="ce12" office:value-type="float" office:value="18454" calcext:value-type="float">
            <text:p>18454</text:p>
          </table:table-cell>
          <table:table-cell table:style-name="ce12" office:value-type="float" office:value="9749" calcext:value-type="float">
            <text:p>9749</text:p>
          </table:table-cell>
          <table:table-cell table:style-name="ce12" office:value-type="float" office:value="12602" calcext:value-type="float">
            <text:p>126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469" calcext:value-type="float">
            <text:p>6469</text:p>
          </table:table-cell>
          <table:table-cell table:style-name="ce12" office:value-type="float" office:value="2114" calcext:value-type="float">
            <text:p>2114</text:p>
          </table:table-cell>
          <table:table-cell table:style-name="ce12" table:formula="of:=(SUM([.B6:.AB6]))+0" office:value-type="float" office:value="727364" calcext:value-type="float">
            <text:p>727364</text:p>
          </table:table-cell>
          <table:table-cell table:style-name="ce12" table:formula="of:=(+[.AE6]-[.AC6])+0" office:value-type="float" office:value="336952" calcext:value-type="float">
            <text:p>336952</text:p>
          </table:table-cell>
          <table:table-cell table:style-name="ce12" office:value-type="float" office:value="1064316" calcext:value-type="float">
            <text:p>106431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ALABACÍN</text:p>
          </table:table-cell>
          <table:table-cell table:style-name="ce12" office:value-type="float" office:value="647458" calcext:value-type="float">
            <text:p>647458</text:p>
          </table:table-cell>
          <table:table-cell table:style-name="ce12" office:value-type="float" office:value="34480" calcext:value-type="float">
            <text:p>34480</text:p>
          </table:table-cell>
          <table:table-cell table:style-name="ce12" office:value-type="float" office:value="45314" calcext:value-type="float">
            <text:p>45314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747" calcext:value-type="float">
            <text:p>2747</text:p>
          </table:table-cell>
          <table:table-cell table:style-name="ce12" office:value-type="float" office:value="8906" calcext:value-type="float">
            <text:p>890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90589" calcext:value-type="float">
            <text:p>7905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31" calcext:value-type="float">
            <text:p>531</text:p>
          </table:table-cell>
          <table:table-cell table:style-name="ce12" office:value-type="float" office:value="60396" calcext:value-type="float">
            <text:p>603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62" calcext:value-type="float">
            <text:p>11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6797" calcext:value-type="float">
            <text:p>116797</text:p>
          </table:table-cell>
          <table:table-cell table:style-name="ce12" office:value-type="float" office:value="55748" calcext:value-type="float">
            <text:p>55748</text:p>
          </table:table-cell>
          <table:table-cell table:style-name="ce12" office:value-type="float" office:value="873640" calcext:value-type="float">
            <text:p>873640</text:p>
          </table:table-cell>
          <table:table-cell table:style-name="ce12" office:value-type="float" office:value="106187" calcext:value-type="float">
            <text:p>106187</text:p>
          </table:table-cell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1119" calcext:value-type="float">
            <text:p>1119</text:p>
          </table:table-cell>
          <table:table-cell table:style-name="ce12" office:value-type="float" office:value="6176" calcext:value-type="float">
            <text:p>6176</text:p>
          </table:table-cell>
          <table:table-cell table:style-name="ce12" table:formula="of:=(SUM([.B7:.AB7]))+0" office:value-type="float" office:value="2754978" calcext:value-type="float">
            <text:p>2754978</text:p>
          </table:table-cell>
          <table:table-cell table:style-name="ce12" table:formula="of:=(+[.AE7]-[.AC7])+0" office:value-type="float" office:value="11261308" calcext:value-type="float">
            <text:p>11261308</text:p>
          </table:table-cell>
          <table:table-cell table:style-name="ce12" office:value-type="float" office:value="14016286" calcext:value-type="float">
            <text:p>1401628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ALABAZA</text:p>
          </table:table-cell>
          <table:table-cell table:style-name="ce12" office:value-type="float" office:value="69813" calcext:value-type="float">
            <text:p>69813</text:p>
          </table:table-cell>
          <table:table-cell table:style-name="ce12" office:value-type="float" office:value="798" calcext:value-type="float">
            <text:p>798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6653" calcext:value-type="float">
            <text:p>665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35495" calcext:value-type="float">
            <text:p>23549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03194" calcext:value-type="float">
            <text:p>10319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32298" calcext:value-type="float">
            <text:p>432298</text:p>
          </table:table-cell>
          <table:table-cell table:style-name="ce12" office:value-type="float" office:value="7218" calcext:value-type="float">
            <text:p>7218</text:p>
          </table:table-cell>
          <table:table-cell table:style-name="ce12" office:value-type="float" office:value="2277179" calcext:value-type="float">
            <text:p>2277179</text:p>
          </table:table-cell>
          <table:table-cell table:style-name="ce12" office:value-type="float" office:value="3279" calcext:value-type="float">
            <text:p>327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(SUM([.B8:.AB8]))+0" office:value-type="float" office:value="3135990" calcext:value-type="float">
            <text:p>3135990</text:p>
          </table:table-cell>
          <table:table-cell table:style-name="ce12" table:formula="of:=(+[.AE8]-[.AC8])+0" office:value-type="float" office:value="4237754" calcext:value-type="float">
            <text:p>4237754</text:p>
          </table:table-cell>
          <table:table-cell table:style-name="ce12" office:value-type="float" office:value="7373744" calcext:value-type="float">
            <text:p>737374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EBOLLA</text:p>
          </table:table-cell>
          <table:table-cell table:style-name="ce12" office:value-type="float" office:value="390404" calcext:value-type="float">
            <text:p>390404</text:p>
          </table:table-cell>
          <table:table-cell table:style-name="ce12" office:value-type="float" office:value="280514" calcext:value-type="float">
            <text:p>280514</text:p>
          </table:table-cell>
          <table:table-cell table:style-name="ce12" office:value-type="float" office:value="56665" calcext:value-type="float">
            <text:p>5666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720" calcext:value-type="float">
            <text:p>272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808856" calcext:value-type="float">
            <text:p>2808856</text:p>
          </table:table-cell>
          <table:table-cell table:style-name="ce12" office:value-type="float" office:value="4568" calcext:value-type="float">
            <text:p>456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75638" calcext:value-type="float">
            <text:p>17563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022847" calcext:value-type="float">
            <text:p>202284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69042" calcext:value-type="float">
            <text:p>2169042</text:p>
          </table:table-cell>
          <table:table-cell table:style-name="ce12" office:value-type="float" office:value="111305" calcext:value-type="float">
            <text:p>1113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714" calcext:value-type="float">
            <text:p>40714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9:.AB9]))+0" office:value-type="float" office:value="8063273" calcext:value-type="float">
            <text:p>8063273</text:p>
          </table:table-cell>
          <table:table-cell table:style-name="ce12" table:formula="of:=(+[.AE9]-[.AC9])+0" office:value-type="float" office:value="32417594" calcext:value-type="float">
            <text:p>32417594</text:p>
          </table:table-cell>
          <table:table-cell table:style-name="ce12" office:value-type="float" office:value="40480867" calcext:value-type="float">
            <text:p>4048086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2" office:value-type="float" office:value="797243" calcext:value-type="float">
            <text:p>797243</text:p>
          </table:table-cell>
          <table:table-cell table:style-name="ce12" office:value-type="float" office:value="30041" calcext:value-type="float">
            <text:p>30041</text:p>
          </table:table-cell>
          <table:table-cell table:style-name="ce12" office:value-type="float" office:value="994765" calcext:value-type="float">
            <text:p>994765</text:p>
          </table:table-cell>
          <table:table-cell table:style-name="ce12" office:value-type="float" office:value="112" calcext:value-type="float">
            <text:p>1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961" calcext:value-type="float">
            <text:p>59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893" calcext:value-type="float">
            <text:p>1389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765364" calcext:value-type="float">
            <text:p>2765364</text:p>
          </table:table-cell>
          <table:table-cell table:style-name="ce12" office:value-type="float" office:value="421108" calcext:value-type="float">
            <text:p>421108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6144" calcext:value-type="float">
            <text:p>12614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648" calcext:value-type="float">
            <text:p>648</text:p>
          </table:table-cell>
          <table:table-cell table:style-name="ce12" office:value-type="float" office:value="5567223" calcext:value-type="float">
            <text:p>5567223</text:p>
          </table:table-cell>
          <table:table-cell table:style-name="ce12" office:value-type="float" office:value="40913" calcext:value-type="float">
            <text:p>40913</text:p>
          </table:table-cell>
          <table:table-cell table:style-name="ce12" office:value-type="float" office:value="2908877" calcext:value-type="float">
            <text:p>2908877</text:p>
          </table:table-cell>
          <table:table-cell table:style-name="ce12" office:value-type="float" office:value="448283" calcext:value-type="float">
            <text:p>44828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770" calcext:value-type="float">
            <text:p>36770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table:formula="of:=(SUM([.B10:.AB10]))+0" office:value-type="float" office:value="14157815" calcext:value-type="float">
            <text:p>14157815</text:p>
          </table:table-cell>
          <table:table-cell table:style-name="ce12" table:formula="of:=(+[.AE10]-[.AC10])+0" office:value-type="float" office:value="961212" calcext:value-type="float">
            <text:p>961212</text:p>
          </table:table-cell>
          <table:table-cell table:style-name="ce12" office:value-type="float" office:value="15119027" calcext:value-type="float">
            <text:p>1511902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ENDIVIA Y ESCAROLA</text:p>
          </table:table-cell>
          <table:table-cell table:style-name="ce12" office:value-type="float" office:value="36510" calcext:value-type="float">
            <text:p>365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73334" calcext:value-type="float">
            <text:p>117333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660992" calcext:value-type="float">
            <text:p>66099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092007" calcext:value-type="float">
            <text:p>109200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42968" calcext:value-type="float">
            <text:p>5429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566" calcext:value-type="float">
            <text:p>2156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formula="of:=(SUM([.B11:.AB11]))+0" office:value-type="float" office:value="3527377" calcext:value-type="float">
            <text:p>3527377</text:p>
          </table:table-cell>
          <table:table-cell table:style-name="ce12" table:formula="of:=(+[.AE11]-[.AC11])+0" office:value-type="float" office:value="153687" calcext:value-type="float">
            <text:p>153687</text:p>
          </table:table-cell>
          <table:table-cell table:style-name="ce12" office:value-type="float" office:value="3681064" calcext:value-type="float">
            <text:p>368106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ESPÁRRAGO</text:p>
          </table:table-cell>
          <table:table-cell table:style-name="ce12" office:value-type="float" office:value="1387357" calcext:value-type="float">
            <text:p>13873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053" calcext:value-type="float">
            <text:p>42053</text:p>
          </table:table-cell>
          <table:table-cell table:style-name="ce12" office:value-type="float" office:value="4431" calcext:value-type="float">
            <text:p>443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0465" calcext:value-type="float">
            <text:p>1046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4903" calcext:value-type="float">
            <text:p>84903</text:p>
          </table:table-cell>
          <table:table-cell table:style-name="ce12" office:value-type="float" office:value="13284" calcext:value-type="float">
            <text:p>132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378" calcext:value-type="float">
            <text:p>737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86331" calcext:value-type="float">
            <text:p>1863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9405" calcext:value-type="float">
            <text:p>629405</text:p>
          </table:table-cell>
          <table:table-cell table:style-name="ce12" office:value-type="float" office:value="8312" calcext:value-type="float">
            <text:p>831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(SUM([.B12:.AB12]))+0" office:value-type="float" office:value="2373919" calcext:value-type="float">
            <text:p>2373919</text:p>
          </table:table-cell>
          <table:table-cell table:style-name="ce12" table:formula="of:=(+[.AE12]-[.AC12])+0" office:value-type="float" office:value="48679892" calcext:value-type="float">
            <text:p>48679892</text:p>
          </table:table-cell>
          <table:table-cell table:style-name="ce12" office:value-type="float" office:value="51053811" calcext:value-type="float">
            <text:p>5105381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ESPINACA</text:p>
          </table:table-cell>
          <table:table-cell table:style-name="ce12" office:value-type="float" office:value="2486" calcext:value-type="float">
            <text:p>248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2062" calcext:value-type="float">
            <text:p>13206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94212" calcext:value-type="float">
            <text:p>19421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404556" calcext:value-type="float">
            <text:p>40455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61434" calcext:value-type="float">
            <text:p>161434</text:p>
          </table:table-cell>
          <table:table-cell table:style-name="ce12" office:value-type="float" office:value="25664" calcext:value-type="float">
            <text:p>25664</text:p>
          </table:table-cell>
          <table:table-cell table:style-name="ce12" office:value-type="float" office:value="310501" calcext:value-type="float">
            <text:p>31050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formula="of:=(SUM([.B13:.AB13]))+0" office:value-type="float" office:value="1230915" calcext:value-type="float">
            <text:p>1230915</text:p>
          </table:table-cell>
          <table:table-cell table:style-name="ce12" table:formula="of:=(+[.AE13]-[.AC13])+0" office:value-type="float" office:value="0" calcext:value-type="float">
            <text:p>0</text:p>
          </table:table-cell>
          <table:table-cell table:style-name="ce12" office:value-type="float" office:value="1230915" calcext:value-type="float">
            <text:p>123091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GUISANTE</text:p>
          </table:table-cell>
          <table:table-cell table:style-name="ce12" office:value-type="float" office:value="4034" calcext:value-type="float">
            <text:p>4034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5062" calcext:value-type="float">
            <text:p>15062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21095" calcext:value-type="float">
            <text:p>2210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9873" calcext:value-type="float">
            <text:p>279873</text:p>
          </table:table-cell>
          <table:table-cell table:style-name="ce12" office:value-type="float" office:value="4688" calcext:value-type="float">
            <text:p>46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93" calcext:value-type="float">
            <text:p>693</text:p>
          </table:table-cell>
          <table:table-cell table:style-name="ce12" office:value-type="float" office:value="114333" calcext:value-type="float">
            <text:p>114333</text:p>
          </table:table-cell>
          <table:table-cell table:style-name="ce12" table:formula="of:=(SUM([.B14:.AB14]))+0" office:value-type="float" office:value="639778" calcext:value-type="float">
            <text:p>639778</text:p>
          </table:table-cell>
          <table:table-cell table:style-name="ce12" table:formula="of:=(+[.AE14]-[.AC14])+0" office:value-type="float" office:value="1181799" calcext:value-type="float">
            <text:p>1181799</text:p>
          </table:table-cell>
          <table:table-cell table:style-name="ce12" office:value-type="float" office:value="1821577" calcext:value-type="float">
            <text:p>182157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JUDÍA</text:p>
          </table:table-cell>
          <table:table-cell table:style-name="ce12" office:value-type="float" office:value="122842" calcext:value-type="float">
            <text:p>1228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3307" calcext:value-type="float">
            <text:p>413307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2353853" calcext:value-type="float">
            <text:p>1235385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83937" calcext:value-type="float">
            <text:p>283937</text:p>
          </table:table-cell>
          <table:table-cell table:style-name="ce12" office:value-type="float" office:value="32104" calcext:value-type="float">
            <text:p>32104</text:p>
          </table:table-cell>
          <table:table-cell table:style-name="ce12" office:value-type="float" office:value="181" calcext:value-type="float">
            <text:p>18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579226" calcext:value-type="float">
            <text:p>579226</text:p>
          </table:table-cell>
          <table:table-cell table:style-name="ce12" office:value-type="float" office:value="18000" calcext:value-type="float">
            <text:p>18000</text:p>
          </table:table-cell>
          <table:table-cell table:style-name="ce12" office:value-type="float" office:value="670861" calcext:value-type="float">
            <text:p>670861</text:p>
          </table:table-cell>
          <table:table-cell table:style-name="ce12" office:value-type="float" office:value="1472089" calcext:value-type="float">
            <text:p>14720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93" calcext:value-type="float">
            <text:p>149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15:.AB15]))+0" office:value-type="float" office:value="15947893" calcext:value-type="float">
            <text:p>15947893</text:p>
          </table:table-cell>
          <table:table-cell table:style-name="ce12" table:formula="of:=(+[.AE15]-[.AC15])+0" office:value-type="float" office:value="138985736" calcext:value-type="float">
            <text:p>138985736</text:p>
          </table:table-cell>
          <table:table-cell table:style-name="ce12" office:value-type="float" office:value="154933629" calcext:value-type="float">
            <text:p>15493362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LECHUGA</text:p>
          </table:table-cell>
          <table:table-cell table:style-name="ce12" office:value-type="float" office:value="740528" calcext:value-type="float">
            <text:p>740528</text:p>
          </table:table-cell>
          <table:table-cell table:style-name="ce12" office:value-type="float" office:value="27389" calcext:value-type="float">
            <text:p>27389</text:p>
          </table:table-cell>
          <table:table-cell table:style-name="ce12" office:value-type="float" office:value="1423906" calcext:value-type="float">
            <text:p>1423906</text:p>
          </table:table-cell>
          <table:table-cell table:style-name="ce12" office:value-type="float" office:value="19722" calcext:value-type="float">
            <text:p>1972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6585" calcext:value-type="float">
            <text:p>156585</text:p>
          </table:table-cell>
          <table:table-cell table:style-name="ce12" office:value-type="float" office:value="9075" calcext:value-type="float">
            <text:p>9075</text:p>
          </table:table-cell>
          <table:table-cell table:style-name="ce12" office:value-type="float" office:value="3037" calcext:value-type="float">
            <text:p>303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329959" calcext:value-type="float">
            <text:p>11329959</text:p>
          </table:table-cell>
          <table:table-cell table:style-name="ce12" office:value-type="float" office:value="6794" calcext:value-type="float">
            <text:p>67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99156" calcext:value-type="float">
            <text:p>189915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066448" calcext:value-type="float">
            <text:p>5066448</text:p>
          </table:table-cell>
          <table:table-cell table:style-name="ce12" office:value-type="float" office:value="88015" calcext:value-type="float">
            <text:p>88015</text:p>
          </table:table-cell>
          <table:table-cell table:style-name="ce12" office:value-type="float" office:value="3745790" calcext:value-type="float">
            <text:p>3745790</text:p>
          </table:table-cell>
          <table:table-cell table:style-name="ce12" office:value-type="float" office:value="167006" calcext:value-type="float">
            <text:p>167006</text:p>
          </table:table-cell>
          <table:table-cell table:style-name="ce12" office:value-type="float" office:value="23172" calcext:value-type="float">
            <text:p>23172</text:p>
          </table:table-cell>
          <table:table-cell table:style-name="ce12" office:value-type="float" office:value="8501" calcext:value-type="float">
            <text:p>850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16:.AB16]))+0" office:value-type="float" office:value="24715383" calcext:value-type="float">
            <text:p>24715383</text:p>
          </table:table-cell>
          <table:table-cell table:style-name="ce12" table:formula="of:=(+[.AE16]-[.AC16])+0" office:value-type="float" office:value="125342" calcext:value-type="float">
            <text:p>125342</text:p>
          </table:table-cell>
          <table:table-cell table:style-name="ce12" office:value-type="float" office:value="24840725" calcext:value-type="float">
            <text:p>2484072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ÍZ DULCE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2" office:value-type="float" office:value="1647658" calcext:value-type="float">
            <text:p>1647658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69850" calcext:value-type="float">
            <text:p>698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2472" calcext:value-type="float">
            <text:p>92472</text:p>
          </table:table-cell>
          <table:table-cell table:style-name="ce12" office:value-type="float" office:value="27353" calcext:value-type="float">
            <text:p>2735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(SUM([.B17:.AB17]))+0" office:value-type="float" office:value="1837333" calcext:value-type="float">
            <text:p>1837333</text:p>
          </table:table-cell>
          <table:table-cell table:style-name="ce12" table:formula="of:=(+[.AE17]-[.AC17])+0" office:value-type="float" office:value="1490498" calcext:value-type="float">
            <text:p>1490498</text:p>
          </table:table-cell>
          <table:table-cell table:style-name="ce12" office:value-type="float" office:value="3327831" calcext:value-type="float">
            <text:p>332783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ATATA</text:p>
          </table:table-cell>
          <table:table-cell table:style-name="ce12" office:value-type="float" office:value="2211036" calcext:value-type="float">
            <text:p>22110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75954" calcext:value-type="float">
            <text:p>5375954</text:p>
          </table:table-cell>
          <table:table-cell table:style-name="ce12" office:value-type="float" office:value="19958" calcext:value-type="float">
            <text:p>19958</text:p>
          </table:table-cell>
          <table:table-cell table:style-name="ce12" office:value-type="float" office:value="457536" calcext:value-type="float">
            <text:p>4575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04423" calcext:value-type="float">
            <text:p>170442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89991489" calcext:value-type="float">
            <text:p>1899914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640" calcext:value-type="float">
            <text:p>11640</text:p>
          </table:table-cell>
          <table:table-cell table:style-name="ce12" office:value-type="float" office:value="29613" calcext:value-type="float">
            <text:p>29613</text:p>
          </table:table-cell>
          <table:table-cell table:style-name="ce12" office:value-type="float" office:value="597785" calcext:value-type="float">
            <text:p>59778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80915" calcext:value-type="float">
            <text:p>2180915</text:p>
          </table:table-cell>
          <table:table-cell table:style-name="ce12" office:value-type="float" office:value="12024" calcext:value-type="float">
            <text:p>12024</text:p>
          </table:table-cell>
          <table:table-cell table:style-name="ce12" office:value-type="float" office:value="40040445" calcext:value-type="float">
            <text:p>40040445</text:p>
          </table:table-cell>
          <table:table-cell table:style-name="ce12" office:value-type="float" office:value="159043" calcext:value-type="float">
            <text:p>159043</text:p>
          </table:table-cell>
          <table:table-cell table:style-name="ce12" office:value-type="float" office:value="12510337" calcext:value-type="float">
            <text:p>12510337</text:p>
          </table:table-cell>
          <table:table-cell table:style-name="ce12" office:value-type="float" office:value="28451878" calcext:value-type="float">
            <text:p>28451878</text:p>
          </table:table-cell>
          <table:table-cell table:style-name="ce12" office:value-type="float" office:value="811" calcext:value-type="float">
            <text:p>811</text:p>
          </table:table-cell>
          <table:table-cell table:style-name="ce12" office:value-type="float" office:value="4288" calcext:value-type="float">
            <text:p>4288</text:p>
          </table:table-cell>
          <table:table-cell table:style-name="ce12" office:value-type="float" office:value="63775" calcext:value-type="float">
            <text:p>63775</text:p>
          </table:table-cell>
          <table:table-cell table:style-name="ce12" table:formula="of:=(SUM([.B18:.AB18]))+0" office:value-type="float" office:value="283822950" calcext:value-type="float">
            <text:p>283822950</text:p>
          </table:table-cell>
          <table:table-cell table:style-name="ce12" table:formula="of:=(+[.AE18]-[.AC18])+0" office:value-type="float" office:value="13971626" calcext:value-type="float">
            <text:p>13971626</text:p>
          </table:table-cell>
          <table:table-cell table:style-name="ce12" office:value-type="float" office:value="297794576" calcext:value-type="float">
            <text:p>29779457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EPINO</text:p>
          </table:table-cell>
          <table:table-cell table:style-name="ce12" office:value-type="float" office:value="755067" calcext:value-type="float">
            <text:p>755067</text:p>
          </table:table-cell>
          <table:table-cell table:style-name="ce12" office:value-type="float" office:value="46786" calcext:value-type="float">
            <text:p>46786</text:p>
          </table:table-cell>
          <table:table-cell table:style-name="ce12" office:value-type="float" office:value="39030" calcext:value-type="float">
            <text:p>3903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10318" calcext:value-type="float">
            <text:p>10318</text:p>
          </table:table-cell>
          <table:table-cell table:style-name="ce12" office:value-type="float" office:value="3708" calcext:value-type="float">
            <text:p>3708</text:p>
          </table:table-cell>
          <table:table-cell table:style-name="ce12" office:value-type="float" office:value="4842" calcext:value-type="float">
            <text:p>48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381896" calcext:value-type="float">
            <text:p>38189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215" calcext:value-type="float">
            <text:p>4215</text:p>
          </table:table-cell>
          <table:table-cell table:style-name="ce12" office:value-type="float" office:value="77596" calcext:value-type="float">
            <text:p>775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6" calcext:value-type="float">
            <text:p>129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82947" calcext:value-type="float">
            <text:p>582947</text:p>
          </table:table-cell>
          <table:table-cell table:style-name="ce12" office:value-type="float" office:value="88011" calcext:value-type="float">
            <text:p>88011</text:p>
          </table:table-cell>
          <table:table-cell table:style-name="ce12" office:value-type="float" office:value="107274" calcext:value-type="float">
            <text:p>107274</text:p>
          </table:table-cell>
          <table:table-cell table:style-name="ce12" office:value-type="float" office:value="122518" calcext:value-type="float">
            <text:p>122518</text:p>
          </table:table-cell>
          <table:table-cell table:style-name="ce12" office:value-type="float" office:value="55557" calcext:value-type="float">
            <text:p>55557</text:p>
          </table:table-cell>
          <table:table-cell table:style-name="ce12" office:value-type="float" office:value="24538" calcext:value-type="float">
            <text:p>24538</text:p>
          </table:table-cell>
          <table:table-cell table:style-name="ce12" office:value-type="float" office:value="28910" calcext:value-type="float">
            <text:p>28910</text:p>
          </table:table-cell>
          <table:table-cell table:style-name="ce12" table:formula="of:=(SUM([.B19:.AB19]))+0" office:value-type="float" office:value="2335316" calcext:value-type="float">
            <text:p>2335316</text:p>
          </table:table-cell>
          <table:table-cell table:style-name="ce12" table:formula="of:=(+[.AE19]-[.AC19])+0" office:value-type="float" office:value="3282771" calcext:value-type="float">
            <text:p>3282771</text:p>
          </table:table-cell>
          <table:table-cell table:style-name="ce12" office:value-type="float" office:value="5618087" calcext:value-type="float">
            <text:p>561808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IMIENTO</text:p>
          </table:table-cell>
          <table:table-cell table:style-name="ce12" office:value-type="float" office:value="2164622" calcext:value-type="float">
            <text:p>2164622</text:p>
          </table:table-cell>
          <table:table-cell table:style-name="ce12" office:value-type="float" office:value="12379" calcext:value-type="float">
            <text:p>12379</text:p>
          </table:table-cell>
          <table:table-cell table:style-name="ce12" office:value-type="float" office:value="282270" calcext:value-type="float">
            <text:p>28227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51" calcext:value-type="float">
            <text:p>851</text:p>
          </table:table-cell>
          <table:table-cell table:style-name="ce12" office:value-type="float" office:value="14276" calcext:value-type="float">
            <text:p>14276</text:p>
          </table:table-cell>
          <table:table-cell table:style-name="ce12" office:value-type="float" office:value="42605" calcext:value-type="float">
            <text:p>42605</text:p>
          </table:table-cell>
          <table:table-cell table:style-name="ce12" office:value-type="float" office:value="69579" calcext:value-type="float">
            <text:p>69579</text:p>
          </table:table-cell>
          <table:table-cell table:style-name="ce12" office:value-type="float" office:value="4134" calcext:value-type="float">
            <text:p>4134</text:p>
          </table:table-cell>
          <table:table-cell table:style-name="ce12" office:value-type="float" office:value="3986" calcext:value-type="float">
            <text:p>3986</text:p>
          </table:table-cell>
          <table:table-cell table:style-name="ce12" office:value-type="float" office:value="2512442" calcext:value-type="float">
            <text:p>2512442</text:p>
          </table:table-cell>
          <table:table-cell table:style-name="ce12" office:value-type="float" office:value="31347" calcext:value-type="float">
            <text:p>31347</text:p>
          </table:table-cell>
          <table:table-cell table:style-name="ce12" office:value-type="float" office:value="3610" calcext:value-type="float">
            <text:p>3610</text:p>
          </table:table-cell>
          <table:table-cell table:style-name="ce12" office:value-type="float" office:value="2484" calcext:value-type="float">
            <text:p>2484</text:p>
          </table:table-cell>
          <table:table-cell table:style-name="ce12" office:value-type="float" office:value="888232" calcext:value-type="float">
            <text:p>888232</text:p>
          </table:table-cell>
          <table:table-cell table:style-name="ce12" office:value-type="float" office:value="666" calcext:value-type="float">
            <text:p>666</text:p>
          </table:table-cell>
          <table:table-cell table:style-name="ce12" office:value-type="float" office:value="2458" calcext:value-type="float">
            <text:p>24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1655695" calcext:value-type="float">
            <text:p>1655695</text:p>
          </table:table-cell>
          <table:table-cell table:style-name="ce12" office:value-type="float" office:value="294961" calcext:value-type="float">
            <text:p>294961</text:p>
          </table:table-cell>
          <table:table-cell table:style-name="ce12" office:value-type="float" office:value="497960" calcext:value-type="float">
            <text:p>497960</text:p>
          </table:table-cell>
          <table:table-cell table:style-name="ce12" office:value-type="float" office:value="584190" calcext:value-type="float">
            <text:p>584190</text:p>
          </table:table-cell>
          <table:table-cell table:style-name="ce12" office:value-type="float" office:value="131145" calcext:value-type="float">
            <text:p>131145</text:p>
          </table:table-cell>
          <table:table-cell table:style-name="ce12" office:value-type="float" office:value="43549" calcext:value-type="float">
            <text:p>43549</text:p>
          </table:table-cell>
          <table:table-cell table:style-name="ce12" office:value-type="float" office:value="8765" calcext:value-type="float">
            <text:p>8765</text:p>
          </table:table-cell>
          <table:table-cell table:style-name="ce12" table:formula="of:=(SUM([.B20:.AB20]))+0" office:value-type="float" office:value="9252589" calcext:value-type="float">
            <text:p>9252589</text:p>
          </table:table-cell>
          <table:table-cell table:style-name="ce12" table:formula="of:=(+[.AE20]-[.AC20])+0" office:value-type="float" office:value="52227124" calcext:value-type="float">
            <text:p>52227124</text:p>
          </table:table-cell>
          <table:table-cell table:style-name="ce12" office:value-type="float" office:value="61479713" calcext:value-type="float">
            <text:p>6147971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UERRO</text:p>
          </table:table-cell>
          <table:table-cell table:style-name="ce12" office:value-type="float" office:value="172777" calcext:value-type="float">
            <text:p>17277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355420" calcext:value-type="float">
            <text:p>835542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958" calcext:value-type="float">
            <text:p>195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950626" calcext:value-type="float">
            <text:p>4950626</text:p>
          </table:table-cell>
          <table:table-cell table:style-name="ce12" office:value-type="float" office:value="1820" calcext:value-type="float">
            <text:p>18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131" calcext:value-type="float">
            <text:p>51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70722" calcext:value-type="float">
            <text:p>1070722</text:p>
          </table:table-cell>
          <table:table-cell table:style-name="ce12" office:value-type="float" office:value="9329" calcext:value-type="float">
            <text:p>9329</text:p>
          </table:table-cell>
          <table:table-cell table:style-name="ce12" office:value-type="float" office:value="1906458" calcext:value-type="float">
            <text:p>1906458</text:p>
          </table:table-cell>
          <table:table-cell table:style-name="ce12" office:value-type="float" office:value="8034" calcext:value-type="float">
            <text:p>803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(SUM([.B21:.AB21]))+0" office:value-type="float" office:value="16482929" calcext:value-type="float">
            <text:p>16482929</text:p>
          </table:table-cell>
          <table:table-cell table:style-name="ce12" table:formula="of:=(+[.AE21]-[.AC21])+0" office:value-type="float" office:value="5190101" calcext:value-type="float">
            <text:p>5190101</text:p>
          </table:table-cell>
          <table:table-cell table:style-name="ce12" office:value-type="float" office:value="21673030" calcext:value-type="float">
            <text:p>2167303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TOMATE</text:p>
          </table:table-cell>
          <table:table-cell table:style-name="ce12" office:value-type="float" office:value="1077285" calcext:value-type="float">
            <text:p>1077285</text:p>
          </table:table-cell>
          <table:table-cell table:style-name="ce12" office:value-type="float" office:value="10812" calcext:value-type="float">
            <text:p>10812</text:p>
          </table:table-cell>
          <table:table-cell table:style-name="ce12" office:value-type="float" office:value="8696617" calcext:value-type="float">
            <text:p>8696617</text:p>
          </table:table-cell>
          <table:table-cell table:style-name="ce12" office:value-type="float" office:value="4210" calcext:value-type="float">
            <text:p>42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9647" calcext:value-type="float">
            <text:p>119647</text:p>
          </table:table-cell>
          <table:table-cell table:style-name="ce12" office:value-type="float" office:value="3663" calcext:value-type="float">
            <text:p>3663</text:p>
          </table:table-cell>
          <table:table-cell table:style-name="ce12" office:value-type="float" office:value="2918" calcext:value-type="float">
            <text:p>2918</text:p>
          </table:table-cell>
          <table:table-cell table:style-name="ce12" office:value-type="float" office:value="19589" calcext:value-type="float">
            <text:p>195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35" calcext:value-type="float">
            <text:p>9335</text:p>
          </table:table-cell>
          <table:table-cell table:style-name="ce12" office:value-type="float" office:value="7170538" calcext:value-type="float">
            <text:p>7170538</text:p>
          </table:table-cell>
          <table:table-cell table:style-name="ce12" office:value-type="float" office:value="10779" calcext:value-type="float">
            <text:p>10779</text:p>
          </table:table-cell>
          <table:table-cell table:style-name="ce12" office:value-type="float" office:value="5055" calcext:value-type="float">
            <text:p>5055</text:p>
          </table:table-cell>
          <table:table-cell table:style-name="ce12" office:value-type="float" office:value="944" calcext:value-type="float">
            <text:p>944</text:p>
          </table:table-cell>
          <table:table-cell table:style-name="ce12" office:value-type="float" office:value="452417" calcext:value-type="float">
            <text:p>4524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197" calcext:value-type="float">
            <text:p>519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324171" calcext:value-type="float">
            <text:p>30324171</text:p>
          </table:table-cell>
          <table:table-cell table:style-name="ce12" office:value-type="float" office:value="2413100" calcext:value-type="float">
            <text:p>2413100</text:p>
          </table:table-cell>
          <table:table-cell table:style-name="ce12" office:value-type="float" office:value="35585072" calcext:value-type="float">
            <text:p>35585072</text:p>
          </table:table-cell>
          <table:table-cell table:style-name="ce12" office:value-type="float" office:value="199401" calcext:value-type="float">
            <text:p>199401</text:p>
          </table:table-cell>
          <table:table-cell table:style-name="ce12" office:value-type="float" office:value="10875" calcext:value-type="float">
            <text:p>10875</text:p>
          </table:table-cell>
          <table:table-cell table:style-name="ce12" office:value-type="float" office:value="91406" calcext:value-type="float">
            <text:p>91406</text:p>
          </table:table-cell>
          <table:table-cell table:style-name="ce12" office:value-type="float" office:value="13919" calcext:value-type="float">
            <text:p>13919</text:p>
          </table:table-cell>
          <table:table-cell table:style-name="ce12" table:formula="of:=(SUM([.B22:.AB22]))+0" office:value-type="float" office:value="86226950" calcext:value-type="float">
            <text:p>86226950</text:p>
          </table:table-cell>
          <table:table-cell table:style-name="ce12" table:formula="of:=(+[.AE22]-[.AC22])+0" office:value-type="float" office:value="66419099" calcext:value-type="float">
            <text:p>66419099</text:p>
          </table:table-cell>
          <table:table-cell table:style-name="ce12" office:value-type="float" office:value="152646049" calcext:value-type="float">
            <text:p>152646049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ZANAHORIA Y NABO</text:p>
          </table:table-cell>
          <table:table-cell table:style-name="ce12" office:value-type="float" office:value="134051" calcext:value-type="float">
            <text:p>1340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8779" calcext:value-type="float">
            <text:p>20877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39" calcext:value-type="float">
            <text:p>243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683448" calcext:value-type="float">
            <text:p>2683448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5392" calcext:value-type="float">
            <text:p>16539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98492" calcext:value-type="float">
            <text:p>49849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75202" calcext:value-type="float">
            <text:p>1175202</text:p>
          </table:table-cell>
          <table:table-cell table:style-name="ce12" office:value-type="float" office:value="257119" calcext:value-type="float">
            <text:p>25711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60" calcext:value-type="float">
            <text:p>1160</text:p>
          </table:table-cell>
          <table:table-cell table:style-name="ce12" office:value-type="float" office:value="496" calcext:value-type="float">
            <text:p>496</text:p>
          </table:table-cell>
          <table:table-cell table:style-name="ce12" table:formula="of:=(SUM([.B23:.AB23]))+0" office:value-type="float" office:value="5128714" calcext:value-type="float">
            <text:p>5128714</text:p>
          </table:table-cell>
          <table:table-cell table:style-name="ce12" table:formula="of:=(+[.AE23]-[.AC23])+0" office:value-type="float" office:value="333291" calcext:value-type="float">
            <text:p>333291</text:p>
          </table:table-cell>
          <table:table-cell table:style-name="ce12" office:value-type="float" office:value="5462005" calcext:value-type="float">
            <text:p>546200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OTRAS HORTALIZAS</text:p>
          </table:table-cell>
          <table:table-cell table:style-name="ce12" office:value-type="float" office:value="2298415" calcext:value-type="float">
            <text:p>2298415</text:p>
          </table:table-cell>
          <table:table-cell table:style-name="ce12" office:value-type="float" office:value="13163" calcext:value-type="float">
            <text:p>13163</text:p>
          </table:table-cell>
          <table:table-cell table:style-name="ce12" office:value-type="float" office:value="1727983" calcext:value-type="float">
            <text:p>1727983</text:p>
          </table:table-cell>
          <table:table-cell table:style-name="ce12" office:value-type="float" office:value="818849" calcext:value-type="float">
            <text:p>81884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298" calcext:value-type="float">
            <text:p>53298</text:p>
          </table:table-cell>
          <table:table-cell table:style-name="ce12" office:value-type="float" office:value="18135" calcext:value-type="float">
            <text:p>181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6759" calcext:value-type="float">
            <text:p>2667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305064" calcext:value-type="float">
            <text:p>7305064</text:p>
          </table:table-cell>
          <table:table-cell table:style-name="ce12" office:value-type="float" office:value="158983" calcext:value-type="float">
            <text:p>158983</text:p>
          </table:table-cell>
          <table:table-cell table:style-name="ce12" office:value-type="float" office:value="45358" calcext:value-type="float">
            <text:p>45358</text:p>
          </table:table-cell>
          <table:table-cell table:style-name="ce12" office:value-type="float" office:value="11383" calcext:value-type="float">
            <text:p>11383</text:p>
          </table:table-cell>
          <table:table-cell table:style-name="ce12" office:value-type="float" office:value="3415219" calcext:value-type="float">
            <text:p>341521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1908" calcext:value-type="float">
            <text:p>61190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885946" calcext:value-type="float">
            <text:p>4885946</text:p>
          </table:table-cell>
          <table:table-cell table:style-name="ce12" office:value-type="float" office:value="1524113" calcext:value-type="float">
            <text:p>1524113</text:p>
          </table:table-cell>
          <table:table-cell table:style-name="ce12" office:value-type="float" office:value="7646203" calcext:value-type="float">
            <text:p>7646203</text:p>
          </table:table-cell>
          <table:table-cell table:style-name="ce12" office:value-type="float" office:value="395044" calcext:value-type="float">
            <text:p>39504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16215" calcext:value-type="float">
            <text:p>516215</text:p>
          </table:table-cell>
          <table:table-cell table:style-name="ce12" office:value-type="float" office:value="477" calcext:value-type="float">
            <text:p>477</text:p>
          </table:table-cell>
          <table:table-cell table:style-name="ce12" table:formula="of:=(SUM([.B24:.AB24]))+0" office:value-type="float" office:value="31712515" calcext:value-type="float">
            <text:p>31712515</text:p>
          </table:table-cell>
          <table:table-cell table:style-name="ce12" table:formula="of:=(+[.AE24]-[.AC24])+0" office:value-type="float" office:value="25218495" calcext:value-type="float">
            <text:p>25218495</text:p>
          </table:table-cell>
          <table:table-cell table:style-name="ce12" office:value-type="float" office:value="56931010" calcext:value-type="float">
            <text:p>56931010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GUACATE</text:p>
          </table:table-cell>
          <table:table-cell table:style-name="ce11" office:value-type="float" office:value="120881" calcext:value-type="float">
            <text:p>1208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36528" calcext:value-type="float">
            <text:p>836528</text:p>
          </table:table-cell>
          <table:table-cell table:style-name="ce11" office:value-type="float" office:value="5998" calcext:value-type="float">
            <text:p>599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674" calcext:value-type="float">
            <text:p>16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800" calcext:value-type="float">
            <text:p>16800</text:p>
          </table:table-cell>
          <table:table-cell table:style-name="ce11" office:value-type="float" office:value="3564729" calcext:value-type="float">
            <text:p>356472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0082" calcext:value-type="float">
            <text:p>3008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972482" calcext:value-type="float">
            <text:p>1972482</text:p>
          </table:table-cell>
          <table:table-cell table:style-name="ce11" office:value-type="float" office:value="1080" calcext:value-type="float">
            <text:p>1080</text:p>
          </table:table-cell>
          <table:table-cell table:style-name="ce11" office:value-type="float" office:value="11430827" calcext:value-type="float">
            <text:p>11430827</text:p>
          </table:table-cell>
          <table:table-cell table:style-name="ce11" office:value-type="float" office:value="124389" calcext:value-type="float">
            <text:p>124389</text:p>
          </table:table-cell>
          <table:table-cell table:style-name="ce11" office:value-type="float" office:value="8100890" calcext:value-type="float">
            <text:p>8100890</text:p>
          </table:table-cell>
          <table:table-cell table:style-name="ce11" office:value-type="float" office:value="1292797" calcext:value-type="float">
            <text:p>129279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40142" calcext:value-type="float">
            <text:p>140142</text:p>
          </table:table-cell>
          <table:table-cell table:style-name="ce11" table:formula="of:=(SUM([.B25:.AB25]))+0" office:value-type="float" office:value="27639299" calcext:value-type="float">
            <text:p>27639299</text:p>
          </table:table-cell>
          <table:table-cell table:style-name="ce11" table:formula="of:=(+[.AE25]-[.AC25])+0" office:value-type="float" office:value="277210626" calcext:value-type="float">
            <text:p>277210626</text:p>
          </table:table-cell>
          <table:table-cell table:style-name="ce11" office:value-type="float" office:value="304849925" calcext:value-type="float">
            <text:p>30484992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LBARICOQUE</text:p>
          </table:table-cell>
          <table:table-cell table:style-name="ce11" office:value-type="float" office:value="21828" calcext:value-type="float">
            <text:p>218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457" calcext:value-type="float">
            <text:p>2145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25709" calcext:value-type="float">
            <text:p>2570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11632" calcext:value-type="float">
            <text:p>111632</text:p>
          </table:table-cell>
          <table:table-cell table:style-name="ce11" office:value-type="float" office:value="31493" calcext:value-type="float">
            <text:p>3149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81298" calcext:value-type="float">
            <text:p>8129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0573" calcext:value-type="float">
            <text:p>10573</text:p>
          </table:table-cell>
          <table:table-cell table:style-name="ce11" office:value-type="float" office:value="19308" calcext:value-type="float">
            <text:p>1930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8332" calcext:value-type="float">
            <text:p>4833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26:.AB26]))+0" office:value-type="float" office:value="371745" calcext:value-type="float">
            <text:p>371745</text:p>
          </table:table-cell>
          <table:table-cell table:style-name="ce11" table:formula="of:=(+[.AE26]-[.AC26])+0" office:value-type="float" office:value="95353" calcext:value-type="float">
            <text:p>95353</text:p>
          </table:table-cell>
          <table:table-cell table:style-name="ce11" office:value-type="float" office:value="467098" calcext:value-type="float">
            <text:p>46709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RÁNDANO</text:p>
          </table:table-cell>
          <table:table-cell table:style-name="ce11" office:value-type="float" office:value="2632787" calcext:value-type="float">
            <text:p>2632787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263262" calcext:value-type="float">
            <text:p>26326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0040" calcext:value-type="float">
            <text:p>300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office:value-type="float" office:value="2333" calcext:value-type="float">
            <text:p>2333</text:p>
          </table:table-cell>
          <table:table-cell table:style-name="ce11" office:value-type="float" office:value="264610" calcext:value-type="float">
            <text:p>264610</text:p>
          </table:table-cell>
          <table:table-cell table:style-name="ce11" office:value-type="float" office:value="37208" calcext:value-type="float">
            <text:p>37208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69728" calcext:value-type="float">
            <text:p>16972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5454273" calcext:value-type="float">
            <text:p>5454273</text:p>
          </table:table-cell>
          <table:table-cell table:style-name="ce11" office:value-type="float" office:value="762519" calcext:value-type="float">
            <text:p>762519</text:p>
          </table:table-cell>
          <table:table-cell table:style-name="ce11" office:value-type="float" office:value="4257204" calcext:value-type="float">
            <text:p>4257204</text:p>
          </table:table-cell>
          <table:table-cell table:style-name="ce11" office:value-type="float" office:value="279628" calcext:value-type="float">
            <text:p>2796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12" calcext:value-type="float">
            <text:p>3312</text:p>
          </table:table-cell>
          <table:table-cell table:style-name="ce11" office:value-type="float" office:value="54931" calcext:value-type="float">
            <text:p>54931</text:p>
          </table:table-cell>
          <table:table-cell table:style-name="ce11" table:formula="of:=(SUM([.B27:.AB27]))+0" office:value-type="float" office:value="14217741" calcext:value-type="float">
            <text:p>14217741</text:p>
          </table:table-cell>
          <table:table-cell table:style-name="ce11" table:formula="of:=(+[.AE27]-[.AC27])+0" office:value-type="float" office:value="99747865" calcext:value-type="float">
            <text:p>99747865</text:p>
          </table:table-cell>
          <table:table-cell table:style-name="ce11" office:value-type="float" office:value="113965606" calcext:value-type="float">
            <text:p>11396560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AQUI</text:p>
          </table:table-cell>
          <table:table-cell table:style-name="ce11" office:value-type="float" office:value="11679" calcext:value-type="float">
            <text:p>1167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56" calcext:value-type="float">
            <text:p>265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1602" calcext:value-type="float">
            <text:p>160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9562" calcext:value-type="float">
            <text:p>7956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2525" calcext:value-type="float">
            <text:p>325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870" calcext:value-type="float">
            <text:p>687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7540" calcext:value-type="float">
            <text:p>57540</text:p>
          </table:table-cell>
          <table:table-cell table:style-name="ce11" office:value-type="float" office:value="2828" calcext:value-type="float">
            <text:p>2828</text:p>
          </table:table-cell>
          <table:table-cell table:style-name="ce11" office:value-type="float" office:value="39693" calcext:value-type="float">
            <text:p>3969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28:.AB28]))+0" office:value-type="float" office:value="237925" calcext:value-type="float">
            <text:p>237925</text:p>
          </table:table-cell>
          <table:table-cell table:style-name="ce11" table:formula="of:=(+[.AE28]-[.AC28])+0" office:value-type="float" office:value="139645" calcext:value-type="float">
            <text:p>139645</text:p>
          </table:table-cell>
          <table:table-cell table:style-name="ce11" office:value-type="float" office:value="377570" calcext:value-type="float">
            <text:p>37757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EREZA Y GUINDA</text:p>
          </table:table-cell>
          <table:table-cell table:style-name="ce11" office:value-type="float" office:value="151597" calcext:value-type="float">
            <text:p>1515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66706" calcext:value-type="float">
            <text:p>136670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2784" calcext:value-type="float">
            <text:p>6278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2559" calcext:value-type="float">
            <text:p>1225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81597" calcext:value-type="float">
            <text:p>81597</text:p>
          </table:table-cell>
          <table:table-cell table:style-name="ce11" office:value-type="float" office:value="672172" calcext:value-type="float">
            <text:p>67217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47777" calcext:value-type="float">
            <text:p>247777</text:p>
          </table:table-cell>
          <table:table-cell table:style-name="ce11" office:value-type="float" office:value="5674" calcext:value-type="float">
            <text:p>567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17942" calcext:value-type="float">
            <text:p>3179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9729" calcext:value-type="float">
            <text:p>19972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formula="of:=(SUM([.B29:.AB29]))+0" office:value-type="float" office:value="3228537" calcext:value-type="float">
            <text:p>3228537</text:p>
          </table:table-cell>
          <table:table-cell table:style-name="ce11" table:formula="of:=(+[.AE29]-[.AC29])+0" office:value-type="float" office:value="6442278" calcext:value-type="float">
            <text:p>6442278</text:p>
          </table:table-cell>
          <table:table-cell table:style-name="ce11" office:value-type="float" office:value="9670815" calcext:value-type="float">
            <text:p>967081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IRUELA</text:p>
          </table:table-cell>
          <table:table-cell table:style-name="ce11" office:value-type="float" office:value="32172" calcext:value-type="float">
            <text:p>3217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4104" calcext:value-type="float">
            <text:p>134104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541235" calcext:value-type="float">
            <text:p>5412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7781" calcext:value-type="float">
            <text:p>10778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186586" calcext:value-type="float">
            <text:p>1186586</text:p>
          </table:table-cell>
          <table:table-cell table:style-name="ce11" office:value-type="float" office:value="20766" calcext:value-type="float">
            <text:p>20766</text:p>
          </table:table-cell>
          <table:table-cell table:style-name="ce11" office:value-type="float" office:value="101257" calcext:value-type="float">
            <text:p>101257</text:p>
          </table:table-cell>
          <table:table-cell table:style-name="ce11" office:value-type="float" office:value="9220" calcext:value-type="float">
            <text:p>922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30:.AB30]))+0" office:value-type="float" office:value="2133989" calcext:value-type="float">
            <text:p>2133989</text:p>
          </table:table-cell>
          <table:table-cell table:style-name="ce11" table:formula="of:=(+[.AE30]-[.AC30])+0" office:value-type="float" office:value="6613282" calcext:value-type="float">
            <text:p>6613282</text:p>
          </table:table-cell>
          <table:table-cell table:style-name="ce11" office:value-type="float" office:value="8747271" calcext:value-type="float">
            <text:p>874727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FRAMBUESA</text:p>
          </table:table-cell>
          <table:table-cell table:style-name="ce11" office:value-type="float" office:value="63959" calcext:value-type="float">
            <text:p>63959</text:p>
          </table:table-cell>
          <table:table-cell table:style-name="ce11" office:value-type="float" office:value="19836" calcext:value-type="float">
            <text:p>19836</text:p>
          </table:table-cell>
          <table:table-cell table:style-name="ce11" office:value-type="float" office:value="251830" calcext:value-type="float">
            <text:p>251830</text:p>
          </table:table-cell>
          <table:table-cell table:style-name="ce11" office:value-type="float" office:value="855" calcext:value-type="float">
            <text:p>855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280" calcext:value-type="float">
            <text:p>22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15778" calcext:value-type="float">
            <text:p>315778</text:p>
          </table:table-cell>
          <table:table-cell table:style-name="ce11" office:value-type="float" office:value="3734" calcext:value-type="float">
            <text:p>3734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3898" calcext:value-type="float">
            <text:p>45389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042518" calcext:value-type="float">
            <text:p>2042518</text:p>
          </table:table-cell>
          <table:table-cell table:style-name="ce11" office:value-type="float" office:value="69502" calcext:value-type="float">
            <text:p>69502</text:p>
          </table:table-cell>
          <table:table-cell table:style-name="ce11" office:value-type="float" office:value="10386557" calcext:value-type="float">
            <text:p>10386557</text:p>
          </table:table-cell>
          <table:table-cell table:style-name="ce11" office:value-type="float" office:value="69714" calcext:value-type="float">
            <text:p>6971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434" calcext:value-type="float">
            <text:p>7434</text:p>
          </table:table-cell>
          <table:table-cell table:style-name="ce11" table:formula="of:=(SUM([.B31:.AB31]))+0" office:value-type="float" office:value="13688450" calcext:value-type="float">
            <text:p>13688450</text:p>
          </table:table-cell>
          <table:table-cell table:style-name="ce11" table:formula="of:=(+[.AE31]-[.AC31])+0" office:value-type="float" office:value="174011858" calcext:value-type="float">
            <text:p>174011858</text:p>
          </table:table-cell>
          <table:table-cell table:style-name="ce11" office:value-type="float" office:value="187700308" calcext:value-type="float">
            <text:p>18770030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FRESA</text:p>
          </table:table-cell>
          <table:table-cell table:style-name="ce11" office:value-type="float" office:value="116675" calcext:value-type="float">
            <text:p>116675</text:p>
          </table:table-cell>
          <table:table-cell table:style-name="ce11" office:value-type="float" office:value="76045" calcext:value-type="float">
            <text:p>76045</text:p>
          </table:table-cell>
          <table:table-cell table:style-name="ce11" office:value-type="float" office:value="1550741" calcext:value-type="float">
            <text:p>1550741</text:p>
          </table:table-cell>
          <table:table-cell table:style-name="ce11" office:value-type="float" office:value="112658" calcext:value-type="float">
            <text:p>1126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360" calcext:value-type="float">
            <text:p>10360</text:p>
          </table:table-cell>
          <table:table-cell table:style-name="ce11" office:value-type="float" office:value="7638" calcext:value-type="float">
            <text:p>763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2742" calcext:value-type="float">
            <text:p>32742</text:p>
          </table:table-cell>
          <table:table-cell table:style-name="ce11" office:value-type="float" office:value="2160" calcext:value-type="float">
            <text:p>216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43682" calcext:value-type="float">
            <text:p>1143682</text:p>
          </table:table-cell>
          <table:table-cell table:style-name="ce11" office:value-type="float" office:value="229018" calcext:value-type="float">
            <text:p>2290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7298" calcext:value-type="float">
            <text:p>26729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8909" calcext:value-type="float">
            <text:p>2890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14930" calcext:value-type="float">
            <text:p>414930</text:p>
          </table:table-cell>
          <table:table-cell table:style-name="ce11" office:value-type="float" office:value="3735" calcext:value-type="float">
            <text:p>3735</text:p>
          </table:table-cell>
          <table:table-cell table:style-name="ce11" office:value-type="float" office:value="2885176" calcext:value-type="float">
            <text:p>2885176</text:p>
          </table:table-cell>
          <table:table-cell table:style-name="ce11" office:value-type="float" office:value="70109" calcext:value-type="float">
            <text:p>70109</text:p>
          </table:table-cell>
          <table:table-cell table:style-name="ce11" office:value-type="float" office:value="4968" calcext:value-type="float">
            <text:p>4968</text:p>
          </table:table-cell>
          <table:table-cell table:style-name="ce11" office:value-type="float" office:value="3620" calcext:value-type="float">
            <text:p>362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32:.AB32]))+0" office:value-type="float" office:value="6960464" calcext:value-type="float">
            <text:p>6960464</text:p>
          </table:table-cell>
          <table:table-cell table:style-name="ce11" table:formula="of:=(+[.AE32]-[.AC32])+0" office:value-type="float" office:value="40644775" calcext:value-type="float">
            <text:p>40644775</text:p>
          </table:table-cell>
          <table:table-cell table:style-name="ce11" office:value-type="float" office:value="47605239" calcext:value-type="float">
            <text:p>4760523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GROSELLA</text:p>
          </table:table-cell>
          <table:table-cell table:style-name="ce11" office:value-type="float" office:value="55259" calcext:value-type="float">
            <text:p>55259</text:p>
          </table:table-cell>
          <table:table-cell table:style-name="ce11" office:value-type="float" office:value="31200" calcext:value-type="float">
            <text:p>31200</text:p>
          </table:table-cell>
          <table:table-cell table:style-name="ce11" office:value-type="float" office:value="9227" calcext:value-type="float">
            <text:p>9227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0802" calcext:value-type="float">
            <text:p>3080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03443" calcext:value-type="float">
            <text:p>20344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02187" calcext:value-type="float">
            <text:p>30218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654650" calcext:value-type="float">
            <text:p>1654650</text:p>
          </table:table-cell>
          <table:table-cell table:style-name="ce11" office:value-type="float" office:value="35785" calcext:value-type="float">
            <text:p>35785</text:p>
          </table:table-cell>
          <table:table-cell table:style-name="ce11" office:value-type="float" office:value="824132" calcext:value-type="float">
            <text:p>824132</text:p>
          </table:table-cell>
          <table:table-cell table:style-name="ce11" office:value-type="float" office:value="667677" calcext:value-type="float">
            <text:p>6676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9029" calcext:value-type="float">
            <text:p>5902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33:.AB33]))+0" office:value-type="float" office:value="3873516" calcext:value-type="float">
            <text:p>3873516</text:p>
          </table:table-cell>
          <table:table-cell table:style-name="ce11" table:formula="of:=(+[.AE33]-[.AC33])+0" office:value-type="float" office:value="232854" calcext:value-type="float">
            <text:p>232854</text:p>
          </table:table-cell>
          <table:table-cell table:style-name="ce11" office:value-type="float" office:value="4106370" calcext:value-type="float">
            <text:p>410637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HIGO</text:p>
          </table:table-cell>
          <table:table-cell table:style-name="ce11" office:value-type="float" office:value="136193" calcext:value-type="float">
            <text:p>13619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96" calcext:value-type="float">
            <text:p>1196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74314" calcext:value-type="float">
            <text:p>74314</text:p>
          </table:table-cell>
          <table:table-cell table:style-name="ce11" office:value-type="float" office:value="18623" calcext:value-type="float">
            <text:p>186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71529" calcext:value-type="float">
            <text:p>37152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5656" calcext:value-type="float">
            <text:p>565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866" calcext:value-type="float">
            <text:p>886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formula="of:=(SUM([.B34:.AB34]))+0" office:value-type="float" office:value="616377" calcext:value-type="float">
            <text:p>616377</text:p>
          </table:table-cell>
          <table:table-cell table:style-name="ce11" table:formula="of:=(+[.AE34]-[.AC34])+0" office:value-type="float" office:value="331936" calcext:value-type="float">
            <text:p>331936</text:p>
          </table:table-cell>
          <table:table-cell table:style-name="ce11" office:value-type="float" office:value="948313" calcext:value-type="float">
            <text:p>94831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KIWI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214924" calcext:value-type="float">
            <text:p>2621492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86" calcext:value-type="float">
            <text:p>38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239973" calcext:value-type="float">
            <text:p>1239973</text:p>
          </table:table-cell>
          <table:table-cell table:style-name="ce11" office:value-type="float" office:value="21555757" calcext:value-type="float">
            <text:p>2155575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2182" calcext:value-type="float">
            <text:p>242182</text:p>
          </table:table-cell>
          <table:table-cell table:style-name="ce11" office:value-type="float" office:value="40773259" calcext:value-type="float">
            <text:p>4077325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848606" calcext:value-type="float">
            <text:p>84860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129953" calcext:value-type="float">
            <text:p>16129953</text:p>
          </table:table-cell>
          <table:table-cell table:style-name="ce11" office:value-type="float" office:value="22640" calcext:value-type="float">
            <text:p>2264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35:.AB35]))+0" office:value-type="float" office:value="107027680" calcext:value-type="float">
            <text:p>107027680</text:p>
          </table:table-cell>
          <table:table-cell table:style-name="ce11" table:formula="of:=(+[.AE35]-[.AC35])+0" office:value-type="float" office:value="84551969" calcext:value-type="float">
            <text:p>84551969</text:p>
          </table:table-cell>
          <table:table-cell table:style-name="ce11" office:value-type="float" office:value="191579649" calcext:value-type="float">
            <text:p>19157964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LIMÓN</text:p>
          </table:table-cell>
          <table:table-cell table:style-name="ce11" office:value-type="float" office:value="492576" calcext:value-type="float">
            <text:p>492576</text:p>
          </table:table-cell>
          <table:table-cell table:style-name="ce11" office:value-type="float" office:value="2171" calcext:value-type="float">
            <text:p>2171</text:p>
          </table:table-cell>
          <table:table-cell table:style-name="ce11" office:value-type="float" office:value="10007" calcext:value-type="float">
            <text:p>10007</text:p>
          </table:table-cell>
          <table:table-cell table:style-name="ce11" office:value-type="float" office:value="3979" calcext:value-type="float">
            <text:p>397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3309" calcext:value-type="float">
            <text:p>173309</text:p>
          </table:table-cell>
          <table:table-cell table:style-name="ce11" office:value-type="float" office:value="67005" calcext:value-type="float">
            <text:p>67005</text:p>
          </table:table-cell>
          <table:table-cell table:style-name="ce11" office:value-type="float" office:value="88354" calcext:value-type="float">
            <text:p>883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4305791" calcext:value-type="float">
            <text:p>4305791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70496" calcext:value-type="float">
            <text:p>570496</text:p>
          </table:table-cell>
          <table:table-cell table:style-name="ce11" office:value-type="float" office:value="1010864" calcext:value-type="float">
            <text:p>101086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214054" calcext:value-type="float">
            <text:p>4214054</text:p>
          </table:table-cell>
          <table:table-cell table:style-name="ce11" office:value-type="float" office:value="39428" calcext:value-type="float">
            <text:p>39428</text:p>
          </table:table-cell>
          <table:table-cell table:style-name="ce11" office:value-type="float" office:value="1960036" calcext:value-type="float">
            <text:p>1960036</text:p>
          </table:table-cell>
          <table:table-cell table:style-name="ce11" office:value-type="float" office:value="184944" calcext:value-type="float">
            <text:p>184944</text:p>
          </table:table-cell>
          <table:table-cell table:style-name="ce11" office:value-type="float" office:value="26481" calcext:value-type="float">
            <text:p>2648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(SUM([.B36:.AB36]))+0" office:value-type="float" office:value="13149648" calcext:value-type="float">
            <text:p>13149648</text:p>
          </table:table-cell>
          <table:table-cell table:style-name="ce11" table:formula="of:=(+[.AE36]-[.AC36])+0" office:value-type="float" office:value="47660599" calcext:value-type="float">
            <text:p>47660599</text:p>
          </table:table-cell>
          <table:table-cell table:style-name="ce11" office:value-type="float" office:value="60810247" calcext:value-type="float">
            <text:p>60810247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NDARINA</text:p>
          </table:table-cell>
          <table:table-cell table:style-name="ce11" office:value-type="float" office:value="586114" calcext:value-type="float">
            <text:p>5861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634" calcext:value-type="float">
            <text:p>17634</text:p>
          </table:table-cell>
          <table:table-cell table:style-name="ce11" office:value-type="float" office:value="8322" calcext:value-type="float">
            <text:p>8322</text:p>
          </table:table-cell>
          <table:table-cell table:style-name="ce11" office:value-type="float" office:value="2253" calcext:value-type="float">
            <text:p>2253</text:p>
          </table:table-cell>
          <table:table-cell table:style-name="ce11" office:value-type="float" office:value="39189" calcext:value-type="float">
            <text:p>39189</text:p>
          </table:table-cell>
          <table:table-cell table:style-name="ce11" office:value-type="float" office:value="112087" calcext:value-type="float">
            <text:p>1120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357591" calcext:value-type="float">
            <text:p>2357591</text:p>
          </table:table-cell>
          <table:table-cell table:style-name="ce11" office:value-type="float" office:value="16474" calcext:value-type="float">
            <text:p>16474</text:p>
          </table:table-cell>
          <table:table-cell table:style-name="ce11" office:value-type="float" office:value="8873" calcext:value-type="float">
            <text:p>88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73672" calcext:value-type="float">
            <text:p>573672</text:p>
          </table:table-cell>
          <table:table-cell table:style-name="ce11" office:value-type="float" office:value="474" calcext:value-type="float">
            <text:p>47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995469" calcext:value-type="float">
            <text:p>3995469</text:p>
          </table:table-cell>
          <table:table-cell table:style-name="ce11" office:value-type="float" office:value="1720980" calcext:value-type="float">
            <text:p>1720980</text:p>
          </table:table-cell>
          <table:table-cell table:style-name="ce11" office:value-type="float" office:value="5593626" calcext:value-type="float">
            <text:p>5593626</text:p>
          </table:table-cell>
          <table:table-cell table:style-name="ce11" office:value-type="float" office:value="34009" calcext:value-type="float">
            <text:p>34009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3015" calcext:value-type="float">
            <text:p>301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37:.AB37]))+0" office:value-type="float" office:value="15075683" calcext:value-type="float">
            <text:p>15075683</text:p>
          </table:table-cell>
          <table:table-cell table:style-name="ce11" table:formula="of:=(+[.AE37]-[.AC37])+0" office:value-type="float" office:value="8273152" calcext:value-type="float">
            <text:p>8273152</text:p>
          </table:table-cell>
          <table:table-cell table:style-name="ce11" office:value-type="float" office:value="23348835" calcext:value-type="float">
            <text:p>2334883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NGO, GUAYABA</text:p>
          </table:table-cell>
          <table:table-cell table:style-name="ce11" office:value-type="float" office:value="72762" calcext:value-type="float">
            <text:p>727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4482" calcext:value-type="float">
            <text:p>4448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356706" calcext:value-type="float">
            <text:p>356706</text:p>
          </table:table-cell>
          <table:table-cell table:style-name="ce11" office:value-type="float" office:value="32208" calcext:value-type="float">
            <text:p>32208</text:p>
          </table:table-cell>
          <table:table-cell table:style-name="ce11" office:value-type="float" office:value="1050" calcext:value-type="float">
            <text:p>1050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57509" calcext:value-type="float">
            <text:p>5750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214359" calcext:value-type="float">
            <text:p>2214359</text:p>
          </table:table-cell>
          <table:table-cell table:style-name="ce11" office:value-type="float" office:value="10736" calcext:value-type="float">
            <text:p>10736</text:p>
          </table:table-cell>
          <table:table-cell table:style-name="ce11" office:value-type="float" office:value="883720" calcext:value-type="float">
            <text:p>883720</text:p>
          </table:table-cell>
          <table:table-cell table:style-name="ce11" office:value-type="float" office:value="82451" calcext:value-type="float">
            <text:p>824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9420" calcext:value-type="float">
            <text:p>39420</text:p>
          </table:table-cell>
          <table:table-cell table:style-name="ce11" table:formula="of:=(SUM([.B38:.AB38]))+0" office:value-type="float" office:value="3795542" calcext:value-type="float">
            <text:p>3795542</text:p>
          </table:table-cell>
          <table:table-cell table:style-name="ce11" table:formula="of:=(+[.AE38]-[.AC38])+0" office:value-type="float" office:value="94509102" calcext:value-type="float">
            <text:p>94509102</text:p>
          </table:table-cell>
          <table:table-cell table:style-name="ce11" office:value-type="float" office:value="98304644" calcext:value-type="float">
            <text:p>9830464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NZANA</text:p>
          </table:table-cell>
          <table:table-cell table:style-name="ce11" office:value-type="float" office:value="383196" calcext:value-type="float">
            <text:p>383196</text:p>
          </table:table-cell>
          <table:table-cell table:style-name="ce11" office:value-type="float" office:value="4266291" calcext:value-type="float">
            <text:p>4266291</text:p>
          </table:table-cell>
          <table:table-cell table:style-name="ce11" office:value-type="float" office:value="2146097" calcext:value-type="float">
            <text:p>2146097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43411241" calcext:value-type="float">
            <text:p>43411241</text:p>
          </table:table-cell>
          <table:table-cell table:style-name="ce11" office:value-type="float" office:value="276692" calcext:value-type="float">
            <text:p>27669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04" calcext:value-type="float">
            <text:p>2104</text:p>
          </table:table-cell>
          <table:table-cell table:style-name="ce11" office:value-type="float" office:value="49145516" calcext:value-type="float">
            <text:p>4914551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432498" calcext:value-type="float">
            <text:p>2432498</text:p>
          </table:table-cell>
          <table:table-cell table:style-name="ce11" office:value-type="float" office:value="7821618" calcext:value-type="float">
            <text:p>7821618</text:p>
          </table:table-cell>
          <table:table-cell table:style-name="ce11" office:value-type="float" office:value="12456592" calcext:value-type="float">
            <text:p>12456592</text:p>
          </table:table-cell>
          <table:table-cell table:style-name="ce11" office:value-type="float" office:value="3118" calcext:value-type="float">
            <text:p>311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39:.AB39]))+0" office:value-type="float" office:value="122344963" calcext:value-type="float">
            <text:p>122344963</text:p>
          </table:table-cell>
          <table:table-cell table:style-name="ce11" table:formula="of:=(+[.AE39]-[.AC39])+0" office:value-type="float" office:value="14235720" calcext:value-type="float">
            <text:p>14235720</text:p>
          </table:table-cell>
          <table:table-cell table:style-name="ce11" office:value-type="float" office:value="136580683" calcext:value-type="float">
            <text:p>13658068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ELOCOTÓN</text:p>
          </table:table-cell>
          <table:table-cell table:style-name="ce11" office:value-type="float" office:value="2024" calcext:value-type="float">
            <text:p>20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64" calcext:value-type="float">
            <text:p>246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25716" calcext:value-type="float">
            <text:p>257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41968" calcext:value-type="float">
            <text:p>441968</text:p>
          </table:table-cell>
          <table:table-cell table:style-name="ce11" office:value-type="float" office:value="23362" calcext:value-type="float">
            <text:p>23362</text:p>
          </table:table-cell>
          <table:table-cell table:style-name="ce11" office:value-type="float" office:value="2795" calcext:value-type="float">
            <text:p>279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91658" calcext:value-type="float">
            <text:p>49165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8506" calcext:value-type="float">
            <text:p>38506</text:p>
          </table:table-cell>
          <table:table-cell table:style-name="ce11" office:value-type="float" office:value="10490" calcext:value-type="float">
            <text:p>10490</text:p>
          </table:table-cell>
          <table:table-cell table:style-name="ce11" office:value-type="float" office:value="160378" calcext:value-type="float">
            <text:p>160378</text:p>
          </table:table-cell>
          <table:table-cell table:style-name="ce11" office:value-type="float" office:value="626" calcext:value-type="float">
            <text:p>62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40:.AB40]))+0" office:value-type="float" office:value="1200534" calcext:value-type="float">
            <text:p>1200534</text:p>
          </table:table-cell>
          <table:table-cell table:style-name="ce11" table:formula="of:=(+[.AE40]-[.AC40])+0" office:value-type="float" office:value="986927" calcext:value-type="float">
            <text:p>986927</text:p>
          </table:table-cell>
          <table:table-cell table:style-name="ce11" office:value-type="float" office:value="2187461" calcext:value-type="float">
            <text:p>218746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ELÓN</text:p>
          </table:table-cell>
          <table:table-cell table:style-name="ce11" office:value-type="float" office:value="103652" calcext:value-type="float">
            <text:p>103652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4052" calcext:value-type="float">
            <text:p>405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1680" calcext:value-type="float">
            <text:p>168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091356" calcext:value-type="float">
            <text:p>309135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32096" calcext:value-type="float">
            <text:p>23209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761466" calcext:value-type="float">
            <text:p>2761466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381764" calcext:value-type="float">
            <text:p>381764</text:p>
          </table:table-cell>
          <table:table-cell table:style-name="ce11" office:value-type="float" office:value="1183" calcext:value-type="float">
            <text:p>118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1817" calcext:value-type="float">
            <text:p>21817</text:p>
          </table:table-cell>
          <table:table-cell table:style-name="ce11" table:formula="of:=(SUM([.B41:.AB41]))+0" office:value-type="float" office:value="6602292" calcext:value-type="float">
            <text:p>6602292</text:p>
          </table:table-cell>
          <table:table-cell table:style-name="ce11" table:formula="of:=(+[.AE41]-[.AC41])+0" office:value-type="float" office:value="62376106" calcext:value-type="float">
            <text:p>62376106</text:p>
          </table:table-cell>
          <table:table-cell table:style-name="ce11" office:value-type="float" office:value="68978398" calcext:value-type="float">
            <text:p>6897839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ORA</text:p>
          </table:table-cell>
          <table:table-cell table:style-name="ce11" office:value-type="float" office:value="118079" calcext:value-type="float">
            <text:p>11807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2923" calcext:value-type="float">
            <text:p>152923</text:p>
          </table:table-cell>
          <table:table-cell table:style-name="ce11" office:value-type="float" office:value="41179" calcext:value-type="float">
            <text:p>41179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260" calcext:value-type="float">
            <text:p>126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9236" calcext:value-type="float">
            <text:p>1492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73178" calcext:value-type="float">
            <text:p>731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5169" calcext:value-type="float">
            <text:p>165169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566912" calcext:value-type="float">
            <text:p>566912</text:p>
          </table:table-cell>
          <table:table-cell table:style-name="ce11" office:value-type="float" office:value="26560" calcext:value-type="float">
            <text:p>2656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731" calcext:value-type="float">
            <text:p>17731</text:p>
          </table:table-cell>
          <table:table-cell table:style-name="ce11" table:formula="of:=(SUM([.B42:.AB42]))+0" office:value-type="float" office:value="1314308" calcext:value-type="float">
            <text:p>1314308</text:p>
          </table:table-cell>
          <table:table-cell table:style-name="ce11" table:formula="of:=(+[.AE42]-[.AC42])+0" office:value-type="float" office:value="6820821" calcext:value-type="float">
            <text:p>6820821</text:p>
          </table:table-cell>
          <table:table-cell table:style-name="ce11" office:value-type="float" office:value="8135129" calcext:value-type="float">
            <text:p>813512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ARANJA</text:p>
          </table:table-cell>
          <table:table-cell table:style-name="ce11" office:value-type="float" office:value="1469303" calcext:value-type="float">
            <text:p>1469303</text:p>
          </table:table-cell>
          <table:table-cell table:style-name="ce11" office:value-type="float" office:value="130732" calcext:value-type="float">
            <text:p>130732</text:p>
          </table:table-cell>
          <table:table-cell table:style-name="ce11" office:value-type="float" office:value="183181" calcext:value-type="float">
            <text:p>18318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9009" calcext:value-type="float">
            <text:p>49009</text:p>
          </table:table-cell>
          <table:table-cell table:style-name="ce11" office:value-type="float" office:value="25122" calcext:value-type="float">
            <text:p>2512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513513" calcext:value-type="float">
            <text:p>4513513</text:p>
          </table:table-cell>
          <table:table-cell table:style-name="ce11" office:value-type="float" office:value="50278" calcext:value-type="float">
            <text:p>5027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08501" calcext:value-type="float">
            <text:p>1908501</text:p>
          </table:table-cell>
          <table:table-cell table:style-name="ce11" office:value-type="float" office:value="7154" calcext:value-type="float">
            <text:p>715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752441" calcext:value-type="float">
            <text:p>6752441</text:p>
          </table:table-cell>
          <table:table-cell table:style-name="ce11" office:value-type="float" office:value="329987" calcext:value-type="float">
            <text:p>329987</text:p>
          </table:table-cell>
          <table:table-cell table:style-name="ce11" office:value-type="float" office:value="26056411" calcext:value-type="float">
            <text:p>26056411</text:p>
          </table:table-cell>
          <table:table-cell table:style-name="ce11" office:value-type="float" office:value="249140" calcext:value-type="float">
            <text:p>249140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43:.AB43]))+0" office:value-type="float" office:value="41726027" calcext:value-type="float">
            <text:p>41726027</text:p>
          </table:table-cell>
          <table:table-cell table:style-name="ce11" table:formula="of:=(+[.AE43]-[.AC43])+0" office:value-type="float" office:value="60286033" calcext:value-type="float">
            <text:p>60286033</text:p>
          </table:table-cell>
          <table:table-cell table:style-name="ce11" office:value-type="float" office:value="102012060" calcext:value-type="float">
            <text:p>10201206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ECTARINA</text:p>
          </table:table-cell>
          <table:table-cell table:style-name="ce11" office:value-type="float" office:value="12019" calcext:value-type="float">
            <text:p>1201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745" calcext:value-type="float">
            <text:p>1474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7812" calcext:value-type="float">
            <text:p>17812</text:p>
          </table:table-cell>
          <table:table-cell table:style-name="ce11" office:value-type="float" office:value="31435" calcext:value-type="float">
            <text:p>314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71533" calcext:value-type="float">
            <text:p>471533</text:p>
          </table:table-cell>
          <table:table-cell table:style-name="ce11" office:value-type="float" office:value="24480" calcext:value-type="float">
            <text:p>24480</text:p>
          </table:table-cell>
          <table:table-cell table:style-name="ce11" office:value-type="float" office:value="2592" calcext:value-type="float">
            <text:p>259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0177" calcext:value-type="float">
            <text:p>50017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89832" calcext:value-type="float">
            <text:p>189832</text:p>
          </table:table-cell>
          <table:table-cell table:style-name="ce11" office:value-type="float" office:value="38915" calcext:value-type="float">
            <text:p>38915</text:p>
          </table:table-cell>
          <table:table-cell table:style-name="ce11" office:value-type="float" office:value="148480" calcext:value-type="float">
            <text:p>148480</text:p>
          </table:table-cell>
          <table:table-cell table:style-name="ce11" office:value-type="float" office:value="9613" calcext:value-type="float">
            <text:p>961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44:.AB44]))+0" office:value-type="float" office:value="1461633" calcext:value-type="float">
            <text:p>1461633</text:p>
          </table:table-cell>
          <table:table-cell table:style-name="ce11" table:formula="of:=(+[.AE44]-[.AC44])+0" office:value-type="float" office:value="1946769" calcext:value-type="float">
            <text:p>1946769</text:p>
          </table:table-cell>
          <table:table-cell table:style-name="ce11" office:value-type="float" office:value="3408402" calcext:value-type="float">
            <text:p>340840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OTROS CÍTRICOS</text:p>
          </table:table-cell>
          <table:table-cell table:style-name="ce11" office:value-type="float" office:value="1514" calcext:value-type="float">
            <text:p>15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19" calcext:value-type="float">
            <text:p>331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115" calcext:value-type="float">
            <text:p>211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87730" calcext:value-type="float">
            <text:p>8773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84" calcext:value-type="float">
            <text:p>148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681" calcext:value-type="float">
            <text:p>2468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71840" calcext:value-type="float">
            <text:p>17184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200" calcext:value-type="float">
            <text:p>72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45:.AB45]))+0" office:value-type="float" office:value="299883" calcext:value-type="float">
            <text:p>299883</text:p>
          </table:table-cell>
          <table:table-cell table:style-name="ce11" table:formula="of:=(+[.AE45]-[.AC45])+0" office:value-type="float" office:value="55401" calcext:value-type="float">
            <text:p>55401</text:p>
          </table:table-cell>
          <table:table-cell table:style-name="ce11" office:value-type="float" office:value="355284" calcext:value-type="float">
            <text:p>35528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ERA</text:p>
          </table:table-cell>
          <table:table-cell table:style-name="ce11" office:value-type="float" office:value="3210" calcext:value-type="float">
            <text:p>32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879043" calcext:value-type="float">
            <text:p>12879043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380553" calcext:value-type="float">
            <text:p>38055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516967" calcext:value-type="float">
            <text:p>51696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9365267" calcext:value-type="float">
            <text:p>9365267</text:p>
          </table:table-cell>
          <table:table-cell table:style-name="ce11" office:value-type="float" office:value="3018" calcext:value-type="float">
            <text:p>3018</text:p>
          </table:table-cell>
          <table:table-cell table:style-name="ce11" office:value-type="float" office:value="6273985" calcext:value-type="float">
            <text:p>6273985</text:p>
          </table:table-cell>
          <table:table-cell table:style-name="ce11" office:value-type="float" office:value="1640" calcext:value-type="float">
            <text:p>164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46:.AB46]))+0" office:value-type="float" office:value="29423683" calcext:value-type="float">
            <text:p>29423683</text:p>
          </table:table-cell>
          <table:table-cell table:style-name="ce11" table:formula="of:=(+[.AE46]-[.AC46])+0" office:value-type="float" office:value="10296342" calcext:value-type="float">
            <text:p>10296342</text:p>
          </table:table-cell>
          <table:table-cell table:style-name="ce11" office:value-type="float" office:value="39720025" calcext:value-type="float">
            <text:p>3972002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IÑA</text:p>
          </table:table-cell>
          <table:table-cell table:style-name="ce11" office:value-type="float" office:value="39770" calcext:value-type="float">
            <text:p>3977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1618" calcext:value-type="float">
            <text:p>151618</text:p>
          </table:table-cell>
          <table:table-cell table:style-name="ce11" office:value-type="float" office:value="185" calcext:value-type="float">
            <text:p>18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974011" calcext:value-type="float">
            <text:p>974011</text:p>
          </table:table-cell>
          <table:table-cell table:style-name="ce11" office:value-type="float" office:value="4717" calcext:value-type="float">
            <text:p>471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02753" calcext:value-type="float">
            <text:p>180275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982423" calcext:value-type="float">
            <text:p>2982423</text:p>
          </table:table-cell>
          <table:table-cell table:style-name="ce11" office:value-type="float" office:value="4166" calcext:value-type="float">
            <text:p>4166</text:p>
          </table:table-cell>
          <table:table-cell table:style-name="ce11" office:value-type="float" office:value="10709588" calcext:value-type="float">
            <text:p>10709588</text:p>
          </table:table-cell>
          <table:table-cell table:style-name="ce11" office:value-type="float" office:value="468234" calcext:value-type="float">
            <text:p>46823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554" calcext:value-type="float">
            <text:p>4554</text:p>
          </table:table-cell>
          <table:table-cell table:style-name="ce11" table:formula="of:=(SUM([.B47:.AB47]))+0" office:value-type="float" office:value="17142019" calcext:value-type="float">
            <text:p>17142019</text:p>
          </table:table-cell>
          <table:table-cell table:style-name="ce11" table:formula="of:=(+[.AE47]-[.AC47])+0" office:value-type="float" office:value="104540040" calcext:value-type="float">
            <text:p>104540040</text:p>
          </table:table-cell>
          <table:table-cell table:style-name="ce11" office:value-type="float" office:value="121682059" calcext:value-type="float">
            <text:p>12168205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LÁTANO</text:p>
          </table:table-cell>
          <table:table-cell table:style-name="ce11" office:value-type="float" office:value="1695" calcext:value-type="float">
            <text:p>169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781756" calcext:value-type="float">
            <text:p>1781756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1207969" calcext:value-type="float">
            <text:p>11207969</text:p>
          </table:table-cell>
          <table:table-cell table:style-name="ce11" office:value-type="float" office:value="516070" calcext:value-type="float">
            <text:p>51607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54049" calcext:value-type="float">
            <text:p>175404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555443" calcext:value-type="float">
            <text:p>155544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65192" calcext:value-type="float">
            <text:p>1765192</text:p>
          </table:table-cell>
          <table:table-cell table:style-name="ce11" office:value-type="float" office:value="397784" calcext:value-type="float">
            <text:p>39778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table:formula="of:=(SUM([.B48:.AB48]))+0" office:value-type="float" office:value="18980880" calcext:value-type="float">
            <text:p>18980880</text:p>
          </table:table-cell>
          <table:table-cell table:style-name="ce11" table:formula="of:=(+[.AE48]-[.AC48])+0" office:value-type="float" office:value="178852069" calcext:value-type="float">
            <text:p>178852069</text:p>
          </table:table-cell>
          <table:table-cell table:style-name="ce11" office:value-type="float" office:value="197832949" calcext:value-type="float">
            <text:p>19783294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OMELO</text:p>
          </table:table-cell>
          <table:table-cell table:style-name="ce11" office:value-type="float" office:value="167748" calcext:value-type="float">
            <text:p>16774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6648" calcext:value-type="float">
            <text:p>96648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7341" calcext:value-type="float">
            <text:p>4734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31079" calcext:value-type="float">
            <text:p>13107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0269" calcext:value-type="float">
            <text:p>4026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837920" calcext:value-type="float">
            <text:p>1837920</text:p>
          </table:table-cell>
          <table:table-cell table:style-name="ce11" office:value-type="float" office:value="58154" calcext:value-type="float">
            <text:p>58154</text:p>
          </table:table-cell>
          <table:table-cell table:style-name="ce11" office:value-type="float" office:value="2250086" calcext:value-type="float">
            <text:p>2250086</text:p>
          </table:table-cell>
          <table:table-cell table:style-name="ce11" office:value-type="float" office:value="3640" calcext:value-type="float">
            <text:p>364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49:.AB49]))+0" office:value-type="float" office:value="4633008" calcext:value-type="float">
            <text:p>4633008</text:p>
          </table:table-cell>
          <table:table-cell table:style-name="ce11" table:formula="of:=(+[.AE49]-[.AC49])+0" office:value-type="float" office:value="2775515" calcext:value-type="float">
            <text:p>2775515</text:p>
          </table:table-cell>
          <table:table-cell table:style-name="ce11" office:value-type="float" office:value="7408523" calcext:value-type="float">
            <text:p>740852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SANDÍA</text:p>
          </table:table-cell>
          <table:table-cell table:style-name="ce11" office:value-type="float" office:value="47608" calcext:value-type="float">
            <text:p>47608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359" calcext:value-type="float">
            <text:p>13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214205" calcext:value-type="float">
            <text:p>121420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86059" calcext:value-type="float">
            <text:p>18605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026916" calcext:value-type="float">
            <text:p>1026916</text:p>
          </table:table-cell>
          <table:table-cell table:style-name="ce11" office:value-type="float" office:value="25546" calcext:value-type="float">
            <text:p>25546</text:p>
          </table:table-cell>
          <table:table-cell table:style-name="ce11" office:value-type="float" office:value="374320" calcext:value-type="float">
            <text:p>374320</text:p>
          </table:table-cell>
          <table:table-cell table:style-name="ce11" office:value-type="float" office:value="31567" calcext:value-type="float">
            <text:p>3156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50:.AB50]))+0" office:value-type="float" office:value="2907580" calcext:value-type="float">
            <text:p>2907580</text:p>
          </table:table-cell>
          <table:table-cell table:style-name="ce11" table:formula="of:=(+[.AE50]-[.AC50])+0" office:value-type="float" office:value="39659734" calcext:value-type="float">
            <text:p>39659734</text:p>
          </table:table-cell>
          <table:table-cell table:style-name="ce11" office:value-type="float" office:value="42567314" calcext:value-type="float">
            <text:p>42567314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UVA DE MESA</text:p>
          </table:table-cell>
          <table:table-cell table:style-name="ce11" office:value-type="float" office:value="1463675" calcext:value-type="float">
            <text:p>146367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32450" calcext:value-type="float">
            <text:p>32450</text:p>
          </table:table-cell>
          <table:table-cell table:style-name="ce11" office:value-type="float" office:value="1181" calcext:value-type="float">
            <text:p>118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3445" calcext:value-type="float">
            <text:p>234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801596" calcext:value-type="float">
            <text:p>801596</text:p>
          </table:table-cell>
          <table:table-cell table:style-name="ce11" office:value-type="float" office:value="60741" calcext:value-type="float">
            <text:p>607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3983288" calcext:value-type="float">
            <text:p>1398328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7937434" calcext:value-type="float">
            <text:p>17937434</text:p>
          </table:table-cell>
          <table:table-cell table:style-name="ce11" office:value-type="float" office:value="50606" calcext:value-type="float">
            <text:p>50606</text:p>
          </table:table-cell>
          <table:table-cell table:style-name="ce11" office:value-type="float" office:value="1279138" calcext:value-type="float">
            <text:p>1279138</text:p>
          </table:table-cell>
          <table:table-cell table:style-name="ce11" office:value-type="float" office:value="559638" calcext:value-type="float">
            <text:p>559638</text:p>
          </table:table-cell>
          <table:table-cell table:style-name="ce11" office:value-type="float" office:value="14541" calcext:value-type="float">
            <text:p>14541</text:p>
          </table:table-cell>
          <table:table-cell table:style-name="ce11" office:value-type="float" office:value="5270" calcext:value-type="float">
            <text:p>527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51:.AB51]))+0" office:value-type="float" office:value="36213183" calcext:value-type="float">
            <text:p>36213183</text:p>
          </table:table-cell>
          <table:table-cell table:style-name="ce11" table:formula="of:=(+[.AE51]-[.AC51])+0" office:value-type="float" office:value="58995479" calcext:value-type="float">
            <text:p>58995479</text:p>
          </table:table-cell>
          <table:table-cell table:style-name="ce11" office:value-type="float" office:value="95208662" calcext:value-type="float">
            <text:p>9520866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OTRAS FRUTAS</text:p>
          </table:table-cell>
          <table:table-cell table:style-name="ce11" office:value-type="float" office:value="675953" calcext:value-type="float">
            <text:p>675953</text:p>
          </table:table-cell>
          <table:table-cell table:style-name="ce11" office:value-type="float" office:value="503225" calcext:value-type="float">
            <text:p>503225</text:p>
          </table:table-cell>
          <table:table-cell table:style-name="ce11" office:value-type="float" office:value="2320873" calcext:value-type="float">
            <text:p>2320873</text:p>
          </table:table-cell>
          <table:table-cell table:style-name="ce11" office:value-type="float" office:value="33627" calcext:value-type="float">
            <text:p>3362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5938" calcext:value-type="float">
            <text:p>15938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937018" calcext:value-type="float">
            <text:p>7937018</text:p>
          </table:table-cell>
          <table:table-cell table:style-name="ce11" office:value-type="float" office:value="484531" calcext:value-type="float">
            <text:p>484531</text:p>
          </table:table-cell>
          <table:table-cell table:style-name="ce11" office:value-type="float" office:value="6966" calcext:value-type="float">
            <text:p>6966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7217896" calcext:value-type="float">
            <text:p>7217896</text:p>
          </table:table-cell>
          <table:table-cell table:style-name="ce11" office:value-type="float" office:value="4408" calcext:value-type="float">
            <text:p>440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287474" calcext:value-type="float">
            <text:p>3287474</text:p>
          </table:table-cell>
          <table:table-cell table:style-name="ce11" office:value-type="float" office:value="43239" calcext:value-type="float">
            <text:p>43239</text:p>
          </table:table-cell>
          <table:table-cell table:style-name="ce11" office:value-type="float" office:value="1599495" calcext:value-type="float">
            <text:p>1599495</text:p>
          </table:table-cell>
          <table:table-cell table:style-name="ce11" office:value-type="float" office:value="934167" calcext:value-type="float">
            <text:p>93416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975" calcext:value-type="float">
            <text:p>4975</text:p>
          </table:table-cell>
          <table:table-cell table:style-name="ce11" office:value-type="float" office:value="58517" calcext:value-type="float">
            <text:p>58517</text:p>
          </table:table-cell>
          <table:table-cell table:style-name="ce11" table:formula="of:=(SUM([.B52:.AB52]))+0" office:value-type="float" office:value="25130413" calcext:value-type="float">
            <text:p>25130413</text:p>
          </table:table-cell>
          <table:table-cell table:style-name="ce11" table:formula="of:=(+[.AE52]-[.AC52])+0" office:value-type="float" office:value="105054127" calcext:value-type="float">
            <text:p>105054127</text:p>
          </table:table-cell>
          <table:table-cell table:style-name="ce11" office:value-type="float" office:value="130184540" calcext:value-type="float">
            <text:p>13018454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19'.$A$1:.$A$1048576" table:range-usable-as="repeat-column repeat-row"/>
        </table:named-expressions>
      </table:table>
      <table:table table:name="2020" table:style-name="ta5">
        <office:forms form:automatic-focus="false" form:apply-design-mode="false"/>
        <table:table-header-columns>
          <table:table-column table:style-name="co6" table:default-cell-style-name="ce3"/>
        </table:table-header-columns>
        <table:table-column table:style-name="co7" table:number-columns-repeated="27" table:default-cell-style-name="ce3"/>
        <table:table-column table:style-name="co8" table:number-columns-repeated="3" table:default-cell-style-name="ce3"/>
        <table:table-column table:style-name="co3" table:number-columns-repeated="993" table:default-cell-style-name="ce3"/>
        <table:table-row table:style-name="ro1">
          <table:table-cell table:style-name="ce1" office:value-type="string" calcext:value-type="string">
            <text:p>Producto</text:p>
          </table:table-cell>
          <table:table-cell table:style-name="ce11" office:value-type="string" calcext:value-type="string">
            <text:p>ALEMANIA</text:p>
          </table:table-cell>
          <table:table-cell table:style-name="ce11" office:value-type="string" calcext:value-type="string">
            <text:p>AUSTRIA</text:p>
          </table:table-cell>
          <table:table-cell table:style-name="ce11" office:value-type="string" calcext:value-type="string">
            <text:p>BÉLGICA</text:p>
          </table:table-cell>
          <table:table-cell table:style-name="ce11" office:value-type="string" calcext:value-type="string">
            <text:p>BULGARIA</text:p>
          </table:table-cell>
          <table:table-cell table:style-name="ce11" office:value-type="string" calcext:value-type="string">
            <text:p>CHIPRE</text:p>
          </table:table-cell>
          <table:table-cell table:style-name="ce11" office:value-type="string" calcext:value-type="string">
            <text:p>CROACIA</text:p>
          </table:table-cell>
          <table:table-cell table:style-name="ce11" office:value-type="string" calcext:value-type="string">
            <text:p>DINAMARCA</text:p>
          </table:table-cell>
          <table:table-cell table:style-name="ce11" office:value-type="string" calcext:value-type="string">
            <text:p>ESLOVAQUIA</text:p>
          </table:table-cell>
          <table:table-cell table:style-name="ce11" office:value-type="string" calcext:value-type="string">
            <text:p>ESLOVENIA</text:p>
          </table:table-cell>
          <table:table-cell table:style-name="ce11" office:value-type="string" calcext:value-type="string">
            <text:p>ESTONIA</text:p>
          </table:table-cell>
          <table:table-cell table:style-name="ce11" office:value-type="string" calcext:value-type="string">
            <text:p>FINLANDIA</text:p>
          </table:table-cell>
          <table:table-cell table:style-name="ce11" office:value-type="string" calcext:value-type="string">
            <text:p>FRANCIA</text:p>
          </table:table-cell>
          <table:table-cell table:style-name="ce11" office:value-type="string" calcext:value-type="string">
            <text:p>GRECIA</text:p>
          </table:table-cell>
          <table:table-cell table:style-name="ce11" office:value-type="string" calcext:value-type="string">
            <text:p>HUNGRIA</text:p>
          </table:table-cell>
          <table:table-cell table:style-name="ce11" office:value-type="string" calcext:value-type="string">
            <text:p>IRLANDA</text:p>
          </table:table-cell>
          <table:table-cell table:style-name="ce11" office:value-type="string" calcext:value-type="string">
            <text:p>ITALIA</text:p>
          </table:table-cell>
          <table:table-cell table:style-name="ce11" office:value-type="string" calcext:value-type="string">
            <text:p>LETONIA</text:p>
          </table:table-cell>
          <table:table-cell table:style-name="ce11" office:value-type="string" calcext:value-type="string">
            <text:p>LITUANIA</text:p>
          </table:table-cell>
          <table:table-cell table:style-name="ce11" office:value-type="string" calcext:value-type="string">
            <text:p>LUXEMBURGO</text:p>
          </table:table-cell>
          <table:table-cell table:style-name="ce11" office:value-type="string" calcext:value-type="string">
            <text:p>MALTA</text:p>
          </table:table-cell>
          <table:table-cell table:style-name="ce11" office:value-type="string" calcext:value-type="string">
            <text:p>PAISES BAJOS</text:p>
          </table:table-cell>
          <table:table-cell table:style-name="ce11" office:value-type="string" calcext:value-type="string">
            <text:p>POLONIA</text:p>
          </table:table-cell>
          <table:table-cell table:style-name="ce11" office:value-type="string" calcext:value-type="string">
            <text:p>PORTUGAL</text:p>
          </table:table-cell>
          <table:table-cell table:style-name="ce11" office:value-type="string" calcext:value-type="string">
            <text:p>REINO UNIDO</text:p>
          </table:table-cell>
          <table:table-cell table:style-name="ce11" office:value-type="string" calcext:value-type="string">
            <text:p>REP. CHECA</text:p>
          </table:table-cell>
          <table:table-cell table:style-name="ce11" office:value-type="string" calcext:value-type="string">
            <text:p>RUMANIA</text:p>
          </table:table-cell>
          <table:table-cell table:style-name="ce11" office:value-type="string" calcext:value-type="string">
            <text:p>SUECIA</text:p>
          </table:table-cell>
          <table:table-cell table:style-name="ce11" office:value-type="string" calcext:value-type="string">
            <text:p>TOTAL UE-27</text:p>
          </table:table-cell>
          <table:table-cell table:style-name="ce11" office:value-type="string" calcext:value-type="string">
            <text:p>EXTRE UE</text:p>
          </table:table-cell>
          <table:table-cell table:style-name="ce11" office:value-type="string" calcext:value-type="string">
            <text:p>TOTAL</text:p>
          </table:table-cell>
          <table:table-cell table:style-name="ce6" office:value-type="string" calcext:value-type="string">
            <text:p>TIPO</text:p>
          </table:table-cell>
          <table:table-cell table:style-name="ce9" table:number-columns-repeated="992"/>
        </table:table-row>
        <table:table-row table:style-name="ro2">
          <table:table-cell table:style-name="ce11" office:value-type="string" calcext:value-type="string">
            <text:p>ACELGA</text:p>
          </table:table-cell>
          <table:table-cell table:style-name="ce12" office:value-type="float" office:value="53468" calcext:value-type="float">
            <text:p>534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769" calcext:value-type="float">
            <text:p>2476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9557" calcext:value-type="float">
            <text:p>955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5803" calcext:value-type="float">
            <text:p>580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6875" calcext:value-type="float">
            <text:p>6875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4511" calcext:value-type="float">
            <text:p>451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formula="of:=(SUM([.B2:.AB2]))+0" office:value-type="float" office:value="105184" calcext:value-type="float">
            <text:p>105184</text:p>
          </table:table-cell>
          <table:table-cell table:style-name="ce12" table:formula="of:=(+[.AE2]-[.AC2])+0" office:value-type="float" office:value="0" calcext:value-type="float">
            <text:p>0</text:p>
          </table:table-cell>
          <table:table-cell table:style-name="ce12" office:value-type="float" office:value="105184" calcext:value-type="float">
            <text:p>10518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JO</text:p>
          </table:table-cell>
          <table:table-cell table:style-name="ce12" office:value-type="float" office:value="24093" calcext:value-type="float">
            <text:p>2409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8840" calcext:value-type="float">
            <text:p>37884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992" calcext:value-type="float">
            <text:p>18992</text:p>
          </table:table-cell>
          <table:table-cell table:style-name="ce12" office:value-type="float" office:value="131294" calcext:value-type="float">
            <text:p>131294</text:p>
          </table:table-cell>
          <table:table-cell table:style-name="ce12" office:value-type="float" office:value="2850" calcext:value-type="float">
            <text:p>2850</text:p>
          </table:table-cell>
          <table:table-cell table:style-name="ce12" office:value-type="float" office:value="30940" calcext:value-type="float">
            <text:p>3094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663872" calcext:value-type="float">
            <text:p>266387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60" calcext:value-type="float">
            <text:p>12960</text:p>
          </table:table-cell>
          <table:table-cell table:style-name="ce12" office:value-type="float" office:value="2428" calcext:value-type="float">
            <text:p>2428</text:p>
          </table:table-cell>
          <table:table-cell table:style-name="ce12" office:value-type="float" office:value="458566" calcext:value-type="float">
            <text:p>45856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855" calcext:value-type="float">
            <text:p>855</text:p>
          </table:table-cell>
          <table:table-cell table:style-name="ce12" office:value-type="float" office:value="655905" calcext:value-type="float">
            <text:p>6559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59666" calcext:value-type="float">
            <text:p>1359666</text:p>
          </table:table-cell>
          <table:table-cell table:style-name="ce12" office:value-type="float" office:value="268516" calcext:value-type="float">
            <text:p>268516</text:p>
          </table:table-cell>
          <table:table-cell table:style-name="ce12" office:value-type="float" office:value="11895" calcext:value-type="float">
            <text:p>1189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formula="of:=(SUM([.B3:.AB3]))+0" office:value-type="float" office:value="6021772" calcext:value-type="float">
            <text:p>6021772</text:p>
          </table:table-cell>
          <table:table-cell table:style-name="ce12" table:formula="of:=(+[.AE3]-[.AC3])+0" office:value-type="float" office:value="6331916" calcext:value-type="float">
            <text:p>6331916</text:p>
          </table:table-cell>
          <table:table-cell table:style-name="ce12" office:value-type="float" office:value="12353688" calcext:value-type="float">
            <text:p>1235368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LCACHOFA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2" office:value-type="float" office:value="31924" calcext:value-type="float">
            <text:p>3192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5440" calcext:value-type="float">
            <text:p>2544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206" calcext:value-type="float">
            <text:p>20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formula="of:=(SUM([.B4:.AB4]))+0" office:value-type="float" office:value="57629" calcext:value-type="float">
            <text:p>57629</text:p>
          </table:table-cell>
          <table:table-cell table:style-name="ce12" table:formula="of:=(+[.AE4]-[.AC4])+0" office:value-type="float" office:value="156696" calcext:value-type="float">
            <text:p>156696</text:p>
          </table:table-cell>
          <table:table-cell table:style-name="ce12" office:value-type="float" office:value="214325" calcext:value-type="float">
            <text:p>21432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PIO</text:p>
          </table:table-cell>
          <table:table-cell table:style-name="ce12" office:value-type="float" office:value="285951" calcext:value-type="float">
            <text:p>2859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6378" calcext:value-type="float">
            <text:p>56378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95618" calcext:value-type="float">
            <text:p>9561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8913" calcext:value-type="float">
            <text:p>1891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39007" calcext:value-type="float">
            <text:p>139007</text:p>
          </table:table-cell>
          <table:table-cell table:style-name="ce12" office:value-type="float" office:value="1845" calcext:value-type="float">
            <text:p>1845</text:p>
          </table:table-cell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607735" calcext:value-type="float">
            <text:p>607735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5:.AB5]))+0" office:value-type="float" office:value="1206857" calcext:value-type="float">
            <text:p>1206857</text:p>
          </table:table-cell>
          <table:table-cell table:style-name="ce12" table:formula="of:=(+[.AE5]-[.AC5])+0" office:value-type="float" office:value="4256" calcext:value-type="float">
            <text:p>4256</text:p>
          </table:table-cell>
          <table:table-cell table:style-name="ce12" office:value-type="float" office:value="1211113" calcext:value-type="float">
            <text:p>121111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BERENJENA</text:p>
          </table:table-cell>
          <table:table-cell table:style-name="ce12" office:value-type="float" office:value="102261" calcext:value-type="float">
            <text:p>1022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925" calcext:value-type="float">
            <text:p>892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0317" calcext:value-type="float">
            <text:p>2031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52688" calcext:value-type="float">
            <text:p>25268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86770" calcext:value-type="float">
            <text:p>86770</text:p>
          </table:table-cell>
          <table:table-cell table:style-name="ce12" office:value-type="float" office:value="834" calcext:value-type="float">
            <text:p>834</text:p>
          </table:table-cell>
          <table:table-cell table:style-name="ce12" office:value-type="float" office:value="2007" calcext:value-type="float">
            <text:p>2007</text:p>
          </table:table-cell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6509" calcext:value-type="float">
            <text:p>66509</text:p>
          </table:table-cell>
          <table:table-cell table:style-name="ce12" office:value-type="float" office:value="15647" calcext:value-type="float">
            <text:p>15647</text:p>
          </table:table-cell>
          <table:table-cell table:style-name="ce12" office:value-type="float" office:value="244081" calcext:value-type="float">
            <text:p>244081</text:p>
          </table:table-cell>
          <table:table-cell table:style-name="ce12" office:value-type="float" office:value="31697" calcext:value-type="float">
            <text:p>31697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28582" calcext:value-type="float">
            <text:p>28582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6:.AB6]))+0" office:value-type="float" office:value="862189" calcext:value-type="float">
            <text:p>862189</text:p>
          </table:table-cell>
          <table:table-cell table:style-name="ce12" table:formula="of:=(+[.AE6]-[.AC6])+0" office:value-type="float" office:value="487986" calcext:value-type="float">
            <text:p>487986</text:p>
          </table:table-cell>
          <table:table-cell table:style-name="ce12" office:value-type="float" office:value="1350175" calcext:value-type="float">
            <text:p>135017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ALABACÍN</text:p>
          </table:table-cell>
          <table:table-cell table:style-name="ce12" office:value-type="float" office:value="904507" calcext:value-type="float">
            <text:p>9045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8862" calcext:value-type="float">
            <text:p>588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696" calcext:value-type="float">
            <text:p>18696</text:p>
          </table:table-cell>
          <table:table-cell table:style-name="ce12" office:value-type="float" office:value="33349" calcext:value-type="float">
            <text:p>33349</text:p>
          </table:table-cell>
          <table:table-cell table:style-name="ce12" office:value-type="float" office:value="1185" calcext:value-type="float">
            <text:p>1185</text:p>
          </table:table-cell>
          <table:table-cell table:style-name="ce12" office:value-type="float" office:value="659" calcext:value-type="float">
            <text:p>6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53620" calcext:value-type="float">
            <text:p>753620</text:p>
          </table:table-cell>
          <table:table-cell table:style-name="ce12" office:value-type="float" office:value="1492" calcext:value-type="float">
            <text:p>149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6343" calcext:value-type="float">
            <text:p>86343</text:p>
          </table:table-cell>
          <table:table-cell table:style-name="ce12" office:value-type="float" office:value="55351" calcext:value-type="float">
            <text:p>5535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910" calcext:value-type="float">
            <text:p>180910</text:p>
          </table:table-cell>
          <table:table-cell table:style-name="ce12" office:value-type="float" office:value="23888" calcext:value-type="float">
            <text:p>23888</text:p>
          </table:table-cell>
          <table:table-cell table:style-name="ce12" office:value-type="float" office:value="2702097" calcext:value-type="float">
            <text:p>2702097</text:p>
          </table:table-cell>
          <table:table-cell table:style-name="ce12" office:value-type="float" office:value="186680" calcext:value-type="float">
            <text:p>186680</text:p>
          </table:table-cell>
          <table:table-cell table:style-name="ce12" office:value-type="float" office:value="5871" calcext:value-type="float">
            <text:p>5871</text:p>
          </table:table-cell>
          <table:table-cell table:style-name="ce12" office:value-type="float" office:value="599" calcext:value-type="float">
            <text:p>599</text:p>
          </table:table-cell>
          <table:table-cell table:style-name="ce12" office:value-type="float" office:value="248573" calcext:value-type="float">
            <text:p>248573</text:p>
          </table:table-cell>
          <table:table-cell table:style-name="ce12" table:formula="of:=(SUM([.B7:.AB7]))+0" office:value-type="float" office:value="5262970" calcext:value-type="float">
            <text:p>5262970</text:p>
          </table:table-cell>
          <table:table-cell table:style-name="ce12" table:formula="of:=(+[.AE7]-[.AC7])+0" office:value-type="float" office:value="9475986" calcext:value-type="float">
            <text:p>9475986</text:p>
          </table:table-cell>
          <table:table-cell table:style-name="ce12" office:value-type="float" office:value="14738956" calcext:value-type="float">
            <text:p>14738956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ALABAZA</text:p>
          </table:table-cell>
          <table:table-cell table:style-name="ce12" office:value-type="float" office:value="44866" calcext:value-type="float">
            <text:p>44866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6424" calcext:value-type="float">
            <text:p>2642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40219" calcext:value-type="float">
            <text:p>40219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067" calcext:value-type="float">
            <text:p>1806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918184" calcext:value-type="float">
            <text:p>918184</text:p>
          </table:table-cell>
          <table:table-cell table:style-name="ce12" office:value-type="float" office:value="3250" calcext:value-type="float">
            <text:p>3250</text:p>
          </table:table-cell>
          <table:table-cell table:style-name="ce12" office:value-type="float" office:value="1639488" calcext:value-type="float">
            <text:p>1639488</text:p>
          </table:table-cell>
          <table:table-cell table:style-name="ce12" office:value-type="float" office:value="30519" calcext:value-type="float">
            <text:p>3051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728" calcext:value-type="float">
            <text:p>1728</text:p>
          </table:table-cell>
          <table:table-cell table:style-name="ce12" table:formula="of:=(SUM([.B8:.AB8]))+0" office:value-type="float" office:value="2722873" calcext:value-type="float">
            <text:p>2722873</text:p>
          </table:table-cell>
          <table:table-cell table:style-name="ce12" table:formula="of:=(+[.AE8]-[.AC8])+0" office:value-type="float" office:value="8769832" calcext:value-type="float">
            <text:p>8769832</text:p>
          </table:table-cell>
          <table:table-cell table:style-name="ce12" office:value-type="float" office:value="11492705" calcext:value-type="float">
            <text:p>11492705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EBOLLA</text:p>
          </table:table-cell>
          <table:table-cell table:style-name="ce12" office:value-type="float" office:value="406893" calcext:value-type="float">
            <text:p>406893</text:p>
          </table:table-cell>
          <table:table-cell table:style-name="ce12" office:value-type="float" office:value="24366" calcext:value-type="float">
            <text:p>24366</text:p>
          </table:table-cell>
          <table:table-cell table:style-name="ce12" office:value-type="float" office:value="54100" calcext:value-type="float">
            <text:p>54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163761" calcext:value-type="float">
            <text:p>16376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100803" calcext:value-type="float">
            <text:p>31008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000" calcext:value-type="float">
            <text:p>38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4254" calcext:value-type="float">
            <text:p>2042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501" calcext:value-type="float">
            <text:p>1501</text:p>
          </table:table-cell>
          <table:table-cell table:style-name="ce12" office:value-type="float" office:value="8130" calcext:value-type="float">
            <text:p>8130</text:p>
          </table:table-cell>
          <table:table-cell table:style-name="ce12" office:value-type="float" office:value="4793626" calcext:value-type="float">
            <text:p>47936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93845" calcext:value-type="float">
            <text:p>1593845</text:p>
          </table:table-cell>
          <table:table-cell table:style-name="ce12" office:value-type="float" office:value="246040" calcext:value-type="float">
            <text:p>24604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(SUM([.B9:.AB9]))+0" office:value-type="float" office:value="10636719" calcext:value-type="float">
            <text:p>10636719</text:p>
          </table:table-cell>
          <table:table-cell table:style-name="ce12" table:formula="of:=(+[.AE9]-[.AC9])+0" office:value-type="float" office:value="31595578" calcext:value-type="float">
            <text:p>31595578</text:p>
          </table:table-cell>
          <table:table-cell table:style-name="ce12" office:value-type="float" office:value="42232297" calcext:value-type="float">
            <text:p>4223229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OLES</text:p>
          </table:table-cell>
          <table:table-cell table:style-name="ce12" office:value-type="float" office:value="946846" calcext:value-type="float">
            <text:p>946846</text:p>
          </table:table-cell>
          <table:table-cell table:style-name="ce12" office:value-type="float" office:value="28180" calcext:value-type="float">
            <text:p>28180</text:p>
          </table:table-cell>
          <table:table-cell table:style-name="ce12" office:value-type="float" office:value="935807" calcext:value-type="float">
            <text:p>935807</text:p>
          </table:table-cell>
          <table:table-cell table:style-name="ce12" office:value-type="float" office:value="7331" calcext:value-type="float">
            <text:p>733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98" calcext:value-type="float">
            <text:p>21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623" calcext:value-type="float">
            <text:p>562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06809" calcext:value-type="float">
            <text:p>3206809</text:p>
          </table:table-cell>
          <table:table-cell table:style-name="ce12" office:value-type="float" office:value="563890" calcext:value-type="float">
            <text:p>56389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571" calcext:value-type="float">
            <text:p>53571</text:p>
          </table:table-cell>
          <table:table-cell table:style-name="ce12" office:value-type="float" office:value="290205" calcext:value-type="float">
            <text:p>29020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970748" calcext:value-type="float">
            <text:p>2970748</text:p>
          </table:table-cell>
          <table:table-cell table:style-name="ce12" office:value-type="float" office:value="258450" calcext:value-type="float">
            <text:p>258450</text:p>
          </table:table-cell>
          <table:table-cell table:style-name="ce12" office:value-type="float" office:value="3976261" calcext:value-type="float">
            <text:p>3976261</text:p>
          </table:table-cell>
          <table:table-cell table:style-name="ce12" office:value-type="float" office:value="502123" calcext:value-type="float">
            <text:p>5021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9275" calcext:value-type="float">
            <text:p>6927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10:.AB10]))+0" office:value-type="float" office:value="13817317" calcext:value-type="float">
            <text:p>13817317</text:p>
          </table:table-cell>
          <table:table-cell table:style-name="ce12" table:formula="of:=(+[.AE10]-[.AC10])+0" office:value-type="float" office:value="2372235" calcext:value-type="float">
            <text:p>2372235</text:p>
          </table:table-cell>
          <table:table-cell table:style-name="ce12" office:value-type="float" office:value="16189552" calcext:value-type="float">
            <text:p>1618955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ENDIVIA Y ESCAROLA</text:p>
          </table:table-cell>
          <table:table-cell table:style-name="ce12" office:value-type="float" office:value="988" calcext:value-type="float">
            <text:p>9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9199" calcext:value-type="float">
            <text:p>65919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672890" calcext:value-type="float">
            <text:p>672890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46386" calcext:value-type="float">
            <text:p>54638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28748" calcext:value-type="float">
            <text:p>1287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55" calcext:value-type="float">
            <text:p>1525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formula="of:=(SUM([.B11:.AB11]))+0" office:value-type="float" office:value="2023516" calcext:value-type="float">
            <text:p>2023516</text:p>
          </table:table-cell>
          <table:table-cell table:style-name="ce12" table:formula="of:=(+[.AE11]-[.AC11])+0" office:value-type="float" office:value="324241" calcext:value-type="float">
            <text:p>324241</text:p>
          </table:table-cell>
          <table:table-cell table:style-name="ce12" office:value-type="float" office:value="2347757" calcext:value-type="float">
            <text:p>234775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ESPÁRRAGO</text:p>
          </table:table-cell>
          <table:table-cell table:style-name="ce12" office:value-type="float" office:value="2752241" calcext:value-type="float">
            <text:p>27522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8831" calcext:value-type="float">
            <text:p>15883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463233" calcext:value-type="float">
            <text:p>4632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59" calcext:value-type="float">
            <text:p>31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35289" calcext:value-type="float">
            <text:p>235289</text:p>
          </table:table-cell>
          <table:table-cell table:style-name="ce12" office:value-type="float" office:value="21760" calcext:value-type="float">
            <text:p>217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4631" calcext:value-type="float">
            <text:p>194631</text:p>
          </table:table-cell>
          <table:table-cell table:style-name="ce12" office:value-type="float" office:value="7056" calcext:value-type="float">
            <text:p>705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524179" calcext:value-type="float">
            <text:p>52417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2553" calcext:value-type="float">
            <text:p>372553</text:p>
          </table:table-cell>
          <table:table-cell table:style-name="ce12" office:value-type="float" office:value="24873" calcext:value-type="float">
            <text:p>2487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(SUM([.B12:.AB12]))+0" office:value-type="float" office:value="4757805" calcext:value-type="float">
            <text:p>4757805</text:p>
          </table:table-cell>
          <table:table-cell table:style-name="ce12" table:formula="of:=(+[.AE12]-[.AC12])+0" office:value-type="float" office:value="43590217" calcext:value-type="float">
            <text:p>43590217</text:p>
          </table:table-cell>
          <table:table-cell table:style-name="ce12" office:value-type="float" office:value="48348022" calcext:value-type="float">
            <text:p>4834802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ESPINACA</text:p>
          </table:table-cell>
          <table:table-cell table:style-name="ce12" office:value-type="float" office:value="5844" calcext:value-type="float">
            <text:p>584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1404" calcext:value-type="float">
            <text:p>12140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200611" calcext:value-type="float">
            <text:p>20061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239" calcext:value-type="float">
            <text:p>32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7907" calcext:value-type="float">
            <text:p>23790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45188" calcext:value-type="float">
            <text:p>145188</text:p>
          </table:table-cell>
          <table:table-cell table:style-name="ce12" office:value-type="float" office:value="65627" calcext:value-type="float">
            <text:p>65627</text:p>
          </table:table-cell>
          <table:table-cell table:style-name="ce12" office:value-type="float" office:value="407187" calcext:value-type="float">
            <text:p>40718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formula="of:=(SUM([.B13:.AB13]))+0" office:value-type="float" office:value="1187007" calcext:value-type="float">
            <text:p>1187007</text:p>
          </table:table-cell>
          <table:table-cell table:style-name="ce12" table:formula="of:=(+[.AE13]-[.AC13])+0" office:value-type="float" office:value="0" calcext:value-type="float">
            <text:p>0</text:p>
          </table:table-cell>
          <table:table-cell table:style-name="ce12" office:value-type="float" office:value="1187007" calcext:value-type="float">
            <text:p>118700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GUISANTE</text:p>
          </table:table-cell>
          <table:table-cell table:style-name="ce12" office:value-type="float" office:value="11010" calcext:value-type="float">
            <text:p>11010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60190" calcext:value-type="float">
            <text:p>16019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388" calcext:value-type="float">
            <text:p>138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14262" calcext:value-type="float">
            <text:p>21426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809" calcext:value-type="float">
            <text:p>10809</text:p>
          </table:table-cell>
          <table:table-cell table:style-name="ce12" office:value-type="float" office:value="7664" calcext:value-type="float">
            <text:p>766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7232" calcext:value-type="float">
            <text:p>87232</text:p>
          </table:table-cell>
          <table:table-cell table:style-name="ce12" table:formula="of:=(SUM([.B14:.AB14]))+0" office:value-type="float" office:value="492555" calcext:value-type="float">
            <text:p>492555</text:p>
          </table:table-cell>
          <table:table-cell table:style-name="ce12" table:formula="of:=(+[.AE14]-[.AC14])+0" office:value-type="float" office:value="785446" calcext:value-type="float">
            <text:p>785446</text:p>
          </table:table-cell>
          <table:table-cell table:style-name="ce12" office:value-type="float" office:value="1278001" calcext:value-type="float">
            <text:p>127800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JUDÍA</text:p>
          </table:table-cell>
          <table:table-cell table:style-name="ce12" office:value-type="float" office:value="116365" calcext:value-type="float">
            <text:p>11636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884" calcext:value-type="float">
            <text:p>35884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3268252" calcext:value-type="float">
            <text:p>13268252</text:p>
          </table:table-cell>
          <table:table-cell table:style-name="ce12" office:value-type="float" office:value="581" calcext:value-type="float">
            <text:p>58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8323" calcext:value-type="float">
            <text:p>8832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47056" calcext:value-type="float">
            <text:p>247056</text:p>
          </table:table-cell>
          <table:table-cell table:style-name="ce12" office:value-type="float" office:value="56250" calcext:value-type="float">
            <text:p>56250</text:p>
          </table:table-cell>
          <table:table-cell table:style-name="ce12" office:value-type="float" office:value="1115083" calcext:value-type="float">
            <text:p>1115083</text:p>
          </table:table-cell>
          <table:table-cell table:style-name="ce12" office:value-type="float" office:value="97089" calcext:value-type="float">
            <text:p>970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59" calcext:value-type="float">
            <text:p>2859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15:.AB15]))+0" office:value-type="float" office:value="15027742" calcext:value-type="float">
            <text:p>15027742</text:p>
          </table:table-cell>
          <table:table-cell table:style-name="ce12" table:formula="of:=(+[.AE15]-[.AC15])+0" office:value-type="float" office:value="127140379" calcext:value-type="float">
            <text:p>127140379</text:p>
          </table:table-cell>
          <table:table-cell table:style-name="ce12" office:value-type="float" office:value="142168121" calcext:value-type="float">
            <text:p>142168121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LECHUGA</text:p>
          </table:table-cell>
          <table:table-cell table:style-name="ce12" office:value-type="float" office:value="536827" calcext:value-type="float">
            <text:p>536827</text:p>
          </table:table-cell>
          <table:table-cell table:style-name="ce12" office:value-type="float" office:value="4650" calcext:value-type="float">
            <text:p>4650</text:p>
          </table:table-cell>
          <table:table-cell table:style-name="ce12" office:value-type="float" office:value="1645255" calcext:value-type="float">
            <text:p>1645255</text:p>
          </table:table-cell>
          <table:table-cell table:style-name="ce12" office:value-type="float" office:value="3075" calcext:value-type="float">
            <text:p>307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2147" calcext:value-type="float">
            <text:p>8214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6" calcext:value-type="float">
            <text:p>41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420350" calcext:value-type="float">
            <text:p>11420350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9885" calcext:value-type="float">
            <text:p>9885</text:p>
          </table:table-cell>
          <table:table-cell table:style-name="ce12" office:value-type="float" office:value="2112787" calcext:value-type="float">
            <text:p>21127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921110" calcext:value-type="float">
            <text:p>4921110</text:p>
          </table:table-cell>
          <table:table-cell table:style-name="ce12" office:value-type="float" office:value="158247" calcext:value-type="float">
            <text:p>158247</text:p>
          </table:table-cell>
          <table:table-cell table:style-name="ce12" office:value-type="float" office:value="4076431" calcext:value-type="float">
            <text:p>4076431</text:p>
          </table:table-cell>
          <table:table-cell table:style-name="ce12" office:value-type="float" office:value="185062" calcext:value-type="float">
            <text:p>185062</text:p>
          </table:table-cell>
          <table:table-cell table:style-name="ce12" office:value-type="float" office:value="2088" calcext:value-type="float">
            <text:p>2088</text:p>
          </table:table-cell>
          <table:table-cell table:style-name="ce12" office:value-type="float" office:value="71501" calcext:value-type="float">
            <text:p>7150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16:.AB16]))+0" office:value-type="float" office:value="25230221" calcext:value-type="float">
            <text:p>25230221</text:p>
          </table:table-cell>
          <table:table-cell table:style-name="ce12" table:formula="of:=(+[.AE16]-[.AC16])+0" office:value-type="float" office:value="30802" calcext:value-type="float">
            <text:p>30802</text:p>
          </table:table-cell>
          <table:table-cell table:style-name="ce12" office:value-type="float" office:value="25261023" calcext:value-type="float">
            <text:p>2526102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ÍZ DULCE</text:p>
          </table:table-cell>
          <table:table-cell table:style-name="ce12" office:value-type="float" office:value="998" calcext:value-type="float">
            <text:p>998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690" calcext:value-type="float">
            <text:p>69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658755" calcext:value-type="float">
            <text:p>16587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2416" calcext:value-type="float">
            <text:p>132416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25228" calcext:value-type="float">
            <text:p>252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7970" calcext:value-type="float">
            <text:p>237970</text:p>
          </table:table-cell>
          <table:table-cell table:style-name="ce12" office:value-type="float" office:value="20229" calcext:value-type="float">
            <text:p>2022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(SUM([.B17:.AB17]))+0" office:value-type="float" office:value="2076286" calcext:value-type="float">
            <text:p>2076286</text:p>
          </table:table-cell>
          <table:table-cell table:style-name="ce12" table:formula="of:=(+[.AE17]-[.AC17])+0" office:value-type="float" office:value="1412367" calcext:value-type="float">
            <text:p>1412367</text:p>
          </table:table-cell>
          <table:table-cell table:style-name="ce12" office:value-type="float" office:value="3488653" calcext:value-type="float">
            <text:p>348865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ATATA</text:p>
          </table:table-cell>
          <table:table-cell table:style-name="ce12" office:value-type="float" office:value="2036970" calcext:value-type="float">
            <text:p>20369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807220" calcext:value-type="float">
            <text:p>4807220</text:p>
          </table:table-cell>
          <table:table-cell table:style-name="ce12" office:value-type="float" office:value="943" calcext:value-type="float">
            <text:p>943</text:p>
          </table:table-cell>
          <table:table-cell table:style-name="ce12" office:value-type="float" office:value="510387" calcext:value-type="float">
            <text:p>5103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31367" calcext:value-type="float">
            <text:p>173136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377" calcext:value-type="float">
            <text:p>7377</text:p>
          </table:table-cell>
          <table:table-cell table:style-name="ce12" office:value-type="float" office:value="183199184" calcext:value-type="float">
            <text:p>183199184</text:p>
          </table:table-cell>
          <table:table-cell table:style-name="ce12" office:value-type="float" office:value="44890" calcext:value-type="float">
            <text:p>4489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0313" calcext:value-type="float">
            <text:p>503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310" calcext:value-type="float">
            <text:p>31310</text:p>
          </table:table-cell>
          <table:table-cell table:style-name="ce12" office:value-type="float" office:value="1093653" calcext:value-type="float">
            <text:p>1093653</text:p>
          </table:table-cell>
          <table:table-cell table:style-name="ce12" office:value-type="float" office:value="29891" calcext:value-type="float">
            <text:p>29891</text:p>
          </table:table-cell>
          <table:table-cell table:style-name="ce12" office:value-type="float" office:value="31731750" calcext:value-type="float">
            <text:p>31731750</text:p>
          </table:table-cell>
          <table:table-cell table:style-name="ce12" office:value-type="float" office:value="49188" calcext:value-type="float">
            <text:p>49188</text:p>
          </table:table-cell>
          <table:table-cell table:style-name="ce12" office:value-type="float" office:value="9104307" calcext:value-type="float">
            <text:p>9104307</text:p>
          </table:table-cell>
          <table:table-cell table:style-name="ce12" office:value-type="float" office:value="27654236" calcext:value-type="float">
            <text:p>27654236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33280" calcext:value-type="float">
            <text:p>33280</text:p>
          </table:table-cell>
          <table:table-cell table:style-name="ce12" office:value-type="float" office:value="5047" calcext:value-type="float">
            <text:p>5047</text:p>
          </table:table-cell>
          <table:table-cell table:style-name="ce12" table:formula="of:=(SUM([.B18:.AB18]))+0" office:value-type="float" office:value="262121853" calcext:value-type="float">
            <text:p>262121853</text:p>
          </table:table-cell>
          <table:table-cell table:style-name="ce12" table:formula="of:=(+[.AE18]-[.AC18])+0" office:value-type="float" office:value="12842115" calcext:value-type="float">
            <text:p>12842115</text:p>
          </table:table-cell>
          <table:table-cell table:style-name="ce12" office:value-type="float" office:value="274963968" calcext:value-type="float">
            <text:p>274963968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EPINO</text:p>
          </table:table-cell>
          <table:table-cell table:style-name="ce12" office:value-type="float" office:value="149927" calcext:value-type="float">
            <text:p>149927</text:p>
          </table:table-cell>
          <table:table-cell table:style-name="ce12" office:value-type="float" office:value="819" calcext:value-type="float">
            <text:p>819</text:p>
          </table:table-cell>
          <table:table-cell table:style-name="ce12" office:value-type="float" office:value="13548" calcext:value-type="float">
            <text:p>1354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4576" calcext:value-type="float">
            <text:p>2457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438" calcext:value-type="float">
            <text:p>743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6753" calcext:value-type="float">
            <text:p>4675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838" calcext:value-type="float">
            <text:p>38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5757" calcext:value-type="float">
            <text:p>65757</text:p>
          </table:table-cell>
          <table:table-cell table:style-name="ce12" office:value-type="float" office:value="72326" calcext:value-type="float">
            <text:p>72326</text:p>
          </table:table-cell>
          <table:table-cell table:style-name="ce12" office:value-type="float" office:value="226745" calcext:value-type="float">
            <text:p>226745</text:p>
          </table:table-cell>
          <table:table-cell table:style-name="ce12" office:value-type="float" office:value="99528" calcext:value-type="float">
            <text:p>99528</text:p>
          </table:table-cell>
          <table:table-cell table:style-name="ce12" office:value-type="float" office:value="51112" calcext:value-type="float">
            <text:p>51112</text:p>
          </table:table-cell>
          <table:table-cell table:style-name="ce12" office:value-type="float" office:value="38584" calcext:value-type="float">
            <text:p>38584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19:.AB19]))+0" office:value-type="float" office:value="801032" calcext:value-type="float">
            <text:p>801032</text:p>
          </table:table-cell>
          <table:table-cell table:style-name="ce12" table:formula="of:=(+[.AE19]-[.AC19])+0" office:value-type="float" office:value="3197040" calcext:value-type="float">
            <text:p>3197040</text:p>
          </table:table-cell>
          <table:table-cell table:style-name="ce12" office:value-type="float" office:value="3998072" calcext:value-type="float">
            <text:p>399807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IMIENTO</text:p>
          </table:table-cell>
          <table:table-cell table:style-name="ce12" office:value-type="float" office:value="3633765" calcext:value-type="float">
            <text:p>363376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8155" calcext:value-type="float">
            <text:p>35815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38112" calcext:value-type="float">
            <text:p>138112</text:p>
          </table:table-cell>
          <table:table-cell table:style-name="ce12" office:value-type="float" office:value="1976" calcext:value-type="float">
            <text:p>1976</text:p>
          </table:table-cell>
          <table:table-cell table:style-name="ce12" office:value-type="float" office:value="2005" calcext:value-type="float">
            <text:p>200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235525" calcext:value-type="float">
            <text:p>2235525</text:p>
          </table:table-cell>
          <table:table-cell table:style-name="ce12" office:value-type="float" office:value="9223" calcext:value-type="float">
            <text:p>9223</text:p>
          </table:table-cell>
          <table:table-cell table:style-name="ce12" office:value-type="float" office:value="10526" calcext:value-type="float">
            <text:p>105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7139" calcext:value-type="float">
            <text:p>377139</text:p>
          </table:table-cell>
          <table:table-cell table:style-name="ce12" office:value-type="float" office:value="346" calcext:value-type="float">
            <text:p>346</text:p>
          </table:table-cell>
          <table:table-cell table:style-name="ce12" office:value-type="float" office:value="1873" calcext:value-type="float">
            <text:p>18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773623" calcext:value-type="float">
            <text:p>773623</text:p>
          </table:table-cell>
          <table:table-cell table:style-name="ce12" office:value-type="float" office:value="441718" calcext:value-type="float">
            <text:p>441718</text:p>
          </table:table-cell>
          <table:table-cell table:style-name="ce12" office:value-type="float" office:value="577086" calcext:value-type="float">
            <text:p>577086</text:p>
          </table:table-cell>
          <table:table-cell table:style-name="ce12" office:value-type="float" office:value="550808" calcext:value-type="float">
            <text:p>550808</text:p>
          </table:table-cell>
          <table:table-cell table:style-name="ce12" office:value-type="float" office:value="164307" calcext:value-type="float">
            <text:p>164307</text:p>
          </table:table-cell>
          <table:table-cell table:style-name="ce12" office:value-type="float" office:value="44329" calcext:value-type="float">
            <text:p>44329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20:.AB20]))+0" office:value-type="float" office:value="9321946" calcext:value-type="float">
            <text:p>9321946</text:p>
          </table:table-cell>
          <table:table-cell table:style-name="ce12" table:formula="of:=(+[.AE20]-[.AC20])+0" office:value-type="float" office:value="50514056" calcext:value-type="float">
            <text:p>50514056</text:p>
          </table:table-cell>
          <table:table-cell table:style-name="ce12" office:value-type="float" office:value="59836002" calcext:value-type="float">
            <text:p>5983600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UERRO</text:p>
          </table:table-cell>
          <table:table-cell table:style-name="ce12" office:value-type="float" office:value="200444" calcext:value-type="float">
            <text:p>20044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642485" calcext:value-type="float">
            <text:p>9642485</text:p>
          </table:table-cell>
          <table:table-cell table:style-name="ce12" office:value-type="float" office:value="682" calcext:value-type="float">
            <text:p>682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2814982" calcext:value-type="float">
            <text:p>2814982</text:p>
          </table:table-cell>
          <table:table-cell table:style-name="ce12" office:value-type="float" office:value="3240" calcext:value-type="float">
            <text:p>324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0" calcext:value-type="float">
            <text:p>2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629373" calcext:value-type="float">
            <text:p>16293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75834" calcext:value-type="float">
            <text:p>1975834</text:p>
          </table:table-cell>
          <table:table-cell table:style-name="ce12" office:value-type="float" office:value="3857" calcext:value-type="float">
            <text:p>385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formula="of:=(SUM([.B21:.AB21]))+0" office:value-type="float" office:value="16271107" calcext:value-type="float">
            <text:p>16271107</text:p>
          </table:table-cell>
          <table:table-cell table:style-name="ce12" table:formula="of:=(+[.AE21]-[.AC21])+0" office:value-type="float" office:value="5342350" calcext:value-type="float">
            <text:p>5342350</text:p>
          </table:table-cell>
          <table:table-cell table:style-name="ce12" office:value-type="float" office:value="21613457" calcext:value-type="float">
            <text:p>21613457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TOMATE</text:p>
          </table:table-cell>
          <table:table-cell table:style-name="ce12" office:value-type="float" office:value="2137690" calcext:value-type="float">
            <text:p>213769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233975" calcext:value-type="float">
            <text:p>923397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7686" calcext:value-type="float">
            <text:p>187686</text:p>
          </table:table-cell>
          <table:table-cell table:style-name="ce12" office:value-type="float" office:value="74730" calcext:value-type="float">
            <text:p>7473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7518" calcext:value-type="float">
            <text:p>37518</text:p>
          </table:table-cell>
          <table:table-cell table:style-name="ce12" office:value-type="float" office:value="3344740" calcext:value-type="float">
            <text:p>3344740</text:p>
          </table:table-cell>
          <table:table-cell table:style-name="ce12" office:value-type="float" office:value="16005" calcext:value-type="float">
            <text:p>16005</text:p>
          </table:table-cell>
          <table:table-cell table:style-name="ce12" office:value-type="float" office:value="8451" calcext:value-type="float">
            <text:p>8451</text:p>
          </table:table-cell>
          <table:table-cell table:style-name="ce12" office:value-type="float" office:value="134082" calcext:value-type="float">
            <text:p>134082</text:p>
          </table:table-cell>
          <table:table-cell table:style-name="ce12" office:value-type="float" office:value="317357" calcext:value-type="float">
            <text:p>31735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62" calcext:value-type="float">
            <text:p>3262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24501306" calcext:value-type="float">
            <text:p>24501306</text:p>
          </table:table-cell>
          <table:table-cell table:style-name="ce12" office:value-type="float" office:value="952917" calcext:value-type="float">
            <text:p>952917</text:p>
          </table:table-cell>
          <table:table-cell table:style-name="ce12" office:value-type="float" office:value="31770405" calcext:value-type="float">
            <text:p>31770405</text:p>
          </table:table-cell>
          <table:table-cell table:style-name="ce12" office:value-type="float" office:value="337951" calcext:value-type="float">
            <text:p>337951</text:p>
          </table:table-cell>
          <table:table-cell table:style-name="ce12" office:value-type="float" office:value="40899" calcext:value-type="float">
            <text:p>40899</text:p>
          </table:table-cell>
          <table:table-cell table:style-name="ce12" office:value-type="float" office:value="116963" calcext:value-type="float">
            <text:p>11696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(SUM([.B22:.AB22]))+0" office:value-type="float" office:value="73216015" calcext:value-type="float">
            <text:p>73216015</text:p>
          </table:table-cell>
          <table:table-cell table:style-name="ce12" table:formula="of:=(+[.AE22]-[.AC22])+0" office:value-type="float" office:value="78818688" calcext:value-type="float">
            <text:p>78818688</text:p>
          </table:table-cell>
          <table:table-cell table:style-name="ce12" office:value-type="float" office:value="152034703" calcext:value-type="float">
            <text:p>152034703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ZANAHORIA Y NABO</text:p>
          </table:table-cell>
          <table:table-cell table:style-name="ce12" office:value-type="float" office:value="278159" calcext:value-type="float">
            <text:p>278159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149837" calcext:value-type="float">
            <text:p>149837</text:p>
          </table:table-cell>
          <table:table-cell table:style-name="ce12" office:value-type="float" office:value="672" calcext:value-type="float">
            <text:p>67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7998" calcext:value-type="float">
            <text:p>799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600372" calcext:value-type="float">
            <text:p>260037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62819" calcext:value-type="float">
            <text:p>16281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62" calcext:value-type="float">
            <text:p>1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91411" calcext:value-type="float">
            <text:p>191411</text:p>
          </table:table-cell>
          <table:table-cell table:style-name="ce12" office:value-type="float" office:value="11778" calcext:value-type="float">
            <text:p>11778</text:p>
          </table:table-cell>
          <table:table-cell table:style-name="ce12" office:value-type="float" office:value="783061" calcext:value-type="float">
            <text:p>783061</text:p>
          </table:table-cell>
          <table:table-cell table:style-name="ce12" office:value-type="float" office:value="245972" calcext:value-type="float">
            <text:p>245972</text:p>
          </table:table-cell>
          <table:table-cell table:style-name="ce12" office:value-type="float" office:value="236367" calcext:value-type="float">
            <text:p>236367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71" calcext:value-type="float">
            <text:p>271</text:p>
          </table:table-cell>
          <table:table-cell table:style-name="ce12" table:formula="of:=(SUM([.B23:.AB23]))+0" office:value-type="float" office:value="4673052" calcext:value-type="float">
            <text:p>4673052</text:p>
          </table:table-cell>
          <table:table-cell table:style-name="ce12" table:formula="of:=(+[.AE23]-[.AC23])+0" office:value-type="float" office:value="103282" calcext:value-type="float">
            <text:p>103282</text:p>
          </table:table-cell>
          <table:table-cell table:style-name="ce12" office:value-type="float" office:value="4776334" calcext:value-type="float">
            <text:p>4776334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OTRAS HORTALIZAS</text:p>
          </table:table-cell>
          <table:table-cell table:style-name="ce12" office:value-type="float" office:value="2240461" calcext:value-type="float">
            <text:p>2240461</text:p>
          </table:table-cell>
          <table:table-cell table:style-name="ce12" office:value-type="float" office:value="110340" calcext:value-type="float">
            <text:p>110340</text:p>
          </table:table-cell>
          <table:table-cell table:style-name="ce12" office:value-type="float" office:value="2494564" calcext:value-type="float">
            <text:p>2494564</text:p>
          </table:table-cell>
          <table:table-cell table:style-name="ce12" office:value-type="float" office:value="603606" calcext:value-type="float">
            <text:p>60360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8324" calcext:value-type="float">
            <text:p>78324</text:p>
          </table:table-cell>
          <table:table-cell table:style-name="ce12" office:value-type="float" office:value="1717" calcext:value-type="float">
            <text:p>17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4711" calcext:value-type="float">
            <text:p>17471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6427141" calcext:value-type="float">
            <text:p>6427141</text:p>
          </table:table-cell>
          <table:table-cell table:style-name="ce12" office:value-type="float" office:value="231805" calcext:value-type="float">
            <text:p>231805</text:p>
          </table:table-cell>
          <table:table-cell table:style-name="ce12" office:value-type="float" office:value="39829" calcext:value-type="float">
            <text:p>39829</text:p>
          </table:table-cell>
          <table:table-cell table:style-name="ce12" office:value-type="float" office:value="2507" calcext:value-type="float">
            <text:p>2507</text:p>
          </table:table-cell>
          <table:table-cell table:style-name="ce12" office:value-type="float" office:value="2547795" calcext:value-type="float">
            <text:p>2547795</text:p>
          </table:table-cell>
          <table:table-cell table:style-name="ce12" office:value-type="float" office:value="26028" calcext:value-type="float">
            <text:p>26028</text:p>
          </table:table-cell>
          <table:table-cell table:style-name="ce12" office:value-type="float" office:value="477241" calcext:value-type="float">
            <text:p>47724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327545" calcext:value-type="float">
            <text:p>5327545</text:p>
          </table:table-cell>
          <table:table-cell table:style-name="ce12" office:value-type="float" office:value="1793069" calcext:value-type="float">
            <text:p>1793069</text:p>
          </table:table-cell>
          <table:table-cell table:style-name="ce12" office:value-type="float" office:value="4011407" calcext:value-type="float">
            <text:p>4011407</text:p>
          </table:table-cell>
          <table:table-cell table:style-name="ce12" office:value-type="float" office:value="585795" calcext:value-type="float">
            <text:p>5857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03774" calcext:value-type="float">
            <text:p>2403774</text:p>
          </table:table-cell>
          <table:table-cell table:style-name="ce12" office:value-type="float" office:value="2302" calcext:value-type="float">
            <text:p>2302</text:p>
          </table:table-cell>
          <table:table-cell table:style-name="ce12" table:formula="of:=(SUM([.B24:.AB24]))+0" office:value-type="float" office:value="29579961" calcext:value-type="float">
            <text:p>29579961</text:p>
          </table:table-cell>
          <table:table-cell table:style-name="ce12" table:formula="of:=(+[.AE24]-[.AC24])+0" office:value-type="float" office:value="25607221" calcext:value-type="float">
            <text:p>25607221</text:p>
          </table:table-cell>
          <table:table-cell table:style-name="ce12" office:value-type="float" office:value="55187182" calcext:value-type="float">
            <text:p>55187182</text:p>
          </table:table-cell>
          <table:table-cell table:style-name="ce7" office:value-type="string" calcext:value-type="string">
            <text:p>Hortaliz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GUACATE</text:p>
          </table:table-cell>
          <table:table-cell table:style-name="ce11" office:value-type="float" office:value="280165" calcext:value-type="float">
            <text:p>280165</text:p>
          </table:table-cell>
          <table:table-cell table:style-name="ce11" office:value-type="float" office:value="1282" calcext:value-type="float">
            <text:p>1282</text:p>
          </table:table-cell>
          <table:table-cell table:style-name="ce11" office:value-type="float" office:value="438653" calcext:value-type="float">
            <text:p>43865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377694" calcext:value-type="float">
            <text:p>1377694</text:p>
          </table:table-cell>
          <table:table-cell table:style-name="ce11" office:value-type="float" office:value="28200" calcext:value-type="float">
            <text:p>282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728" calcext:value-type="float">
            <text:p>7728</text:p>
          </table:table-cell>
          <table:table-cell table:style-name="ce11" office:value-type="float" office:value="4057256" calcext:value-type="float">
            <text:p>405725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2924" calcext:value-type="float">
            <text:p>429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5639" calcext:value-type="float">
            <text:p>9563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0420" calcext:value-type="float">
            <text:p>1104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5710840" calcext:value-type="float">
            <text:p>15710840</text:p>
          </table:table-cell>
          <table:table-cell table:style-name="ce11" office:value-type="float" office:value="80508" calcext:value-type="float">
            <text:p>80508</text:p>
          </table:table-cell>
          <table:table-cell table:style-name="ce11" office:value-type="float" office:value="7093456" calcext:value-type="float">
            <text:p>7093456</text:p>
          </table:table-cell>
          <table:table-cell table:style-name="ce11" office:value-type="float" office:value="287220" calcext:value-type="float">
            <text:p>28722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5239" calcext:value-type="float">
            <text:p>55239</text:p>
          </table:table-cell>
          <table:table-cell table:style-name="ce11" table:formula="of:=(SUM([.B25:.AB25]))+0" office:value-type="float" office:value="29668744" calcext:value-type="float">
            <text:p>29668744</text:p>
          </table:table-cell>
          <table:table-cell table:style-name="ce11" table:formula="of:=(+[.AE25]-[.AC25])+0" office:value-type="float" office:value="311108901" calcext:value-type="float">
            <text:p>311108901</text:p>
          </table:table-cell>
          <table:table-cell table:style-name="ce11" office:value-type="float" office:value="340777645" calcext:value-type="float">
            <text:p>34077764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LBARICOQUE</text:p>
          </table:table-cell>
          <table:table-cell table:style-name="ce11" office:value-type="float" office:value="10508" calcext:value-type="float">
            <text:p>1050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000" calcext:value-type="float">
            <text:p>4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238" calcext:value-type="float">
            <text:p>22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30798" calcext:value-type="float">
            <text:p>230798</text:p>
          </table:table-cell>
          <table:table-cell table:style-name="ce11" office:value-type="float" office:value="42071" calcext:value-type="float">
            <text:p>4207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5816" calcext:value-type="float">
            <text:p>1581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0343" calcext:value-type="float">
            <text:p>10343</text:p>
          </table:table-cell>
          <table:table-cell table:style-name="ce11" office:value-type="float" office:value="24476" calcext:value-type="float">
            <text:p>24476</text:p>
          </table:table-cell>
          <table:table-cell table:style-name="ce11" office:value-type="float" office:value="21103" calcext:value-type="float">
            <text:p>21103</text:p>
          </table:table-cell>
          <table:table-cell table:style-name="ce11" office:value-type="float" office:value="8756" calcext:value-type="float">
            <text:p>875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26:.AB26]))+0" office:value-type="float" office:value="370109" calcext:value-type="float">
            <text:p>370109</text:p>
          </table:table-cell>
          <table:table-cell table:style-name="ce11" table:formula="of:=(+[.AE26]-[.AC26])+0" office:value-type="float" office:value="90426" calcext:value-type="float">
            <text:p>90426</text:p>
          </table:table-cell>
          <table:table-cell table:style-name="ce11" office:value-type="float" office:value="460535" calcext:value-type="float">
            <text:p>46053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ARÁNDANO</text:p>
          </table:table-cell>
          <table:table-cell table:style-name="ce11" office:value-type="float" office:value="8842241" calcext:value-type="float">
            <text:p>8842241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270192" calcext:value-type="float">
            <text:p>27019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428503" calcext:value-type="float">
            <text:p>428503</text:p>
          </table:table-cell>
          <table:table-cell table:style-name="ce11" office:value-type="float" office:value="4515" calcext:value-type="float">
            <text:p>451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80481" calcext:value-type="float">
            <text:p>38048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032" calcext:value-type="float">
            <text:p>4032</text:p>
          </table:table-cell>
          <table:table-cell table:style-name="ce11" office:value-type="float" office:value="6382199" calcext:value-type="float">
            <text:p>6382199</text:p>
          </table:table-cell>
          <table:table-cell table:style-name="ce11" office:value-type="float" office:value="1447808" calcext:value-type="float">
            <text:p>1447808</text:p>
          </table:table-cell>
          <table:table-cell table:style-name="ce11" office:value-type="float" office:value="4560903" calcext:value-type="float">
            <text:p>4560903</text:p>
          </table:table-cell>
          <table:table-cell table:style-name="ce11" office:value-type="float" office:value="1448206" calcext:value-type="float">
            <text:p>1448206</text:p>
          </table:table-cell>
          <table:table-cell table:style-name="ce11" office:value-type="float" office:value="1008" calcext:value-type="float">
            <text:p>1008</text:p>
          </table:table-cell>
          <table:table-cell table:style-name="ce11" office:value-type="float" office:value="57024" calcext:value-type="float">
            <text:p>5702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27:.AB27]))+0" office:value-type="float" office:value="23827487" calcext:value-type="float">
            <text:p>23827487</text:p>
          </table:table-cell>
          <table:table-cell table:style-name="ce11" table:formula="of:=(+[.AE27]-[.AC27])+0" office:value-type="float" office:value="133426832" calcext:value-type="float">
            <text:p>133426832</text:p>
          </table:table-cell>
          <table:table-cell table:style-name="ce11" office:value-type="float" office:value="157254319" calcext:value-type="float">
            <text:p>15725431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AQUI</text:p>
          </table:table-cell>
          <table:table-cell table:style-name="ce11" office:value-type="float" office:value="12448" calcext:value-type="float">
            <text:p>124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56" calcext:value-type="float">
            <text:p>75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7728" calcext:value-type="float">
            <text:p>77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131" calcext:value-type="float">
            <text:p>913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3237" calcext:value-type="float">
            <text:p>7323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45" calcext:value-type="float">
            <text:p>9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428" calcext:value-type="float">
            <text:p>26428</text:p>
          </table:table-cell>
          <table:table-cell table:style-name="ce11" office:value-type="float" office:value="42972" calcext:value-type="float">
            <text:p>42972</text:p>
          </table:table-cell>
          <table:table-cell table:style-name="ce11" office:value-type="float" office:value="13732" calcext:value-type="float">
            <text:p>13732</text:p>
          </table:table-cell>
          <table:table-cell table:style-name="ce11" office:value-type="float" office:value="7920" calcext:value-type="float">
            <text:p>792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28:.AB28]))+0" office:value-type="float" office:value="196239" calcext:value-type="float">
            <text:p>196239</text:p>
          </table:table-cell>
          <table:table-cell table:style-name="ce11" table:formula="of:=(+[.AE28]-[.AC28])+0" office:value-type="float" office:value="120671" calcext:value-type="float">
            <text:p>120671</text:p>
          </table:table-cell>
          <table:table-cell table:style-name="ce11" office:value-type="float" office:value="316910" calcext:value-type="float">
            <text:p>31691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EREZA Y GUINDA</text:p>
          </table:table-cell>
          <table:table-cell table:style-name="ce11" office:value-type="float" office:value="115927" calcext:value-type="float">
            <text:p>11592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30217" calcext:value-type="float">
            <text:p>530217</text:p>
          </table:table-cell>
          <table:table-cell table:style-name="ce11" office:value-type="float" office:value="59394" calcext:value-type="float">
            <text:p>593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9969" calcext:value-type="float">
            <text:p>339969</text:p>
          </table:table-cell>
          <table:table-cell table:style-name="ce11" office:value-type="float" office:value="74856" calcext:value-type="float">
            <text:p>7485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607173" calcext:value-type="float">
            <text:p>607173</text:p>
          </table:table-cell>
          <table:table-cell table:style-name="ce11" office:value-type="float" office:value="3733032" calcext:value-type="float">
            <text:p>3733032</text:p>
          </table:table-cell>
          <table:table-cell table:style-name="ce11" office:value-type="float" office:value="9324" calcext:value-type="float">
            <text:p>93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76518" calcext:value-type="float">
            <text:p>67651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49632" calcext:value-type="float">
            <text:p>34963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268890" calcext:value-type="float">
            <text:p>268890</text:p>
          </table:table-cell>
          <table:table-cell table:style-name="ce11" office:value-type="float" office:value="1230632" calcext:value-type="float">
            <text:p>123063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29:.AB29]))+0" office:value-type="float" office:value="7996693" calcext:value-type="float">
            <text:p>7996693</text:p>
          </table:table-cell>
          <table:table-cell table:style-name="ce11" table:formula="of:=(+[.AE29]-[.AC29])+0" office:value-type="float" office:value="8699834" calcext:value-type="float">
            <text:p>8699834</text:p>
          </table:table-cell>
          <table:table-cell table:style-name="ce11" office:value-type="float" office:value="16696527" calcext:value-type="float">
            <text:p>16696527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CIRUELA</text:p>
          </table:table-cell>
          <table:table-cell table:style-name="ce11" office:value-type="float" office:value="8765" calcext:value-type="float">
            <text:p>876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398" calcext:value-type="float">
            <text:p>15398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554303" calcext:value-type="float">
            <text:p>554303</text:p>
          </table:table-cell>
          <table:table-cell table:style-name="ce11" office:value-type="float" office:value="108087" calcext:value-type="float">
            <text:p>1080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919" calcext:value-type="float">
            <text:p>1191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622401" calcext:value-type="float">
            <text:p>622401</text:p>
          </table:table-cell>
          <table:table-cell table:style-name="ce11" office:value-type="float" office:value="23647" calcext:value-type="float">
            <text:p>23647</text:p>
          </table:table-cell>
          <table:table-cell table:style-name="ce11" office:value-type="float" office:value="254112" calcext:value-type="float">
            <text:p>2541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95835" calcext:value-type="float">
            <text:p>9583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30:.AB30]))+0" office:value-type="float" office:value="1694812" calcext:value-type="float">
            <text:p>1694812</text:p>
          </table:table-cell>
          <table:table-cell table:style-name="ce11" table:formula="of:=(+[.AE30]-[.AC30])+0" office:value-type="float" office:value="3826630" calcext:value-type="float">
            <text:p>3826630</text:p>
          </table:table-cell>
          <table:table-cell table:style-name="ce11" office:value-type="float" office:value="5521442" calcext:value-type="float">
            <text:p>552144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FRAMBUESA</text:p>
          </table:table-cell>
          <table:table-cell table:style-name="ce11" office:value-type="float" office:value="3686809" calcext:value-type="float">
            <text:p>3686809</text:p>
          </table:table-cell>
          <table:table-cell table:style-name="ce11" office:value-type="float" office:value="53465" calcext:value-type="float">
            <text:p>53465</text:p>
          </table:table-cell>
          <table:table-cell table:style-name="ce11" office:value-type="float" office:value="122113" calcext:value-type="float">
            <text:p>122113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8875" calcext:value-type="float">
            <text:p>8887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36280" calcext:value-type="float">
            <text:p>23628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41573" calcext:value-type="float">
            <text:p>34157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068071" calcext:value-type="float">
            <text:p>3068071</text:p>
          </table:table-cell>
          <table:table-cell table:style-name="ce11" office:value-type="float" office:value="252772" calcext:value-type="float">
            <text:p>252772</text:p>
          </table:table-cell>
          <table:table-cell table:style-name="ce11" office:value-type="float" office:value="18296640" calcext:value-type="float">
            <text:p>18296640</text:p>
          </table:table-cell>
          <table:table-cell table:style-name="ce11" office:value-type="float" office:value="232437" calcext:value-type="float">
            <text:p>2324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7215" calcext:value-type="float">
            <text:p>37215</text:p>
          </table:table-cell>
          <table:table-cell table:style-name="ce11" table:formula="of:=(SUM([.B31:.AB31]))+0" office:value-type="float" office:value="26416801" calcext:value-type="float">
            <text:p>26416801</text:p>
          </table:table-cell>
          <table:table-cell table:style-name="ce11" table:formula="of:=(+[.AE31]-[.AC31])+0" office:value-type="float" office:value="161930129" calcext:value-type="float">
            <text:p>161930129</text:p>
          </table:table-cell>
          <table:table-cell table:style-name="ce11" office:value-type="float" office:value="188346930" calcext:value-type="float">
            <text:p>18834693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FRESA</text:p>
          </table:table-cell>
          <table:table-cell table:style-name="ce11" office:value-type="float" office:value="2284354" calcext:value-type="float">
            <text:p>22843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14515" calcext:value-type="float">
            <text:p>61451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599" calcext:value-type="float">
            <text:p>2599</text:p>
          </table:table-cell>
          <table:table-cell table:style-name="ce11" office:value-type="float" office:value="976" calcext:value-type="float">
            <text:p>97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77216" calcext:value-type="float">
            <text:p>177216</text:p>
          </table:table-cell>
          <table:table-cell table:style-name="ce11" office:value-type="float" office:value="44190" calcext:value-type="float">
            <text:p>4419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7272" calcext:value-type="float">
            <text:p>5727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19201" calcext:value-type="float">
            <text:p>419201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float" office:value="2559298" calcext:value-type="float">
            <text:p>2559298</text:p>
          </table:table-cell>
          <table:table-cell table:style-name="ce11" office:value-type="float" office:value="120291" calcext:value-type="float">
            <text:p>120291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3360" calcext:value-type="float">
            <text:p>336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32:.AB32]))+0" office:value-type="float" office:value="6289511" calcext:value-type="float">
            <text:p>6289511</text:p>
          </table:table-cell>
          <table:table-cell table:style-name="ce11" table:formula="of:=(+[.AE32]-[.AC32])+0" office:value-type="float" office:value="40894251" calcext:value-type="float">
            <text:p>40894251</text:p>
          </table:table-cell>
          <table:table-cell table:style-name="ce11" office:value-type="float" office:value="47183762" calcext:value-type="float">
            <text:p>4718376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GROSELLA</text:p>
          </table:table-cell>
          <table:table-cell table:style-name="ce11" office:value-type="float" office:value="7122" calcext:value-type="float">
            <text:p>712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315" calcext:value-type="float">
            <text:p>731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5040" calcext:value-type="float">
            <text:p>504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47038" calcext:value-type="float">
            <text:p>14703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96580" calcext:value-type="float">
            <text:p>9658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64692" calcext:value-type="float">
            <text:p>364692</text:p>
          </table:table-cell>
          <table:table-cell table:style-name="ce11" office:value-type="float" office:value="30274" calcext:value-type="float">
            <text:p>30274</text:p>
          </table:table-cell>
          <table:table-cell table:style-name="ce11" office:value-type="float" office:value="439181" calcext:value-type="float">
            <text:p>4391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(SUM([.B33:.AB33]))+0" office:value-type="float" office:value="1097679" calcext:value-type="float">
            <text:p>1097679</text:p>
          </table:table-cell>
          <table:table-cell table:style-name="ce11" table:formula="of:=(+[.AE33]-[.AC33])+0" office:value-type="float" office:value="472991" calcext:value-type="float">
            <text:p>472991</text:p>
          </table:table-cell>
          <table:table-cell table:style-name="ce11" office:value-type="float" office:value="1570670" calcext:value-type="float">
            <text:p>157067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HIGO</text:p>
          </table:table-cell>
          <table:table-cell table:style-name="ce11" office:value-type="float" office:value="149532" calcext:value-type="float">
            <text:p>14953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47" calcext:value-type="float">
            <text:p>114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35" calcext:value-type="float">
            <text:p>4635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97977" calcext:value-type="float">
            <text:p>97977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56153" calcext:value-type="float">
            <text:p>65615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5791" calcext:value-type="float">
            <text:p>57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121" calcext:value-type="float">
            <text:p>19121</text:p>
          </table:table-cell>
          <table:table-cell table:style-name="ce11" office:value-type="float" office:value="1360" calcext:value-type="float">
            <text:p>136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34:.AB34]))+0" office:value-type="float" office:value="935916" calcext:value-type="float">
            <text:p>935916</text:p>
          </table:table-cell>
          <table:table-cell table:style-name="ce11" table:formula="of:=(+[.AE34]-[.AC34])+0" office:value-type="float" office:value="165481" calcext:value-type="float">
            <text:p>165481</text:p>
          </table:table-cell>
          <table:table-cell table:style-name="ce11" office:value-type="float" office:value="1101397" calcext:value-type="float">
            <text:p>1101397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KIW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27786533" calcext:value-type="float">
            <text:p>277865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5203" calcext:value-type="float">
            <text:p>10520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165457" calcext:value-type="float">
            <text:p>2165457</text:p>
          </table:table-cell>
          <table:table-cell table:style-name="ce11" office:value-type="float" office:value="31019744" calcext:value-type="float">
            <text:p>3101974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0608" calcext:value-type="float">
            <text:p>260608</text:p>
          </table:table-cell>
          <table:table-cell table:style-name="ce11" office:value-type="float" office:value="40686346" calcext:value-type="float">
            <text:p>4068634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817520" calcext:value-type="float">
            <text:p>817520</text:p>
          </table:table-cell>
          <table:table-cell table:style-name="ce11" office:value-type="float" office:value="85600" calcext:value-type="float">
            <text:p>85600</text:p>
          </table:table-cell>
          <table:table-cell table:style-name="ce11" office:value-type="float" office:value="17077218" calcext:value-type="float">
            <text:p>17077218</text:p>
          </table:table-cell>
          <table:table-cell table:style-name="ce11" office:value-type="float" office:value="3074" calcext:value-type="float">
            <text:p>3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610" calcext:value-type="float">
            <text:p>156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35:.AB35]))+0" office:value-type="float" office:value="120023273" calcext:value-type="float">
            <text:p>120023273</text:p>
          </table:table-cell>
          <table:table-cell table:style-name="ce11" table:formula="of:=(+[.AE35]-[.AC35])+0" office:value-type="float" office:value="113859176" calcext:value-type="float">
            <text:p>113859176</text:p>
          </table:table-cell>
          <table:table-cell table:style-name="ce11" office:value-type="float" office:value="233882449" calcext:value-type="float">
            <text:p>23388244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LIMÓN</text:p>
          </table:table-cell>
          <table:table-cell table:style-name="ce11" office:value-type="float" office:value="222295" calcext:value-type="float">
            <text:p>22229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4688" calcext:value-type="float">
            <text:p>346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7184" calcext:value-type="float">
            <text:p>47184</text:p>
          </table:table-cell>
          <table:table-cell table:style-name="ce11" office:value-type="float" office:value="185654" calcext:value-type="float">
            <text:p>185654</text:p>
          </table:table-cell>
          <table:table-cell table:style-name="ce11" office:value-type="float" office:value="49002" calcext:value-type="float">
            <text:p>49002</text:p>
          </table:table-cell>
          <table:table-cell table:style-name="ce11" office:value-type="float" office:value="51819" calcext:value-type="float">
            <text:p>518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555153" calcext:value-type="float">
            <text:p>2555153</text:p>
          </table:table-cell>
          <table:table-cell table:style-name="ce11" office:value-type="float" office:value="51840" calcext:value-type="float">
            <text:p>518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86818" calcext:value-type="float">
            <text:p>886818</text:p>
          </table:table-cell>
          <table:table-cell table:style-name="ce11" office:value-type="float" office:value="693949" calcext:value-type="float">
            <text:p>69394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6371264" calcext:value-type="float">
            <text:p>6371264</text:p>
          </table:table-cell>
          <table:table-cell table:style-name="ce11" office:value-type="float" office:value="222547" calcext:value-type="float">
            <text:p>222547</text:p>
          </table:table-cell>
          <table:table-cell table:style-name="ce11" office:value-type="float" office:value="9906604" calcext:value-type="float">
            <text:p>9906604</text:p>
          </table:table-cell>
          <table:table-cell table:style-name="ce11" office:value-type="float" office:value="347018" calcext:value-type="float">
            <text:p>347018</text:p>
          </table:table-cell>
          <table:table-cell table:style-name="ce11" office:value-type="float" office:value="193213" calcext:value-type="float">
            <text:p>193213</text:p>
          </table:table-cell>
          <table:table-cell table:style-name="ce11" office:value-type="float" office:value="67556" calcext:value-type="float">
            <text:p>67556</text:p>
          </table:table-cell>
          <table:table-cell table:style-name="ce11" office:value-type="float" office:value="214570" calcext:value-type="float">
            <text:p>214570</text:p>
          </table:table-cell>
          <table:table-cell table:style-name="ce11" table:formula="of:=(SUM([.B36:.AB36]))+0" office:value-type="float" office:value="22101174" calcext:value-type="float">
            <text:p>22101174</text:p>
          </table:table-cell>
          <table:table-cell table:style-name="ce11" table:formula="of:=(+[.AE36]-[.AC36])+0" office:value-type="float" office:value="31889207" calcext:value-type="float">
            <text:p>31889207</text:p>
          </table:table-cell>
          <table:table-cell table:style-name="ce11" office:value-type="float" office:value="53990381" calcext:value-type="float">
            <text:p>53990381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NDARINA</text:p>
          </table:table-cell>
          <table:table-cell table:style-name="ce11" office:value-type="float" office:value="41636" calcext:value-type="float">
            <text:p>4163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7688" calcext:value-type="float">
            <text:p>776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133" calcext:value-type="float">
            <text:p>11133</text:p>
          </table:table-cell>
          <table:table-cell table:style-name="ce11" office:value-type="float" office:value="91576" calcext:value-type="float">
            <text:p>915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37649" calcext:value-type="float">
            <text:p>183764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018" calcext:value-type="float">
            <text:p>11018</text:p>
          </table:table-cell>
          <table:table-cell table:style-name="ce11" office:value-type="float" office:value="295689" calcext:value-type="float">
            <text:p>29568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267552" calcext:value-type="float">
            <text:p>3267552</text:p>
          </table:table-cell>
          <table:table-cell table:style-name="ce11" office:value-type="float" office:value="719066" calcext:value-type="float">
            <text:p>719066</text:p>
          </table:table-cell>
          <table:table-cell table:style-name="ce11" office:value-type="float" office:value="6777537" calcext:value-type="float">
            <text:p>6777537</text:p>
          </table:table-cell>
          <table:table-cell table:style-name="ce11" office:value-type="float" office:value="601911" calcext:value-type="float">
            <text:p>601911</text:p>
          </table:table-cell>
          <table:table-cell table:style-name="ce11" office:value-type="float" office:value="5996" calcext:value-type="float">
            <text:p>599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3744" calcext:value-type="float">
            <text:p>63744</text:p>
          </table:table-cell>
          <table:table-cell table:style-name="ce11" table:formula="of:=(SUM([.B37:.AB37]))+0" office:value-type="float" office:value="13802195" calcext:value-type="float">
            <text:p>13802195</text:p>
          </table:table-cell>
          <table:table-cell table:style-name="ce11" table:formula="of:=(+[.AE37]-[.AC37])+0" office:value-type="float" office:value="15709270" calcext:value-type="float">
            <text:p>15709270</text:p>
          </table:table-cell>
          <table:table-cell table:style-name="ce11" office:value-type="float" office:value="29511465" calcext:value-type="float">
            <text:p>2951146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NGO, GUAYABA</text:p>
          </table:table-cell>
          <table:table-cell table:style-name="ce11" office:value-type="float" office:value="112382" calcext:value-type="float">
            <text:p>11238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34364" calcext:value-type="float">
            <text:p>43436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100" calcext:value-type="float">
            <text:p>210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72272" calcext:value-type="float">
            <text:p>67227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0379" calcext:value-type="float">
            <text:p>6037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7045" calcext:value-type="float">
            <text:p>1770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906515" calcext:value-type="float">
            <text:p>2906515</text:p>
          </table:table-cell>
          <table:table-cell table:style-name="ce11" office:value-type="float" office:value="34029" calcext:value-type="float">
            <text:p>34029</text:p>
          </table:table-cell>
          <table:table-cell table:style-name="ce11" office:value-type="float" office:value="3244877" calcext:value-type="float">
            <text:p>3244877</text:p>
          </table:table-cell>
          <table:table-cell table:style-name="ce11" office:value-type="float" office:value="100345" calcext:value-type="float">
            <text:p>1003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table:formula="of:=(SUM([.B38:.AB38]))+0" office:value-type="float" office:value="7752040" calcext:value-type="float">
            <text:p>7752040</text:p>
          </table:table-cell>
          <table:table-cell table:style-name="ce11" table:formula="of:=(+[.AE38]-[.AC38])+0" office:value-type="float" office:value="97510356" calcext:value-type="float">
            <text:p>97510356</text:p>
          </table:table-cell>
          <table:table-cell table:style-name="ce11" office:value-type="float" office:value="105262396" calcext:value-type="float">
            <text:p>10526239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ANZANA</text:p>
          </table:table-cell>
          <table:table-cell table:style-name="ce11" office:value-type="float" office:value="600246" calcext:value-type="float">
            <text:p>600246</text:p>
          </table:table-cell>
          <table:table-cell table:style-name="ce11" office:value-type="float" office:value="2856008" calcext:value-type="float">
            <text:p>2856008</text:p>
          </table:table-cell>
          <table:table-cell table:style-name="ce11" office:value-type="float" office:value="2005619" calcext:value-type="float">
            <text:p>20056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298" calcext:value-type="float">
            <text:p>5298</text:p>
          </table:table-cell>
          <table:table-cell table:style-name="ce11" office:value-type="float" office:value="115080" calcext:value-type="float">
            <text:p>11508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51350239" calcext:value-type="float">
            <text:p>51350239</text:p>
          </table:table-cell>
          <table:table-cell table:style-name="ce11" office:value-type="float" office:value="13882" calcext:value-type="float">
            <text:p>1388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9595" calcext:value-type="float">
            <text:p>89595</text:p>
          </table:table-cell>
          <table:table-cell table:style-name="ce11" office:value-type="float" office:value="55181848" calcext:value-type="float">
            <text:p>5518184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290634" calcext:value-type="float">
            <text:p>3290634</text:p>
          </table:table-cell>
          <table:table-cell table:style-name="ce11" office:value-type="float" office:value="2364056" calcext:value-type="float">
            <text:p>2364056</text:p>
          </table:table-cell>
          <table:table-cell table:style-name="ce11" office:value-type="float" office:value="18887047" calcext:value-type="float">
            <text:p>18887047</text:p>
          </table:table-cell>
          <table:table-cell table:style-name="ce11" office:value-type="float" office:value="30338" calcext:value-type="float">
            <text:p>3033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39:.AB39]))+0" office:value-type="float" office:value="136789890" calcext:value-type="float">
            <text:p>136789890</text:p>
          </table:table-cell>
          <table:table-cell table:style-name="ce11" table:formula="of:=(+[.AE39]-[.AC39])+0" office:value-type="float" office:value="15031426" calcext:value-type="float">
            <text:p>15031426</text:p>
          </table:table-cell>
          <table:table-cell table:style-name="ce11" office:value-type="float" office:value="151821316" calcext:value-type="float">
            <text:p>15182131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ELOCOTÓN</text:p>
          </table:table-cell>
          <table:table-cell table:style-name="ce11" office:value-type="float" office:value="347" calcext:value-type="float">
            <text:p>347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097" calcext:value-type="float">
            <text:p>109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27073" calcext:value-type="float">
            <text:p>527073</text:p>
          </table:table-cell>
          <table:table-cell table:style-name="ce11" office:value-type="float" office:value="12162" calcext:value-type="float">
            <text:p>1216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38812" calcext:value-type="float">
            <text:p>13881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98112" calcext:value-type="float">
            <text:p>981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8325" calcext:value-type="float">
            <text:p>198325</text:p>
          </table:table-cell>
          <table:table-cell table:style-name="ce11" office:value-type="float" office:value="2714" calcext:value-type="float">
            <text:p>271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40:.AB40]))+0" office:value-type="float" office:value="978642" calcext:value-type="float">
            <text:p>978642</text:p>
          </table:table-cell>
          <table:table-cell table:style-name="ce11" table:formula="of:=(+[.AE40]-[.AC40])+0" office:value-type="float" office:value="734326" calcext:value-type="float">
            <text:p>734326</text:p>
          </table:table-cell>
          <table:table-cell table:style-name="ce11" office:value-type="float" office:value="1712968" calcext:value-type="float">
            <text:p>171296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ELÓN</text:p>
          </table:table-cell>
          <table:table-cell table:style-name="ce11" office:value-type="float" office:value="91793" calcext:value-type="float">
            <text:p>91793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9074" calcext:value-type="float">
            <text:p>907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17906" calcext:value-type="float">
            <text:p>61790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06130" calcext:value-type="float">
            <text:p>20613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886419" calcext:value-type="float">
            <text:p>188641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25706" calcext:value-type="float">
            <text:p>425706</text:p>
          </table:table-cell>
          <table:table-cell table:style-name="ce11" office:value-type="float" office:value="49710" calcext:value-type="float">
            <text:p>49710</text:p>
          </table:table-cell>
          <table:table-cell table:style-name="ce11" office:value-type="float" office:value="1996" calcext:value-type="float">
            <text:p>199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table:formula="of:=(SUM([.B41:.AB41]))+0" office:value-type="float" office:value="3290094" calcext:value-type="float">
            <text:p>3290094</text:p>
          </table:table-cell>
          <table:table-cell table:style-name="ce11" table:formula="of:=(+[.AE41]-[.AC41])+0" office:value-type="float" office:value="63523836" calcext:value-type="float">
            <text:p>63523836</text:p>
          </table:table-cell>
          <table:table-cell table:style-name="ce11" office:value-type="float" office:value="66813930" calcext:value-type="float">
            <text:p>6681393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MORA</text:p>
          </table:table-cell>
          <table:table-cell table:style-name="ce11" office:value-type="float" office:value="456832" calcext:value-type="float">
            <text:p>456832</text:p>
          </table:table-cell>
          <table:table-cell table:style-name="ce11" office:value-type="float" office:value="125317" calcext:value-type="float">
            <text:p>125317</text:p>
          </table:table-cell>
          <table:table-cell table:style-name="ce11" office:value-type="float" office:value="157209" calcext:value-type="float">
            <text:p>157209</text:p>
          </table:table-cell>
          <table:table-cell table:style-name="ce11" office:value-type="float" office:value="33103" calcext:value-type="float">
            <text:p>33103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28376" calcext:value-type="float">
            <text:p>1283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98252" calcext:value-type="float">
            <text:p>9825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86812" calcext:value-type="float">
            <text:p>286812</text:p>
          </table:table-cell>
          <table:table-cell table:style-name="ce11" office:value-type="float" office:value="66119" calcext:value-type="float">
            <text:p>66119</text:p>
          </table:table-cell>
          <table:table-cell table:style-name="ce11" office:value-type="float" office:value="871173" calcext:value-type="float">
            <text:p>871173</text:p>
          </table:table-cell>
          <table:table-cell table:style-name="ce11" office:value-type="float" office:value="47038" calcext:value-type="float">
            <text:p>4703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4823" calcext:value-type="float">
            <text:p>24823</text:p>
          </table:table-cell>
          <table:table-cell table:style-name="ce11" table:formula="of:=(SUM([.B42:.AB42]))+0" office:value-type="float" office:value="2296039" calcext:value-type="float">
            <text:p>2296039</text:p>
          </table:table-cell>
          <table:table-cell table:style-name="ce11" table:formula="of:=(+[.AE42]-[.AC42])+0" office:value-type="float" office:value="4595287" calcext:value-type="float">
            <text:p>4595287</text:p>
          </table:table-cell>
          <table:table-cell table:style-name="ce11" office:value-type="float" office:value="6891326" calcext:value-type="float">
            <text:p>689132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ARANJA</text:p>
          </table:table-cell>
          <table:table-cell table:style-name="ce11" office:value-type="float" office:value="896859" calcext:value-type="float">
            <text:p>8968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1025" calcext:value-type="float">
            <text:p>610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47781" calcext:value-type="float">
            <text:p>447781</text:p>
          </table:table-cell>
          <table:table-cell table:style-name="ce11" office:value-type="float" office:value="17692" calcext:value-type="float">
            <text:p>1769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758" calcext:value-type="float">
            <text:p>8758</text:p>
          </table:table-cell>
          <table:table-cell table:style-name="ce11" office:value-type="float" office:value="20253" calcext:value-type="float">
            <text:p>2025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620340" calcext:value-type="float">
            <text:p>3620340</text:p>
          </table:table-cell>
          <table:table-cell table:style-name="ce11" office:value-type="float" office:value="819714" calcext:value-type="float">
            <text:p>8197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00224" calcext:value-type="float">
            <text:p>3000224</text:p>
          </table:table-cell>
          <table:table-cell table:style-name="ce11" office:value-type="float" office:value="3085044" calcext:value-type="float">
            <text:p>308504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888" calcext:value-type="float">
            <text:p>6888</text:p>
          </table:table-cell>
          <table:table-cell table:style-name="ce11" office:value-type="float" office:value="17036570" calcext:value-type="float">
            <text:p>17036570</text:p>
          </table:table-cell>
          <table:table-cell table:style-name="ce11" office:value-type="float" office:value="211733" calcext:value-type="float">
            <text:p>211733</text:p>
          </table:table-cell>
          <table:table-cell table:style-name="ce11" office:value-type="float" office:value="61866570" calcext:value-type="float">
            <text:p>61866570</text:p>
          </table:table-cell>
          <table:table-cell table:style-name="ce11" office:value-type="float" office:value="542447" calcext:value-type="float">
            <text:p>542447</text:p>
          </table:table-cell>
          <table:table-cell table:style-name="ce11" office:value-type="float" office:value="13788" calcext:value-type="float">
            <text:p>1378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8273" calcext:value-type="float">
            <text:p>108273</text:p>
          </table:table-cell>
          <table:table-cell table:style-name="ce11" table:formula="of:=(SUM([.B43:.AB43]))+0" office:value-type="float" office:value="91763959" calcext:value-type="float">
            <text:p>91763959</text:p>
          </table:table-cell>
          <table:table-cell table:style-name="ce11" table:formula="of:=(+[.AE43]-[.AC43])+0" office:value-type="float" office:value="70455846" calcext:value-type="float">
            <text:p>70455846</text:p>
          </table:table-cell>
          <table:table-cell table:style-name="ce11" office:value-type="float" office:value="162219805" calcext:value-type="float">
            <text:p>162219805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NECTARINA</text:p>
          </table:table-cell>
          <table:table-cell table:style-name="ce11" office:value-type="float" office:value="7060" calcext:value-type="float">
            <text:p>706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988" calcext:value-type="float">
            <text:p>149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729" calcext:value-type="float">
            <text:p>272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352" calcext:value-type="float">
            <text:p>435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15481" calcext:value-type="float">
            <text:p>515481</text:p>
          </table:table-cell>
          <table:table-cell table:style-name="ce11" office:value-type="float" office:value="5676" calcext:value-type="float">
            <text:p>56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3747" calcext:value-type="float">
            <text:p>6374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07445" calcext:value-type="float">
            <text:p>107445</text:p>
          </table:table-cell>
          <table:table-cell table:style-name="ce11" office:value-type="float" office:value="71610" calcext:value-type="float">
            <text:p>71610</text:p>
          </table:table-cell>
          <table:table-cell table:style-name="ce11" office:value-type="float" office:value="170934" calcext:value-type="float">
            <text:p>170934</text:p>
          </table:table-cell>
          <table:table-cell table:style-name="ce11" office:value-type="float" office:value="2164" calcext:value-type="float">
            <text:p>2164</text:p>
          </table:table-cell>
          <table:table-cell table:style-name="ce11" office:value-type="float" office:value="444" calcext:value-type="float">
            <text:p>44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(SUM([.B44:.AB44]))+0" office:value-type="float" office:value="966630" calcext:value-type="float">
            <text:p>966630</text:p>
          </table:table-cell>
          <table:table-cell table:style-name="ce11" table:formula="of:=(+[.AE44]-[.AC44])+0" office:value-type="float" office:value="1676700" calcext:value-type="float">
            <text:p>1676700</text:p>
          </table:table-cell>
          <table:table-cell table:style-name="ce11" office:value-type="float" office:value="2643330" calcext:value-type="float">
            <text:p>2643330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OTROS CÍTRICOS</text:p>
          </table:table-cell>
          <table:table-cell table:style-name="ce11" office:value-type="float" office:value="10043" calcext:value-type="float">
            <text:p>10043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56244" calcext:value-type="float">
            <text:p>5624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9994" calcext:value-type="float">
            <text:p>999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6384" calcext:value-type="float">
            <text:p>26384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1664" calcext:value-type="float">
            <text:p>166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table:formula="of:=(SUM([.B45:.AB45]))+0" office:value-type="float" office:value="104621" calcext:value-type="float">
            <text:p>104621</text:p>
          </table:table-cell>
          <table:table-cell table:style-name="ce11" table:formula="of:=(+[.AE45]-[.AC45])+0" office:value-type="float" office:value="17462" calcext:value-type="float">
            <text:p>17462</text:p>
          </table:table-cell>
          <table:table-cell table:style-name="ce11" office:value-type="float" office:value="122083" calcext:value-type="float">
            <text:p>12208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ERA</text:p>
          </table:table-cell>
          <table:table-cell table:style-name="ce11" office:value-type="float" office:value="14901" calcext:value-type="float">
            <text:p>14901</text:p>
          </table:table-cell>
          <table:table-cell table:style-name="ce11" office:value-type="float" office:value="1712" calcext:value-type="float">
            <text:p>1712</text:p>
          </table:table-cell>
          <table:table-cell table:style-name="ce11" office:value-type="float" office:value="16613901" calcext:value-type="float">
            <text:p>1661390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722" calcext:value-type="float">
            <text:p>272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501543" calcext:value-type="float">
            <text:p>501543</text:p>
          </table:table-cell>
          <table:table-cell table:style-name="ce11" office:value-type="float" office:value="535" calcext:value-type="float">
            <text:p>5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4882" calcext:value-type="float">
            <text:p>18488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3743769" calcext:value-type="float">
            <text:p>13743769</text:p>
          </table:table-cell>
          <table:table-cell table:style-name="ce11" office:value-type="float" office:value="141334" calcext:value-type="float">
            <text:p>141334</text:p>
          </table:table-cell>
          <table:table-cell table:style-name="ce11" office:value-type="float" office:value="5682091" calcext:value-type="float">
            <text:p>5682091</text:p>
          </table:table-cell>
          <table:table-cell table:style-name="ce11" office:value-type="float" office:value="2365" calcext:value-type="float">
            <text:p>236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46:.AB46]))+0" office:value-type="float" office:value="36889755" calcext:value-type="float">
            <text:p>36889755</text:p>
          </table:table-cell>
          <table:table-cell table:style-name="ce11" table:formula="of:=(+[.AE46]-[.AC46])+0" office:value-type="float" office:value="11500824" calcext:value-type="float">
            <text:p>11500824</text:p>
          </table:table-cell>
          <table:table-cell table:style-name="ce11" office:value-type="float" office:value="48390579" calcext:value-type="float">
            <text:p>4839057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IÑA</text:p>
          </table:table-cell>
          <table:table-cell table:style-name="ce11" office:value-type="float" office:value="66610" calcext:value-type="float">
            <text:p>666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1205" calcext:value-type="float">
            <text:p>11120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065419" calcext:value-type="float">
            <text:p>106541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892726" calcext:value-type="float">
            <text:p>189272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945500" calcext:value-type="float">
            <text:p>1945500</text:p>
          </table:table-cell>
          <table:table-cell table:style-name="ce11" office:value-type="float" office:value="30359" calcext:value-type="float">
            <text:p>30359</text:p>
          </table:table-cell>
          <table:table-cell table:style-name="ce11" office:value-type="float" office:value="9581455" calcext:value-type="float">
            <text:p>9581455</text:p>
          </table:table-cell>
          <table:table-cell table:style-name="ce11" office:value-type="float" office:value="450315" calcext:value-type="float">
            <text:p>45031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formula="of:=(SUM([.B47:.AB47]))+0" office:value-type="float" office:value="15143589" calcext:value-type="float">
            <text:p>15143589</text:p>
          </table:table-cell>
          <table:table-cell table:style-name="ce11" table:formula="of:=(+[.AE47]-[.AC47])+0" office:value-type="float" office:value="91993307" calcext:value-type="float">
            <text:p>91993307</text:p>
          </table:table-cell>
          <table:table-cell table:style-name="ce11" office:value-type="float" office:value="107136896" calcext:value-type="float">
            <text:p>107136896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LÁTANO</text:p>
          </table:table-cell>
          <table:table-cell table:style-name="ce11" office:value-type="float" office:value="24468" calcext:value-type="float">
            <text:p>2446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8707" calcext:value-type="float">
            <text:p>208707</text:p>
          </table:table-cell>
          <table:table-cell table:style-name="ce11" office:value-type="float" office:value="186" calcext:value-type="float">
            <text:p>186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8404692" calcext:value-type="float">
            <text:p>840469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334597" calcext:value-type="float">
            <text:p>33459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349540" calcext:value-type="float">
            <text:p>3349540</text:p>
          </table:table-cell>
          <table:table-cell table:style-name="ce11" office:value-type="float" office:value="91571" calcext:value-type="float">
            <text:p>91571</text:p>
          </table:table-cell>
          <table:table-cell table:style-name="ce11" office:value-type="float" office:value="2769993" calcext:value-type="float">
            <text:p>2769993</text:p>
          </table:table-cell>
          <table:table-cell table:style-name="ce11" office:value-type="float" office:value="88346" calcext:value-type="float">
            <text:p>883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26620" calcext:value-type="float">
            <text:p>126620</text:p>
          </table:table-cell>
          <table:table-cell table:style-name="ce11" table:formula="of:=(SUM([.B48:.AB48]))+0" office:value-type="float" office:value="15398720" calcext:value-type="float">
            <text:p>15398720</text:p>
          </table:table-cell>
          <table:table-cell table:style-name="ce11" table:formula="of:=(+[.AE48]-[.AC48])+0" office:value-type="float" office:value="162901522" calcext:value-type="float">
            <text:p>162901522</text:p>
          </table:table-cell>
          <table:table-cell table:style-name="ce11" office:value-type="float" office:value="178300242" calcext:value-type="float">
            <text:p>178300242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POMELO</text:p>
          </table:table-cell>
          <table:table-cell table:style-name="ce11" office:value-type="float" office:value="230179" calcext:value-type="float">
            <text:p>230179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928" calcext:value-type="float">
            <text:p>92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91191" calcext:value-type="float">
            <text:p>19119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90779" calcext:value-type="float">
            <text:p>9077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1931020" calcext:value-type="float">
            <text:p>1931020</text:p>
          </table:table-cell>
          <table:table-cell table:style-name="ce11" office:value-type="float" office:value="1530" calcext:value-type="float">
            <text:p>1530</text:p>
          </table:table-cell>
          <table:table-cell table:style-name="ce11" office:value-type="float" office:value="2268650" calcext:value-type="float">
            <text:p>2268650</text:p>
          </table:table-cell>
          <table:table-cell table:style-name="ce11" office:value-type="float" office:value="2428" calcext:value-type="float">
            <text:p>24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272" calcext:value-type="float">
            <text:p>5272</text:p>
          </table:table-cell>
          <table:table-cell table:style-name="ce11" table:formula="of:=(SUM([.B49:.AB49]))+0" office:value-type="float" office:value="4722275" calcext:value-type="float">
            <text:p>4722275</text:p>
          </table:table-cell>
          <table:table-cell table:style-name="ce11" table:formula="of:=(+[.AE49]-[.AC49])+0" office:value-type="float" office:value="2137854" calcext:value-type="float">
            <text:p>2137854</text:p>
          </table:table-cell>
          <table:table-cell table:style-name="ce11" office:value-type="float" office:value="6860129" calcext:value-type="float">
            <text:p>686012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SANDÍA</text:p>
          </table:table-cell>
          <table:table-cell table:style-name="ce11" office:value-type="float" office:value="134836" calcext:value-type="float">
            <text:p>134836</text:p>
          </table:table-cell>
          <table:table-cell table:style-name="ce11" office:value-type="float" office:value="9443" calcext:value-type="float">
            <text:p>944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32569" calcext:value-type="float">
            <text:p>3256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19140" calcext:value-type="float">
            <text:p>61914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11253" calcext:value-type="float">
            <text:p>31125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59440" calcext:value-type="float">
            <text:p>359440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686192" calcext:value-type="float">
            <text:p>686192</text:p>
          </table:table-cell>
          <table:table-cell table:style-name="ce11" office:value-type="float" office:value="122472" calcext:value-type="float">
            <text:p>122472</text:p>
          </table:table-cell>
          <table:table-cell table:style-name="ce11" office:value-type="float" office:value="418" calcext:value-type="float">
            <text:p>41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(SUM([.B50:.AB50]))+0" office:value-type="float" office:value="2276173" calcext:value-type="float">
            <text:p>2276173</text:p>
          </table:table-cell>
          <table:table-cell table:style-name="ce11" table:formula="of:=(+[.AE50]-[.AC50])+0" office:value-type="float" office:value="60231040" calcext:value-type="float">
            <text:p>60231040</text:p>
          </table:table-cell>
          <table:table-cell table:style-name="ce11" office:value-type="float" office:value="62507213" calcext:value-type="float">
            <text:p>62507213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UVA DE MESA</text:p>
          </table:table-cell>
          <table:table-cell table:style-name="ce11" office:value-type="float" office:value="1554776" calcext:value-type="float">
            <text:p>15547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848" calcext:value-type="float">
            <text:p>278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41806" calcext:value-type="float">
            <text:p>14180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63843" calcext:value-type="float">
            <text:p>638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648843" calcext:value-type="float">
            <text:p>1648843</text:p>
          </table:table-cell>
          <table:table-cell table:style-name="ce11" office:value-type="float" office:value="331213" calcext:value-type="float">
            <text:p>33121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677591" calcext:value-type="float">
            <text:p>17677591</text:p>
          </table:table-cell>
          <table:table-cell table:style-name="ce11" office:value-type="float" office:value="2520" calcext:value-type="float">
            <text:p>252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1365204" calcext:value-type="float">
            <text:p>21365204</text:p>
          </table:table-cell>
          <table:table-cell table:style-name="ce11" office:value-type="float" office:value="106161" calcext:value-type="float">
            <text:p>106161</text:p>
          </table:table-cell>
          <table:table-cell table:style-name="ce11" office:value-type="float" office:value="1594147" calcext:value-type="float">
            <text:p>1594147</text:p>
          </table:table-cell>
          <table:table-cell table:style-name="ce11" office:value-type="float" office:value="625169" calcext:value-type="float">
            <text:p>625169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64579" calcext:value-type="float">
            <text:p>6457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51:.AB51]))+0" office:value-type="float" office:value="45204640" calcext:value-type="float">
            <text:p>45204640</text:p>
          </table:table-cell>
          <table:table-cell table:style-name="ce11" table:formula="of:=(+[.AE51]-[.AC51])+0" office:value-type="float" office:value="71241549" calcext:value-type="float">
            <text:p>71241549</text:p>
          </table:table-cell>
          <table:table-cell table:style-name="ce11" office:value-type="float" office:value="116446189" calcext:value-type="float">
            <text:p>116446189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>
          <table:table-cell table:style-name="ce11" office:value-type="string" calcext:value-type="string">
            <text:p>OTRAS FRUTAS</text:p>
          </table:table-cell>
          <table:table-cell table:style-name="ce11" office:value-type="float" office:value="933101" calcext:value-type="float">
            <text:p>933101</text:p>
          </table:table-cell>
          <table:table-cell table:style-name="ce11" office:value-type="float" office:value="133226" calcext:value-type="float">
            <text:p>133226</text:p>
          </table:table-cell>
          <table:table-cell table:style-name="ce11" office:value-type="float" office:value="2759962" calcext:value-type="float">
            <text:p>2759962</text:p>
          </table:table-cell>
          <table:table-cell table:style-name="ce11" office:value-type="float" office:value="3074" calcext:value-type="float">
            <text:p>307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777" calcext:value-type="float">
            <text:p>33777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29711" calcext:value-type="float">
            <text:p>29711</text:p>
          </table:table-cell>
          <table:table-cell table:style-name="ce11" office:value-type="float" office:value="7999" calcext:value-type="float">
            <text:p>799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732645" calcext:value-type="float">
            <text:p>9732645</text:p>
          </table:table-cell>
          <table:table-cell table:style-name="ce11" office:value-type="float" office:value="438420" calcext:value-type="float">
            <text:p>438420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5743648" calcext:value-type="float">
            <text:p>5743648</text:p>
          </table:table-cell>
          <table:table-cell table:style-name="ce11" office:value-type="float" office:value="4177" calcext:value-type="float">
            <text:p>4177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22277" calcext:value-type="float">
            <text:p>222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34941" calcext:value-type="float">
            <text:p>5434941</text:p>
          </table:table-cell>
          <table:table-cell table:style-name="ce11" office:value-type="float" office:value="71981" calcext:value-type="float">
            <text:p>71981</text:p>
          </table:table-cell>
          <table:table-cell table:style-name="ce11" office:value-type="float" office:value="3940744" calcext:value-type="float">
            <text:p>3940744</text:p>
          </table:table-cell>
          <table:table-cell table:style-name="ce11" office:value-type="float" office:value="637536" calcext:value-type="float">
            <text:p>637536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18675" calcext:value-type="float">
            <text:p>11867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(SUM([.B52:.AB52]))+0" office:value-type="float" office:value="30048004" calcext:value-type="float">
            <text:p>30048004</text:p>
          </table:table-cell>
          <table:table-cell table:style-name="ce11" table:formula="of:=(+[.AE52]-[.AC52])+0" office:value-type="float" office:value="98356224" calcext:value-type="float">
            <text:p>98356224</text:p>
          </table:table-cell>
          <table:table-cell table:style-name="ce11" office:value-type="float" office:value="128404228" calcext:value-type="float">
            <text:p>128404228</text:p>
          </table:table-cell>
          <table:table-cell table:style-name="ce8" office:value-type="string" calcext:value-type="string">
            <text:p>Fruta</text:p>
          </table:table-cell>
          <table:table-cell table:number-columns-repeated="992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2016'.$A$1" table:cell-range-address="$'2020'.$A$1:.$A$104857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Bookman Old Style" svg:font-family="'Bookman Old Style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2" svg:font-family="Arial" style:font-pitch="variable"/>
    <style:font-face style:name="Open Sans1" svg:font-family="'Ope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3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3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0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Énfasis3_20_2" style:display-name="20% - Énfasis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2" style:display-name="20% - Énfasis3 2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3" style:display-name="20% - Énfasis3 2 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" style:display-name="20% - Énfasis3 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_20_2" style:display-name="20% - Énfasis3 3 2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" style:display-name="Buena 3" style:family="table-cell" style:parent-style-name="Default">
      <style:table-cell-properties fo:background-color="#c6efce"/>
      <style:text-properties fo:color="#7f7f7f" style:text-outline="false" style:text-line-through-style="none" style:text-line-through-type="none" style:font-name="Open Sans Light" fo:font-family="'Open Sans Light'" style:font-family-generic="swiss" fo:font-size="24pt" fo:font-style="normal" fo:text-shadow="none" style:text-underline-style="none" fo:font-weight="normal" style:font-size-asian="24pt" style:font-style-asian="normal" style:font-weight-asian="normal" style:font-name-complex="Open Sans Light" style:font-family-complex="'Open Sans Light'" style:font-family-generic-complex="swiss" style:font-size-complex="24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98UE" style:display-name="Normal_98U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man Old Style" fo:font-family="'Bookman Old Style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MS Sans Serif" fo:font-family="'MS Sans Serif'" style:font-family-generic="swiss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MS Sans Serif" style:font-family-complex="'MS Sans Serif'" style:font-family-generic-complex="swiss" style:font-size-complex="7.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.1965in" fo:margin-left="0.3937in" fo:margin-right="0.3937in" style:print-page-order="ttb" style:first-page-number="continue" loext:scale-to-X="2" loext:scale-to-Y="1" style:table-centering="horizontal" style:writing-mode="lr-tb" style:print="charts drawings objects zero-values"/>
      <style:header-style>
        <style:header-footer-properties svg:height="0.7874in" fo:margin-left="0in" fo:margin-right="0in" fo:margin-bottom="0in"/>
      </style:header-style>
      <style:footer-style>
        <style:header-footer-properties fo:min-height="0.1965in" fo:margin-left="0in" fo:margin-right="0in" fo:margin-top="0.057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Open Sans1" fo:font-size="14pt" fo:font-style="normal" fo:text-shadow="none" style:text-underline-style="none" fo:font-weight="normal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Open Sans1" fo:font-size="12pt" fo:font-style="normal" fo:text-shadow="none" style:text-underline-style="none" fo:font-weight="normal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6" style:display-name="PageStyle_2016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IMPORTACIONES ESPAÑOLAS DE FRUTAS Y</text:span><text:span text:style-name="MT2"> </text:span><text:span text:style-name="MT1">HORTALIZAS FRESCAS - AÑO 2016 -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PageStyle_5f_2019" style:display-name="PageStyle_2019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IMPORTACIONES ESPAÑOLAS DE FRUTAS Y</text:span><text:span text:style-name="MT2"> </text:span><text:span text:style-name="MT1">HORTALIZAS FRESCAS - AÑO 2019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PageStyle_5f_2017" style:display-name="PageStyle_2017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IMPORTACIONES ESPAÑOLAS DE FRUTAS Y</text:span><text:span text:style-name="MT2"> </text:span><text:span text:style-name="MT1">HORTALIZAS FRESCAS - AÑO 2017 -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PageStyle_5f_2020" style:display-name="PageStyle_2020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IMPORTACIONES ESPAÑOLAS DE FRUTAS Y</text:span><text:span text:style-name="MT2"> </text:span><text:span text:style-name="MT1">HORTALIZAS FRESCAS - AÑO 2020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  <style:master-page style:name="PageStyle_5f_2018" style:display-name="PageStyle_2018" style:page-layout-name="Mpm3">
      <style:header>
        <text:p><text:span text:style-name="MT1"/></text:p>
        <text:p><text:span text:style-name="MT1"/></text:p>
        <text:p><text:span text:style-name="MT1"/></text:p>
        <text:p><text:span text:style-name="MT1">IMPORTACIONES ESPAÑOLAS DE FRUTAS Y</text:span><text:span text:style-name="MT2"> </text:span><text:span text:style-name="MT1">HORTALIZAS FRESCAS - AÑO 2018 - EN EUROS</text:span></text:p>
        <text:p><text:span text:style-name="MT1"/></text:p>
      </style:header>
      <style:header-left style:display="false"/>
      <style:footer>
        <style:region-center>
          <text:p><text:span text:style-name="MT3">DATOS PROCEDENTES DE ADUANAS PROCESADOS POR FEPEX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a</meta:initial-creator>
    <meta:print-date>2012-08-30T07:55:02</meta:print-date>
    <meta:creation-date>2001-06-05T11:36:50</meta:creation-date>
    <dc:date>2021-03-08T13:08:24.298154572</dc:date>
    <meta:generator>LibreOffice/6.4.6.2$Linux_X86_64 LibreOffice_project/40$Build-2</meta:generator>
    <meta:editing-duration>PT4M57S</meta:editing-duration>
    <meta:editing-cycles>1</meta:editing-cycles>
    <meta:document-statistic meta:table-count="5" meta:cell-count="8320" meta:object-count="0"/>
    <meta:user-defined meta:name="AppVersion">16.0300</meta:user-defined>
    <meta:user-defined meta:name="Company">FEPE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